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3.427cm"/>
    </style:style>
    <style:style style:name="co11" style:family="table-column">
      <style:table-column-properties fo:break-before="auto" style:column-width="3.373cm"/>
    </style:style>
    <style:style style:name="co12" style:family="table-column">
      <style:table-column-properties fo:break-before="auto" style:column-width="2.8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Fehler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7.439911324">
            <text:p>7,439911324</text:p>
          </table:table-cell>
          <table:table-cell office:value-type="float" office:value="0.030525">
            <text:p>0,030525</text:p>
          </table:table-cell>
          <table:table-cell office:value-type="float" office:value="0.014652">
            <text:p>0,014652</text:p>
          </table:table-cell>
          <table:table-cell table:formula="of:=[.C1]-0.010256407" office:value-type="float" office:value="0.020268593">
            <text:p>0,020268593</text:p>
          </table:table-cell>
          <table:table-cell table:formula="of:=[.E1]^2" office:value-type="float" office:value="0.000410815862199649">
            <text:p>0,0004108159</text:p>
          </table:table-cell>
          <table:table-cell table:formula="of:=[.D1]-0.010663407" office:value-type="float" office:value="0.003988593">
            <text:p>0,003988593</text:p>
          </table:table-cell>
          <table:table-cell table:formula="of:=[.G1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7.439911324">
            <text:p>7,439911324</text:p>
          </table:table-cell>
          <table:table-cell office:value-type="float" office:value="0.02442">
            <text:p>0,02442</text:p>
          </table:table-cell>
          <table:table-cell office:value-type="float" office:value="0.01221">
            <text:p>0,01221</text:p>
          </table:table-cell>
          <table:table-cell table:formula="of:=[.C2]-0.010256407" office:value-type="float" office:value="0.014163593">
            <text:p>0,014163593</text:p>
          </table:table-cell>
          <table:table-cell table:formula="of:=[.E2]^2" office:value-type="float" office:value="0.000200607366669649">
            <text:p>0,0002006074</text:p>
          </table:table-cell>
          <table:table-cell table:formula="of:=[.D2]-0.010663407" office:value-type="float" office:value="0.001546593">
            <text:p>0,001546593</text:p>
          </table:table-cell>
          <table:table-cell table:formula="of:=[.G2]^2" office:value-type="float" office:value="0.000002391949907649">
            <text:p>2,391949907649E-0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439911324">
            <text:p>7,43991132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C3]-0.010256407" office:value-type="float" office:value="-0.005372397">
            <text:p>-0,005372397</text:p>
          </table:table-cell>
          <table:table-cell table:formula="of:=[.E3]^2" office:value-type="float" office:value="0.000028862649525609">
            <text:p>2,8862649525609E-005</text:p>
          </table:table-cell>
          <table:table-cell table:formula="of:=[.D3]-0.010663407" office:value-type="float" office:value="0.005209593">
            <text:p>0,005209593</text:p>
          </table:table-cell>
          <table:table-cell table:formula="of:=[.G3]^2" office:value-type="float" office:value="0.000027139859225649">
            <text:p>2,7139859225649E-00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7.439911324">
            <text:p>7,439911324</text:p>
          </table:table-cell>
          <table:table-cell office:value-type="float" office:value="0.017094">
            <text:p>0,017094</text:p>
          </table:table-cell>
          <table:table-cell office:value-type="float" office:value="0.014652">
            <text:p>0,014652</text:p>
          </table:table-cell>
          <table:table-cell table:formula="of:=[.C4]-0.010256407" office:value-type="float" office:value="0.006837593">
            <text:p>0,006837593</text:p>
          </table:table-cell>
          <table:table-cell table:formula="of:=[.E4]^2" office:value-type="float" office:value="0.000046752678033649">
            <text:p>4,6752678033649E-005</text:p>
          </table:table-cell>
          <table:table-cell table:formula="of:=[.D4]-0.010663407" office:value-type="float" office:value="0.003988593">
            <text:p>0,003988593</text:p>
          </table:table-cell>
          <table:table-cell table:formula="of:=[.G4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439911324">
            <text:p>7,439911324</text:p>
          </table:table-cell>
          <table:table-cell table:number-columns-repeated="2" office:value-type="float" office:value="0.00732601">
            <text:p>0,00732601</text:p>
          </table:table-cell>
          <table:table-cell table:formula="of:=[.C5]-0.010256407" office:value-type="float" office:value="-0.002930397">
            <text:p>-0,002930397</text:p>
          </table:table-cell>
          <table:table-cell table:formula="of:=[.E5]^2" office:value-type="float" office:value="0.000008587226577609">
            <text:p>8,587226577609E-006</text:p>
          </table:table-cell>
          <table:table-cell table:formula="of:=[.D5]-0.010663407" office:value-type="float" office:value="-0.003337397">
            <text:p>-0,003337397</text:p>
          </table:table-cell>
          <table:table-cell table:formula="of:=[.G5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7.439911324">
            <text:p>7,439911324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C6]-0.010256407" office:value-type="float" office:value="0.003174593">
            <text:p>0,003174593</text:p>
          </table:table-cell>
          <table:table-cell table:formula="of:=[.E6]^2" office:value-type="float" office:value="0.000010078040715649">
            <text:p>0,000010078</text:p>
          </table:table-cell>
          <table:table-cell table:formula="of:=[.D6]-0.010663407" office:value-type="float" office:value="-0.003337397">
            <text:p>-0,003337397</text:p>
          </table:table-cell>
          <table:table-cell table:formula="of:=[.G6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439911324">
            <text:p>7,439911324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  <table:table-cell table:formula="of:=[.C7]-0.010256407" office:value-type="float" office:value="-0.002930397">
            <text:p>-0,002930397</text:p>
          </table:table-cell>
          <table:table-cell table:formula="of:=[.E7]^2" office:value-type="float" office:value="0.000008587226577609">
            <text:p>8,587226577609E-006</text:p>
          </table:table-cell>
          <table:table-cell table:formula="of:=[.D7]-0.010663407" office:value-type="float" office:value="0.010093593">
            <text:p>0,010093593</text:p>
          </table:table-cell>
          <table:table-cell table:formula="of:=[.G7]^2" office:value-type="float" office:value="0.000101880619649649">
            <text:p>0,0001018806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C8]-0.010256407" office:value-type="float" office:value="-0.004151397">
            <text:p>-0,004151397</text:p>
          </table:table-cell>
          <table:table-cell table:formula="of:=[.E8]^2" office:value-type="float" office:value="0.000017234097051609">
            <text:p>1,7234097051609E-005</text:p>
          </table:table-cell>
          <table:table-cell table:formula="of:=[.D8]-0.010663407" office:value-type="float" office:value="0.002767593">
            <text:p>0,002767593</text:p>
          </table:table-cell>
          <table:table-cell table:formula="of:=[.G8]^2" office:value-type="float" office:value="0.00000765957101364899">
            <text:p>7,65957101364899E-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505114346">
            <text:p>7,505114346</text:p>
          </table:table-cell>
          <table:table-cell table:number-columns-repeated="2" office:value-type="float" office:value="0.00610501">
            <text:p>0,00610501</text:p>
          </table:table-cell>
          <table:table-cell table:formula="of:=[.C9]-0.010256407" office:value-type="float" office:value="-0.004151397">
            <text:p>-0,004151397</text:p>
          </table:table-cell>
          <table:table-cell table:formula="of:=[.E9]^2" office:value-type="float" office:value="0.000017234097051609">
            <text:p>1,7234097051609E-005</text:p>
          </table:table-cell>
          <table:table-cell table:formula="of:=[.D9]-0.010663407" office:value-type="float" office:value="-0.004558397">
            <text:p>-0,004558397</text:p>
          </table:table-cell>
          <table:table-cell table:formula="of:=[.G9]^2" office:value-type="float" office:value="0.000020778983209609">
            <text:p>0,000020779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7.439911324">
            <text:p>7,439911324</text:p>
          </table:table-cell>
          <table:table-cell table:number-columns-repeated="2" office:value-type="float" office:value="0.00854701">
            <text:p>0,00854701</text:p>
          </table:table-cell>
          <table:table-cell table:formula="of:=[.C10]-0.010256407" office:value-type="float" office:value="-0.001709397">
            <text:p>-0,001709397</text:p>
          </table:table-cell>
          <table:table-cell table:formula="of:=[.E10]^2" office:value-type="float" office:value="0.000002922038103609">
            <text:p>0,000002922</text:p>
          </table:table-cell>
          <table:table-cell table:formula="of:=[.D10]-0.010663407" office:value-type="float" office:value="-0.002116397">
            <text:p>-0,002116397</text:p>
          </table:table-cell>
          <table:table-cell table:formula="of:=[.G10]^2" office:value-type="float" office:value="0.000004479136261609">
            <text:p>4,479136261609E-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39911324">
            <text:p>7,439911324</text:p>
          </table:table-cell>
          <table:table-cell office:value-type="float" office:value="0.031746">
            <text:p>0,031746</text:p>
          </table:table-cell>
          <table:table-cell office:value-type="float" office:value="0.010989">
            <text:p>0,010989</text:p>
          </table:table-cell>
          <table:table-cell table:formula="of:=[.C11]-0.010256407" office:value-type="float" office:value="0.021489593">
            <text:p>0,021489593</text:p>
          </table:table-cell>
          <table:table-cell table:formula="of:=[.E11]^2" office:value-type="float" office:value="0.000461802607305649">
            <text:p>0,0004618026</text:p>
          </table:table-cell>
          <table:table-cell table:formula="of:=[.D11]-0.010663407" office:value-type="float" office:value="0.000325592999999997">
            <text:p>0,000325593</text:p>
          </table:table-cell>
          <table:table-cell table:formula="of:=[.G11]^2" office:value-type="float" office:value="0.000000106010801648998">
            <text:p>0,000000106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7.439911324">
            <text:p>7,439911324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C12]-0.010256407" office:value-type="float" office:value="-0.002930397">
            <text:p>-0,002930397</text:p>
          </table:table-cell>
          <table:table-cell table:formula="of:=[.E12]^2" office:value-type="float" office:value="0.000008587226577609">
            <text:p>8,587226577609E-006</text:p>
          </table:table-cell>
          <table:table-cell table:formula="of:=[.D12]-0.010663407" office:value-type="float" office:value="0.003988593">
            <text:p>0,003988593</text:p>
          </table:table-cell>
          <table:table-cell table:formula="of:=[.G12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C13]-0.010256407" office:value-type="float" office:value="-0.004151397">
            <text:p>-0,004151397</text:p>
          </table:table-cell>
          <table:table-cell table:formula="of:=[.E13]^2" office:value-type="float" office:value="0.000017234097051609">
            <text:p>1,7234097051609E-005</text:p>
          </table:table-cell>
          <table:table-cell table:formula="of:=[.D13]-0.010663407" office:value-type="float" office:value="0.002767593">
            <text:p>0,002767593</text:p>
          </table:table-cell>
          <table:table-cell table:formula="of:=[.G13]^2" office:value-type="float" office:value="0.00000765957101364899">
            <text:p>7,65957101364899E-006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C14]-0.010256407" office:value-type="float" office:value="-0.004151397">
            <text:p>-0,004151397</text:p>
          </table:table-cell>
          <table:table-cell table:formula="of:=[.E14]^2" office:value-type="float" office:value="0.000017234097051609">
            <text:p>1,7234097051609E-005</text:p>
          </table:table-cell>
          <table:table-cell table:formula="of:=[.D14]-0.010663407" office:value-type="float" office:value="-0.003337397">
            <text:p>-0,003337397</text:p>
          </table:table-cell>
          <table:table-cell table:formula="of:=[.G14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05114346">
            <text:p>7,50511434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C15]-0.010256407" office:value-type="float" office:value="-0.001709397">
            <text:p>-0,001709397</text:p>
          </table:table-cell>
          <table:table-cell table:formula="of:=[.E15]^2" office:value-type="float" office:value="0.000002922038103609">
            <text:p>0,000002922</text:p>
          </table:table-cell>
          <table:table-cell table:formula="of:=[.D15]-0.010663407" office:value-type="float" office:value="-0.003337397">
            <text:p>-0,003337397</text:p>
          </table:table-cell>
          <table:table-cell table:formula="of:=[.G15]^2" office:value-type="float" office:value="0.000011138218735609">
            <text:p>1,1138218735609E-005</text:p>
          </table:table-cell>
        </table:table-row>
        <table:table-row table:style-name="ro2">
          <table:table-cell office:value-type="string">
            <text:p>Zeit</text:p>
          </table:table-cell>
          <table:table-cell table:style-name="Default" office:value-type="string">
            <text:p>Winkel</text:p>
          </table:table-cell>
          <table:table-cell table:style-name="Default" office:value-type="string">
            <text:p>Pyro</text:p>
          </table:table-cell>
          <table:table-cell table:style-name="Default" office:value-type="string">
            <text:p>Sample</text:p>
          </table:table-cell>
          <table:table-cell/>
          <table:table-cell table:formula="of:=SUM([.F1:.F15])" office:value-type="float" office:value="0.00125946134859633">
            <text:p>0,0012594613</text:p>
          </table:table-cell>
          <table:table-cell/>
          <table:table-cell table:formula="of:=SUM([.H1:.H15])" office:value-type="float" office:value="0.000264375198384495">
            <text:p>0,0002643752</text:p>
          </table:table-cell>
        </table:table-row>
        <table:table-row table:style-name="ro2">
          <table:table-cell/>
          <table:table-cell table:style-name="ce1" office:value-type="string">
            <text:p>Mittelwert</text:p>
          </table:table-cell>
          <table:table-cell table:style-name="ce1" table:formula="of:=SUM([.C1:.C15])/15" office:value-type="float" office:value="0.0123728066666667">
            <text:p>0,0123728067</text:p>
          </table:table-cell>
          <table:table-cell table:style-name="ce1" table:formula="of:=SUM([.D1:.D15])/15" office:value-type="float" office:value="0.011640204">
            <text:p>0,011640204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Varianz</text:p>
          </table:table-cell>
          <table:table-cell table:style-name="ce1" table:formula="of:=[.F16]/14" office:value-type="float" office:value="0.0000899615248997382">
            <text:p>8,99615248997382E-005</text:p>
          </table:table-cell>
          <table:table-cell table:style-name="ce1" table:formula="of:=[.H16]/14" office:value-type="float" office:value="0.0000188839427417496">
            <text:p>1,88839427417496E-00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tandardabweichung</text:p>
          </table:table-cell>
          <table:table-cell table:style-name="ce1"/>
          <table:table-cell table:style-name="ce1" table:formula="of:=SQRT([.C18])" office:value-type="float" office:value="0.00948480494790158">
            <text:p>0,0094848049</text:p>
          </table:table-cell>
          <table:table-cell table:style-name="ce1" table:formula="of:=SQRT([.D18])" office:value-type="float" office:value="0.00434556587129336">
            <text:p>0,0043455659</text:p>
          </table:table-cell>
          <table:table-cell table:number-columns-repeated="4"/>
        </table:table-row>
      </table:table>
      <table:table table:name="Untergrund" table:style-name="ta1" table:print="false"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-79.873348546">
            <text:p>-79,873348546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1]-0.009034802" office:value-type="float" office:value="-0.004150792">
            <text:p>-0,004150792</text:p>
          </table:table-cell>
          <table:table-cell table:formula="of:=[.D1]^2" office:value-type="float" office:value="0.000017229074227264">
            <text:p>1,7229074227264E-005</text:p>
          </table:table-cell>
          <table:table-cell table:formula="of:=[.C1]-0.013861231" office:value-type="float" office:value="-0.002872231">
            <text:p>-0,002872231</text:p>
          </table:table-cell>
          <table:table-cell table:formula="of:=[.F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9.612536458">
            <text:p>-79,612536458</text:p>
          </table:table-cell>
          <table:table-cell office:value-type="float" office:value="0.01221">
            <text:p>0,01221</text:p>
          </table:table-cell>
          <table:table-cell office:value-type="float" office:value="0.010989">
            <text:p>0,010989</text:p>
          </table:table-cell>
          <table:table-cell table:formula="of:=[.B2]-0.009034802" office:value-type="float" office:value="0.003175198">
            <text:p>0,003175198</text:p>
          </table:table-cell>
          <table:table-cell table:formula="of:=[.D2]^2" office:value-type="float" office:value="0.000010081882339204">
            <text:p>1,0081882339204E-005</text:p>
          </table:table-cell>
          <table:table-cell table:formula="of:=[.C2]-0.013861231" office:value-type="float" office:value="-0.002872231">
            <text:p>-0,002872231</text:p>
          </table:table-cell>
          <table:table-cell table:formula="of:=[.F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9.090377831">
            <text:p>-79,09037783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]-0.009034802" office:value-type="float" office:value="-0.002929792">
            <text:p>-0,002929792</text:p>
          </table:table-cell>
          <table:table-cell table:formula="of:=[.D3]^2" office:value-type="float" office:value="0.000008583681163264">
            <text:p>8,583681163264E-006</text:p>
          </table:table-cell>
          <table:table-cell table:formula="of:=[.C3]-0.013861231" office:value-type="float" office:value="-0.002872231">
            <text:p>-0,002872231</text:p>
          </table:table-cell>
          <table:table-cell table:formula="of:=[.F3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8.829565743">
            <text:p>-78,82956574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4]-0.009034802" office:value-type="float" office:value="-0.002929792">
            <text:p>-0,002929792</text:p>
          </table:table-cell>
          <table:table-cell table:formula="of:=[.D4]^2" office:value-type="float" office:value="0.000008583681163264">
            <text:p>8,583681163264E-006</text:p>
          </table:table-cell>
          <table:table-cell table:formula="of:=[.C4]-0.013861231" office:value-type="float" office:value="0.008116769">
            <text:p>0,008116769</text:p>
          </table:table-cell>
          <table:table-cell table:formula="of:=[.F4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8.307407116">
            <text:p>-78,307407116</text:p>
          </table:table-cell>
          <table:table-cell office:value-type="float" office:value="0.00854701">
            <text:p>0,00854701</text:p>
          </table:table-cell>
          <table:table-cell office:value-type="float" office:value="0.013431">
            <text:p>0,013431</text:p>
          </table:table-cell>
          <table:table-cell table:formula="of:=[.B5]-0.009034802" office:value-type="float" office:value="-0.000487791999999999">
            <text:p>-0,000487792</text:p>
          </table:table-cell>
          <table:table-cell table:formula="of:=[.D5]^2" office:value-type="float" office:value="0.000000237941035263999">
            <text:p>2,37941035263999E-007</text:p>
          </table:table-cell>
          <table:table-cell table:formula="of:=[.C5]-0.013861231" office:value-type="float" office:value="-0.000430231000000001">
            <text:p>-0,000430231</text:p>
          </table:table-cell>
          <table:table-cell table:formula="of:=[.F5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78.046060577">
            <text:p>-78,046060577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6]-0.009034802" office:value-type="float" office:value="-0.000487791999999999">
            <text:p>-0,000487792</text:p>
          </table:table-cell>
          <table:table-cell table:formula="of:=[.D6]^2" office:value-type="float" office:value="0.000000237941035263999">
            <text:p>2,37941035263999E-007</text:p>
          </table:table-cell>
          <table:table-cell table:formula="of:=[.C6]-0.013861231" office:value-type="float" office:value="-0.006535221">
            <text:p>-0,006535221</text:p>
          </table:table-cell>
          <table:table-cell table:formula="of:=[.F6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7.458698928">
            <text:p>-77,45869892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]-0.009034802" office:value-type="float" office:value="-0.002929792">
            <text:p>-0,002929792</text:p>
          </table:table-cell>
          <table:table-cell table:formula="of:=[.D7]^2" office:value-type="float" office:value="0.000008583681163264">
            <text:p>8,583681163264E-006</text:p>
          </table:table-cell>
          <table:table-cell table:formula="of:=[.C7]-0.013861231" office:value-type="float" office:value="-0.002872231">
            <text:p>-0,002872231</text:p>
          </table:table-cell>
          <table:table-cell table:formula="of:=[.F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7.263089862">
            <text:p>-77,26308986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8]-0.009034802" office:value-type="float" office:value="-0.002929792">
            <text:p>-0,002929792</text:p>
          </table:table-cell>
          <table:table-cell table:formula="of:=[.D8]^2" office:value-type="float" office:value="0.000008583681163264">
            <text:p>8,583681163264E-006</text:p>
          </table:table-cell>
          <table:table-cell table:formula="of:=[.C8]-0.013861231" office:value-type="float" office:value="0.002011769">
            <text:p>0,002011769</text:p>
          </table:table-cell>
          <table:table-cell table:formula="of:=[.F8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6.675728213">
            <text:p>-76,67572821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9]-0.009034802" office:value-type="float" office:value="-0.002929792">
            <text:p>-0,002929792</text:p>
          </table:table-cell>
          <table:table-cell table:formula="of:=[.D9]^2" office:value-type="float" office:value="0.000008583681163264">
            <text:p>8,583681163264E-006</text:p>
          </table:table-cell>
          <table:table-cell table:formula="of:=[.C9]-0.013861231" office:value-type="float" office:value="0.008116769">
            <text:p>0,008116769</text:p>
          </table:table-cell>
          <table:table-cell table:formula="of:=[.F9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6.219307059">
            <text:p>-76,219307059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10]-0.009034802" office:value-type="float" office:value="-0.001708792">
            <text:p>-0,001708792</text:p>
          </table:table-cell>
          <table:table-cell table:formula="of:=[.D10]^2" office:value-type="float" office:value="0.000002919970099264">
            <text:p>0,00000292</text:p>
          </table:table-cell>
          <table:table-cell table:formula="of:=[.C10]-0.013861231" office:value-type="float" office:value="0.003232769">
            <text:p>0,003232769</text:p>
          </table:table-cell>
          <table:table-cell table:formula="of:=[.F1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5.892757498">
            <text:p>-75,892757498</text:p>
          </table:table-cell>
          <table:table-cell office:value-type="float" office:value="0.020757">
            <text:p>0,020757</text:p>
          </table:table-cell>
          <table:table-cell office:value-type="float" office:value="0.00854701">
            <text:p>0,00854701</text:p>
          </table:table-cell>
          <table:table-cell table:formula="of:=[.B11]-0.009034802" office:value-type="float" office:value="0.011722198">
            <text:p>0,011722198</text:p>
          </table:table-cell>
          <table:table-cell table:formula="of:=[.D11]^2" office:value-type="float" office:value="0.000137409925951204">
            <text:p>0,0001374099</text:p>
          </table:table-cell>
          <table:table-cell table:formula="of:=[.C11]-0.013861231" office:value-type="float" office:value="-0.005314221">
            <text:p>-0,005314221</text:p>
          </table:table-cell>
          <table:table-cell table:formula="of:=[.F1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75.370598871">
            <text:p>-75,37059887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2]-0.009034802" office:value-type="float" office:value="-0.002929792">
            <text:p>-0,002929792</text:p>
          </table:table-cell>
          <table:table-cell table:formula="of:=[.D12]^2" office:value-type="float" office:value="0.000008583681163264">
            <text:p>8,583681163264E-006</text:p>
          </table:table-cell>
          <table:table-cell table:formula="of:=[.C12]-0.013861231" office:value-type="float" office:value="-0.001651231">
            <text:p>-0,001651231</text:p>
          </table:table-cell>
          <table:table-cell table:formula="of:=[.F1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75.109786783">
            <text:p>-75,109786783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13]-0.009034802" office:value-type="float" office:value="-0.001708792">
            <text:p>-0,001708792</text:p>
          </table:table-cell>
          <table:table-cell table:formula="of:=[.D13]^2" office:value-type="float" office:value="0.000002919970099264">
            <text:p>0,00000292</text:p>
          </table:table-cell>
          <table:table-cell table:formula="of:=[.C13]-0.013861231" office:value-type="float" office:value="0.000790768999999998">
            <text:p>0,000790769</text:p>
          </table:table-cell>
          <table:table-cell table:formula="of:=[.F1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74.587628156">
            <text:p>-74,587628156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14]-0.009034802" office:value-type="float" office:value="-0.001708792">
            <text:p>-0,001708792</text:p>
          </table:table-cell>
          <table:table-cell table:formula="of:=[.D14]^2" office:value-type="float" office:value="0.000002919970099264">
            <text:p>0,00000292</text:p>
          </table:table-cell>
          <table:table-cell table:formula="of:=[.C14]-0.013861231" office:value-type="float" office:value="0.002011769">
            <text:p>0,002011769</text:p>
          </table:table-cell>
          <table:table-cell table:formula="of:=[.F1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4.261613046">
            <text:p>-74,26161304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5]-0.009034802" office:value-type="float" office:value="-0.001708792">
            <text:p>-0,001708792</text:p>
          </table:table-cell>
          <table:table-cell table:formula="of:=[.D15]^2" office:value-type="float" office:value="0.000002919970099264">
            <text:p>0,00000292</text:p>
          </table:table-cell>
          <table:table-cell table:formula="of:=[.C15]-0.013861231" office:value-type="float" office:value="-0.001651231">
            <text:p>-0,001651231</text:p>
          </table:table-cell>
          <table:table-cell table:formula="of:=[.F1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73.739454419">
            <text:p>-73,739454419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16]-0.009034802" office:value-type="float" office:value="0.000733208000000001">
            <text:p>0,000733208</text:p>
          </table:table-cell>
          <table:table-cell table:formula="of:=[.D16]^2" office:value-type="float" office:value="0.000000537593971264001">
            <text:p>5,37593971264001E-007</text:p>
          </table:table-cell>
          <table:table-cell table:formula="of:=[.C16]-0.013861231" office:value-type="float" office:value="-0.006535221">
            <text:p>-0,006535221</text:p>
          </table:table-cell>
          <table:table-cell table:formula="of:=[.F16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3.217295792">
            <text:p>-73,217295792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17]-0.009034802" office:value-type="float" office:value="-0.004150792">
            <text:p>-0,004150792</text:p>
          </table:table-cell>
          <table:table-cell table:formula="of:=[.D17]^2" office:value-type="float" office:value="0.000017229074227264">
            <text:p>1,7229074227264E-005</text:p>
          </table:table-cell>
          <table:table-cell table:formula="of:=[.C17]-0.013861231" office:value-type="float" office:value="-0.002872231">
            <text:p>-0,002872231</text:p>
          </table:table-cell>
          <table:table-cell table:formula="of:=[.F1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2.956483704">
            <text:p>-72,95648370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8]-0.009034802" office:value-type="float" office:value="-0.002929792">
            <text:p>-0,002929792</text:p>
          </table:table-cell>
          <table:table-cell table:formula="of:=[.D18]^2" office:value-type="float" office:value="0.000008583681163264">
            <text:p>8,583681163264E-006</text:p>
          </table:table-cell>
          <table:table-cell table:formula="of:=[.C18]-0.013861231" office:value-type="float" office:value="0.003232769">
            <text:p>0,003232769</text:p>
          </table:table-cell>
          <table:table-cell table:formula="of:=[.F1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2.434325077">
            <text:p>-72,434325077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9]-0.009034802" office:value-type="float" office:value="-0.002929792">
            <text:p>-0,002929792</text:p>
          </table:table-cell>
          <table:table-cell table:formula="of:=[.D19]^2" office:value-type="float" office:value="0.000008583681163264">
            <text:p>8,583681163264E-006</text:p>
          </table:table-cell>
          <table:table-cell table:formula="of:=[.C19]-0.013861231" office:value-type="float" office:value="0.005674769">
            <text:p>0,005674769</text:p>
          </table:table-cell>
          <table:table-cell table:formula="of:=[.F1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72.172978538">
            <text:p>-72,172978538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  <table:table-cell table:formula="of:=[.B20]-0.009034802" office:value-type="float" office:value="0.015385198">
            <text:p>0,015385198</text:p>
          </table:table-cell>
          <table:table-cell table:formula="of:=[.D20]^2" office:value-type="float" office:value="0.000236704317499204">
            <text:p>0,0002367043</text:p>
          </table:table-cell>
          <table:table-cell table:formula="of:=[.C20]-0.013861231" office:value-type="float" office:value="0.003232769">
            <text:p>0,003232769</text:p>
          </table:table-cell>
          <table:table-cell table:formula="of:=[.F2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1.585616889">
            <text:p>-71,585616889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21]-0.009034802" office:value-type="float" office:value="0.004396198">
            <text:p>0,004396198</text:p>
          </table:table-cell>
          <table:table-cell table:formula="of:=[.D21]^2" office:value-type="float" office:value="0.000019326556855204">
            <text:p>1,9326556855204E-005</text:p>
          </table:table-cell>
          <table:table-cell table:formula="of:=[.C21]-0.013861231" office:value-type="float" office:value="-0.005314221">
            <text:p>-0,005314221</text:p>
          </table:table-cell>
          <table:table-cell table:formula="of:=[.F2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71.390007823">
            <text:p>-71,390007823</text:p>
          </table:table-cell>
          <table:table-cell table:number-columns-repeated="2" office:value-type="float" office:value="0.00732601">
            <text:p>0,00732601</text:p>
          </table:table-cell>
          <table:table-cell table:formula="of:=[.B22]-0.009034802" office:value-type="float" office:value="-0.001708792">
            <text:p>-0,001708792</text:p>
          </table:table-cell>
          <table:table-cell table:formula="of:=[.D22]^2" office:value-type="float" office:value="0.000002919970099264">
            <text:p>0,00000292</text:p>
          </table:table-cell>
          <table:table-cell table:formula="of:=[.C22]-0.013861231" office:value-type="float" office:value="-0.006535221">
            <text:p>-0,006535221</text:p>
          </table:table-cell>
          <table:table-cell table:formula="of:=[.F2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0.802646174">
            <text:p>-70,802646174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3]-0.009034802" office:value-type="float" office:value="-0.002929792">
            <text:p>-0,002929792</text:p>
          </table:table-cell>
          <table:table-cell table:formula="of:=[.D23]^2" office:value-type="float" office:value="0.000008583681163264">
            <text:p>8,583681163264E-006</text:p>
          </table:table-cell>
          <table:table-cell table:formula="of:=[.C23]-0.013861231" office:value-type="float" office:value="0.002011769">
            <text:p>0,002011769</text:p>
          </table:table-cell>
          <table:table-cell table:formula="of:=[.F23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0.607037108">
            <text:p>-70,60703710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4]-0.009034802" office:value-type="float" office:value="-0.002929792">
            <text:p>-0,002929792</text:p>
          </table:table-cell>
          <table:table-cell table:formula="of:=[.D24]^2" office:value-type="float" office:value="0.000008583681163264">
            <text:p>8,583681163264E-006</text:p>
          </table:table-cell>
          <table:table-cell table:formula="of:=[.C24]-0.013861231" office:value-type="float" office:value="0.002011769">
            <text:p>0,002011769</text:p>
          </table:table-cell>
          <table:table-cell table:formula="of:=[.F2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0.084878481">
            <text:p>-70,084878481</text:p>
          </table:table-cell>
          <table:table-cell table:number-columns-repeated="2" office:value-type="float" office:value="0.014652">
            <text:p>0,014652</text:p>
          </table:table-cell>
          <table:table-cell table:formula="of:=[.B25]-0.009034802" office:value-type="float" office:value="0.005617198">
            <text:p>0,005617198</text:p>
          </table:table-cell>
          <table:table-cell table:formula="of:=[.D25]^2" office:value-type="float" office:value="0.000031552913371204">
            <text:p>3,1552913371204E-005</text:p>
          </table:table-cell>
          <table:table-cell table:formula="of:=[.C25]-0.013861231" office:value-type="float" office:value="0.000790768999999998">
            <text:p>0,000790769</text:p>
          </table:table-cell>
          <table:table-cell table:formula="of:=[.F25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69.497516832">
            <text:p>-69,49751683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]-0.009034802" office:value-type="float" office:value="-0.002929792">
            <text:p>-0,002929792</text:p>
          </table:table-cell>
          <table:table-cell table:formula="of:=[.D26]^2" office:value-type="float" office:value="0.000008583681163264">
            <text:p>8,583681163264E-006</text:p>
          </table:table-cell>
          <table:table-cell table:formula="of:=[.C26]-0.013861231" office:value-type="float" office:value="-0.002872231">
            <text:p>-0,002872231</text:p>
          </table:table-cell>
          <table:table-cell table:formula="of:=[.F2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9.236704744">
            <text:p>-69,236704744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27]-0.009034802" office:value-type="float" office:value="-0.001708792">
            <text:p>-0,001708792</text:p>
          </table:table-cell>
          <table:table-cell table:formula="of:=[.D27]^2" office:value-type="float" office:value="0.000002919970099264">
            <text:p>0,00000292</text:p>
          </table:table-cell>
          <table:table-cell table:formula="of:=[.C27]-0.013861231" office:value-type="float" office:value="-0.001651231">
            <text:p>-0,001651231</text:p>
          </table:table-cell>
          <table:table-cell table:formula="of:=[.F2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68.714546117">
            <text:p>-68,71454611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28]-0.009034802" office:value-type="float" office:value="0.000733208000000001">
            <text:p>0,000733208</text:p>
          </table:table-cell>
          <table:table-cell table:formula="of:=[.D28]^2" office:value-type="float" office:value="0.000000537593971264001">
            <text:p>5,37593971264001E-007</text:p>
          </table:table-cell>
          <table:table-cell table:formula="of:=[.C28]-0.013861231" office:value-type="float" office:value="-0.002872231">
            <text:p>-0,002872231</text:p>
          </table:table-cell>
          <table:table-cell table:formula="of:=[.F2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8.453734029">
            <text:p>-68,453734029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9]-0.009034802" office:value-type="float" office:value="-0.002929792">
            <text:p>-0,002929792</text:p>
          </table:table-cell>
          <table:table-cell table:formula="of:=[.D29]^2" office:value-type="float" office:value="0.000008583681163264">
            <text:p>8,583681163264E-006</text:p>
          </table:table-cell>
          <table:table-cell table:formula="of:=[.C29]-0.013861231" office:value-type="float" office:value="0.004453769">
            <text:p>0,004453769</text:p>
          </table:table-cell>
          <table:table-cell table:formula="of:=[.F2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7.931575402">
            <text:p>-67,93157540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0]-0.009034802" office:value-type="float" office:value="-0.002929792">
            <text:p>-0,002929792</text:p>
          </table:table-cell>
          <table:table-cell table:formula="of:=[.D30]^2" office:value-type="float" office:value="0.000008583681163264">
            <text:p>8,583681163264E-006</text:p>
          </table:table-cell>
          <table:table-cell table:formula="of:=[.C30]-0.013861231" office:value-type="float" office:value="0.006895769">
            <text:p>0,006895769</text:p>
          </table:table-cell>
          <table:table-cell table:formula="of:=[.F3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7.605025841">
            <text:p>-67,60502584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1]-0.009034802" office:value-type="float" office:value="-0.002929792">
            <text:p>-0,002929792</text:p>
          </table:table-cell>
          <table:table-cell table:formula="of:=[.D31]^2" office:value-type="float" office:value="0.000008583681163264">
            <text:p>8,583681163264E-006</text:p>
          </table:table-cell>
          <table:table-cell table:formula="of:=[.C31]-0.013861231" office:value-type="float" office:value="-0.004093221">
            <text:p>-0,004093221</text:p>
          </table:table-cell>
          <table:table-cell table:formula="of:=[.F3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7.148604687">
            <text:p>-67,148604687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32]-0.009034802" office:value-type="float" office:value="0.001954198">
            <text:p>0,001954198</text:p>
          </table:table-cell>
          <table:table-cell table:formula="of:=[.D32]^2" office:value-type="float" office:value="0.000003818889823204">
            <text:p>3,818889823204E-006</text:p>
          </table:table-cell>
          <table:table-cell table:formula="of:=[.C32]-0.013861231" office:value-type="float" office:value="-0.005314221">
            <text:p>-0,005314221</text:p>
          </table:table-cell>
          <table:table-cell table:formula="of:=[.F3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6.822055126">
            <text:p>-66,822055126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3]-0.009034802" office:value-type="float" office:value="-0.002929792">
            <text:p>-0,002929792</text:p>
          </table:table-cell>
          <table:table-cell table:formula="of:=[.D33]^2" office:value-type="float" office:value="0.000008583681163264">
            <text:p>8,583681163264E-006</text:p>
          </table:table-cell>
          <table:table-cell table:formula="of:=[.C33]-0.013861231" office:value-type="float" office:value="0.005674769">
            <text:p>0,005674769</text:p>
          </table:table-cell>
          <table:table-cell table:formula="of:=[.F33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66.365099521">
            <text:p>-66,365099521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4]-0.009034802" office:value-type="float" office:value="-0.001708792">
            <text:p>-0,001708792</text:p>
          </table:table-cell>
          <table:table-cell table:formula="of:=[.D34]^2" office:value-type="float" office:value="0.000002919970099264">
            <text:p>0,00000292</text:p>
          </table:table-cell>
          <table:table-cell table:formula="of:=[.C34]-0.013861231" office:value-type="float" office:value="0.004453769">
            <text:p>0,004453769</text:p>
          </table:table-cell>
          <table:table-cell table:formula="of:=[.F34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5.778272323">
            <text:p>-65,778272323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35]-0.009034802" office:value-type="float" office:value="-0.004150792">
            <text:p>-0,004150792</text:p>
          </table:table-cell>
          <table:table-cell table:formula="of:=[.D35]^2" office:value-type="float" office:value="0.000017229074227264">
            <text:p>1,7229074227264E-005</text:p>
          </table:table-cell>
          <table:table-cell table:formula="of:=[.C35]-0.013861231" office:value-type="float" office:value="-0.002872231">
            <text:p>-0,002872231</text:p>
          </table:table-cell>
          <table:table-cell table:formula="of:=[.F3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5.516925784">
            <text:p>-65,51692578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6]-0.009034802" office:value-type="float" office:value="-0.002929792">
            <text:p>-0,002929792</text:p>
          </table:table-cell>
          <table:table-cell table:formula="of:=[.D36]^2" office:value-type="float" office:value="0.000008583681163264">
            <text:p>8,583681163264E-006</text:p>
          </table:table-cell>
          <table:table-cell table:formula="of:=[.C36]-0.013861231" office:value-type="float" office:value="-0.004093221">
            <text:p>-0,004093221</text:p>
          </table:table-cell>
          <table:table-cell table:formula="of:=[.F3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4.994767157">
            <text:p>-64,994767157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7]-0.009034802" office:value-type="float" office:value="-0.001708792">
            <text:p>-0,001708792</text:p>
          </table:table-cell>
          <table:table-cell table:formula="of:=[.D37]^2" office:value-type="float" office:value="0.000002919970099264">
            <text:p>0,00000292</text:p>
          </table:table-cell>
          <table:table-cell table:formula="of:=[.C37]-0.013861231" office:value-type="float" office:value="0.003232769">
            <text:p>0,003232769</text:p>
          </table:table-cell>
          <table:table-cell table:formula="of:=[.F3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64.733955069">
            <text:p>-64,733955069</text:p>
          </table:table-cell>
          <table:table-cell office:value-type="float" office:value="0.019536">
            <text:p>0,019536</text:p>
          </table:table-cell>
          <table:table-cell office:value-type="float" office:value="0.00976801">
            <text:p>0,00976801</text:p>
          </table:table-cell>
          <table:table-cell table:formula="of:=[.B38]-0.009034802" office:value-type="float" office:value="0.010501198">
            <text:p>0,010501198</text:p>
          </table:table-cell>
          <table:table-cell table:formula="of:=[.D38]^2" office:value-type="float" office:value="0.000110275159435204">
            <text:p>0,0001102752</text:p>
          </table:table-cell>
          <table:table-cell table:formula="of:=[.C38]-0.013861231" office:value-type="float" office:value="-0.004093221">
            <text:p>-0,004093221</text:p>
          </table:table-cell>
          <table:table-cell table:formula="of:=[.F3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4.211796442">
            <text:p>-64,211796442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39]-0.009034802" office:value-type="float" office:value="-0.004150792">
            <text:p>-0,004150792</text:p>
          </table:table-cell>
          <table:table-cell table:formula="of:=[.D39]^2" office:value-type="float" office:value="0.000017229074227264">
            <text:p>1,7229074227264E-005</text:p>
          </table:table-cell>
          <table:table-cell table:formula="of:=[.C39]-0.013861231" office:value-type="float" office:value="-0.005314221">
            <text:p>-0,005314221</text:p>
          </table:table-cell>
          <table:table-cell table:formula="of:=[.F3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3.885781332">
            <text:p>-63,88578133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40]-0.009034802" office:value-type="float" office:value="-0.002929792">
            <text:p>-0,002929792</text:p>
          </table:table-cell>
          <table:table-cell table:formula="of:=[.D40]^2" office:value-type="float" office:value="0.000008583681163264">
            <text:p>8,583681163264E-006</text:p>
          </table:table-cell>
          <table:table-cell table:formula="of:=[.C40]-0.013861231" office:value-type="float" office:value="0.006895769">
            <text:p>0,006895769</text:p>
          </table:table-cell>
          <table:table-cell table:formula="of:=[.F4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3.363622705">
            <text:p>-63,363622705</text:p>
          </table:table-cell>
          <table:table-cell office:value-type="float" office:value="0.01221">
            <text:p>0,01221</text:p>
          </table:table-cell>
          <table:table-cell office:value-type="float" office:value="0.018315">
            <text:p>0,018315</text:p>
          </table:table-cell>
          <table:table-cell table:formula="of:=[.B41]-0.009034802" office:value-type="float" office:value="0.003175198">
            <text:p>0,003175198</text:p>
          </table:table-cell>
          <table:table-cell table:formula="of:=[.D41]^2" office:value-type="float" office:value="0.000010081882339204">
            <text:p>1,0081882339204E-005</text:p>
          </table:table-cell>
          <table:table-cell table:formula="of:=[.C41]-0.013861231" office:value-type="float" office:value="0.004453769">
            <text:p>0,004453769</text:p>
          </table:table-cell>
          <table:table-cell table:formula="of:=[.F41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2.9066671">
            <text:p>-62,9066671</text:p>
          </table:table-cell>
          <table:table-cell office:value-type="float" office:value="0.041514">
            <text:p>0,041514</text:p>
          </table:table-cell>
          <table:table-cell office:value-type="float" office:value="0.00732601">
            <text:p>0,00732601</text:p>
          </table:table-cell>
          <table:table-cell table:formula="of:=[.B42]-0.009034802" office:value-type="float" office:value="0.032479198">
            <text:p>0,032479198</text:p>
          </table:table-cell>
          <table:table-cell table:formula="of:=[.D42]^2" office:value-type="float" office:value="0.0010548983027232">
            <text:p>0,0010548983</text:p>
          </table:table-cell>
          <table:table-cell table:formula="of:=[.C42]-0.013861231" office:value-type="float" office:value="-0.006535221">
            <text:p>-0,006535221</text:p>
          </table:table-cell>
          <table:table-cell table:formula="of:=[.F4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62.58065199">
            <text:p>-62,5806519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43]-0.009034802" office:value-type="float" office:value="-0.002929792">
            <text:p>-0,002929792</text:p>
          </table:table-cell>
          <table:table-cell table:formula="of:=[.D43]^2" office:value-type="float" office:value="0.000008583681163264">
            <text:p>8,583681163264E-006</text:p>
          </table:table-cell>
          <table:table-cell table:formula="of:=[.C43]-0.013861231" office:value-type="float" office:value="-0.005314221">
            <text:p>-0,005314221</text:p>
          </table:table-cell>
          <table:table-cell table:formula="of:=[.F4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2.123696385">
            <text:p>-62,123696385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44]-0.009034802" office:value-type="float" office:value="-0.004150792">
            <text:p>-0,004150792</text:p>
          </table:table-cell>
          <table:table-cell table:formula="of:=[.D44]^2" office:value-type="float" office:value="0.000017229074227264">
            <text:p>1,7229074227264E-005</text:p>
          </table:table-cell>
          <table:table-cell table:formula="of:=[.C44]-0.013861231" office:value-type="float" office:value="-0.001651231">
            <text:p>-0,001651231</text:p>
          </table:table-cell>
          <table:table-cell table:formula="of:=[.F4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61.797146824">
            <text:p>-61,797146824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45]-0.009034802" office:value-type="float" office:value="-0.001708792">
            <text:p>-0,001708792</text:p>
          </table:table-cell>
          <table:table-cell table:formula="of:=[.D45]^2" office:value-type="float" office:value="0.000002919970099264">
            <text:p>0,00000292</text:p>
          </table:table-cell>
          <table:table-cell table:formula="of:=[.C45]-0.013861231" office:value-type="float" office:value="0.005674769">
            <text:p>0,005674769</text:p>
          </table:table-cell>
          <table:table-cell table:formula="of:=[.F4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61.275522648">
            <text:p>-61,275522648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46]-0.009034802" office:value-type="float" office:value="-0.001708792">
            <text:p>-0,001708792</text:p>
          </table:table-cell>
          <table:table-cell table:formula="of:=[.D46]^2" office:value-type="float" office:value="0.000002919970099264">
            <text:p>0,00000292</text:p>
          </table:table-cell>
          <table:table-cell table:formula="of:=[.C46]-0.013861231" office:value-type="float" office:value="0.004453769">
            <text:p>0,004453769</text:p>
          </table:table-cell>
          <table:table-cell table:formula="of:=[.F46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1.014176109">
            <text:p>-61,01417610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47]-0.009034802" office:value-type="float" office:value="-0.002929792">
            <text:p>-0,002929792</text:p>
          </table:table-cell>
          <table:table-cell table:formula="of:=[.D47]^2" office:value-type="float" office:value="0.000008583681163264">
            <text:p>8,583681163264E-006</text:p>
          </table:table-cell>
          <table:table-cell table:formula="of:=[.C47]-0.013861231" office:value-type="float" office:value="-0.006535221">
            <text:p>-0,006535221</text:p>
          </table:table-cell>
          <table:table-cell table:formula="of:=[.F4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60.492017482">
            <text:p>-60,49201748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48]-0.009034802" office:value-type="float" office:value="-0.002929792">
            <text:p>-0,002929792</text:p>
          </table:table-cell>
          <table:table-cell table:formula="of:=[.D48]^2" office:value-type="float" office:value="0.000008583681163264">
            <text:p>8,583681163264E-006</text:p>
          </table:table-cell>
          <table:table-cell table:formula="of:=[.C48]-0.013861231" office:value-type="float" office:value="-0.002872231">
            <text:p>-0,002872231</text:p>
          </table:table-cell>
          <table:table-cell table:formula="of:=[.F4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9.970393306">
            <text:p>-59,970393306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49]-0.009034802" office:value-type="float" office:value="-0.002929792">
            <text:p>-0,002929792</text:p>
          </table:table-cell>
          <table:table-cell table:formula="of:=[.D49]^2" office:value-type="float" office:value="0.000008583681163264">
            <text:p>8,583681163264E-006</text:p>
          </table:table-cell>
          <table:table-cell table:formula="of:=[.C49]-0.013861231" office:value-type="float" office:value="0.009337769">
            <text:p>0,009337769</text:p>
          </table:table-cell>
          <table:table-cell table:formula="of:=[.F49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59.709046767">
            <text:p>-59,709046767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50]-0.009034802" office:value-type="float" office:value="0.000733208000000001">
            <text:p>0,000733208</text:p>
          </table:table-cell>
          <table:table-cell table:formula="of:=[.D50]^2" office:value-type="float" office:value="0.000000537593971264001">
            <text:p>5,37593971264001E-007</text:p>
          </table:table-cell>
          <table:table-cell table:formula="of:=[.C50]-0.013861231" office:value-type="float" office:value="0.002011769">
            <text:p>0,002011769</text:p>
          </table:table-cell>
          <table:table-cell table:formula="of:=[.F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9.121685118">
            <text:p>-59,12168511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51]-0.009034802" office:value-type="float" office:value="-0.002929792">
            <text:p>-0,002929792</text:p>
          </table:table-cell>
          <table:table-cell table:formula="of:=[.D51]^2" office:value-type="float" office:value="0.000008583681163264">
            <text:p>8,583681163264E-006</text:p>
          </table:table-cell>
          <table:table-cell table:formula="of:=[.C51]-0.013861231" office:value-type="float" office:value="-0.002872231">
            <text:p>-0,002872231</text:p>
          </table:table-cell>
          <table:table-cell table:formula="of:=[.F5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8.926076052">
            <text:p>-58,926076052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52]-0.009034802" office:value-type="float" office:value="-0.004150792">
            <text:p>-0,004150792</text:p>
          </table:table-cell>
          <table:table-cell table:formula="of:=[.D52]^2" office:value-type="float" office:value="0.000017229074227264">
            <text:p>1,7229074227264E-005</text:p>
          </table:table-cell>
          <table:table-cell table:formula="of:=[.C52]-0.013861231" office:value-type="float" office:value="0.004453769">
            <text:p>0,004453769</text:p>
          </table:table-cell>
          <table:table-cell table:formula="of:=[.F5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58.338714403">
            <text:p>-58,338714403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53]-0.009034802" office:value-type="float" office:value="-0.001708792">
            <text:p>-0,001708792</text:p>
          </table:table-cell>
          <table:table-cell table:formula="of:=[.D53]^2" office:value-type="float" office:value="0.000002919970099264">
            <text:p>0,00000292</text:p>
          </table:table-cell>
          <table:table-cell table:formula="of:=[.C53]-0.013861231" office:value-type="float" office:value="0.003232769">
            <text:p>0,003232769</text:p>
          </table:table-cell>
          <table:table-cell table:formula="of:=[.F5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8.012699293">
            <text:p>-58,012699293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54]-0.009034802" office:value-type="float" office:value="0.004396198">
            <text:p>0,004396198</text:p>
          </table:table-cell>
          <table:table-cell table:formula="of:=[.D54]^2" office:value-type="float" office:value="0.000019326556855204">
            <text:p>1,9326556855204E-005</text:p>
          </table:table-cell>
          <table:table-cell table:formula="of:=[.C54]-0.013861231" office:value-type="float" office:value="-0.006535221">
            <text:p>-0,006535221</text:p>
          </table:table-cell>
          <table:table-cell table:formula="of:=[.F5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57.555743688">
            <text:p>-57,555743688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55]-0.009034802" office:value-type="float" office:value="-0.001708792">
            <text:p>-0,001708792</text:p>
          </table:table-cell>
          <table:table-cell table:formula="of:=[.D55]^2" office:value-type="float" office:value="0.000002919970099264">
            <text:p>0,00000292</text:p>
          </table:table-cell>
          <table:table-cell table:formula="of:=[.C55]-0.013861231" office:value-type="float" office:value="-0.002872231">
            <text:p>-0,002872231</text:p>
          </table:table-cell>
          <table:table-cell table:formula="of:=[.F5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7.033585061">
            <text:p>-57,03358506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56]-0.009034802" office:value-type="float" office:value="-0.002929792">
            <text:p>-0,002929792</text:p>
          </table:table-cell>
          <table:table-cell table:formula="of:=[.D56]^2" office:value-type="float" office:value="0.000008583681163264">
            <text:p>8,583681163264E-006</text:p>
          </table:table-cell>
          <table:table-cell table:formula="of:=[.C56]-0.013861231" office:value-type="float" office:value="0.006895769">
            <text:p>0,006895769</text:p>
          </table:table-cell>
          <table:table-cell table:formula="of:=[.F5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56.707569951">
            <text:p>-56,707569951</text:p>
          </table:table-cell>
          <table:table-cell table:number-columns-repeated="2" office:value-type="float" office:value="0.013431">
            <text:p>0,013431</text:p>
          </table:table-cell>
          <table:table-cell table:formula="of:=[.B57]-0.009034802" office:value-type="float" office:value="0.004396198">
            <text:p>0,004396198</text:p>
          </table:table-cell>
          <table:table-cell table:formula="of:=[.D57]^2" office:value-type="float" office:value="0.000019326556855204">
            <text:p>1,9326556855204E-005</text:p>
          </table:table-cell>
          <table:table-cell table:formula="of:=[.C57]-0.013861231" office:value-type="float" office:value="-0.000430231000000001">
            <text:p>-0,000430231</text:p>
          </table:table-cell>
          <table:table-cell table:formula="of:=[.F5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6.250614346">
            <text:p>-56,250614346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  <table:table-cell table:formula="of:=[.B58]-0.009034802" office:value-type="float" office:value="0.000733208000000001">
            <text:p>0,000733208</text:p>
          </table:table-cell>
          <table:table-cell table:formula="of:=[.D58]^2" office:value-type="float" office:value="0.000000537593971264001">
            <text:p>5,37593971264001E-007</text:p>
          </table:table-cell>
          <table:table-cell table:formula="of:=[.C58]-0.013861231" office:value-type="float" office:value="-0.005314221">
            <text:p>-0,005314221</text:p>
          </table:table-cell>
          <table:table-cell table:formula="of:=[.F5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5.924064785">
            <text:p>-55,92406478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59]-0.009034802" office:value-type="float" office:value="-0.000487791999999999">
            <text:p>-0,000487792</text:p>
          </table:table-cell>
          <table:table-cell table:formula="of:=[.D59]^2" office:value-type="float" office:value="0.000000237941035263999">
            <text:p>2,37941035263999E-007</text:p>
          </table:table-cell>
          <table:table-cell table:formula="of:=[.C59]-0.013861231" office:value-type="float" office:value="-0.004093221">
            <text:p>-0,004093221</text:p>
          </table:table-cell>
          <table:table-cell table:formula="of:=[.F5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55.467643631">
            <text:p>-55,467643631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60]-0.009034802" office:value-type="float" office:value="-0.004150792">
            <text:p>-0,004150792</text:p>
          </table:table-cell>
          <table:table-cell table:formula="of:=[.D60]^2" office:value-type="float" office:value="0.000017229074227264">
            <text:p>1,7229074227264E-005</text:p>
          </table:table-cell>
          <table:table-cell table:formula="of:=[.C60]-0.013861231" office:value-type="float" office:value="-0.000430231000000001">
            <text:p>-0,000430231</text:p>
          </table:table-cell>
          <table:table-cell table:formula="of:=[.F6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5.14109407">
            <text:p>-55,14109407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  <table:table-cell table:formula="of:=[.B61]-0.009034802" office:value-type="float" office:value="0.000733208000000001">
            <text:p>0,000733208</text:p>
          </table:table-cell>
          <table:table-cell table:formula="of:=[.D61]^2" office:value-type="float" office:value="0.000000537593971264001">
            <text:p>5,37593971264001E-007</text:p>
          </table:table-cell>
          <table:table-cell table:formula="of:=[.C61]-0.013861231" office:value-type="float" office:value="0.003232769">
            <text:p>0,003232769</text:p>
          </table:table-cell>
          <table:table-cell table:formula="of:=[.F6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4.618935443">
            <text:p>-54,618935443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62]-0.009034802" office:value-type="float" office:value="-0.002929792">
            <text:p>-0,002929792</text:p>
          </table:table-cell>
          <table:table-cell table:formula="of:=[.D62]^2" office:value-type="float" office:value="0.000008583681163264">
            <text:p>8,583681163264E-006</text:p>
          </table:table-cell>
          <table:table-cell table:formula="of:=[.C62]-0.013861231" office:value-type="float" office:value="0.002011769">
            <text:p>0,002011769</text:p>
          </table:table-cell>
          <table:table-cell table:formula="of:=[.F6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4.358123355">
            <text:p>-54,35812335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63]-0.009034802" office:value-type="float" office:value="-0.001708792">
            <text:p>-0,001708792</text:p>
          </table:table-cell>
          <table:table-cell table:formula="of:=[.D63]^2" office:value-type="float" office:value="0.000002919970099264">
            <text:p>0,00000292</text:p>
          </table:table-cell>
          <table:table-cell table:formula="of:=[.C63]-0.013861231" office:value-type="float" office:value="-0.005314221">
            <text:p>-0,005314221</text:p>
          </table:table-cell>
          <table:table-cell table:formula="of:=[.F6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3.835964728">
            <text:p>-53,83596472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64]-0.009034802" office:value-type="float" office:value="-0.002929792">
            <text:p>-0,002929792</text:p>
          </table:table-cell>
          <table:table-cell table:formula="of:=[.D64]^2" office:value-type="float" office:value="0.000008583681163264">
            <text:p>8,583681163264E-006</text:p>
          </table:table-cell>
          <table:table-cell table:formula="of:=[.C64]-0.013861231" office:value-type="float" office:value="0.002011769">
            <text:p>0,002011769</text:p>
          </table:table-cell>
          <table:table-cell table:formula="of:=[.F6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3.248603079">
            <text:p>-53,248603079</text:p>
          </table:table-cell>
          <table:table-cell office:value-type="float" office:value="0.037851">
            <text:p>0,037851</text:p>
          </table:table-cell>
          <table:table-cell office:value-type="float" office:value="0.014652">
            <text:p>0,014652</text:p>
          </table:table-cell>
          <table:table-cell table:formula="of:=[.B65]-0.009034802" office:value-type="float" office:value="0.028816198">
            <text:p>0,028816198</text:p>
          </table:table-cell>
          <table:table-cell table:formula="of:=[.D65]^2" office:value-type="float" office:value="0.000830373267175204">
            <text:p>0,0008303733</text:p>
          </table:table-cell>
          <table:table-cell table:formula="of:=[.C65]-0.013861231" office:value-type="float" office:value="0.000790768999999998">
            <text:p>0,000790769</text:p>
          </table:table-cell>
          <table:table-cell table:formula="of:=[.F65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53.052994013">
            <text:p>-53,052994013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66]-0.009034802" office:value-type="float" office:value="-0.002929792">
            <text:p>-0,002929792</text:p>
          </table:table-cell>
          <table:table-cell table:formula="of:=[.D66]^2" office:value-type="float" office:value="0.000008583681163264">
            <text:p>8,583681163264E-006</text:p>
          </table:table-cell>
          <table:table-cell table:formula="of:=[.C66]-0.013861231" office:value-type="float" office:value="-0.005314221">
            <text:p>-0,005314221</text:p>
          </table:table-cell>
          <table:table-cell table:formula="of:=[.F66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2.465632364">
            <text:p>-52,46563236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67]-0.009034802" office:value-type="float" office:value="-0.004150792">
            <text:p>-0,004150792</text:p>
          </table:table-cell>
          <table:table-cell table:formula="of:=[.D67]^2" office:value-type="float" office:value="0.000017229074227264">
            <text:p>1,7229074227264E-005</text:p>
          </table:table-cell>
          <table:table-cell table:formula="of:=[.C67]-0.013861231" office:value-type="float" office:value="0.002011769">
            <text:p>0,002011769</text:p>
          </table:table-cell>
          <table:table-cell table:formula="of:=[.F6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2.270023298">
            <text:p>-52,270023298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68]-0.009034802" office:value-type="float" office:value="-0.001708792">
            <text:p>-0,001708792</text:p>
          </table:table-cell>
          <table:table-cell table:formula="of:=[.D68]^2" office:value-type="float" office:value="0.000002919970099264">
            <text:p>0,00000292</text:p>
          </table:table-cell>
          <table:table-cell table:formula="of:=[.C68]-0.013861231" office:value-type="float" office:value="0.003232769">
            <text:p>0,003232769</text:p>
          </table:table-cell>
          <table:table-cell table:formula="of:=[.F6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1.682661649">
            <text:p>-51,682661649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  <table:table-cell table:formula="of:=[.B69]-0.009034802" office:value-type="float" office:value="0.006838198">
            <text:p>0,006838198</text:p>
          </table:table-cell>
          <table:table-cell table:formula="of:=[.D69]^2" office:value-type="float" office:value="0.000046760951887204">
            <text:p>0,000046761</text:p>
          </table:table-cell>
          <table:table-cell table:formula="of:=[.C69]-0.013861231" office:value-type="float" office:value="-0.005314221">
            <text:p>-0,005314221</text:p>
          </table:table-cell>
          <table:table-cell table:formula="of:=[.F6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1.160503022">
            <text:p>-51,160503022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70]-0.009034802" office:value-type="float" office:value="-0.001708792">
            <text:p>-0,001708792</text:p>
          </table:table-cell>
          <table:table-cell table:formula="of:=[.D70]^2" office:value-type="float" office:value="0.000002919970099264">
            <text:p>0,00000292</text:p>
          </table:table-cell>
          <table:table-cell table:formula="of:=[.C70]-0.013861231" office:value-type="float" office:value="-0.000430231000000001">
            <text:p>-0,000430231</text:p>
          </table:table-cell>
          <table:table-cell table:formula="of:=[.F7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0.899690934">
            <text:p>-50,89969093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71]-0.009034802" office:value-type="float" office:value="-0.002929792">
            <text:p>-0,002929792</text:p>
          </table:table-cell>
          <table:table-cell table:formula="of:=[.D71]^2" office:value-type="float" office:value="0.000008583681163264">
            <text:p>8,583681163264E-006</text:p>
          </table:table-cell>
          <table:table-cell table:formula="of:=[.C71]-0.013861231" office:value-type="float" office:value="0.005674769">
            <text:p>0,005674769</text:p>
          </table:table-cell>
          <table:table-cell table:formula="of:=[.F7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50.377532307">
            <text:p>-50,37753230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72]-0.009034802" office:value-type="float" office:value="-0.002929792">
            <text:p>-0,002929792</text:p>
          </table:table-cell>
          <table:table-cell table:formula="of:=[.D72]^2" office:value-type="float" office:value="0.000008583681163264">
            <text:p>8,583681163264E-006</text:p>
          </table:table-cell>
          <table:table-cell table:formula="of:=[.C72]-0.013861231" office:value-type="float" office:value="0.003232769">
            <text:p>0,003232769</text:p>
          </table:table-cell>
          <table:table-cell table:formula="of:=[.F72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0.116720219">
            <text:p>-50,116720219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73]-0.009034802" office:value-type="float" office:value="0.003175198">
            <text:p>0,003175198</text:p>
          </table:table-cell>
          <table:table-cell table:formula="of:=[.D73]^2" office:value-type="float" office:value="0.000010081882339204">
            <text:p>1,0081882339204E-005</text:p>
          </table:table-cell>
          <table:table-cell table:formula="of:=[.C73]-0.013861231" office:value-type="float" office:value="-0.006535221">
            <text:p>-0,006535221</text:p>
          </table:table-cell>
          <table:table-cell table:formula="of:=[.F7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49.594561592">
            <text:p>-49,59456159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4]-0.009034802" office:value-type="float" office:value="-0.002929792">
            <text:p>-0,002929792</text:p>
          </table:table-cell>
          <table:table-cell table:formula="of:=[.D74]^2" office:value-type="float" office:value="0.000008583681163264">
            <text:p>8,583681163264E-006</text:p>
          </table:table-cell>
          <table:table-cell table:formula="of:=[.C74]-0.013861231" office:value-type="float" office:value="-0.002872231">
            <text:p>-0,002872231</text:p>
          </table:table-cell>
          <table:table-cell table:formula="of:=[.F7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9.268012031">
            <text:p>-49,26801203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75]-0.009034802" office:value-type="float" office:value="-0.002929792">
            <text:p>-0,002929792</text:p>
          </table:table-cell>
          <table:table-cell table:formula="of:=[.D75]^2" office:value-type="float" office:value="0.000008583681163264">
            <text:p>8,583681163264E-006</text:p>
          </table:table-cell>
          <table:table-cell table:formula="of:=[.C75]-0.013861231" office:value-type="float" office:value="0.002011769">
            <text:p>0,002011769</text:p>
          </table:table-cell>
          <table:table-cell table:formula="of:=[.F7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48.811590877">
            <text:p>-48,811590877</text:p>
          </table:table-cell>
          <table:table-cell office:value-type="float" office:value="0.014652">
            <text:p>0,014652</text:p>
          </table:table-cell>
          <table:table-cell office:value-type="float" office:value="0.019536">
            <text:p>0,019536</text:p>
          </table:table-cell>
          <table:table-cell table:formula="of:=[.B76]-0.009034802" office:value-type="float" office:value="0.005617198">
            <text:p>0,005617198</text:p>
          </table:table-cell>
          <table:table-cell table:formula="of:=[.D76]^2" office:value-type="float" office:value="0.000031552913371204">
            <text:p>3,1552913371204E-005</text:p>
          </table:table-cell>
          <table:table-cell table:formula="of:=[.C76]-0.013861231" office:value-type="float" office:value="0.005674769">
            <text:p>0,005674769</text:p>
          </table:table-cell>
          <table:table-cell table:formula="of:=[.F7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48.485041316">
            <text:p>-48,485041316</text:p>
          </table:table-cell>
          <table:table-cell office:value-type="float" office:value="0.018315">
            <text:p>0,018315</text:p>
          </table:table-cell>
          <table:table-cell office:value-type="float" office:value="0.013431">
            <text:p>0,013431</text:p>
          </table:table-cell>
          <table:table-cell table:formula="of:=[.B77]-0.009034802" office:value-type="float" office:value="0.009280198">
            <text:p>0,009280198</text:p>
          </table:table-cell>
          <table:table-cell table:formula="of:=[.D77]^2" office:value-type="float" office:value="0.000086122074919204">
            <text:p>8,6122074919204E-005</text:p>
          </table:table-cell>
          <table:table-cell table:formula="of:=[.C77]-0.013861231" office:value-type="float" office:value="-0.000430231000000001">
            <text:p>-0,000430231</text:p>
          </table:table-cell>
          <table:table-cell table:formula="of:=[.F7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47.962882689">
            <text:p>-47,962882689</text:p>
          </table:table-cell>
          <table:table-cell office:value-type="float" office:value="0.01221">
            <text:p>0,01221</text:p>
          </table:table-cell>
          <table:table-cell office:value-type="float" office:value="0.00854701">
            <text:p>0,00854701</text:p>
          </table:table-cell>
          <table:table-cell table:formula="of:=[.B78]-0.009034802" office:value-type="float" office:value="0.003175198">
            <text:p>0,003175198</text:p>
          </table:table-cell>
          <table:table-cell table:formula="of:=[.D78]^2" office:value-type="float" office:value="0.000010081882339204">
            <text:p>1,0081882339204E-005</text:p>
          </table:table-cell>
          <table:table-cell table:formula="of:=[.C78]-0.013861231" office:value-type="float" office:value="-0.005314221">
            <text:p>-0,005314221</text:p>
          </table:table-cell>
          <table:table-cell table:formula="of:=[.F7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7.702070601">
            <text:p>-47,70207060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9]-0.009034802" office:value-type="float" office:value="-0.002929792">
            <text:p>-0,002929792</text:p>
          </table:table-cell>
          <table:table-cell table:formula="of:=[.D79]^2" office:value-type="float" office:value="0.000008583681163264">
            <text:p>8,583681163264E-006</text:p>
          </table:table-cell>
          <table:table-cell table:formula="of:=[.C79]-0.013861231" office:value-type="float" office:value="-0.002872231">
            <text:p>-0,002872231</text:p>
          </table:table-cell>
          <table:table-cell table:formula="of:=[.F7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7.179911974">
            <text:p>-47,179911974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80]-0.009034802" office:value-type="float" office:value="-0.004150792">
            <text:p>-0,004150792</text:p>
          </table:table-cell>
          <table:table-cell table:formula="of:=[.D80]^2" office:value-type="float" office:value="0.000017229074227264">
            <text:p>1,7229074227264E-005</text:p>
          </table:table-cell>
          <table:table-cell table:formula="of:=[.C80]-0.013861231" office:value-type="float" office:value="0.004453769">
            <text:p>0,004453769</text:p>
          </table:table-cell>
          <table:table-cell table:formula="of:=[.F8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6.592550325">
            <text:p>-46,592550325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81]-0.009034802" office:value-type="float" office:value="-0.001708792">
            <text:p>-0,001708792</text:p>
          </table:table-cell>
          <table:table-cell table:formula="of:=[.D81]^2" office:value-type="float" office:value="0.000002919970099264">
            <text:p>0,00000292</text:p>
          </table:table-cell>
          <table:table-cell table:formula="of:=[.C81]-0.013861231" office:value-type="float" office:value="0.003232769">
            <text:p>0,003232769</text:p>
          </table:table-cell>
          <table:table-cell table:formula="of:=[.F8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46.396941259">
            <text:p>-46,396941259</text:p>
          </table:table-cell>
          <table:table-cell office:value-type="float" office:value="0.013431">
            <text:p>0,013431</text:p>
          </table:table-cell>
          <table:table-cell office:value-type="float" office:value="0.010989">
            <text:p>0,010989</text:p>
          </table:table-cell>
          <table:table-cell table:formula="of:=[.B82]-0.009034802" office:value-type="float" office:value="0.004396198">
            <text:p>0,004396198</text:p>
          </table:table-cell>
          <table:table-cell table:formula="of:=[.D82]^2" office:value-type="float" office:value="0.000019326556855204">
            <text:p>1,9326556855204E-005</text:p>
          </table:table-cell>
          <table:table-cell table:formula="of:=[.C82]-0.013861231" office:value-type="float" office:value="-0.002872231">
            <text:p>-0,002872231</text:p>
          </table:table-cell>
          <table:table-cell table:formula="of:=[.F8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5.80957961">
            <text:p>-45,80957961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83]-0.009034802" office:value-type="float" office:value="-0.001708792">
            <text:p>-0,001708792</text:p>
          </table:table-cell>
          <table:table-cell table:formula="of:=[.D83]^2" office:value-type="float" office:value="0.000002919970099264">
            <text:p>0,00000292</text:p>
          </table:table-cell>
          <table:table-cell table:formula="of:=[.C83]-0.013861231" office:value-type="float" office:value="-0.005314221">
            <text:p>-0,005314221</text:p>
          </table:table-cell>
          <table:table-cell table:formula="of:=[.F8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5.548233071">
            <text:p>-45,54823307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84]-0.009034802" office:value-type="float" office:value="-0.002929792">
            <text:p>-0,002929792</text:p>
          </table:table-cell>
          <table:table-cell table:formula="of:=[.D84]^2" office:value-type="float" office:value="0.000008583681163264">
            <text:p>8,583681163264E-006</text:p>
          </table:table-cell>
          <table:table-cell table:formula="of:=[.C84]-0.013861231" office:value-type="float" office:value="-0.002872231">
            <text:p>-0,002872231</text:p>
          </table:table-cell>
          <table:table-cell table:formula="of:=[.F8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5.026608895">
            <text:p>-45,026608895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85]-0.009034802" office:value-type="float" office:value="-0.002929792">
            <text:p>-0,002929792</text:p>
          </table:table-cell>
          <table:table-cell table:formula="of:=[.D85]^2" office:value-type="float" office:value="0.000008583681163264">
            <text:p>8,583681163264E-006</text:p>
          </table:table-cell>
          <table:table-cell table:formula="of:=[.C85]-0.013861231" office:value-type="float" office:value="0.009337769">
            <text:p>0,009337769</text:p>
          </table:table-cell>
          <table:table-cell table:formula="of:=[.F85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44.765262356">
            <text:p>-44,765262356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86]-0.009034802" office:value-type="float" office:value="-0.000487791999999999">
            <text:p>-0,000487792</text:p>
          </table:table-cell>
          <table:table-cell table:formula="of:=[.D86]^2" office:value-type="float" office:value="0.000000237941035263999">
            <text:p>2,37941035263999E-007</text:p>
          </table:table-cell>
          <table:table-cell table:formula="of:=[.C86]-0.013861231" office:value-type="float" office:value="0.002011769">
            <text:p>0,002011769</text:p>
          </table:table-cell>
          <table:table-cell table:formula="of:=[.F8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44.243103729">
            <text:p>-44,243103729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87]-0.009034802" office:value-type="float" office:value="0.001954198">
            <text:p>0,001954198</text:p>
          </table:table-cell>
          <table:table-cell table:formula="of:=[.D87]^2" office:value-type="float" office:value="0.000003818889823204">
            <text:p>3,818889823204E-006</text:p>
          </table:table-cell>
          <table:table-cell table:formula="of:=[.C87]-0.013861231" office:value-type="float" office:value="-0.005314221">
            <text:p>-0,005314221</text:p>
          </table:table-cell>
          <table:table-cell table:formula="of:=[.F8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3.721479553">
            <text:p>-43,721479553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88]-0.009034802" office:value-type="float" office:value="0.001954198">
            <text:p>0,001954198</text:p>
          </table:table-cell>
          <table:table-cell table:formula="of:=[.D88]^2" office:value-type="float" office:value="0.000003818889823204">
            <text:p>3,818889823204E-006</text:p>
          </table:table-cell>
          <table:table-cell table:formula="of:=[.C88]-0.013861231" office:value-type="float" office:value="-0.005314221">
            <text:p>-0,005314221</text:p>
          </table:table-cell>
          <table:table-cell table:formula="of:=[.F8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3.460133014">
            <text:p>-43,460133014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  <table:table-cell table:formula="of:=[.B89]-0.009034802" office:value-type="float" office:value="-0.000487791999999999">
            <text:p>-0,000487792</text:p>
          </table:table-cell>
          <table:table-cell table:formula="of:=[.D89]^2" office:value-type="float" office:value="0.000000237941035263999">
            <text:p>2,37941035263999E-007</text:p>
          </table:table-cell>
          <table:table-cell table:formula="of:=[.C89]-0.013861231" office:value-type="float" office:value="-0.002872231">
            <text:p>-0,002872231</text:p>
          </table:table-cell>
          <table:table-cell table:formula="of:=[.F8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2.937974387">
            <text:p>-42,937974387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90]-0.009034802" office:value-type="float" office:value="-0.002929792">
            <text:p>-0,002929792</text:p>
          </table:table-cell>
          <table:table-cell table:formula="of:=[.D90]^2" office:value-type="float" office:value="0.000008583681163264">
            <text:p>8,583681163264E-006</text:p>
          </table:table-cell>
          <table:table-cell table:formula="of:=[.C90]-0.013861231" office:value-type="float" office:value="0.006895769">
            <text:p>0,006895769</text:p>
          </table:table-cell>
          <table:table-cell table:formula="of:=[.F9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42.611959277">
            <text:p>-42,61195927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91]-0.009034802" office:value-type="float" office:value="-0.001708792">
            <text:p>-0,001708792</text:p>
          </table:table-cell>
          <table:table-cell table:formula="of:=[.D91]^2" office:value-type="float" office:value="0.000002919970099264">
            <text:p>0,00000292</text:p>
          </table:table-cell>
          <table:table-cell table:formula="of:=[.C91]-0.013861231" office:value-type="float" office:value="0.004453769">
            <text:p>0,004453769</text:p>
          </table:table-cell>
          <table:table-cell table:formula="of:=[.F91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2.08980065">
            <text:p>-42,08980065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92]-0.009034802" office:value-type="float" office:value="-0.001708792">
            <text:p>-0,001708792</text:p>
          </table:table-cell>
          <table:table-cell table:formula="of:=[.D92]^2" office:value-type="float" office:value="0.000002919970099264">
            <text:p>0,00000292</text:p>
          </table:table-cell>
          <table:table-cell table:formula="of:=[.C92]-0.013861231" office:value-type="float" office:value="-0.002872231">
            <text:p>-0,002872231</text:p>
          </table:table-cell>
          <table:table-cell table:formula="of:=[.F9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1.828988562">
            <text:p>-41,82898856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93]-0.009034802" office:value-type="float" office:value="-0.002929792">
            <text:p>-0,002929792</text:p>
          </table:table-cell>
          <table:table-cell table:formula="of:=[.D93]^2" office:value-type="float" office:value="0.000008583681163264">
            <text:p>8,583681163264E-006</text:p>
          </table:table-cell>
          <table:table-cell table:formula="of:=[.C93]-0.013861231" office:value-type="float" office:value="-0.005314221">
            <text:p>-0,005314221</text:p>
          </table:table-cell>
          <table:table-cell table:formula="of:=[.F9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1.306829935">
            <text:p>-41,306829935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94]-0.009034802" office:value-type="float" office:value="-0.001708792">
            <text:p>-0,001708792</text:p>
          </table:table-cell>
          <table:table-cell table:formula="of:=[.D94]^2" office:value-type="float" office:value="0.000002919970099264">
            <text:p>0,00000292</text:p>
          </table:table-cell>
          <table:table-cell table:formula="of:=[.C94]-0.013861231" office:value-type="float" office:value="0.005674769">
            <text:p>0,005674769</text:p>
          </table:table-cell>
          <table:table-cell table:formula="of:=[.F94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40.980814825">
            <text:p>-40,980814825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95]-0.009034802" office:value-type="float" office:value="-0.001708792">
            <text:p>-0,001708792</text:p>
          </table:table-cell>
          <table:table-cell table:formula="of:=[.D95]^2" office:value-type="float" office:value="0.000002919970099264">
            <text:p>0,00000292</text:p>
          </table:table-cell>
          <table:table-cell table:formula="of:=[.C95]-0.013861231" office:value-type="float" office:value="0.004453769">
            <text:p>0,004453769</text:p>
          </table:table-cell>
          <table:table-cell table:formula="of:=[.F9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0.52385922">
            <text:p>-40,5238592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96]-0.009034802" office:value-type="float" office:value="-0.002929792">
            <text:p>-0,002929792</text:p>
          </table:table-cell>
          <table:table-cell table:formula="of:=[.D96]^2" office:value-type="float" office:value="0.000008583681163264">
            <text:p>8,583681163264E-006</text:p>
          </table:table-cell>
          <table:table-cell table:formula="of:=[.C96]-0.013861231" office:value-type="float" office:value="-0.002872231">
            <text:p>-0,002872231</text:p>
          </table:table-cell>
          <table:table-cell table:formula="of:=[.F9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39.936497571">
            <text:p>-39,936497571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97]-0.009034802" office:value-type="float" office:value="-0.004150792">
            <text:p>-0,004150792</text:p>
          </table:table-cell>
          <table:table-cell table:formula="of:=[.D97]^2" office:value-type="float" office:value="0.000017229074227264">
            <text:p>1,7229074227264E-005</text:p>
          </table:table-cell>
          <table:table-cell table:formula="of:=[.C97]-0.013861231" office:value-type="float" office:value="0.006895769">
            <text:p>0,006895769</text:p>
          </table:table-cell>
          <table:table-cell table:formula="of:=[.F97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9.675151032">
            <text:p>-39,675151032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98]-0.009034802" office:value-type="float" office:value="-0.002929792">
            <text:p>-0,002929792</text:p>
          </table:table-cell>
          <table:table-cell table:formula="of:=[.D98]^2" office:value-type="float" office:value="0.000008583681163264">
            <text:p>8,583681163264E-006</text:p>
          </table:table-cell>
          <table:table-cell table:formula="of:=[.C98]-0.013861231" office:value-type="float" office:value="-0.000430231000000001">
            <text:p>-0,000430231</text:p>
          </table:table-cell>
          <table:table-cell table:formula="of:=[.F9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9.153526856">
            <text:p>-39,15352685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99]-0.009034802" office:value-type="float" office:value="-0.001708792">
            <text:p>-0,001708792</text:p>
          </table:table-cell>
          <table:table-cell table:formula="of:=[.D99]^2" office:value-type="float" office:value="0.000002919970099264">
            <text:p>0,00000292</text:p>
          </table:table-cell>
          <table:table-cell table:formula="of:=[.C99]-0.013861231" office:value-type="float" office:value="-0.005314221">
            <text:p>-0,005314221</text:p>
          </table:table-cell>
          <table:table-cell table:formula="of:=[.F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8.892180317">
            <text:p>-38,89218031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100]-0.009034802" office:value-type="float" office:value="-0.002929792">
            <text:p>-0,002929792</text:p>
          </table:table-cell>
          <table:table-cell table:formula="of:=[.D100]^2" office:value-type="float" office:value="0.000008583681163264">
            <text:p>8,583681163264E-006</text:p>
          </table:table-cell>
          <table:table-cell table:formula="of:=[.C100]-0.013861231" office:value-type="float" office:value="-0.006535221">
            <text:p>-0,006535221</text:p>
          </table:table-cell>
          <table:table-cell table:formula="of:=[.F100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8.37002169">
            <text:p>-38,370021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01]-0.009034802" office:value-type="float" office:value="-0.002929792">
            <text:p>-0,002929792</text:p>
          </table:table-cell>
          <table:table-cell table:formula="of:=[.D101]^2" office:value-type="float" office:value="0.000008583681163264">
            <text:p>8,583681163264E-006</text:p>
          </table:table-cell>
          <table:table-cell table:formula="of:=[.C101]-0.013861231" office:value-type="float" office:value="-0.001651231">
            <text:p>-0,001651231</text:p>
          </table:table-cell>
          <table:table-cell table:formula="of:=[.F101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8.109209602">
            <text:p>-38,109209602</text:p>
          </table:table-cell>
          <table:table-cell office:value-type="float" office:value="0.00610501">
            <text:p>0,00610501</text:p>
          </table:table-cell>
          <table:table-cell office:value-type="float" office:value="0.025641">
            <text:p>0,025641</text:p>
          </table:table-cell>
          <table:table-cell table:formula="of:=[.B102]-0.009034802" office:value-type="float" office:value="-0.002929792">
            <text:p>-0,002929792</text:p>
          </table:table-cell>
          <table:table-cell table:formula="of:=[.D102]^2" office:value-type="float" office:value="0.000008583681163264">
            <text:p>8,583681163264E-006</text:p>
          </table:table-cell>
          <table:table-cell table:formula="of:=[.C102]-0.013861231" office:value-type="float" office:value="0.011779769">
            <text:p>0,011779769</text:p>
          </table:table-cell>
          <table:table-cell table:formula="of:=[.F102]^2" office:value-type="float" office:value="0.000138762957693361">
            <text:p>0,000138763</text:p>
          </table:table-cell>
        </table:table-row>
        <table:table-row table:style-name="ro1">
          <table:table-cell office:value-type="float" office:value="-37.521847953">
            <text:p>-37,521847953</text:p>
          </table:table-cell>
          <table:table-cell office:value-type="float" office:value="0.029304">
            <text:p>0,029304</text:p>
          </table:table-cell>
          <table:table-cell office:value-type="float" office:value="0.01221">
            <text:p>0,01221</text:p>
          </table:table-cell>
          <table:table-cell table:formula="of:=[.B103]-0.009034802" office:value-type="float" office:value="0.020269198">
            <text:p>0,020269198</text:p>
          </table:table-cell>
          <table:table-cell table:formula="of:=[.D103]^2" office:value-type="float" office:value="0.000410840387563204">
            <text:p>0,0004108404</text:p>
          </table:table-cell>
          <table:table-cell table:formula="of:=[.C103]-0.013861231" office:value-type="float" office:value="-0.001651231">
            <text:p>-0,001651231</text:p>
          </table:table-cell>
          <table:table-cell table:formula="of:=[.F10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7.326238887">
            <text:p>-37,326238887</text:p>
          </table:table-cell>
          <table:table-cell office:value-type="float" office:value="0.021978">
            <text:p>0,021978</text:p>
          </table:table-cell>
          <table:table-cell office:value-type="float" office:value="0.00976801">
            <text:p>0,00976801</text:p>
          </table:table-cell>
          <table:table-cell table:formula="of:=[.B104]-0.009034802" office:value-type="float" office:value="0.012943198">
            <text:p>0,012943198</text:p>
          </table:table-cell>
          <table:table-cell table:formula="of:=[.D104]^2" office:value-type="float" office:value="0.000167526374467204">
            <text:p>0,0001675264</text:p>
          </table:table-cell>
          <table:table-cell table:formula="of:=[.C104]-0.013861231" office:value-type="float" office:value="-0.004093221">
            <text:p>-0,004093221</text:p>
          </table:table-cell>
          <table:table-cell table:formula="of:=[.F10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6.738877238">
            <text:p>-36,73887723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05]-0.009034802" office:value-type="float" office:value="-0.002929792">
            <text:p>-0,002929792</text:p>
          </table:table-cell>
          <table:table-cell table:formula="of:=[.D105]^2" office:value-type="float" office:value="0.000008583681163264">
            <text:p>8,583681163264E-006</text:p>
          </table:table-cell>
          <table:table-cell table:formula="of:=[.C105]-0.013861231" office:value-type="float" office:value="-0.005314221">
            <text:p>-0,005314221</text:p>
          </table:table-cell>
          <table:table-cell table:formula="of:=[.F105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6.281921633">
            <text:p>-36,28192163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06]-0.009034802" office:value-type="float" office:value="-0.001708792">
            <text:p>-0,001708792</text:p>
          </table:table-cell>
          <table:table-cell table:formula="of:=[.D106]^2" office:value-type="float" office:value="0.000002919970099264">
            <text:p>0,00000292</text:p>
          </table:table-cell>
          <table:table-cell table:formula="of:=[.C106]-0.013861231" office:value-type="float" office:value="-0.000430231000000001">
            <text:p>-0,000430231</text:p>
          </table:table-cell>
          <table:table-cell table:formula="of:=[.F10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5.955906523">
            <text:p>-35,955906523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107]-0.009034802" office:value-type="float" office:value="-0.004150792">
            <text:p>-0,004150792</text:p>
          </table:table-cell>
          <table:table-cell table:formula="of:=[.D107]^2" office:value-type="float" office:value="0.000017229074227264">
            <text:p>1,7229074227264E-005</text:p>
          </table:table-cell>
          <table:table-cell table:formula="of:=[.C107]-0.013861231" office:value-type="float" office:value="0.006895769">
            <text:p>0,006895769</text:p>
          </table:table-cell>
          <table:table-cell table:formula="of:=[.F107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5.433747896">
            <text:p>-35,433747896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  <table:table-cell table:formula="of:=[.B108]-0.009034802" office:value-type="float" office:value="0.015385198">
            <text:p>0,015385198</text:p>
          </table:table-cell>
          <table:table-cell table:formula="of:=[.D108]^2" office:value-type="float" office:value="0.000236704317499204">
            <text:p>0,0002367043</text:p>
          </table:table-cell>
          <table:table-cell table:formula="of:=[.C108]-0.013861231" office:value-type="float" office:value="0.003232769">
            <text:p>0,003232769</text:p>
          </table:table-cell>
          <table:table-cell table:formula="of:=[.F10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35.172935808">
            <text:p>-35,172935808</text:p>
          </table:table-cell>
          <table:table-cell table:number-columns-repeated="2" office:value-type="float" office:value="0.00854701">
            <text:p>0,00854701</text:p>
          </table:table-cell>
          <table:table-cell table:formula="of:=[.B109]-0.009034802" office:value-type="float" office:value="-0.000487791999999999">
            <text:p>-0,000487792</text:p>
          </table:table-cell>
          <table:table-cell table:formula="of:=[.D109]^2" office:value-type="float" office:value="0.000000237941035263999">
            <text:p>2,37941035263999E-007</text:p>
          </table:table-cell>
          <table:table-cell table:formula="of:=[.C109]-0.013861231" office:value-type="float" office:value="-0.005314221">
            <text:p>-0,005314221</text:p>
          </table:table-cell>
          <table:table-cell table:formula="of:=[.F10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4.650777181">
            <text:p>-34,650777181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10]-0.009034802" office:value-type="float" office:value="-0.002929792">
            <text:p>-0,002929792</text:p>
          </table:table-cell>
          <table:table-cell table:formula="of:=[.D110]^2" office:value-type="float" office:value="0.000008583681163264">
            <text:p>8,583681163264E-006</text:p>
          </table:table-cell>
          <table:table-cell table:formula="of:=[.C110]-0.013861231" office:value-type="float" office:value="-0.000430231000000001">
            <text:p>-0,000430231</text:p>
          </table:table-cell>
          <table:table-cell table:formula="of:=[.F11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4.389430642">
            <text:p>-34,389430642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111]-0.009034802" office:value-type="float" office:value="-0.001708792">
            <text:p>-0,001708792</text:p>
          </table:table-cell>
          <table:table-cell table:formula="of:=[.D111]^2" office:value-type="float" office:value="0.000002919970099264">
            <text:p>0,00000292</text:p>
          </table:table-cell>
          <table:table-cell table:formula="of:=[.C111]-0.013861231" office:value-type="float" office:value="0.008116769">
            <text:p>0,008116769</text:p>
          </table:table-cell>
          <table:table-cell table:formula="of:=[.F111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3.867806466">
            <text:p>-33,867806466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12]-0.009034802" office:value-type="float" office:value="-0.001708792">
            <text:p>-0,001708792</text:p>
          </table:table-cell>
          <table:table-cell table:formula="of:=[.D112]^2" office:value-type="float" office:value="0.000002919970099264">
            <text:p>0,00000292</text:p>
          </table:table-cell>
          <table:table-cell table:formula="of:=[.C112]-0.013861231" office:value-type="float" office:value="-0.000430231000000001">
            <text:p>-0,000430231</text:p>
          </table:table-cell>
          <table:table-cell table:formula="of:=[.F11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3.541256905">
            <text:p>-33,541256905</text:p>
          </table:table-cell>
          <table:table-cell office:value-type="float" office:value="0.018315">
            <text:p>0,018315</text:p>
          </table:table-cell>
          <table:table-cell office:value-type="float" office:value="0.00732601">
            <text:p>0,00732601</text:p>
          </table:table-cell>
          <table:table-cell table:formula="of:=[.B113]-0.009034802" office:value-type="float" office:value="0.009280198">
            <text:p>0,009280198</text:p>
          </table:table-cell>
          <table:table-cell table:formula="of:=[.D113]^2" office:value-type="float" office:value="0.000086122074919204">
            <text:p>8,6122074919204E-005</text:p>
          </table:table-cell>
          <table:table-cell table:formula="of:=[.C113]-0.013861231" office:value-type="float" office:value="-0.006535221">
            <text:p>-0,006535221</text:p>
          </table:table-cell>
          <table:table-cell table:formula="of:=[.F11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3.0843013">
            <text:p>-33,0843013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114]-0.009034802" office:value-type="float" office:value="-0.004150792">
            <text:p>-0,004150792</text:p>
          </table:table-cell>
          <table:table-cell table:formula="of:=[.D114]^2" office:value-type="float" office:value="0.000017229074227264">
            <text:p>1,7229074227264E-005</text:p>
          </table:table-cell>
          <table:table-cell table:formula="of:=[.C114]-0.013861231" office:value-type="float" office:value="0.002011769">
            <text:p>0,002011769</text:p>
          </table:table-cell>
          <table:table-cell table:formula="of:=[.F11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32.75828619">
            <text:p>-32,75828619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15]-0.009034802" office:value-type="float" office:value="-0.002929792">
            <text:p>-0,002929792</text:p>
          </table:table-cell>
          <table:table-cell table:formula="of:=[.D115]^2" office:value-type="float" office:value="0.000008583681163264">
            <text:p>8,583681163264E-006</text:p>
          </table:table-cell>
          <table:table-cell table:formula="of:=[.C115]-0.013861231" office:value-type="float" office:value="0.008116769">
            <text:p>0,008116769</text:p>
          </table:table-cell>
          <table:table-cell table:formula="of:=[.F11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2.236127563">
            <text:p>-32,236127563</text:p>
          </table:table-cell>
          <table:table-cell table:number-columns-repeated="2" office:value-type="float" office:value="0.00976801">
            <text:p>0,00976801</text:p>
          </table:table-cell>
          <table:table-cell table:formula="of:=[.B116]-0.009034802" office:value-type="float" office:value="0.000733208000000001">
            <text:p>0,000733208</text:p>
          </table:table-cell>
          <table:table-cell table:formula="of:=[.D116]^2" office:value-type="float" office:value="0.000000537593971264001">
            <text:p>5,37593971264001E-007</text:p>
          </table:table-cell>
          <table:table-cell table:formula="of:=[.C116]-0.013861231" office:value-type="float" office:value="-0.004093221">
            <text:p>-0,004093221</text:p>
          </table:table-cell>
          <table:table-cell table:formula="of:=[.F11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1.713968936">
            <text:p>-31,713968936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117]-0.009034802" office:value-type="float" office:value="0.016606198">
            <text:p>0,016606198</text:p>
          </table:table-cell>
          <table:table-cell table:formula="of:=[.D117]^2" office:value-type="float" office:value="0.000275765812015204">
            <text:p>0,0002757658</text:p>
          </table:table-cell>
          <table:table-cell table:formula="of:=[.C117]-0.013861231" office:value-type="float" office:value="-0.006535221">
            <text:p>-0,006535221</text:p>
          </table:table-cell>
          <table:table-cell table:formula="of:=[.F11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1.453156848">
            <text:p>-31,453156848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18]-0.009034802" office:value-type="float" office:value="-0.000487791999999999">
            <text:p>-0,000487792</text:p>
          </table:table-cell>
          <table:table-cell table:formula="of:=[.D118]^2" office:value-type="float" office:value="0.000000237941035263999">
            <text:p>2,37941035263999E-007</text:p>
          </table:table-cell>
          <table:table-cell table:formula="of:=[.C118]-0.013861231" office:value-type="float" office:value="-0.004093221">
            <text:p>-0,004093221</text:p>
          </table:table-cell>
          <table:table-cell table:formula="of:=[.F11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0.865795199">
            <text:p>-30,865795199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  <table:table-cell table:formula="of:=[.B119]-0.009034802" office:value-type="float" office:value="-0.001708792">
            <text:p>-0,001708792</text:p>
          </table:table-cell>
          <table:table-cell table:formula="of:=[.D119]^2" office:value-type="float" office:value="0.000002919970099264">
            <text:p>0,00000292</text:p>
          </table:table-cell>
          <table:table-cell table:formula="of:=[.C119]-0.013861231" office:value-type="float" office:value="0.006895769">
            <text:p>0,006895769</text:p>
          </table:table-cell>
          <table:table-cell table:formula="of:=[.F11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0.670186133">
            <text:p>-30,670186133</text:p>
          </table:table-cell>
          <table:table-cell office:value-type="float" office:value="0.013431">
            <text:p>0,013431</text:p>
          </table:table-cell>
          <table:table-cell office:value-type="float" office:value="0.01221">
            <text:p>0,01221</text:p>
          </table:table-cell>
          <table:table-cell table:formula="of:=[.B120]-0.009034802" office:value-type="float" office:value="0.004396198">
            <text:p>0,004396198</text:p>
          </table:table-cell>
          <table:table-cell table:formula="of:=[.D120]^2" office:value-type="float" office:value="0.000019326556855204">
            <text:p>1,9326556855204E-005</text:p>
          </table:table-cell>
          <table:table-cell table:formula="of:=[.C120]-0.013861231" office:value-type="float" office:value="-0.001651231">
            <text:p>-0,001651231</text:p>
          </table:table-cell>
          <table:table-cell table:formula="of:=[.F12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0.082824484">
            <text:p>-30,082824484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121]-0.009034802" office:value-type="float" office:value="0.001954198">
            <text:p>0,001954198</text:p>
          </table:table-cell>
          <table:table-cell table:formula="of:=[.D121]^2" office:value-type="float" office:value="0.000003818889823204">
            <text:p>3,818889823204E-006</text:p>
          </table:table-cell>
          <table:table-cell table:formula="of:=[.C121]-0.013861231" office:value-type="float" office:value="-0.006535221">
            <text:p>-0,006535221</text:p>
          </table:table-cell>
          <table:table-cell table:formula="of:=[.F121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9.886680967">
            <text:p>-29,88668096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22]-0.009034802" office:value-type="float" office:value="-0.001708792">
            <text:p>-0,001708792</text:p>
          </table:table-cell>
          <table:table-cell table:formula="of:=[.D122]^2" office:value-type="float" office:value="0.000002919970099264">
            <text:p>0,00000292</text:p>
          </table:table-cell>
          <table:table-cell table:formula="of:=[.C122]-0.013861231" office:value-type="float" office:value="-0.001651231">
            <text:p>-0,001651231</text:p>
          </table:table-cell>
          <table:table-cell table:formula="of:=[.F12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9.299853769">
            <text:p>-29,299853769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23]-0.009034802" office:value-type="float" office:value="-0.001708792">
            <text:p>-0,001708792</text:p>
          </table:table-cell>
          <table:table-cell table:formula="of:=[.D123]^2" office:value-type="float" office:value="0.000002919970099264">
            <text:p>0,00000292</text:p>
          </table:table-cell>
          <table:table-cell table:formula="of:=[.C123]-0.013861231" office:value-type="float" office:value="-0.000430231000000001">
            <text:p>-0,000430231</text:p>
          </table:table-cell>
          <table:table-cell table:formula="of:=[.F12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28.777695142">
            <text:p>-28,777695142</text:p>
          </table:table-cell>
          <table:table-cell table:number-columns-repeated="2" office:value-type="float" office:value="0.00732601">
            <text:p>0,00732601</text:p>
          </table:table-cell>
          <table:table-cell table:formula="of:=[.B124]-0.009034802" office:value-type="float" office:value="-0.001708792">
            <text:p>-0,001708792</text:p>
          </table:table-cell>
          <table:table-cell table:formula="of:=[.D124]^2" office:value-type="float" office:value="0.000002919970099264">
            <text:p>0,00000292</text:p>
          </table:table-cell>
          <table:table-cell table:formula="of:=[.C124]-0.013861231" office:value-type="float" office:value="-0.006535221">
            <text:p>-0,006535221</text:p>
          </table:table-cell>
          <table:table-cell table:formula="of:=[.F12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8.516348603">
            <text:p>-28,516348603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25]-0.009034802" office:value-type="float" office:value="-0.001708792">
            <text:p>-0,001708792</text:p>
          </table:table-cell>
          <table:table-cell table:formula="of:=[.D125]^2" office:value-type="float" office:value="0.000002919970099264">
            <text:p>0,00000292</text:p>
          </table:table-cell>
          <table:table-cell table:formula="of:=[.C125]-0.013861231" office:value-type="float" office:value="-0.001651231">
            <text:p>-0,001651231</text:p>
          </table:table-cell>
          <table:table-cell table:formula="of:=[.F12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7.994724427">
            <text:p>-27,99472442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126]-0.009034802" office:value-type="float" office:value="-0.001708792">
            <text:p>-0,001708792</text:p>
          </table:table-cell>
          <table:table-cell table:formula="of:=[.D126]^2" office:value-type="float" office:value="0.000002919970099264">
            <text:p>0,00000292</text:p>
          </table:table-cell>
          <table:table-cell table:formula="of:=[.C126]-0.013861231" office:value-type="float" office:value="0.005674769">
            <text:p>0,005674769</text:p>
          </table:table-cell>
          <table:table-cell table:formula="of:=[.F12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27.733377888">
            <text:p>-27,73337788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127]-0.009034802" office:value-type="float" office:value="0.005617198">
            <text:p>0,005617198</text:p>
          </table:table-cell>
          <table:table-cell table:formula="of:=[.D127]^2" office:value-type="float" office:value="0.000031552913371204">
            <text:p>3,1552913371204E-005</text:p>
          </table:table-cell>
          <table:table-cell table:formula="of:=[.C127]-0.013861231" office:value-type="float" office:value="-0.005314221">
            <text:p>-0,005314221</text:p>
          </table:table-cell>
          <table:table-cell table:formula="of:=[.F12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7.211219261">
            <text:p>-27,21121926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28]-0.009034802" office:value-type="float" office:value="-0.002929792">
            <text:p>-0,002929792</text:p>
          </table:table-cell>
          <table:table-cell table:formula="of:=[.D128]^2" office:value-type="float" office:value="0.000008583681163264">
            <text:p>8,583681163264E-006</text:p>
          </table:table-cell>
          <table:table-cell table:formula="of:=[.C128]-0.013861231" office:value-type="float" office:value="-0.001651231">
            <text:p>-0,001651231</text:p>
          </table:table-cell>
          <table:table-cell table:formula="of:=[.F12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6.885204151">
            <text:p>-26,885204151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129]-0.009034802" office:value-type="float" office:value="-0.002929792">
            <text:p>-0,002929792</text:p>
          </table:table-cell>
          <table:table-cell table:formula="of:=[.D129]^2" office:value-type="float" office:value="0.000008583681163264">
            <text:p>8,583681163264E-006</text:p>
          </table:table-cell>
          <table:table-cell table:formula="of:=[.C129]-0.013861231" office:value-type="float" office:value="0.009337769">
            <text:p>0,009337769</text:p>
          </table:table-cell>
          <table:table-cell table:formula="of:=[.F129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26.428248546">
            <text:p>-26,428248546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30]-0.009034802" office:value-type="float" office:value="-0.000487791999999999">
            <text:p>-0,000487792</text:p>
          </table:table-cell>
          <table:table-cell table:formula="of:=[.D130]^2" office:value-type="float" office:value="0.000000237941035263999">
            <text:p>2,37941035263999E-007</text:p>
          </table:table-cell>
          <table:table-cell table:formula="of:=[.C130]-0.013861231" office:value-type="float" office:value="-0.004093221">
            <text:p>-0,004093221</text:p>
          </table:table-cell>
          <table:table-cell table:formula="of:=[.F13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6.102233436">
            <text:p>-26,102233436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  <table:table-cell table:formula="of:=[.B131]-0.009034802" office:value-type="float" office:value="0.011722198">
            <text:p>0,011722198</text:p>
          </table:table-cell>
          <table:table-cell table:formula="of:=[.D131]^2" office:value-type="float" office:value="0.000137409925951204">
            <text:p>0,0001374099</text:p>
          </table:table-cell>
          <table:table-cell table:formula="of:=[.C131]-0.013861231" office:value-type="float" office:value="-0.004093221">
            <text:p>-0,004093221</text:p>
          </table:table-cell>
          <table:table-cell table:formula="of:=[.F13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5.580074809">
            <text:p>-25,58007480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32]-0.009034802" office:value-type="float" office:value="-0.002929792">
            <text:p>-0,002929792</text:p>
          </table:table-cell>
          <table:table-cell table:formula="of:=[.D132]^2" office:value-type="float" office:value="0.000008583681163264">
            <text:p>8,583681163264E-006</text:p>
          </table:table-cell>
          <table:table-cell table:formula="of:=[.C132]-0.013861231" office:value-type="float" office:value="-0.005314221">
            <text:p>-0,005314221</text:p>
          </table:table-cell>
          <table:table-cell table:formula="of:=[.F13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5.31872827">
            <text:p>-25,3187282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33]-0.009034802" office:value-type="float" office:value="-0.001708792">
            <text:p>-0,001708792</text:p>
          </table:table-cell>
          <table:table-cell table:formula="of:=[.D133]^2" office:value-type="float" office:value="0.000002919970099264">
            <text:p>0,00000292</text:p>
          </table:table-cell>
          <table:table-cell table:formula="of:=[.C133]-0.013861231" office:value-type="float" office:value="-0.001651231">
            <text:p>-0,001651231</text:p>
          </table:table-cell>
          <table:table-cell table:formula="of:=[.F13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4.797104094">
            <text:p>-24,79710409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34]-0.009034802" office:value-type="float" office:value="-0.002929792">
            <text:p>-0,002929792</text:p>
          </table:table-cell>
          <table:table-cell table:formula="of:=[.D134]^2" office:value-type="float" office:value="0.000008583681163264">
            <text:p>8,583681163264E-006</text:p>
          </table:table-cell>
          <table:table-cell table:formula="of:=[.C134]-0.013861231" office:value-type="float" office:value="0.004453769">
            <text:p>0,004453769</text:p>
          </table:table-cell>
          <table:table-cell table:formula="of:=[.F134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4.274945467">
            <text:p>-24,27494546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135]-0.009034802" office:value-type="float" office:value="-0.001708792">
            <text:p>-0,001708792</text:p>
          </table:table-cell>
          <table:table-cell table:formula="of:=[.D135]^2" office:value-type="float" office:value="0.000002919970099264">
            <text:p>0,00000292</text:p>
          </table:table-cell>
          <table:table-cell table:formula="of:=[.C135]-0.013861231" office:value-type="float" office:value="0.004453769">
            <text:p>0,004453769</text:p>
          </table:table-cell>
          <table:table-cell table:formula="of:=[.F13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4.013598928">
            <text:p>-24,013598928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36]-0.009034802" office:value-type="float" office:value="-0.002929792">
            <text:p>-0,002929792</text:p>
          </table:table-cell>
          <table:table-cell table:formula="of:=[.D136]^2" office:value-type="float" office:value="0.000008583681163264">
            <text:p>8,583681163264E-006</text:p>
          </table:table-cell>
          <table:table-cell table:formula="of:=[.C136]-0.013861231" office:value-type="float" office:value="-0.001651231">
            <text:p>-0,001651231</text:p>
          </table:table-cell>
          <table:table-cell table:formula="of:=[.F136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3.42677173">
            <text:p>-23,42677173</text:p>
          </table:table-cell>
          <table:table-cell table:number-columns-repeated="2" office:value-type="float" office:value="0.00732601">
            <text:p>0,00732601</text:p>
          </table:table-cell>
          <table:table-cell table:formula="of:=[.B137]-0.009034802" office:value-type="float" office:value="-0.001708792">
            <text:p>-0,001708792</text:p>
          </table:table-cell>
          <table:table-cell table:formula="of:=[.D137]^2" office:value-type="float" office:value="0.000002919970099264">
            <text:p>0,00000292</text:p>
          </table:table-cell>
          <table:table-cell table:formula="of:=[.C137]-0.013861231" office:value-type="float" office:value="-0.006535221">
            <text:p>-0,006535221</text:p>
          </table:table-cell>
          <table:table-cell table:formula="of:=[.F13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3.230628213">
            <text:p>-23,230628213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38]-0.009034802" office:value-type="float" office:value="-0.004150792">
            <text:p>-0,004150792</text:p>
          </table:table-cell>
          <table:table-cell table:formula="of:=[.D138]^2" office:value-type="float" office:value="0.000017229074227264">
            <text:p>1,7229074227264E-005</text:p>
          </table:table-cell>
          <table:table-cell table:formula="of:=[.C138]-0.013861231" office:value-type="float" office:value="0.003232769">
            <text:p>0,003232769</text:p>
          </table:table-cell>
          <table:table-cell table:formula="of:=[.F13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22.643266564">
            <text:p>-22,643266564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39]-0.009034802" office:value-type="float" office:value="-0.001708792">
            <text:p>-0,001708792</text:p>
          </table:table-cell>
          <table:table-cell table:formula="of:=[.D139]^2" office:value-type="float" office:value="0.000002919970099264">
            <text:p>0,00000292</text:p>
          </table:table-cell>
          <table:table-cell table:formula="of:=[.C139]-0.013861231" office:value-type="float" office:value="-0.000430231000000001">
            <text:p>-0,000430231</text:p>
          </table:table-cell>
          <table:table-cell table:formula="of:=[.F139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22.447657498">
            <text:p>-22,447657498</text:p>
          </table:table-cell>
          <table:table-cell office:value-type="float" office:value="0.021978">
            <text:p>0,021978</text:p>
          </table:table-cell>
          <table:table-cell office:value-type="float" office:value="0.00854701">
            <text:p>0,00854701</text:p>
          </table:table-cell>
          <table:table-cell table:formula="of:=[.B140]-0.009034802" office:value-type="float" office:value="0.012943198">
            <text:p>0,012943198</text:p>
          </table:table-cell>
          <table:table-cell table:formula="of:=[.D140]^2" office:value-type="float" office:value="0.000167526374467204">
            <text:p>0,0001675264</text:p>
          </table:table-cell>
          <table:table-cell table:formula="of:=[.C140]-0.013861231" office:value-type="float" office:value="-0.005314221">
            <text:p>-0,005314221</text:p>
          </table:table-cell>
          <table:table-cell table:formula="of:=[.F14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1.860295849">
            <text:p>-21,860295849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141]-0.009034802" office:value-type="float" office:value="0.000733208000000001">
            <text:p>0,000733208</text:p>
          </table:table-cell>
          <table:table-cell table:formula="of:=[.D141]^2" office:value-type="float" office:value="0.000000537593971264001">
            <text:p>5,37593971264001E-007</text:p>
          </table:table-cell>
          <table:table-cell table:formula="of:=[.C141]-0.013861231" office:value-type="float" office:value="0.002011769">
            <text:p>0,002011769</text:p>
          </table:table-cell>
          <table:table-cell table:formula="of:=[.F14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21.664686783">
            <text:p>-21,66468678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42]-0.009034802" office:value-type="float" office:value="-0.002929792">
            <text:p>-0,002929792</text:p>
          </table:table-cell>
          <table:table-cell table:formula="of:=[.D142]^2" office:value-type="float" office:value="0.000008583681163264">
            <text:p>8,583681163264E-006</text:p>
          </table:table-cell>
          <table:table-cell table:formula="of:=[.C142]-0.013861231" office:value-type="float" office:value="0.004453769">
            <text:p>0,004453769</text:p>
          </table:table-cell>
          <table:table-cell table:formula="of:=[.F14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1.077325134">
            <text:p>-21,07732513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43]-0.009034802" office:value-type="float" office:value="-0.002929792">
            <text:p>-0,002929792</text:p>
          </table:table-cell>
          <table:table-cell table:formula="of:=[.D143]^2" office:value-type="float" office:value="0.000008583681163264">
            <text:p>8,583681163264E-006</text:p>
          </table:table-cell>
          <table:table-cell table:formula="of:=[.C143]-0.013861231" office:value-type="float" office:value="0.003232769">
            <text:p>0,003232769</text:p>
          </table:table-cell>
          <table:table-cell table:formula="of:=[.F14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20.816513046">
            <text:p>-20,816513046</text:p>
          </table:table-cell>
          <table:table-cell office:value-type="float" office:value="0.01221">
            <text:p>0,01221</text:p>
          </table:table-cell>
          <table:table-cell office:value-type="float" office:value="0.00976801">
            <text:p>0,00976801</text:p>
          </table:table-cell>
          <table:table-cell table:formula="of:=[.B144]-0.009034802" office:value-type="float" office:value="0.003175198">
            <text:p>0,003175198</text:p>
          </table:table-cell>
          <table:table-cell table:formula="of:=[.D144]^2" office:value-type="float" office:value="0.000010081882339204">
            <text:p>1,0081882339204E-005</text:p>
          </table:table-cell>
          <table:table-cell table:formula="of:=[.C144]-0.013861231" office:value-type="float" office:value="-0.004093221">
            <text:p>-0,004093221</text:p>
          </table:table-cell>
          <table:table-cell table:formula="of:=[.F14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0.229151397">
            <text:p>-20,229151397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145]-0.009034802" office:value-type="float" office:value="-0.001708792">
            <text:p>-0,001708792</text:p>
          </table:table-cell>
          <table:table-cell table:formula="of:=[.D145]^2" office:value-type="float" office:value="0.000002919970099264">
            <text:p>0,00000292</text:p>
          </table:table-cell>
          <table:table-cell table:formula="of:=[.C145]-0.013861231" office:value-type="float" office:value="-0.004093221">
            <text:p>-0,004093221</text:p>
          </table:table-cell>
          <table:table-cell table:formula="of:=[.F145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0.03300788">
            <text:p>-20,0330078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46]-0.009034802" office:value-type="float" office:value="-0.002929792">
            <text:p>-0,002929792</text:p>
          </table:table-cell>
          <table:table-cell table:formula="of:=[.D146]^2" office:value-type="float" office:value="0.000008583681163264">
            <text:p>8,583681163264E-006</text:p>
          </table:table-cell>
          <table:table-cell table:formula="of:=[.C146]-0.013861231" office:value-type="float" office:value="0.003232769">
            <text:p>0,003232769</text:p>
          </table:table-cell>
          <table:table-cell table:formula="of:=[.F14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9.445646231">
            <text:p>-19,445646231</text:p>
          </table:table-cell>
          <table:table-cell office:value-type="float" office:value="0.023199">
            <text:p>0,023199</text:p>
          </table:table-cell>
          <table:table-cell office:value-type="float" office:value="0.013431">
            <text:p>0,013431</text:p>
          </table:table-cell>
          <table:table-cell table:formula="of:=[.B147]-0.009034802" office:value-type="float" office:value="0.014164198">
            <text:p>0,014164198</text:p>
          </table:table-cell>
          <table:table-cell table:formula="of:=[.D147]^2" office:value-type="float" office:value="0.000200624504983204">
            <text:p>0,0002006245</text:p>
          </table:table-cell>
          <table:table-cell table:formula="of:=[.C147]-0.013861231" office:value-type="float" office:value="-0.000430231000000001">
            <text:p>-0,000430231</text:p>
          </table:table-cell>
          <table:table-cell table:formula="of:=[.F14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19.184834143">
            <text:p>-19,184834143</text:p>
          </table:table-cell>
          <table:table-cell office:value-type="float" office:value="0.017094">
            <text:p>0,017094</text:p>
          </table:table-cell>
          <table:table-cell office:value-type="float" office:value="0.01221">
            <text:p>0,01221</text:p>
          </table:table-cell>
          <table:table-cell table:formula="of:=[.B148]-0.009034802" office:value-type="float" office:value="0.008059198">
            <text:p>0,008059198</text:p>
          </table:table-cell>
          <table:table-cell table:formula="of:=[.D148]^2" office:value-type="float" office:value="0.000064950672403204">
            <text:p>6,4950672403204E-005</text:p>
          </table:table-cell>
          <table:table-cell table:formula="of:=[.C148]-0.013861231" office:value-type="float" office:value="-0.001651231">
            <text:p>-0,001651231</text:p>
          </table:table-cell>
          <table:table-cell table:formula="of:=[.F14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8.662675516">
            <text:p>-18,66267551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149]-0.009034802" office:value-type="float" office:value="-0.002929792">
            <text:p>-0,002929792</text:p>
          </table:table-cell>
          <table:table-cell table:formula="of:=[.D149]^2" office:value-type="float" office:value="0.000008583681163264">
            <text:p>8,583681163264E-006</text:p>
          </table:table-cell>
          <table:table-cell table:formula="of:=[.C149]-0.013861231" office:value-type="float" office:value="-0.006535221">
            <text:p>-0,006535221</text:p>
          </table:table-cell>
          <table:table-cell table:formula="of:=[.F14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8.140516889">
            <text:p>-18,140516889</text:p>
          </table:table-cell>
          <table:table-cell office:value-type="float" office:value="0.00854701">
            <text:p>0,00854701</text:p>
          </table:table-cell>
          <table:table-cell office:value-type="float" office:value="0.013431">
            <text:p>0,013431</text:p>
          </table:table-cell>
          <table:table-cell table:formula="of:=[.B150]-0.009034802" office:value-type="float" office:value="-0.000487791999999999">
            <text:p>-0,000487792</text:p>
          </table:table-cell>
          <table:table-cell table:formula="of:=[.D150]^2" office:value-type="float" office:value="0.000000237941035263999">
            <text:p>2,37941035263999E-007</text:p>
          </table:table-cell>
          <table:table-cell table:formula="of:=[.C150]-0.013861231" office:value-type="float" office:value="-0.000430231000000001">
            <text:p>-0,000430231</text:p>
          </table:table-cell>
          <table:table-cell table:formula="of:=[.F15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17.814501779">
            <text:p>-17,814501779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51]-0.009034802" office:value-type="float" office:value="-0.002929792">
            <text:p>-0,002929792</text:p>
          </table:table-cell>
          <table:table-cell table:formula="of:=[.D151]^2" office:value-type="float" office:value="0.000008583681163264">
            <text:p>8,583681163264E-006</text:p>
          </table:table-cell>
          <table:table-cell table:formula="of:=[.C151]-0.013861231" office:value-type="float" office:value="0.005674769">
            <text:p>0,005674769</text:p>
          </table:table-cell>
          <table:table-cell table:formula="of:=[.F15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7.357546174">
            <text:p>-17,357546174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52]-0.009034802" office:value-type="float" office:value="-0.002929792">
            <text:p>-0,002929792</text:p>
          </table:table-cell>
          <table:table-cell table:formula="of:=[.D152]^2" office:value-type="float" office:value="0.000008583681163264">
            <text:p>8,583681163264E-006</text:p>
          </table:table-cell>
          <table:table-cell table:formula="of:=[.C152]-0.013861231" office:value-type="float" office:value="0.002011769">
            <text:p>0,002011769</text:p>
          </table:table-cell>
          <table:table-cell table:formula="of:=[.F15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7.096734086">
            <text:p>-17,096734086</text:p>
          </table:table-cell>
          <table:table-cell table:number-columns-repeated="2" office:value-type="float" office:value="0.00976801">
            <text:p>0,00976801</text:p>
          </table:table-cell>
          <table:table-cell table:formula="of:=[.B153]-0.009034802" office:value-type="float" office:value="0.000733208000000001">
            <text:p>0,000733208</text:p>
          </table:table-cell>
          <table:table-cell table:formula="of:=[.D153]^2" office:value-type="float" office:value="0.000000537593971264001">
            <text:p>5,37593971264001E-007</text:p>
          </table:table-cell>
          <table:table-cell table:formula="of:=[.C153]-0.013861231" office:value-type="float" office:value="-0.004093221">
            <text:p>-0,004093221</text:p>
          </table:table-cell>
          <table:table-cell table:formula="of:=[.F15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16.574575459">
            <text:p>-16,574575459</text:p>
          </table:table-cell>
          <table:table-cell office:value-type="float" office:value="0.017094">
            <text:p>0,017094</text:p>
          </table:table-cell>
          <table:table-cell office:value-type="float" office:value="0.00732601">
            <text:p>0,00732601</text:p>
          </table:table-cell>
          <table:table-cell table:formula="of:=[.B154]-0.009034802" office:value-type="float" office:value="0.008059198">
            <text:p>0,008059198</text:p>
          </table:table-cell>
          <table:table-cell table:formula="of:=[.D154]^2" office:value-type="float" office:value="0.000064950672403204">
            <text:p>6,4950672403204E-005</text:p>
          </table:table-cell>
          <table:table-cell table:formula="of:=[.C154]-0.013861231" office:value-type="float" office:value="-0.006535221">
            <text:p>-0,006535221</text:p>
          </table:table-cell>
          <table:table-cell table:formula="of:=[.F15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5.98721381">
            <text:p>-15,98721381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55]-0.009034802" office:value-type="float" office:value="-0.002929792">
            <text:p>-0,002929792</text:p>
          </table:table-cell>
          <table:table-cell table:formula="of:=[.D155]^2" office:value-type="float" office:value="0.000008583681163264">
            <text:p>8,583681163264E-006</text:p>
          </table:table-cell>
          <table:table-cell table:formula="of:=[.C155]-0.013861231" office:value-type="float" office:value="0.008116769">
            <text:p>0,008116769</text:p>
          </table:table-cell>
          <table:table-cell table:formula="of:=[.F15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15.726401722">
            <text:p>-15,726401722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56]-0.009034802" office:value-type="float" office:value="-0.002929792">
            <text:p>-0,002929792</text:p>
          </table:table-cell>
          <table:table-cell table:formula="of:=[.D156]^2" office:value-type="float" office:value="0.000008583681163264">
            <text:p>8,583681163264E-006</text:p>
          </table:table-cell>
          <table:table-cell table:formula="of:=[.C156]-0.013861231" office:value-type="float" office:value="0.005674769">
            <text:p>0,005674769</text:p>
          </table:table-cell>
          <table:table-cell table:formula="of:=[.F15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5.204243095">
            <text:p>-15,204243095</text:p>
          </table:table-cell>
          <table:table-cell office:value-type="float" office:value="0.029304">
            <text:p>0,029304</text:p>
          </table:table-cell>
          <table:table-cell office:value-type="float" office:value="0.017094">
            <text:p>0,017094</text:p>
          </table:table-cell>
          <table:table-cell table:formula="of:=[.B157]-0.009034802" office:value-type="float" office:value="0.020269198">
            <text:p>0,020269198</text:p>
          </table:table-cell>
          <table:table-cell table:formula="of:=[.D157]^2" office:value-type="float" office:value="0.000410840387563204">
            <text:p>0,0004108404</text:p>
          </table:table-cell>
          <table:table-cell table:formula="of:=[.C157]-0.013861231" office:value-type="float" office:value="0.003232769">
            <text:p>0,003232769</text:p>
          </table:table-cell>
          <table:table-cell table:formula="of:=[.F15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4.943431007">
            <text:p>-14,943431007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58]-0.009034802" office:value-type="float" office:value="-0.001708792">
            <text:p>-0,001708792</text:p>
          </table:table-cell>
          <table:table-cell table:formula="of:=[.D158]^2" office:value-type="float" office:value="0.000002919970099264">
            <text:p>0,00000292</text:p>
          </table:table-cell>
          <table:table-cell table:formula="of:=[.C158]-0.013861231" office:value-type="float" office:value="-0.005314221">
            <text:p>-0,005314221</text:p>
          </table:table-cell>
          <table:table-cell table:formula="of:=[.F15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4.356069358">
            <text:p>-14,356069358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159]-0.009034802" office:value-type="float" office:value="0.001954198">
            <text:p>0,001954198</text:p>
          </table:table-cell>
          <table:table-cell table:formula="of:=[.D159]^2" office:value-type="float" office:value="0.000003818889823204">
            <text:p>3,818889823204E-006</text:p>
          </table:table-cell>
          <table:table-cell table:formula="of:=[.C159]-0.013861231" office:value-type="float" office:value="-0.006535221">
            <text:p>-0,006535221</text:p>
          </table:table-cell>
          <table:table-cell table:formula="of:=[.F15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4.159925841">
            <text:p>-14,159925841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60]-0.009034802" office:value-type="float" office:value="-0.002929792">
            <text:p>-0,002929792</text:p>
          </table:table-cell>
          <table:table-cell table:formula="of:=[.D160]^2" office:value-type="float" office:value="0.000008583681163264">
            <text:p>8,583681163264E-006</text:p>
          </table:table-cell>
          <table:table-cell table:formula="of:=[.C160]-0.013861231" office:value-type="float" office:value="0.005674769">
            <text:p>0,005674769</text:p>
          </table:table-cell>
          <table:table-cell table:formula="of:=[.F160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3.572564192">
            <text:p>-13,572564192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61]-0.009034802" office:value-type="float" office:value="-0.001708792">
            <text:p>-0,001708792</text:p>
          </table:table-cell>
          <table:table-cell table:formula="of:=[.D161]^2" office:value-type="float" office:value="0.000002919970099264">
            <text:p>0,00000292</text:p>
          </table:table-cell>
          <table:table-cell table:formula="of:=[.C161]-0.013861231" office:value-type="float" office:value="-0.001651231">
            <text:p>-0,001651231</text:p>
          </table:table-cell>
          <table:table-cell table:formula="of:=[.F161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3.376955126">
            <text:p>-13,376955126</text:p>
          </table:table-cell>
          <table:table-cell office:value-type="float" office:value="0.045177">
            <text:p>0,045177</text:p>
          </table:table-cell>
          <table:table-cell office:value-type="float" office:value="0.015873">
            <text:p>0,015873</text:p>
          </table:table-cell>
          <table:table-cell table:formula="of:=[.B162]-0.009034802" office:value-type="float" office:value="0.036142198">
            <text:p>0,036142198</text:p>
          </table:table-cell>
          <table:table-cell table:formula="of:=[.D162]^2" office:value-type="float" office:value="0.0013062584762712">
            <text:p>0,0013062585</text:p>
          </table:table-cell>
          <table:table-cell table:formula="of:=[.C162]-0.013861231" office:value-type="float" office:value="0.002011769">
            <text:p>0,002011769</text:p>
          </table:table-cell>
          <table:table-cell table:formula="of:=[.F16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2.789593477">
            <text:p>-12,789593477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163]-0.009034802" office:value-type="float" office:value="0.004396198">
            <text:p>0,004396198</text:p>
          </table:table-cell>
          <table:table-cell table:formula="of:=[.D163]^2" office:value-type="float" office:value="0.000019326556855204">
            <text:p>1,9326556855204E-005</text:p>
          </table:table-cell>
          <table:table-cell table:formula="of:=[.C163]-0.013861231" office:value-type="float" office:value="-0.005314221">
            <text:p>-0,005314221</text:p>
          </table:table-cell>
          <table:table-cell table:formula="of:=[.F16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2.528781389">
            <text:p>-12,528781389</text:p>
          </table:table-cell>
          <table:table-cell office:value-type="float" office:value="0.01221">
            <text:p>0,01221</text:p>
          </table:table-cell>
          <table:table-cell office:value-type="float" office:value="0.017094">
            <text:p>0,017094</text:p>
          </table:table-cell>
          <table:table-cell table:formula="of:=[.B164]-0.009034802" office:value-type="float" office:value="0.003175198">
            <text:p>0,003175198</text:p>
          </table:table-cell>
          <table:table-cell table:formula="of:=[.D164]^2" office:value-type="float" office:value="0.000010081882339204">
            <text:p>1,0081882339204E-005</text:p>
          </table:table-cell>
          <table:table-cell table:formula="of:=[.C164]-0.013861231" office:value-type="float" office:value="0.003232769">
            <text:p>0,003232769</text:p>
          </table:table-cell>
          <table:table-cell table:formula="of:=[.F164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2.006622762">
            <text:p>-12,00662276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65]-0.009034802" office:value-type="float" office:value="-0.002929792">
            <text:p>-0,002929792</text:p>
          </table:table-cell>
          <table:table-cell table:formula="of:=[.D165]^2" office:value-type="float" office:value="0.000008583681163264">
            <text:p>8,583681163264E-006</text:p>
          </table:table-cell>
          <table:table-cell table:formula="of:=[.C165]-0.013861231" office:value-type="float" office:value="0.004453769">
            <text:p>0,004453769</text:p>
          </table:table-cell>
          <table:table-cell table:formula="of:=[.F16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11.680607652">
            <text:p>-11,68060765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66]-0.009034802" office:value-type="float" office:value="-0.002929792">
            <text:p>-0,002929792</text:p>
          </table:table-cell>
          <table:table-cell table:formula="of:=[.D166]^2" office:value-type="float" office:value="0.000008583681163264">
            <text:p>8,583681163264E-006</text:p>
          </table:table-cell>
          <table:table-cell table:formula="of:=[.C166]-0.013861231" office:value-type="float" office:value="-0.002872231">
            <text:p>-0,002872231</text:p>
          </table:table-cell>
          <table:table-cell table:formula="of:=[.F16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11.158449025">
            <text:p>-11,158449025</text:p>
          </table:table-cell>
          <table:table-cell table:number-columns-repeated="2" office:value-type="float" office:value="0.00854701">
            <text:p>0,00854701</text:p>
          </table:table-cell>
          <table:table-cell table:formula="of:=[.B167]-0.009034802" office:value-type="float" office:value="-0.000487791999999999">
            <text:p>-0,000487792</text:p>
          </table:table-cell>
          <table:table-cell table:formula="of:=[.D167]^2" office:value-type="float" office:value="0.000000237941035263999">
            <text:p>2,37941035263999E-007</text:p>
          </table:table-cell>
          <table:table-cell table:formula="of:=[.C167]-0.013861231" office:value-type="float" office:value="-0.005314221">
            <text:p>-0,005314221</text:p>
          </table:table-cell>
          <table:table-cell table:formula="of:=[.F16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0.70149342">
            <text:p>-10,7014934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68]-0.009034802" office:value-type="float" office:value="-0.002929792">
            <text:p>-0,002929792</text:p>
          </table:table-cell>
          <table:table-cell table:formula="of:=[.D168]^2" office:value-type="float" office:value="0.000008583681163264">
            <text:p>8,583681163264E-006</text:p>
          </table:table-cell>
          <table:table-cell table:formula="of:=[.C168]-0.013861231" office:value-type="float" office:value="-0.001651231">
            <text:p>-0,001651231</text:p>
          </table:table-cell>
          <table:table-cell table:formula="of:=[.F16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0.37547831">
            <text:p>-10,3754783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69]-0.009034802" office:value-type="float" office:value="-0.002929792">
            <text:p>-0,002929792</text:p>
          </table:table-cell>
          <table:table-cell table:formula="of:=[.D169]^2" office:value-type="float" office:value="0.000008583681163264">
            <text:p>8,583681163264E-006</text:p>
          </table:table-cell>
          <table:table-cell table:formula="of:=[.C169]-0.013861231" office:value-type="float" office:value="0.002011769">
            <text:p>0,002011769</text:p>
          </table:table-cell>
          <table:table-cell table:formula="of:=[.F169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9.853319683">
            <text:p>-9,85331968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70]-0.009034802" office:value-type="float" office:value="-0.002929792">
            <text:p>-0,002929792</text:p>
          </table:table-cell>
          <table:table-cell table:formula="of:=[.D170]^2" office:value-type="float" office:value="0.000008583681163264">
            <text:p>8,583681163264E-006</text:p>
          </table:table-cell>
          <table:table-cell table:formula="of:=[.C170]-0.013861231" office:value-type="float" office:value="0.004453769">
            <text:p>0,004453769</text:p>
          </table:table-cell>
          <table:table-cell table:formula="of:=[.F17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9.591973144">
            <text:p>-9,591973144</text:p>
          </table:table-cell>
          <table:table-cell office:value-type="float" office:value="0.03663">
            <text:p>0,03663</text:p>
          </table:table-cell>
          <table:table-cell office:value-type="float" office:value="0.014652">
            <text:p>0,014652</text:p>
          </table:table-cell>
          <table:table-cell table:formula="of:=[.B171]-0.009034802" office:value-type="float" office:value="0.027595198">
            <text:p>0,027595198</text:p>
          </table:table-cell>
          <table:table-cell table:formula="of:=[.D171]^2" office:value-type="float" office:value="0.000761494952659204">
            <text:p>0,000761495</text:p>
          </table:table-cell>
          <table:table-cell table:formula="of:=[.C171]-0.013861231" office:value-type="float" office:value="0.000790768999999998">
            <text:p>0,000790769</text:p>
          </table:table-cell>
          <table:table-cell table:formula="of:=[.F171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9.070348968">
            <text:p>-9,07034896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72]-0.009034802" office:value-type="float" office:value="-0.002929792">
            <text:p>-0,002929792</text:p>
          </table:table-cell>
          <table:table-cell table:formula="of:=[.D172]^2" office:value-type="float" office:value="0.000008583681163264">
            <text:p>8,583681163264E-006</text:p>
          </table:table-cell>
          <table:table-cell table:formula="of:=[.C172]-0.013861231" office:value-type="float" office:value="-0.005314221">
            <text:p>-0,005314221</text:p>
          </table:table-cell>
          <table:table-cell table:formula="of:=[.F17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8.678596385">
            <text:p>-8,67859638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73]-0.009034802" office:value-type="float" office:value="-0.001708792">
            <text:p>-0,001708792</text:p>
          </table:table-cell>
          <table:table-cell table:formula="of:=[.D173]^2" office:value-type="float" office:value="0.000002919970099264">
            <text:p>0,00000292</text:p>
          </table:table-cell>
          <table:table-cell table:formula="of:=[.C173]-0.013861231" office:value-type="float" office:value="-0.005314221">
            <text:p>-0,005314221</text:p>
          </table:table-cell>
          <table:table-cell table:formula="of:=[.F17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8.286843802">
            <text:p>-8,286843802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174]-0.009034802" office:value-type="float" office:value="-0.004150792">
            <text:p>-0,004150792</text:p>
          </table:table-cell>
          <table:table-cell table:formula="of:=[.D174]^2" office:value-type="float" office:value="0.000017229074227264">
            <text:p>1,7229074227264E-005</text:p>
          </table:table-cell>
          <table:table-cell table:formula="of:=[.C174]-0.013861231" office:value-type="float" office:value="0.002011769">
            <text:p>0,002011769</text:p>
          </table:table-cell>
          <table:table-cell table:formula="of:=[.F17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.699482153">
            <text:p>-7,699482153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175]-0.009034802" office:value-type="float" office:value="-0.001708792">
            <text:p>-0,001708792</text:p>
          </table:table-cell>
          <table:table-cell table:formula="of:=[.D175]^2" office:value-type="float" office:value="0.000002919970099264">
            <text:p>0,00000292</text:p>
          </table:table-cell>
          <table:table-cell table:formula="of:=[.C175]-0.013861231" office:value-type="float" office:value="0.008116769">
            <text:p>0,008116769</text:p>
          </table:table-cell>
          <table:table-cell table:formula="of:=[.F17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.438670065">
            <text:p>-7,438670065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76]-0.009034802" office:value-type="float" office:value="-0.002929792">
            <text:p>-0,002929792</text:p>
          </table:table-cell>
          <table:table-cell table:formula="of:=[.D176]^2" office:value-type="float" office:value="0.000008583681163264">
            <text:p>8,583681163264E-006</text:p>
          </table:table-cell>
          <table:table-cell table:formula="of:=[.C176]-0.013861231" office:value-type="float" office:value="0.006895769">
            <text:p>0,006895769</text:p>
          </table:table-cell>
          <table:table-cell table:formula="of:=[.F17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.916511438">
            <text:p>-6,916511438</text:p>
          </table:table-cell>
          <table:table-cell office:value-type="float" office:value="0.010989">
            <text:p>0,010989</text:p>
          </table:table-cell>
          <table:table-cell office:value-type="float" office:value="0.00976801">
            <text:p>0,00976801</text:p>
          </table:table-cell>
          <table:table-cell table:formula="of:=[.B177]-0.009034802" office:value-type="float" office:value="0.001954198">
            <text:p>0,001954198</text:p>
          </table:table-cell>
          <table:table-cell table:formula="of:=[.D177]^2" office:value-type="float" office:value="0.000003818889823204">
            <text:p>3,818889823204E-006</text:p>
          </table:table-cell>
          <table:table-cell table:formula="of:=[.C177]-0.013861231" office:value-type="float" office:value="-0.004093221">
            <text:p>-0,004093221</text:p>
          </table:table-cell>
          <table:table-cell table:formula="of:=[.F177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.65569935">
            <text:p>-6,6556993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78]-0.009034802" office:value-type="float" office:value="-0.002929792">
            <text:p>-0,002929792</text:p>
          </table:table-cell>
          <table:table-cell table:formula="of:=[.D178]^2" office:value-type="float" office:value="0.000008583681163264">
            <text:p>8,583681163264E-006</text:p>
          </table:table-cell>
          <table:table-cell table:formula="of:=[.C178]-0.013861231" office:value-type="float" office:value="-0.004093221">
            <text:p>-0,004093221</text:p>
          </table:table-cell>
          <table:table-cell table:formula="of:=[.F17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.068337701">
            <text:p>-6,06833770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79]-0.009034802" office:value-type="float" office:value="-0.002929792">
            <text:p>-0,002929792</text:p>
          </table:table-cell>
          <table:table-cell table:formula="of:=[.D179]^2" office:value-type="float" office:value="0.000008583681163264">
            <text:p>8,583681163264E-006</text:p>
          </table:table-cell>
          <table:table-cell table:formula="of:=[.C179]-0.013861231" office:value-type="float" office:value="-0.004093221">
            <text:p>-0,004093221</text:p>
          </table:table-cell>
          <table:table-cell table:formula="of:=[.F17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5.872728635">
            <text:p>-5,872728635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  <table:table-cell table:formula="of:=[.B180]-0.009034802" office:value-type="float" office:value="-0.000487791999999999">
            <text:p>-0,000487792</text:p>
          </table:table-cell>
          <table:table-cell table:formula="of:=[.D180]^2" office:value-type="float" office:value="0.000000237941035263999">
            <text:p>2,37941035263999E-007</text:p>
          </table:table-cell>
          <table:table-cell table:formula="of:=[.C180]-0.013861231" office:value-type="float" office:value="0.004453769">
            <text:p>0,004453769</text:p>
          </table:table-cell>
          <table:table-cell table:formula="of:=[.F18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5.285366986">
            <text:p>-5,285366986</text:p>
          </table:table-cell>
          <table:table-cell office:value-type="float" office:value="0.017094">
            <text:p>0,017094</text:p>
          </table:table-cell>
          <table:table-cell office:value-type="float" office:value="0.014652">
            <text:p>0,014652</text:p>
          </table:table-cell>
          <table:table-cell table:formula="of:=[.B181]-0.009034802" office:value-type="float" office:value="0.008059198">
            <text:p>0,008059198</text:p>
          </table:table-cell>
          <table:table-cell table:formula="of:=[.D181]^2" office:value-type="float" office:value="0.000064950672403204">
            <text:p>6,4950672403204E-005</text:p>
          </table:table-cell>
          <table:table-cell table:formula="of:=[.C181]-0.013861231" office:value-type="float" office:value="0.000790768999999998">
            <text:p>0,000790769</text:p>
          </table:table-cell>
          <table:table-cell table:formula="of:=[.F181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  <table:table-cell table:formula="of:=[.B182]-0.009034802" office:value-type="float" office:value="0.000733208000000001">
            <text:p>0,000733208</text:p>
          </table:table-cell>
          <table:table-cell table:formula="of:=[.D182]^2" office:value-type="float" office:value="0.000000537593971264001">
            <text:p>5,37593971264001E-007</text:p>
          </table:table-cell>
          <table:table-cell table:formula="of:=[.C182]-0.013861231" office:value-type="float" office:value="-0.000430231000000001">
            <text:p>-0,000430231</text:p>
          </table:table-cell>
          <table:table-cell table:formula="of:=[.F18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4.502396271">
            <text:p>-4,50239627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83]-0.009034802" office:value-type="float" office:value="-0.002929792">
            <text:p>-0,002929792</text:p>
          </table:table-cell>
          <table:table-cell table:formula="of:=[.D183]^2" office:value-type="float" office:value="0.000008583681163264">
            <text:p>8,583681163264E-006</text:p>
          </table:table-cell>
          <table:table-cell table:formula="of:=[.C183]-0.013861231" office:value-type="float" office:value="-0.004093221">
            <text:p>-0,004093221</text:p>
          </table:table-cell>
          <table:table-cell table:formula="of:=[.F18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.980237644">
            <text:p>-3,980237644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184]-0.009034802" office:value-type="float" office:value="-0.002929792">
            <text:p>-0,002929792</text:p>
          </table:table-cell>
          <table:table-cell table:formula="of:=[.D184]^2" office:value-type="float" office:value="0.000008583681163264">
            <text:p>8,583681163264E-006</text:p>
          </table:table-cell>
          <table:table-cell table:formula="of:=[.C184]-0.013861231" office:value-type="float" office:value="0.000790768999999998">
            <text:p>0,000790769</text:p>
          </table:table-cell>
          <table:table-cell table:formula="of:=[.F184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3.653688083">
            <text:p>-3,65368808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85]-0.009034802" office:value-type="float" office:value="-0.002929792">
            <text:p>-0,002929792</text:p>
          </table:table-cell>
          <table:table-cell table:formula="of:=[.D185]^2" office:value-type="float" office:value="0.000008583681163264">
            <text:p>8,583681163264E-006</text:p>
          </table:table-cell>
          <table:table-cell table:formula="of:=[.C185]-0.013861231" office:value-type="float" office:value="0.008116769">
            <text:p>0,008116769</text:p>
          </table:table-cell>
          <table:table-cell table:formula="of:=[.F18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.197266929">
            <text:p>-3,197266929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  <table:table-cell table:formula="of:=[.B186]-0.009034802" office:value-type="float" office:value="-0.000487791999999999">
            <text:p>-0,000487792</text:p>
          </table:table-cell>
          <table:table-cell table:formula="of:=[.D186]^2" office:value-type="float" office:value="0.000000237941035263999">
            <text:p>2,37941035263999E-007</text:p>
          </table:table-cell>
          <table:table-cell table:formula="of:=[.C186]-0.013861231" office:value-type="float" office:value="0.004453769">
            <text:p>0,004453769</text:p>
          </table:table-cell>
          <table:table-cell table:formula="of:=[.F186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.870717368">
            <text:p>-2,87071736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187]-0.009034802" office:value-type="float" office:value="0.005617198">
            <text:p>0,005617198</text:p>
          </table:table-cell>
          <table:table-cell table:formula="of:=[.D187]^2" office:value-type="float" office:value="0.000031552913371204">
            <text:p>3,1552913371204E-005</text:p>
          </table:table-cell>
          <table:table-cell table:formula="of:=[.C187]-0.013861231" office:value-type="float" office:value="-0.005314221">
            <text:p>-0,005314221</text:p>
          </table:table-cell>
          <table:table-cell table:formula="of:=[.F18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.348558741">
            <text:p>-2,34855874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88]-0.009034802" office:value-type="float" office:value="-0.002929792">
            <text:p>-0,002929792</text:p>
          </table:table-cell>
          <table:table-cell table:formula="of:=[.D188]^2" office:value-type="float" office:value="0.000008583681163264">
            <text:p>8,583681163264E-006</text:p>
          </table:table-cell>
          <table:table-cell table:formula="of:=[.C188]-0.013861231" office:value-type="float" office:value="-0.002872231">
            <text:p>-0,002872231</text:p>
          </table:table-cell>
          <table:table-cell table:formula="of:=[.F18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2.087746653">
            <text:p>-2,08774665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89]-0.009034802" office:value-type="float" office:value="-0.002929792">
            <text:p>-0,002929792</text:p>
          </table:table-cell>
          <table:table-cell table:formula="of:=[.D189]^2" office:value-type="float" office:value="0.000008583681163264">
            <text:p>8,583681163264E-006</text:p>
          </table:table-cell>
          <table:table-cell table:formula="of:=[.C189]-0.013861231" office:value-type="float" office:value="0.006895769">
            <text:p>0,006895769</text:p>
          </table:table-cell>
          <table:table-cell table:formula="of:=[.F18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1.565588026">
            <text:p>-1,56558802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90]-0.009034802" office:value-type="float" office:value="-0.002929792">
            <text:p>-0,002929792</text:p>
          </table:table-cell>
          <table:table-cell table:formula="of:=[.D190]^2" office:value-type="float" office:value="0.000008583681163264">
            <text:p>8,583681163264E-006</text:p>
          </table:table-cell>
          <table:table-cell table:formula="of:=[.C190]-0.013861231" office:value-type="float" office:value="0.002011769">
            <text:p>0,002011769</text:p>
          </table:table-cell>
          <table:table-cell table:formula="of:=[.F19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.304775938">
            <text:p>-1,304775938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191]-0.009034802" office:value-type="float" office:value="-0.000487791999999999">
            <text:p>-0,000487792</text:p>
          </table:table-cell>
          <table:table-cell table:formula="of:=[.D191]^2" office:value-type="float" office:value="0.000000237941035263999">
            <text:p>2,37941035263999E-007</text:p>
          </table:table-cell>
          <table:table-cell table:formula="of:=[.C191]-0.013861231" office:value-type="float" office:value="0.002011769">
            <text:p>0,002011769</text:p>
          </table:table-cell>
          <table:table-cell table:formula="of:=[.F19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0.782617311">
            <text:p>-0,782617311</text:p>
          </table:table-cell>
          <table:table-cell office:value-type="float" office:value="0.026862">
            <text:p>0,026862</text:p>
          </table:table-cell>
          <table:table-cell office:value-type="float" office:value="0.00976801">
            <text:p>0,00976801</text:p>
          </table:table-cell>
          <table:table-cell table:formula="of:=[.B192]-0.009034802" office:value-type="float" office:value="0.017827198">
            <text:p>0,017827198</text:p>
          </table:table-cell>
          <table:table-cell table:formula="of:=[.D192]^2" office:value-type="float" office:value="0.000317808988531204">
            <text:p>0,000317809</text:p>
          </table:table-cell>
          <table:table-cell table:formula="of:=[.C192]-0.013861231" office:value-type="float" office:value="-0.004093221">
            <text:p>-0,004093221</text:p>
          </table:table-cell>
          <table:table-cell table:formula="of:=[.F192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0.45606775">
            <text:p>-0,4560677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93]-0.009034802" office:value-type="float" office:value="-0.001708792">
            <text:p>-0,001708792</text:p>
          </table:table-cell>
          <table:table-cell table:formula="of:=[.D193]^2" office:value-type="float" office:value="0.000002919970099264">
            <text:p>0,00000292</text:p>
          </table:table-cell>
          <table:table-cell table:formula="of:=[.C193]-0.013861231" office:value-type="float" office:value="-0.005314221">
            <text:p>-0,005314221</text:p>
          </table:table-cell>
          <table:table-cell table:formula="of:=[.F19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0.065556426">
            <text:p>0,06555642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94]-0.009034802" office:value-type="float" office:value="-0.002929792">
            <text:p>-0,002929792</text:p>
          </table:table-cell>
          <table:table-cell table:formula="of:=[.D194]^2" office:value-type="float" office:value="0.000008583681163264">
            <text:p>8,583681163264E-006</text:p>
          </table:table-cell>
          <table:table-cell table:formula="of:=[.C194]-0.013861231" office:value-type="float" office:value="-0.000430231000000001">
            <text:p>-0,000430231</text:p>
          </table:table-cell>
          <table:table-cell table:formula="of:=[.F194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0.587715053">
            <text:p>0,587715053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95]-0.009034802" office:value-type="float" office:value="-0.004150792">
            <text:p>-0,004150792</text:p>
          </table:table-cell>
          <table:table-cell table:formula="of:=[.D195]^2" office:value-type="float" office:value="0.000017229074227264">
            <text:p>1,7229074227264E-005</text:p>
          </table:table-cell>
          <table:table-cell table:formula="of:=[.C195]-0.013861231" office:value-type="float" office:value="0.003232769">
            <text:p>0,003232769</text:p>
          </table:table-cell>
          <table:table-cell table:formula="of:=[.F19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0.849061592">
            <text:p>0,849061592</text:p>
          </table:table-cell>
          <table:table-cell office:value-type="float" office:value="0.00854701">
            <text:p>0,00854701</text:p>
          </table:table-cell>
          <table:table-cell office:value-type="float" office:value="0.019536">
            <text:p>0,019536</text:p>
          </table:table-cell>
          <table:table-cell table:formula="of:=[.B196]-0.009034802" office:value-type="float" office:value="-0.000487791999999999">
            <text:p>-0,000487792</text:p>
          </table:table-cell>
          <table:table-cell table:formula="of:=[.D196]^2" office:value-type="float" office:value="0.000000237941035263999">
            <text:p>2,37941035263999E-007</text:p>
          </table:table-cell>
          <table:table-cell table:formula="of:=[.C196]-0.013861231" office:value-type="float" office:value="0.005674769">
            <text:p>0,005674769</text:p>
          </table:table-cell>
          <table:table-cell table:formula="of:=[.F19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1.370685768">
            <text:p>1,37068576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97]-0.009034802" office:value-type="float" office:value="-0.002929792">
            <text:p>-0,002929792</text:p>
          </table:table-cell>
          <table:table-cell table:formula="of:=[.D197]^2" office:value-type="float" office:value="0.000008583681163264">
            <text:p>8,583681163264E-006</text:p>
          </table:table-cell>
          <table:table-cell table:formula="of:=[.C197]-0.013861231" office:value-type="float" office:value="-0.000430231000000001">
            <text:p>-0,000430231</text:p>
          </table:table-cell>
          <table:table-cell table:formula="of:=[.F19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0.021978">
            <text:p>0,021978</text:p>
          </table:table-cell>
          <table:table-cell office:value-type="float" office:value="0.013431">
            <text:p>0,013431</text:p>
          </table:table-cell>
          <table:table-cell table:formula="of:=[.B198]-0.009034802" office:value-type="float" office:value="0.012943198">
            <text:p>0,012943198</text:p>
          </table:table-cell>
          <table:table-cell table:formula="of:=[.D198]^2" office:value-type="float" office:value="0.000167526374467204">
            <text:p>0,0001675264</text:p>
          </table:table-cell>
          <table:table-cell table:formula="of:=[.C198]-0.013861231" office:value-type="float" office:value="-0.000430231000000001">
            <text:p>-0,000430231</text:p>
          </table:table-cell>
          <table:table-cell table:formula="of:=[.F19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.154190934">
            <text:p>2,15419093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99]-0.009034802" office:value-type="float" office:value="-0.002929792">
            <text:p>-0,002929792</text:p>
          </table:table-cell>
          <table:table-cell table:formula="of:=[.D199]^2" office:value-type="float" office:value="0.000008583681163264">
            <text:p>8,583681163264E-006</text:p>
          </table:table-cell>
          <table:table-cell table:formula="of:=[.C199]-0.013861231" office:value-type="float" office:value="-0.004093221">
            <text:p>-0,004093221</text:p>
          </table:table-cell>
          <table:table-cell table:formula="of:=[.F19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2.415003022">
            <text:p>2,41500302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00]-0.009034802" office:value-type="float" office:value="-0.002929792">
            <text:p>-0,002929792</text:p>
          </table:table-cell>
          <table:table-cell table:formula="of:=[.D200]^2" office:value-type="float" office:value="0.000008583681163264">
            <text:p>8,583681163264E-006</text:p>
          </table:table-cell>
          <table:table-cell table:formula="of:=[.C200]-0.013861231" office:value-type="float" office:value="0.002011769">
            <text:p>0,002011769</text:p>
          </table:table-cell>
          <table:table-cell table:formula="of:=[.F20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3.002364671">
            <text:p>3,00236467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01]-0.009034802" office:value-type="float" office:value="-0.002929792">
            <text:p>-0,002929792</text:p>
          </table:table-cell>
          <table:table-cell table:formula="of:=[.D201]^2" office:value-type="float" office:value="0.000008583681163264">
            <text:p>8,583681163264E-006</text:p>
          </table:table-cell>
          <table:table-cell table:formula="of:=[.C201]-0.013861231" office:value-type="float" office:value="-0.002872231">
            <text:p>-0,002872231</text:p>
          </table:table-cell>
          <table:table-cell table:formula="of:=[.F20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3.524523298">
            <text:p>3,52452329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02]-0.009034802" office:value-type="float" office:value="-0.002929792">
            <text:p>-0,002929792</text:p>
          </table:table-cell>
          <table:table-cell table:formula="of:=[.D202]^2" office:value-type="float" office:value="0.000008583681163264">
            <text:p>8,583681163264E-006</text:p>
          </table:table-cell>
          <table:table-cell table:formula="of:=[.C202]-0.013861231" office:value-type="float" office:value="-0.000430231000000001">
            <text:p>-0,000430231</text:p>
          </table:table-cell>
          <table:table-cell table:formula="of:=[.F20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3.785335386">
            <text:p>3,785335386</text:p>
          </table:table-cell>
          <table:table-cell office:value-type="float" office:value="0.010989">
            <text:p>0,010989</text:p>
          </table:table-cell>
          <table:table-cell office:value-type="float" office:value="0.014652">
            <text:p>0,014652</text:p>
          </table:table-cell>
          <table:table-cell table:formula="of:=[.B203]-0.009034802" office:value-type="float" office:value="0.001954198">
            <text:p>0,001954198</text:p>
          </table:table-cell>
          <table:table-cell table:formula="of:=[.D203]^2" office:value-type="float" office:value="0.000003818889823204">
            <text:p>3,818889823204E-006</text:p>
          </table:table-cell>
          <table:table-cell table:formula="of:=[.C203]-0.013861231" office:value-type="float" office:value="0.000790768999999998">
            <text:p>0,000790769</text:p>
          </table:table-cell>
          <table:table-cell table:formula="of:=[.F20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.307494013">
            <text:p>4,307494013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04]-0.009034802" office:value-type="float" office:value="-0.001708792">
            <text:p>-0,001708792</text:p>
          </table:table-cell>
          <table:table-cell table:formula="of:=[.D204]^2" office:value-type="float" office:value="0.000002919970099264">
            <text:p>0,00000292</text:p>
          </table:table-cell>
          <table:table-cell table:formula="of:=[.C204]-0.013861231" office:value-type="float" office:value="-0.005314221">
            <text:p>-0,005314221</text:p>
          </table:table-cell>
          <table:table-cell table:formula="of:=[.F20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.568306101">
            <text:p>4,568306101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05]-0.009034802" office:value-type="float" office:value="-0.002929792">
            <text:p>-0,002929792</text:p>
          </table:table-cell>
          <table:table-cell table:formula="of:=[.D205]^2" office:value-type="float" office:value="0.000008583681163264">
            <text:p>8,583681163264E-006</text:p>
          </table:table-cell>
          <table:table-cell table:formula="of:=[.C205]-0.013861231" office:value-type="float" office:value="0.005674769">
            <text:p>0,005674769</text:p>
          </table:table-cell>
          <table:table-cell table:formula="of:=[.F20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5.090464728">
            <text:p>5,090464728</text:p>
          </table:table-cell>
          <table:table-cell office:value-type="float" office:value="0.013431">
            <text:p>0,013431</text:p>
          </table:table-cell>
          <table:table-cell office:value-type="float" office:value="0.020757">
            <text:p>0,020757</text:p>
          </table:table-cell>
          <table:table-cell table:formula="of:=[.B206]-0.009034802" office:value-type="float" office:value="0.004396198">
            <text:p>0,004396198</text:p>
          </table:table-cell>
          <table:table-cell table:formula="of:=[.D206]^2" office:value-type="float" office:value="0.000019326556855204">
            <text:p>1,9326556855204E-005</text:p>
          </table:table-cell>
          <table:table-cell table:formula="of:=[.C206]-0.013861231" office:value-type="float" office:value="0.006895769">
            <text:p>0,006895769</text:p>
          </table:table-cell>
          <table:table-cell table:formula="of:=[.F20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.351811267">
            <text:p>5,351811267</text:p>
          </table:table-cell>
          <table:table-cell table:number-columns-repeated="2" office:value-type="float" office:value="0.015873">
            <text:p>0,015873</text:p>
          </table:table-cell>
          <table:table-cell table:formula="of:=[.B207]-0.009034802" office:value-type="float" office:value="0.006838198">
            <text:p>0,006838198</text:p>
          </table:table-cell>
          <table:table-cell table:formula="of:=[.D207]^2" office:value-type="float" office:value="0.000046760951887204">
            <text:p>0,000046761</text:p>
          </table:table-cell>
          <table:table-cell table:formula="of:=[.C207]-0.013861231" office:value-type="float" office:value="0.002011769">
            <text:p>0,002011769</text:p>
          </table:table-cell>
          <table:table-cell table:formula="of:=[.F20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5.873435443">
            <text:p>5,873435443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08]-0.009034802" office:value-type="float" office:value="-0.002929792">
            <text:p>-0,002929792</text:p>
          </table:table-cell>
          <table:table-cell table:formula="of:=[.D208]^2" office:value-type="float" office:value="0.000008583681163264">
            <text:p>8,583681163264E-006</text:p>
          </table:table-cell>
          <table:table-cell table:formula="of:=[.C208]-0.013861231" office:value-type="float" office:value="-0.005314221">
            <text:p>-0,005314221</text:p>
          </table:table-cell>
          <table:table-cell table:formula="of:=[.F20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.39559407">
            <text:p>6,3955940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09]-0.009034802" office:value-type="float" office:value="-0.002929792">
            <text:p>-0,002929792</text:p>
          </table:table-cell>
          <table:table-cell table:formula="of:=[.D209]^2" office:value-type="float" office:value="0.000008583681163264">
            <text:p>8,583681163264E-006</text:p>
          </table:table-cell>
          <table:table-cell table:formula="of:=[.C209]-0.013861231" office:value-type="float" office:value="-0.002872231">
            <text:p>-0,002872231</text:p>
          </table:table-cell>
          <table:table-cell table:formula="of:=[.F20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210]-0.009034802" office:value-type="float" office:value="-0.004150792">
            <text:p>-0,004150792</text:p>
          </table:table-cell>
          <table:table-cell table:formula="of:=[.D210]^2" office:value-type="float" office:value="0.000017229074227264">
            <text:p>1,7229074227264E-005</text:p>
          </table:table-cell>
          <table:table-cell table:formula="of:=[.C210]-0.013861231" office:value-type="float" office:value="0.005674769">
            <text:p>0,005674769</text:p>
          </table:table-cell>
          <table:table-cell table:formula="of:=[.F210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.244302258">
            <text:p>7,244302258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211]-0.009034802" office:value-type="float" office:value="-0.001708792">
            <text:p>-0,001708792</text:p>
          </table:table-cell>
          <table:table-cell table:formula="of:=[.D211]^2" office:value-type="float" office:value="0.000002919970099264">
            <text:p>0,00000292</text:p>
          </table:table-cell>
          <table:table-cell table:formula="of:=[.C211]-0.013861231" office:value-type="float" office:value="0.003232769">
            <text:p>0,003232769</text:p>
          </table:table-cell>
          <table:table-cell table:formula="of:=[.F21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7.570317368">
            <text:p>7,570317368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212]-0.009034802" office:value-type="float" office:value="-0.001708792">
            <text:p>-0,001708792</text:p>
          </table:table-cell>
          <table:table-cell table:formula="of:=[.D212]^2" office:value-type="float" office:value="0.000002919970099264">
            <text:p>0,00000292</text:p>
          </table:table-cell>
          <table:table-cell table:formula="of:=[.C212]-0.013861231" office:value-type="float" office:value="0.004453769">
            <text:p>0,004453769</text:p>
          </table:table-cell>
          <table:table-cell table:formula="of:=[.F21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.092475995">
            <text:p>8,092475995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213]-0.009034802" office:value-type="float" office:value="0.004396198">
            <text:p>0,004396198</text:p>
          </table:table-cell>
          <table:table-cell table:formula="of:=[.D213]^2" office:value-type="float" office:value="0.000019326556855204">
            <text:p>1,9326556855204E-005</text:p>
          </table:table-cell>
          <table:table-cell table:formula="of:=[.C213]-0.013861231" office:value-type="float" office:value="-0.005314221">
            <text:p>-0,005314221</text:p>
          </table:table-cell>
          <table:table-cell table:formula="of:=[.F21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14]-0.009034802" office:value-type="float" office:value="-0.002929792">
            <text:p>-0,002929792</text:p>
          </table:table-cell>
          <table:table-cell table:formula="of:=[.D214]^2" office:value-type="float" office:value="0.000008583681163264">
            <text:p>8,583681163264E-006</text:p>
          </table:table-cell>
          <table:table-cell table:formula="of:=[.C214]-0.013861231" office:value-type="float" office:value="-0.005314221">
            <text:p>-0,005314221</text:p>
          </table:table-cell>
          <table:table-cell table:formula="of:=[.F21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.87544671">
            <text:p>8,8754467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15]-0.009034802" office:value-type="float" office:value="-0.002929792">
            <text:p>-0,002929792</text:p>
          </table:table-cell>
          <table:table-cell table:formula="of:=[.D215]^2" office:value-type="float" office:value="0.000008583681163264">
            <text:p>8,583681163264E-006</text:p>
          </table:table-cell>
          <table:table-cell table:formula="of:=[.C215]-0.013861231" office:value-type="float" office:value="0.002011769">
            <text:p>0,002011769</text:p>
          </table:table-cell>
          <table:table-cell table:formula="of:=[.F21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9.267199293">
            <text:p>9,267199293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16]-0.009034802" office:value-type="float" office:value="-0.002929792">
            <text:p>-0,002929792</text:p>
          </table:table-cell>
          <table:table-cell table:formula="of:=[.D216]^2" office:value-type="float" office:value="0.000008583681163264">
            <text:p>8,583681163264E-006</text:p>
          </table:table-cell>
          <table:table-cell table:formula="of:=[.C216]-0.013861231" office:value-type="float" office:value="0.003232769">
            <text:p>0,003232769</text:p>
          </table:table-cell>
          <table:table-cell table:formula="of:=[.F21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9.723620447">
            <text:p>9,723620447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  <table:table-cell table:formula="of:=[.B217]-0.009034802" office:value-type="float" office:value="0.014164198">
            <text:p>0,014164198</text:p>
          </table:table-cell>
          <table:table-cell table:formula="of:=[.D217]^2" office:value-type="float" office:value="0.000200624504983204">
            <text:p>0,0002006245</text:p>
          </table:table-cell>
          <table:table-cell table:formula="of:=[.C217]-0.013861231" office:value-type="float" office:value="-0.006535221">
            <text:p>-0,006535221</text:p>
          </table:table-cell>
          <table:table-cell table:formula="of:=[.F21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10.180576052">
            <text:p>10,18057605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18]-0.009034802" office:value-type="float" office:value="-0.002929792">
            <text:p>-0,002929792</text:p>
          </table:table-cell>
          <table:table-cell table:formula="of:=[.D218]^2" office:value-type="float" office:value="0.000008583681163264">
            <text:p>8,583681163264E-006</text:p>
          </table:table-cell>
          <table:table-cell table:formula="of:=[.C218]-0.013861231" office:value-type="float" office:value="0.004453769">
            <text:p>0,004453769</text:p>
          </table:table-cell>
          <table:table-cell table:formula="of:=[.F21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0.44138814">
            <text:p>10,44138814</text:p>
          </table:table-cell>
          <table:table-cell office:value-type="float" office:value="0.010989">
            <text:p>0,010989</text:p>
          </table:table-cell>
          <table:table-cell office:value-type="float" office:value="0.020757">
            <text:p>0,020757</text:p>
          </table:table-cell>
          <table:table-cell table:formula="of:=[.B219]-0.009034802" office:value-type="float" office:value="0.001954198">
            <text:p>0,001954198</text:p>
          </table:table-cell>
          <table:table-cell table:formula="of:=[.D219]^2" office:value-type="float" office:value="0.000003818889823204">
            <text:p>3,818889823204E-006</text:p>
          </table:table-cell>
          <table:table-cell table:formula="of:=[.C219]-0.013861231" office:value-type="float" office:value="0.006895769">
            <text:p>0,006895769</text:p>
          </table:table-cell>
          <table:table-cell table:formula="of:=[.F21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10.963546767">
            <text:p>10,963546767</text:p>
          </table:table-cell>
          <table:table-cell office:value-type="float" office:value="0.00854701">
            <text:p>0,00854701</text:p>
          </table:table-cell>
          <table:table-cell office:value-type="float" office:value="0.014652">
            <text:p>0,014652</text:p>
          </table:table-cell>
          <table:table-cell table:formula="of:=[.B220]-0.009034802" office:value-type="float" office:value="-0.000487791999999999">
            <text:p>-0,000487792</text:p>
          </table:table-cell>
          <table:table-cell table:formula="of:=[.D220]^2" office:value-type="float" office:value="0.000000237941035263999">
            <text:p>2,37941035263999E-007</text:p>
          </table:table-cell>
          <table:table-cell table:formula="of:=[.C220]-0.013861231" office:value-type="float" office:value="0.000790768999999998">
            <text:p>0,000790769</text:p>
          </table:table-cell>
          <table:table-cell table:formula="of:=[.F220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11.290096328">
            <text:p>11,290096328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221]-0.009034802" office:value-type="float" office:value="-0.000487791999999999">
            <text:p>-0,000487792</text:p>
          </table:table-cell>
          <table:table-cell table:formula="of:=[.D221]^2" office:value-type="float" office:value="0.000000237941035263999">
            <text:p>2,37941035263999E-007</text:p>
          </table:table-cell>
          <table:table-cell table:formula="of:=[.C221]-0.013861231" office:value-type="float" office:value="-0.004093221">
            <text:p>-0,004093221</text:p>
          </table:table-cell>
          <table:table-cell table:formula="of:=[.F22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1.746517482">
            <text:p>11,7465174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22]-0.009034802" office:value-type="float" office:value="-0.002929792">
            <text:p>-0,002929792</text:p>
          </table:table-cell>
          <table:table-cell table:formula="of:=[.D222]^2" office:value-type="float" office:value="0.000008583681163264">
            <text:p>8,583681163264E-006</text:p>
          </table:table-cell>
          <table:table-cell table:formula="of:=[.C222]-0.013861231" office:value-type="float" office:value="-0.005314221">
            <text:p>-0,005314221</text:p>
          </table:table-cell>
          <table:table-cell table:formula="of:=[.F22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12.073067043">
            <text:p>12,07306704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223]-0.009034802" office:value-type="float" office:value="-0.001708792">
            <text:p>-0,001708792</text:p>
          </table:table-cell>
          <table:table-cell table:formula="of:=[.D223]^2" office:value-type="float" office:value="0.000002919970099264">
            <text:p>0,00000292</text:p>
          </table:table-cell>
          <table:table-cell table:formula="of:=[.C223]-0.013861231" office:value-type="float" office:value="-0.000430231000000001">
            <text:p>-0,000430231</text:p>
          </table:table-cell>
          <table:table-cell table:formula="of:=[.F22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2.59522567">
            <text:p>12,5952256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224]-0.009034802" office:value-type="float" office:value="-0.001708792">
            <text:p>-0,001708792</text:p>
          </table:table-cell>
          <table:table-cell table:formula="of:=[.D224]^2" office:value-type="float" office:value="0.000002919970099264">
            <text:p>0,00000292</text:p>
          </table:table-cell>
          <table:table-cell table:formula="of:=[.C224]-0.013861231" office:value-type="float" office:value="0.005674769">
            <text:p>0,005674769</text:p>
          </table:table-cell>
          <table:table-cell table:formula="of:=[.F224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13.117384297">
            <text:p>13,117384297</text:p>
          </table:table-cell>
          <table:table-cell office:value-type="float" office:value="0.032967">
            <text:p>0,032967</text:p>
          </table:table-cell>
          <table:table-cell office:value-type="float" office:value="0.01221">
            <text:p>0,01221</text:p>
          </table:table-cell>
          <table:table-cell table:formula="of:=[.B225]-0.009034802" office:value-type="float" office:value="0.023932198">
            <text:p>0,023932198</text:p>
          </table:table-cell>
          <table:table-cell table:formula="of:=[.D225]^2" office:value-type="float" office:value="0.000572750101111204">
            <text:p>0,0005727501</text:p>
          </table:table-cell>
          <table:table-cell table:formula="of:=[.C225]-0.013861231" office:value-type="float" office:value="-0.001651231">
            <text:p>-0,001651231</text:p>
          </table:table-cell>
          <table:table-cell table:formula="of:=[.F22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226]-0.009034802" office:value-type="float" office:value="-0.004150792">
            <text:p>-0,004150792</text:p>
          </table:table-cell>
          <table:table-cell table:formula="of:=[.D226]^2" office:value-type="float" office:value="0.000017229074227264">
            <text:p>1,7229074227264E-005</text:p>
          </table:table-cell>
          <table:table-cell table:formula="of:=[.C226]-0.013861231" office:value-type="float" office:value="-0.000430231000000001">
            <text:p>-0,000430231</text:p>
          </table:table-cell>
          <table:table-cell table:formula="of:=[.F22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3.965558034">
            <text:p>13,96555803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27]-0.009034802" office:value-type="float" office:value="-0.002929792">
            <text:p>-0,002929792</text:p>
          </table:table-cell>
          <table:table-cell table:formula="of:=[.D227]^2" office:value-type="float" office:value="0.000008583681163264">
            <text:p>8,583681163264E-006</text:p>
          </table:table-cell>
          <table:table-cell table:formula="of:=[.C227]-0.013861231" office:value-type="float" office:value="0.004453769">
            <text:p>0,004453769</text:p>
          </table:table-cell>
          <table:table-cell table:formula="of:=[.F227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4.226370122">
            <text:p>14,226370122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228]-0.009034802" office:value-type="float" office:value="-0.001708792">
            <text:p>-0,001708792</text:p>
          </table:table-cell>
          <table:table-cell table:formula="of:=[.D228]^2" office:value-type="float" office:value="0.000002919970099264">
            <text:p>0,00000292</text:p>
          </table:table-cell>
          <table:table-cell table:formula="of:=[.C228]-0.013861231" office:value-type="float" office:value="0.000790768999999998">
            <text:p>0,000790769</text:p>
          </table:table-cell>
          <table:table-cell table:formula="of:=[.F22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14.748528749">
            <text:p>14,74852874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29]-0.009034802" office:value-type="float" office:value="-0.002929792">
            <text:p>-0,002929792</text:p>
          </table:table-cell>
          <table:table-cell table:formula="of:=[.D229]^2" office:value-type="float" office:value="0.000008583681163264">
            <text:p>8,583681163264E-006</text:p>
          </table:table-cell>
          <table:table-cell table:formula="of:=[.C229]-0.013861231" office:value-type="float" office:value="-0.002872231">
            <text:p>-0,002872231</text:p>
          </table:table-cell>
          <table:table-cell table:formula="of:=[.F22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5.009340837">
            <text:p>15,009340837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230]-0.009034802" office:value-type="float" office:value="-0.004150792">
            <text:p>-0,004150792</text:p>
          </table:table-cell>
          <table:table-cell table:formula="of:=[.D230]^2" office:value-type="float" office:value="0.000017229074227264">
            <text:p>1,7229074227264E-005</text:p>
          </table:table-cell>
          <table:table-cell table:formula="of:=[.C230]-0.013861231" office:value-type="float" office:value="-0.002872231">
            <text:p>-0,002872231</text:p>
          </table:table-cell>
          <table:table-cell table:formula="of:=[.F23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5.531499464">
            <text:p>15,531499464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31]-0.009034802" office:value-type="float" office:value="-0.002929792">
            <text:p>-0,002929792</text:p>
          </table:table-cell>
          <table:table-cell table:formula="of:=[.D231]^2" office:value-type="float" office:value="0.000008583681163264">
            <text:p>8,583681163264E-006</text:p>
          </table:table-cell>
          <table:table-cell table:formula="of:=[.C231]-0.013861231" office:value-type="float" office:value="0.006895769">
            <text:p>0,006895769</text:p>
          </table:table-cell>
          <table:table-cell table:formula="of:=[.F231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16.053658091">
            <text:p>16,05365809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32]-0.009034802" office:value-type="float" office:value="-0.002929792">
            <text:p>-0,002929792</text:p>
          </table:table-cell>
          <table:table-cell table:formula="of:=[.D232]^2" office:value-type="float" office:value="0.000008583681163264">
            <text:p>8,583681163264E-006</text:p>
          </table:table-cell>
          <table:table-cell table:formula="of:=[.C232]-0.013861231" office:value-type="float" office:value="0.004453769">
            <text:p>0,004453769</text:p>
          </table:table-cell>
          <table:table-cell table:formula="of:=[.F23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6.314470179">
            <text:p>16,314470179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233]-0.009034802" office:value-type="float" office:value="-0.004150792">
            <text:p>-0,004150792</text:p>
          </table:table-cell>
          <table:table-cell table:formula="of:=[.D233]^2" office:value-type="float" office:value="0.000017229074227264">
            <text:p>1,7229074227264E-005</text:p>
          </table:table-cell>
          <table:table-cell table:formula="of:=[.C233]-0.013861231" office:value-type="float" office:value="-0.004093221">
            <text:p>-0,004093221</text:p>
          </table:table-cell>
          <table:table-cell table:formula="of:=[.F23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6.836628806">
            <text:p>16,836628806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234]-0.009034802" office:value-type="float" office:value="0.001954198">
            <text:p>0,001954198</text:p>
          </table:table-cell>
          <table:table-cell table:formula="of:=[.D234]^2" office:value-type="float" office:value="0.000003818889823204">
            <text:p>3,818889823204E-006</text:p>
          </table:table-cell>
          <table:table-cell table:formula="of:=[.C234]-0.013861231" office:value-type="float" office:value="-0.006535221">
            <text:p>-0,006535221</text:p>
          </table:table-cell>
          <table:table-cell table:formula="of:=[.F23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17.163178367">
            <text:p>17,16317836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35]-0.009034802" office:value-type="float" office:value="-0.002929792">
            <text:p>-0,002929792</text:p>
          </table:table-cell>
          <table:table-cell table:formula="of:=[.D235]^2" office:value-type="float" office:value="0.000008583681163264">
            <text:p>8,583681163264E-006</text:p>
          </table:table-cell>
          <table:table-cell table:formula="of:=[.C235]-0.013861231" office:value-type="float" office:value="-0.002872231">
            <text:p>-0,002872231</text:p>
          </table:table-cell>
          <table:table-cell table:formula="of:=[.F23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7.685336994">
            <text:p>17,685336994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236]-0.009034802" office:value-type="float" office:value="0.000733208000000001">
            <text:p>0,000733208</text:p>
          </table:table-cell>
          <table:table-cell table:formula="of:=[.D236]^2" office:value-type="float" office:value="0.000000537593971264001">
            <text:p>5,37593971264001E-007</text:p>
          </table:table-cell>
          <table:table-cell table:formula="of:=[.C236]-0.013861231" office:value-type="float" office:value="0.002011769">
            <text:p>0,002011769</text:p>
          </table:table-cell>
          <table:table-cell table:formula="of:=[.F23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18.20696117">
            <text:p>18,2069611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37]-0.009034802" office:value-type="float" office:value="-0.002929792">
            <text:p>-0,002929792</text:p>
          </table:table-cell>
          <table:table-cell table:formula="of:=[.D237]^2" office:value-type="float" office:value="0.000008583681163264">
            <text:p>8,583681163264E-006</text:p>
          </table:table-cell>
          <table:table-cell table:formula="of:=[.C237]-0.013861231" office:value-type="float" office:value="0.003232769">
            <text:p>0,003232769</text:p>
          </table:table-cell>
          <table:table-cell table:formula="of:=[.F23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18.468307709">
            <text:p>18,468307709</text:p>
          </table:table-cell>
          <table:table-cell office:value-type="float" office:value="0.014652">
            <text:p>0,014652</text:p>
          </table:table-cell>
          <table:table-cell office:value-type="float" office:value="0.018315">
            <text:p>0,018315</text:p>
          </table:table-cell>
          <table:table-cell table:formula="of:=[.B238]-0.009034802" office:value-type="float" office:value="0.005617198">
            <text:p>0,005617198</text:p>
          </table:table-cell>
          <table:table-cell table:formula="of:=[.D238]^2" office:value-type="float" office:value="0.000031552913371204">
            <text:p>3,1552913371204E-005</text:p>
          </table:table-cell>
          <table:table-cell table:formula="of:=[.C238]-0.013861231" office:value-type="float" office:value="0.004453769">
            <text:p>0,004453769</text:p>
          </table:table-cell>
          <table:table-cell table:formula="of:=[.F23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8.990466336">
            <text:p>18,990466336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239]-0.009034802" office:value-type="float" office:value="-0.001708792">
            <text:p>-0,001708792</text:p>
          </table:table-cell>
          <table:table-cell table:formula="of:=[.D239]^2" office:value-type="float" office:value="0.000002919970099264">
            <text:p>0,00000292</text:p>
          </table:table-cell>
          <table:table-cell table:formula="of:=[.C239]-0.013861231" office:value-type="float" office:value="-0.004093221">
            <text:p>-0,004093221</text:p>
          </table:table-cell>
          <table:table-cell table:formula="of:=[.F23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9.251278424">
            <text:p>19,251278424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240]-0.009034802" office:value-type="float" office:value="-0.001708792">
            <text:p>-0,001708792</text:p>
          </table:table-cell>
          <table:table-cell table:formula="of:=[.D240]^2" office:value-type="float" office:value="0.000002919970099264">
            <text:p>0,00000292</text:p>
          </table:table-cell>
          <table:table-cell table:formula="of:=[.C240]-0.013861231" office:value-type="float" office:value="-0.002872231">
            <text:p>-0,002872231</text:p>
          </table:table-cell>
          <table:table-cell table:formula="of:=[.F24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9.838640073">
            <text:p>19,838640073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41]-0.009034802" office:value-type="float" office:value="-0.002929792">
            <text:p>-0,002929792</text:p>
          </table:table-cell>
          <table:table-cell table:formula="of:=[.D241]^2" office:value-type="float" office:value="0.000008583681163264">
            <text:p>8,583681163264E-006</text:p>
          </table:table-cell>
          <table:table-cell table:formula="of:=[.C241]-0.013861231" office:value-type="float" office:value="-0.002872231">
            <text:p>-0,002872231</text:p>
          </table:table-cell>
          <table:table-cell table:formula="of:=[.F24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0.295595678">
            <text:p>20,295595678</text:p>
          </table:table-cell>
          <table:table-cell office:value-type="float" office:value="0.010989">
            <text:p>0,010989</text:p>
          </table:table-cell>
          <table:table-cell office:value-type="float" office:value="0.013431">
            <text:p>0,013431</text:p>
          </table:table-cell>
          <table:table-cell table:formula="of:=[.B242]-0.009034802" office:value-type="float" office:value="0.001954198">
            <text:p>0,001954198</text:p>
          </table:table-cell>
          <table:table-cell table:formula="of:=[.D242]^2" office:value-type="float" office:value="0.000003818889823204">
            <text:p>3,818889823204E-006</text:p>
          </table:table-cell>
          <table:table-cell table:formula="of:=[.C242]-0.013861231" office:value-type="float" office:value="-0.000430231000000001">
            <text:p>-0,000430231</text:p>
          </table:table-cell>
          <table:table-cell table:formula="of:=[.F24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0.621610788">
            <text:p>20,621610788</text:p>
          </table:table-cell>
          <table:table-cell office:value-type="float" office:value="0.01221">
            <text:p>0,01221</text:p>
          </table:table-cell>
          <table:table-cell office:value-type="float" office:value="0.020757">
            <text:p>0,020757</text:p>
          </table:table-cell>
          <table:table-cell table:formula="of:=[.B243]-0.009034802" office:value-type="float" office:value="0.003175198">
            <text:p>0,003175198</text:p>
          </table:table-cell>
          <table:table-cell table:formula="of:=[.D243]^2" office:value-type="float" office:value="0.000010081882339204">
            <text:p>1,0081882339204E-005</text:p>
          </table:table-cell>
          <table:table-cell table:formula="of:=[.C243]-0.013861231" office:value-type="float" office:value="0.006895769">
            <text:p>0,006895769</text:p>
          </table:table-cell>
          <table:table-cell table:formula="of:=[.F243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21.143769415">
            <text:p>21,143769415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244]-0.009034802" office:value-type="float" office:value="0.000733208000000001">
            <text:p>0,000733208</text:p>
          </table:table-cell>
          <table:table-cell table:formula="of:=[.D244]^2" office:value-type="float" office:value="0.000000537593971264001">
            <text:p>5,37593971264001E-007</text:p>
          </table:table-cell>
          <table:table-cell table:formula="of:=[.C244]-0.013861231" office:value-type="float" office:value="-0.002872231">
            <text:p>-0,002872231</text:p>
          </table:table-cell>
          <table:table-cell table:formula="of:=[.F24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1.404581503">
            <text:p>21,404581503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45]-0.009034802" office:value-type="float" office:value="-0.002929792">
            <text:p>-0,002929792</text:p>
          </table:table-cell>
          <table:table-cell table:formula="of:=[.D245]^2" office:value-type="float" office:value="0.000008583681163264">
            <text:p>8,583681163264E-006</text:p>
          </table:table-cell>
          <table:table-cell table:formula="of:=[.C245]-0.013861231" office:value-type="float" office:value="0.005674769">
            <text:p>0,005674769</text:p>
          </table:table-cell>
          <table:table-cell table:formula="of:=[.F24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21.92674013">
            <text:p>21,9267401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46]-0.009034802" office:value-type="float" office:value="-0.002929792">
            <text:p>-0,002929792</text:p>
          </table:table-cell>
          <table:table-cell table:formula="of:=[.D246]^2" office:value-type="float" office:value="0.000008583681163264">
            <text:p>8,583681163264E-006</text:p>
          </table:table-cell>
          <table:table-cell table:formula="of:=[.C246]-0.013861231" office:value-type="float" office:value="0.006895769">
            <text:p>0,006895769</text:p>
          </table:table-cell>
          <table:table-cell table:formula="of:=[.F24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22.253289691">
            <text:p>22,25328969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47]-0.009034802" office:value-type="float" office:value="-0.002929792">
            <text:p>-0,002929792</text:p>
          </table:table-cell>
          <table:table-cell table:formula="of:=[.D247]^2" office:value-type="float" office:value="0.000008583681163264">
            <text:p>8,583681163264E-006</text:p>
          </table:table-cell>
          <table:table-cell table:formula="of:=[.C247]-0.013861231" office:value-type="float" office:value="-0.002872231">
            <text:p>-0,002872231</text:p>
          </table:table-cell>
          <table:table-cell table:formula="of:=[.F24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2.774913867">
            <text:p>22,77491386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48]-0.009034802" office:value-type="float" office:value="-0.002929792">
            <text:p>-0,002929792</text:p>
          </table:table-cell>
          <table:table-cell table:formula="of:=[.D248]^2" office:value-type="float" office:value="0.000008583681163264">
            <text:p>8,583681163264E-006</text:p>
          </table:table-cell>
          <table:table-cell table:formula="of:=[.C248]-0.013861231" office:value-type="float" office:value="-0.004093221">
            <text:p>-0,004093221</text:p>
          </table:table-cell>
          <table:table-cell table:formula="of:=[.F24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23.036260406">
            <text:p>23,03626040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49]-0.009034802" office:value-type="float" office:value="-0.002929792">
            <text:p>-0,002929792</text:p>
          </table:table-cell>
          <table:table-cell table:formula="of:=[.D249]^2" office:value-type="float" office:value="0.000008583681163264">
            <text:p>8,583681163264E-006</text:p>
          </table:table-cell>
          <table:table-cell table:formula="of:=[.C249]-0.013861231" office:value-type="float" office:value="0.002011769">
            <text:p>0,002011769</text:p>
          </table:table-cell>
          <table:table-cell table:formula="of:=[.F249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23.49268156">
            <text:p>23,4926815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50]-0.009034802" office:value-type="float" office:value="-0.002929792">
            <text:p>-0,002929792</text:p>
          </table:table-cell>
          <table:table-cell table:formula="of:=[.D250]^2" office:value-type="float" office:value="0.000008583681163264">
            <text:p>8,583681163264E-006</text:p>
          </table:table-cell>
          <table:table-cell table:formula="of:=[.C250]-0.013861231" office:value-type="float" office:value="0.002011769">
            <text:p>0,002011769</text:p>
          </table:table-cell>
          <table:table-cell table:formula="of:=[.F2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24.080043209">
            <text:p>24,080043209</text:p>
          </table:table-cell>
          <table:table-cell office:value-type="float" office:value="0.010989">
            <text:p>0,010989</text:p>
          </table:table-cell>
          <table:table-cell office:value-type="float" office:value="0.017094">
            <text:p>0,017094</text:p>
          </table:table-cell>
          <table:table-cell table:formula="of:=[.B251]-0.009034802" office:value-type="float" office:value="0.001954198">
            <text:p>0,001954198</text:p>
          </table:table-cell>
          <table:table-cell table:formula="of:=[.D251]^2" office:value-type="float" office:value="0.000003818889823204">
            <text:p>3,818889823204E-006</text:p>
          </table:table-cell>
          <table:table-cell table:formula="of:=[.C251]-0.013861231" office:value-type="float" office:value="0.003232769">
            <text:p>0,003232769</text:p>
          </table:table-cell>
          <table:table-cell table:formula="of:=[.F25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14652">
            <text:p>0,014652</text:p>
          </table:table-cell>
          <table:table-cell office:value-type="float" office:value="0.01221">
            <text:p>0,01221</text:p>
          </table:table-cell>
          <table:table-cell table:formula="of:=[.B252]-0.009034802" office:value-type="float" office:value="0.005617198">
            <text:p>0,005617198</text:p>
          </table:table-cell>
          <table:table-cell table:formula="of:=[.D252]^2" office:value-type="float" office:value="0.000031552913371204">
            <text:p>3,1552913371204E-005</text:p>
          </table:table-cell>
          <table:table-cell table:formula="of:=[.C252]-0.013861231" office:value-type="float" office:value="-0.001651231">
            <text:p>-0,001651231</text:p>
          </table:table-cell>
          <table:table-cell table:formula="of:=[.F25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4.863548375">
            <text:p>24,863548375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253]-0.009034802" office:value-type="float" office:value="-0.004150792">
            <text:p>-0,004150792</text:p>
          </table:table-cell>
          <table:table-cell table:formula="of:=[.D253]^2" office:value-type="float" office:value="0.000017229074227264">
            <text:p>1,7229074227264E-005</text:p>
          </table:table-cell>
          <table:table-cell table:formula="of:=[.C253]-0.013861231" office:value-type="float" office:value="-0.005314221">
            <text:p>-0,005314221</text:p>
          </table:table-cell>
          <table:table-cell table:formula="of:=[.F25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25.385172551">
            <text:p>25,38517255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254]-0.009034802" office:value-type="float" office:value="-0.002929792">
            <text:p>-0,002929792</text:p>
          </table:table-cell>
          <table:table-cell table:formula="of:=[.D254]^2" office:value-type="float" office:value="0.000008583681163264">
            <text:p>8,583681163264E-006</text:p>
          </table:table-cell>
          <table:table-cell table:formula="of:=[.C254]-0.013861231" office:value-type="float" office:value="-0.001651231">
            <text:p>-0,001651231</text:p>
          </table:table-cell>
          <table:table-cell table:formula="of:=[.F25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5.711722112">
            <text:p>25,711722112</text:p>
          </table:table-cell>
          <table:table-cell office:value-type="float" office:value="0.013431">
            <text:p>0,013431</text:p>
          </table:table-cell>
          <table:table-cell office:value-type="float" office:value="0.017094">
            <text:p>0,017094</text:p>
          </table:table-cell>
          <table:table-cell table:formula="of:=[.B255]-0.009034802" office:value-type="float" office:value="0.004396198">
            <text:p>0,004396198</text:p>
          </table:table-cell>
          <table:table-cell table:formula="of:=[.D255]^2" office:value-type="float" office:value="0.000019326556855204">
            <text:p>1,9326556855204E-005</text:p>
          </table:table-cell>
          <table:table-cell table:formula="of:=[.C255]-0.013861231" office:value-type="float" office:value="0.003232769">
            <text:p>0,003232769</text:p>
          </table:table-cell>
          <table:table-cell table:formula="of:=[.F25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26.233880739">
            <text:p>26,233880739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56]-0.009034802" office:value-type="float" office:value="-0.002929792">
            <text:p>-0,002929792</text:p>
          </table:table-cell>
          <table:table-cell table:formula="of:=[.D256]^2" office:value-type="float" office:value="0.000008583681163264">
            <text:p>8,583681163264E-006</text:p>
          </table:table-cell>
          <table:table-cell table:formula="of:=[.C256]-0.013861231" office:value-type="float" office:value="-0.000430231000000001">
            <text:p>-0,000430231</text:p>
          </table:table-cell>
          <table:table-cell table:formula="of:=[.F25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6.494692827">
            <text:p>26,494692827</text:p>
          </table:table-cell>
          <table:table-cell office:value-type="float" office:value="0.00976801">
            <text:p>0,00976801</text:p>
          </table:table-cell>
          <table:table-cell office:value-type="float" office:value="0.019536">
            <text:p>0,019536</text:p>
          </table:table-cell>
          <table:table-cell table:formula="of:=[.B257]-0.009034802" office:value-type="float" office:value="0.000733208000000001">
            <text:p>0,000733208</text:p>
          </table:table-cell>
          <table:table-cell table:formula="of:=[.D257]^2" office:value-type="float" office:value="0.000000537593971264001">
            <text:p>5,37593971264001E-007</text:p>
          </table:table-cell>
          <table:table-cell table:formula="of:=[.C257]-0.013861231" office:value-type="float" office:value="0.005674769">
            <text:p>0,005674769</text:p>
          </table:table-cell>
          <table:table-cell table:formula="of:=[.F25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27.016851454">
            <text:p>27,016851454</text:p>
          </table:table-cell>
          <table:table-cell office:value-type="float" office:value="0.013431">
            <text:p>0,013431</text:p>
          </table:table-cell>
          <table:table-cell office:value-type="float" office:value="0.014652">
            <text:p>0,014652</text:p>
          </table:table-cell>
          <table:table-cell table:formula="of:=[.B258]-0.009034802" office:value-type="float" office:value="0.004396198">
            <text:p>0,004396198</text:p>
          </table:table-cell>
          <table:table-cell table:formula="of:=[.D258]^2" office:value-type="float" office:value="0.000019326556855204">
            <text:p>1,9326556855204E-005</text:p>
          </table:table-cell>
          <table:table-cell table:formula="of:=[.C258]-0.013861231" office:value-type="float" office:value="0.000790768999999998">
            <text:p>0,000790769</text:p>
          </table:table-cell>
          <table:table-cell table:formula="of:=[.F25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27.277663542">
            <text:p>27,277663542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59]-0.009034802" office:value-type="float" office:value="-0.001708792">
            <text:p>-0,001708792</text:p>
          </table:table-cell>
          <table:table-cell table:formula="of:=[.D259]^2" office:value-type="float" office:value="0.000002919970099264">
            <text:p>0,00000292</text:p>
          </table:table-cell>
          <table:table-cell table:formula="of:=[.C259]-0.013861231" office:value-type="float" office:value="-0.005314221">
            <text:p>-0,005314221</text:p>
          </table:table-cell>
          <table:table-cell table:formula="of:=[.F25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27.799822169">
            <text:p>27,79982216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0]-0.009034802" office:value-type="float" office:value="-0.002929792">
            <text:p>-0,002929792</text:p>
          </table:table-cell>
          <table:table-cell table:formula="of:=[.D260]^2" office:value-type="float" office:value="0.000008583681163264">
            <text:p>8,583681163264E-006</text:p>
          </table:table-cell>
          <table:table-cell table:formula="of:=[.C260]-0.013861231" office:value-type="float" office:value="-0.002872231">
            <text:p>-0,002872231</text:p>
          </table:table-cell>
          <table:table-cell table:formula="of:=[.F26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8.12637173">
            <text:p>28,1263717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261]-0.009034802" office:value-type="float" office:value="-0.002929792">
            <text:p>-0,002929792</text:p>
          </table:table-cell>
          <table:table-cell table:formula="of:=[.D261]^2" office:value-type="float" office:value="0.000008583681163264">
            <text:p>8,583681163264E-006</text:p>
          </table:table-cell>
          <table:table-cell table:formula="of:=[.C261]-0.013861231" office:value-type="float" office:value="0.008116769">
            <text:p>0,008116769</text:p>
          </table:table-cell>
          <table:table-cell table:formula="of:=[.F261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28.647995906">
            <text:p>28,6479959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262]-0.009034802" office:value-type="float" office:value="-0.001708792">
            <text:p>-0,001708792</text:p>
          </table:table-cell>
          <table:table-cell table:formula="of:=[.D262]^2" office:value-type="float" office:value="0.000002919970099264">
            <text:p>0,00000292</text:p>
          </table:table-cell>
          <table:table-cell table:formula="of:=[.C262]-0.013861231" office:value-type="float" office:value="0.000790768999999998">
            <text:p>0,000790769</text:p>
          </table:table-cell>
          <table:table-cell table:formula="of:=[.F262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29.039748489">
            <text:p>29,039748489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  <table:table-cell table:formula="of:=[.B263]-0.009034802" office:value-type="float" office:value="-0.000487791999999999">
            <text:p>-0,000487792</text:p>
          </table:table-cell>
          <table:table-cell table:formula="of:=[.D263]^2" office:value-type="float" office:value="0.000000237941035263999">
            <text:p>2,37941035263999E-007</text:p>
          </table:table-cell>
          <table:table-cell table:formula="of:=[.C263]-0.013861231" office:value-type="float" office:value="-0.001651231">
            <text:p>-0,001651231</text:p>
          </table:table-cell>
          <table:table-cell table:formula="of:=[.F26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9.431501072">
            <text:p>29,431501072</text:p>
          </table:table-cell>
          <table:table-cell table:number-columns-repeated="2" office:value-type="float" office:value="0.00854701">
            <text:p>0,00854701</text:p>
          </table:table-cell>
          <table:table-cell table:formula="of:=[.B264]-0.009034802" office:value-type="float" office:value="-0.000487791999999999">
            <text:p>-0,000487792</text:p>
          </table:table-cell>
          <table:table-cell table:formula="of:=[.D264]^2" office:value-type="float" office:value="0.000000237941035263999">
            <text:p>2,37941035263999E-007</text:p>
          </table:table-cell>
          <table:table-cell table:formula="of:=[.C264]-0.013861231" office:value-type="float" office:value="-0.005314221">
            <text:p>-0,005314221</text:p>
          </table:table-cell>
          <table:table-cell table:formula="of:=[.F26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0.01832827">
            <text:p>30,0183282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5]-0.009034802" office:value-type="float" office:value="-0.002929792">
            <text:p>-0,002929792</text:p>
          </table:table-cell>
          <table:table-cell table:formula="of:=[.D265]^2" office:value-type="float" office:value="0.000008583681163264">
            <text:p>8,583681163264E-006</text:p>
          </table:table-cell>
          <table:table-cell table:formula="of:=[.C265]-0.013861231" office:value-type="float" office:value="-0.002872231">
            <text:p>-0,002872231</text:p>
          </table:table-cell>
          <table:table-cell table:formula="of:=[.F26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266]-0.009034802" office:value-type="float" office:value="-0.004150792">
            <text:p>-0,004150792</text:p>
          </table:table-cell>
          <table:table-cell table:formula="of:=[.D266]^2" office:value-type="float" office:value="0.000017229074227264">
            <text:p>1,7229074227264E-005</text:p>
          </table:table-cell>
          <table:table-cell table:formula="of:=[.C266]-0.013861231" office:value-type="float" office:value="0.003232769">
            <text:p>0,003232769</text:p>
          </table:table-cell>
          <table:table-cell table:formula="of:=[.F26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0.801833436">
            <text:p>30,80183343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267]-0.009034802" office:value-type="float" office:value="-0.001708792">
            <text:p>-0,001708792</text:p>
          </table:table-cell>
          <table:table-cell table:formula="of:=[.D267]^2" office:value-type="float" office:value="0.000002919970099264">
            <text:p>0,00000292</text:p>
          </table:table-cell>
          <table:table-cell table:formula="of:=[.C267]-0.013861231" office:value-type="float" office:value="-0.001651231">
            <text:p>-0,001651231</text:p>
          </table:table-cell>
          <table:table-cell table:formula="of:=[.F26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31.127848546">
            <text:p>31,12784854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68]-0.009034802" office:value-type="float" office:value="-0.002929792">
            <text:p>-0,002929792</text:p>
          </table:table-cell>
          <table:table-cell table:formula="of:=[.D268]^2" office:value-type="float" office:value="0.000008583681163264">
            <text:p>8,583681163264E-006</text:p>
          </table:table-cell>
          <table:table-cell table:formula="of:=[.C268]-0.013861231" office:value-type="float" office:value="-0.005314221">
            <text:p>-0,005314221</text:p>
          </table:table-cell>
          <table:table-cell table:formula="of:=[.F26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1.584804151">
            <text:p>31,58480415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69]-0.009034802" office:value-type="float" office:value="-0.002929792">
            <text:p>-0,002929792</text:p>
          </table:table-cell>
          <table:table-cell table:formula="of:=[.D269]^2" office:value-type="float" office:value="0.000008583681163264">
            <text:p>8,583681163264E-006</text:p>
          </table:table-cell>
          <table:table-cell table:formula="of:=[.C269]-0.013861231" office:value-type="float" office:value="-0.005314221">
            <text:p>-0,005314221</text:p>
          </table:table-cell>
          <table:table-cell table:formula="of:=[.F26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2.106962778">
            <text:p>32,106962778</text:p>
          </table:table-cell>
          <table:table-cell office:value-type="float" office:value="0.01221">
            <text:p>0,01221</text:p>
          </table:table-cell>
          <table:table-cell office:value-type="float" office:value="0.017094">
            <text:p>0,017094</text:p>
          </table:table-cell>
          <table:table-cell table:formula="of:=[.B270]-0.009034802" office:value-type="float" office:value="0.003175198">
            <text:p>0,003175198</text:p>
          </table:table-cell>
          <table:table-cell table:formula="of:=[.D270]^2" office:value-type="float" office:value="0.000010081882339204">
            <text:p>1,0081882339204E-005</text:p>
          </table:table-cell>
          <table:table-cell table:formula="of:=[.C270]-0.013861231" office:value-type="float" office:value="0.003232769">
            <text:p>0,003232769</text:p>
          </table:table-cell>
          <table:table-cell table:formula="of:=[.F27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2.367774866">
            <text:p>32,367774866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71]-0.009034802" office:value-type="float" office:value="-0.002929792">
            <text:p>-0,002929792</text:p>
          </table:table-cell>
          <table:table-cell table:formula="of:=[.D271]^2" office:value-type="float" office:value="0.000008583681163264">
            <text:p>8,583681163264E-006</text:p>
          </table:table-cell>
          <table:table-cell table:formula="of:=[.C271]-0.013861231" office:value-type="float" office:value="0.006895769">
            <text:p>0,006895769</text:p>
          </table:table-cell>
          <table:table-cell table:formula="of:=[.F271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32.889933493">
            <text:p>32,889933493</text:p>
          </table:table-cell>
          <table:table-cell office:value-type="float" office:value="0.00976801">
            <text:p>0,00976801</text:p>
          </table:table-cell>
          <table:table-cell office:value-type="float" office:value="0.018315">
            <text:p>0,018315</text:p>
          </table:table-cell>
          <table:table-cell table:formula="of:=[.B272]-0.009034802" office:value-type="float" office:value="0.000733208000000001">
            <text:p>0,000733208</text:p>
          </table:table-cell>
          <table:table-cell table:formula="of:=[.D272]^2" office:value-type="float" office:value="0.000000537593971264001">
            <text:p>5,37593971264001E-007</text:p>
          </table:table-cell>
          <table:table-cell table:formula="of:=[.C272]-0.013861231" office:value-type="float" office:value="0.004453769">
            <text:p>0,004453769</text:p>
          </table:table-cell>
          <table:table-cell table:formula="of:=[.F27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33.215948603">
            <text:p>33,21594860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73]-0.009034802" office:value-type="float" office:value="-0.002929792">
            <text:p>-0,002929792</text:p>
          </table:table-cell>
          <table:table-cell table:formula="of:=[.D273]^2" office:value-type="float" office:value="0.000008583681163264">
            <text:p>8,583681163264E-006</text:p>
          </table:table-cell>
          <table:table-cell table:formula="of:=[.C273]-0.013861231" office:value-type="float" office:value="-0.004093221">
            <text:p>-0,004093221</text:p>
          </table:table-cell>
          <table:table-cell table:formula="of:=[.F27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table:number-columns-repeated="2" office:value-type="float" office:value="0.00854701">
            <text:p>0,00854701</text:p>
          </table:table-cell>
          <table:table-cell table:formula="of:=[.B274]-0.009034802" office:value-type="float" office:value="-0.000487791999999999">
            <text:p>-0,000487792</text:p>
          </table:table-cell>
          <table:table-cell table:formula="of:=[.D274]^2" office:value-type="float" office:value="0.000000237941035263999">
            <text:p>2,37941035263999E-007</text:p>
          </table:table-cell>
          <table:table-cell table:formula="of:=[.C274]-0.013861231" office:value-type="float" office:value="-0.005314221">
            <text:p>-0,005314221</text:p>
          </table:table-cell>
          <table:table-cell table:formula="of:=[.F27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3.999453769">
            <text:p>33,9994537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275]-0.009034802" office:value-type="float" office:value="-0.002929792">
            <text:p>-0,002929792</text:p>
          </table:table-cell>
          <table:table-cell table:formula="of:=[.D275]^2" office:value-type="float" office:value="0.000008583681163264">
            <text:p>8,583681163264E-006</text:p>
          </table:table-cell>
          <table:table-cell table:formula="of:=[.C275]-0.013861231" office:value-type="float" office:value="-0.001651231">
            <text:p>-0,001651231</text:p>
          </table:table-cell>
          <table:table-cell table:formula="of:=[.F27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34.521077945">
            <text:p>34,521077945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76]-0.009034802" office:value-type="float" office:value="-0.002929792">
            <text:p>-0,002929792</text:p>
          </table:table-cell>
          <table:table-cell table:formula="of:=[.D276]^2" office:value-type="float" office:value="0.000008583681163264">
            <text:p>8,583681163264E-006</text:p>
          </table:table-cell>
          <table:table-cell table:formula="of:=[.C276]-0.013861231" office:value-type="float" office:value="0.005674769">
            <text:p>0,005674769</text:p>
          </table:table-cell>
          <table:table-cell table:formula="of:=[.F27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34.97803355">
            <text:p>34,97803355</text:p>
          </table:table-cell>
          <table:table-cell office:value-type="float" office:value="0.010989">
            <text:p>0,010989</text:p>
          </table:table-cell>
          <table:table-cell office:value-type="float" office:value="0.019536">
            <text:p>0,019536</text:p>
          </table:table-cell>
          <table:table-cell table:formula="of:=[.B277]-0.009034802" office:value-type="float" office:value="0.001954198">
            <text:p>0,001954198</text:p>
          </table:table-cell>
          <table:table-cell table:formula="of:=[.D277]^2" office:value-type="float" office:value="0.000003818889823204">
            <text:p>3,818889823204E-006</text:p>
          </table:table-cell>
          <table:table-cell table:formula="of:=[.C277]-0.013861231" office:value-type="float" office:value="0.005674769">
            <text:p>0,005674769</text:p>
          </table:table-cell>
          <table:table-cell table:formula="of:=[.F27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35.304583111">
            <text:p>35,304583111</text:p>
          </table:table-cell>
          <table:table-cell office:value-type="float" office:value="0.01221">
            <text:p>0,01221</text:p>
          </table:table-cell>
          <table:table-cell office:value-type="float" office:value="0.014652">
            <text:p>0,014652</text:p>
          </table:table-cell>
          <table:table-cell table:formula="of:=[.B278]-0.009034802" office:value-type="float" office:value="0.003175198">
            <text:p>0,003175198</text:p>
          </table:table-cell>
          <table:table-cell table:formula="of:=[.D278]^2" office:value-type="float" office:value="0.000010081882339204">
            <text:p>1,0081882339204E-005</text:p>
          </table:table-cell>
          <table:table-cell table:formula="of:=[.C278]-0.013861231" office:value-type="float" office:value="0.000790768999999998">
            <text:p>0,000790769</text:p>
          </table:table-cell>
          <table:table-cell table:formula="of:=[.F27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35.826207287">
            <text:p>35,826207287</text:p>
          </table:table-cell>
          <table:table-cell table:number-columns-repeated="2" office:value-type="float" office:value="0.00732601">
            <text:p>0,00732601</text:p>
          </table:table-cell>
          <table:table-cell table:formula="of:=[.B279]-0.009034802" office:value-type="float" office:value="-0.001708792">
            <text:p>-0,001708792</text:p>
          </table:table-cell>
          <table:table-cell table:formula="of:=[.D279]^2" office:value-type="float" office:value="0.000002919970099264">
            <text:p>0,00000292</text:p>
          </table:table-cell>
          <table:table-cell table:formula="of:=[.C279]-0.013861231" office:value-type="float" office:value="-0.006535221">
            <text:p>-0,006535221</text:p>
          </table:table-cell>
          <table:table-cell table:formula="of:=[.F27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36.087553826">
            <text:p>36,087553826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280]-0.009034802" office:value-type="float" office:value="-0.000487791999999999">
            <text:p>-0,000487792</text:p>
          </table:table-cell>
          <table:table-cell table:formula="of:=[.D280]^2" office:value-type="float" office:value="0.000000237941035263999">
            <text:p>2,37941035263999E-007</text:p>
          </table:table-cell>
          <table:table-cell table:formula="of:=[.C280]-0.013861231" office:value-type="float" office:value="-0.004093221">
            <text:p>-0,004093221</text:p>
          </table:table-cell>
          <table:table-cell table:formula="of:=[.F28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6.674915475">
            <text:p>36,674915475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281]-0.009034802" office:value-type="float" office:value="-0.001708792">
            <text:p>-0,001708792</text:p>
          </table:table-cell>
          <table:table-cell table:formula="of:=[.D281]^2" office:value-type="float" office:value="0.000002919970099264">
            <text:p>0,00000292</text:p>
          </table:table-cell>
          <table:table-cell table:formula="of:=[.C281]-0.013861231" office:value-type="float" office:value="0.002011769">
            <text:p>0,002011769</text:p>
          </table:table-cell>
          <table:table-cell table:formula="of:=[.F28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37.196539651">
            <text:p>37,19653965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82]-0.009034802" office:value-type="float" office:value="-0.002929792">
            <text:p>-0,002929792</text:p>
          </table:table-cell>
          <table:table-cell table:formula="of:=[.D282]^2" office:value-type="float" office:value="0.000008583681163264">
            <text:p>8,583681163264E-006</text:p>
          </table:table-cell>
          <table:table-cell table:formula="of:=[.C282]-0.013861231" office:value-type="float" office:value="0.004453769">
            <text:p>0,004453769</text:p>
          </table:table-cell>
          <table:table-cell table:formula="of:=[.F28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37.45788619">
            <text:p>37,45788619</text:p>
          </table:table-cell>
          <table:table-cell office:value-type="float" office:value="0.014652">
            <text:p>0,014652</text:p>
          </table:table-cell>
          <table:table-cell office:value-type="float" office:value="0.013431">
            <text:p>0,013431</text:p>
          </table:table-cell>
          <table:table-cell table:formula="of:=[.B283]-0.009034802" office:value-type="float" office:value="0.005617198">
            <text:p>0,005617198</text:p>
          </table:table-cell>
          <table:table-cell table:formula="of:=[.D283]^2" office:value-type="float" office:value="0.000031552913371204">
            <text:p>3,1552913371204E-005</text:p>
          </table:table-cell>
          <table:table-cell table:formula="of:=[.C283]-0.013861231" office:value-type="float" office:value="-0.000430231000000001">
            <text:p>-0,000430231</text:p>
          </table:table-cell>
          <table:table-cell table:formula="of:=[.F28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37.980044817">
            <text:p>37,98004481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84]-0.009034802" office:value-type="float" office:value="-0.002929792">
            <text:p>-0,002929792</text:p>
          </table:table-cell>
          <table:table-cell table:formula="of:=[.D284]^2" office:value-type="float" office:value="0.000008583681163264">
            <text:p>8,583681163264E-006</text:p>
          </table:table-cell>
          <table:table-cell table:formula="of:=[.C284]-0.013861231" office:value-type="float" office:value="-0.004093221">
            <text:p>-0,004093221</text:p>
          </table:table-cell>
          <table:table-cell table:formula="of:=[.F28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8.240856905">
            <text:p>38,240856905</text:p>
          </table:table-cell>
          <table:table-cell office:value-type="float" office:value="0.00488401">
            <text:p>0,00488401</text:p>
          </table:table-cell>
          <table:table-cell office:value-type="float" office:value="0.023199">
            <text:p>0,023199</text:p>
          </table:table-cell>
          <table:table-cell table:formula="of:=[.B285]-0.009034802" office:value-type="float" office:value="-0.004150792">
            <text:p>-0,004150792</text:p>
          </table:table-cell>
          <table:table-cell table:formula="of:=[.D285]^2" office:value-type="float" office:value="0.000017229074227264">
            <text:p>1,7229074227264E-005</text:p>
          </table:table-cell>
          <table:table-cell table:formula="of:=[.C285]-0.013861231" office:value-type="float" office:value="0.009337769">
            <text:p>0,009337769</text:p>
          </table:table-cell>
          <table:table-cell table:formula="of:=[.F285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38.763015532">
            <text:p>38,763015532</text:p>
          </table:table-cell>
          <table:table-cell office:value-type="float" office:value="0.015873">
            <text:p>0,015873</text:p>
          </table:table-cell>
          <table:table-cell office:value-type="float" office:value="0.017094">
            <text:p>0,017094</text:p>
          </table:table-cell>
          <table:table-cell table:formula="of:=[.B286]-0.009034802" office:value-type="float" office:value="0.006838198">
            <text:p>0,006838198</text:p>
          </table:table-cell>
          <table:table-cell table:formula="of:=[.D286]^2" office:value-type="float" office:value="0.000046760951887204">
            <text:p>0,000046761</text:p>
          </table:table-cell>
          <table:table-cell table:formula="of:=[.C286]-0.013861231" office:value-type="float" office:value="0.003232769">
            <text:p>0,003232769</text:p>
          </table:table-cell>
          <table:table-cell table:formula="of:=[.F28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287]-0.009034802" office:value-type="float" office:value="0.016606198">
            <text:p>0,016606198</text:p>
          </table:table-cell>
          <table:table-cell table:formula="of:=[.D287]^2" office:value-type="float" office:value="0.000275765812015204">
            <text:p>0,0002757658</text:p>
          </table:table-cell>
          <table:table-cell table:formula="of:=[.C287]-0.013861231" office:value-type="float" office:value="-0.006535221">
            <text:p>-0,006535221</text:p>
          </table:table-cell>
          <table:table-cell table:formula="of:=[.F28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table:number-columns-repeated="2" office:value-type="float" office:value="0.00732601">
            <text:p>0,00732601</text:p>
          </table:table-cell>
          <table:table-cell table:formula="of:=[.B288]-0.009034802" office:value-type="float" office:value="-0.001708792">
            <text:p>-0,001708792</text:p>
          </table:table-cell>
          <table:table-cell table:formula="of:=[.D288]^2" office:value-type="float" office:value="0.000002919970099264">
            <text:p>0,00000292</text:p>
          </table:table-cell>
          <table:table-cell table:formula="of:=[.C288]-0.013861231" office:value-type="float" office:value="-0.006535221">
            <text:p>-0,006535221</text:p>
          </table:table-cell>
          <table:table-cell table:formula="of:=[.F28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0.133347896">
            <text:p>40,133347896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89]-0.009034802" office:value-type="float" office:value="-0.002929792">
            <text:p>-0,002929792</text:p>
          </table:table-cell>
          <table:table-cell table:formula="of:=[.D289]^2" office:value-type="float" office:value="0.000008583681163264">
            <text:p>8,583681163264E-006</text:p>
          </table:table-cell>
          <table:table-cell table:formula="of:=[.C289]-0.013861231" office:value-type="float" office:value="0.000790768999999998">
            <text:p>0,000790769</text:p>
          </table:table-cell>
          <table:table-cell table:formula="of:=[.F289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0.394159984">
            <text:p>40,39415998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90]-0.009034802" office:value-type="float" office:value="-0.002929792">
            <text:p>-0,002929792</text:p>
          </table:table-cell>
          <table:table-cell table:formula="of:=[.D290]^2" office:value-type="float" office:value="0.000008583681163264">
            <text:p>8,583681163264E-006</text:p>
          </table:table-cell>
          <table:table-cell table:formula="of:=[.C290]-0.013861231" office:value-type="float" office:value="0.004453769">
            <text:p>0,004453769</text:p>
          </table:table-cell>
          <table:table-cell table:formula="of:=[.F29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40.916318611">
            <text:p>40,916318611</text:p>
          </table:table-cell>
          <table:table-cell office:value-type="float" office:value="0.00854701">
            <text:p>0,00854701</text:p>
          </table:table-cell>
          <table:table-cell office:value-type="float" office:value="0.019536">
            <text:p>0,019536</text:p>
          </table:table-cell>
          <table:table-cell table:formula="of:=[.B291]-0.009034802" office:value-type="float" office:value="-0.000487791999999999">
            <text:p>-0,000487792</text:p>
          </table:table-cell>
          <table:table-cell table:formula="of:=[.D291]^2" office:value-type="float" office:value="0.000000237941035263999">
            <text:p>2,37941035263999E-007</text:p>
          </table:table-cell>
          <table:table-cell table:formula="of:=[.C291]-0.013861231" office:value-type="float" office:value="0.005674769">
            <text:p>0,005674769</text:p>
          </table:table-cell>
          <table:table-cell table:formula="of:=[.F29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41.17766515">
            <text:p>41,17766515</text:p>
          </table:table-cell>
          <table:table-cell office:value-type="float" office:value="0.015873">
            <text:p>0,015873</text:p>
          </table:table-cell>
          <table:table-cell office:value-type="float" office:value="0.017094">
            <text:p>0,017094</text:p>
          </table:table-cell>
          <table:table-cell table:formula="of:=[.B292]-0.009034802" office:value-type="float" office:value="0.006838198">
            <text:p>0,006838198</text:p>
          </table:table-cell>
          <table:table-cell table:formula="of:=[.D292]^2" office:value-type="float" office:value="0.000046760951887204">
            <text:p>0,000046761</text:p>
          </table:table-cell>
          <table:table-cell table:formula="of:=[.C292]-0.013861231" office:value-type="float" office:value="0.003232769">
            <text:p>0,003232769</text:p>
          </table:table-cell>
          <table:table-cell table:formula="of:=[.F292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41.764492348">
            <text:p>41,76449234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93]-0.009034802" office:value-type="float" office:value="-0.002929792">
            <text:p>-0,002929792</text:p>
          </table:table-cell>
          <table:table-cell table:formula="of:=[.D293]^2" office:value-type="float" office:value="0.000008583681163264">
            <text:p>8,583681163264E-006</text:p>
          </table:table-cell>
          <table:table-cell table:formula="of:=[.C293]-0.013861231" office:value-type="float" office:value="-0.006535221">
            <text:p>-0,006535221</text:p>
          </table:table-cell>
          <table:table-cell table:formula="of:=[.F29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2.025838887">
            <text:p>42,025838887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294]-0.009034802" office:value-type="float" office:value="-0.004150792">
            <text:p>-0,004150792</text:p>
          </table:table-cell>
          <table:table-cell table:formula="of:=[.D294]^2" office:value-type="float" office:value="0.000017229074227264">
            <text:p>1,7229074227264E-005</text:p>
          </table:table-cell>
          <table:table-cell table:formula="of:=[.C294]-0.013861231" office:value-type="float" office:value="-0.001651231">
            <text:p>-0,001651231</text:p>
          </table:table-cell>
          <table:table-cell table:formula="of:=[.F29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42.547997514">
            <text:p>42,547997514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295]-0.009034802" office:value-type="float" office:value="-0.004150792">
            <text:p>-0,004150792</text:p>
          </table:table-cell>
          <table:table-cell table:formula="of:=[.D295]^2" office:value-type="float" office:value="0.000017229074227264">
            <text:p>1,7229074227264E-005</text:p>
          </table:table-cell>
          <table:table-cell table:formula="of:=[.C295]-0.013861231" office:value-type="float" office:value="0.006895769">
            <text:p>0,006895769</text:p>
          </table:table-cell>
          <table:table-cell table:formula="of:=[.F295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3.06962169">
            <text:p>43,06962169</text:p>
          </table:table-cell>
          <table:table-cell office:value-type="float" office:value="0.00976801">
            <text:p>0,00976801</text:p>
          </table:table-cell>
          <table:table-cell office:value-type="float" office:value="0.020757">
            <text:p>0,020757</text:p>
          </table:table-cell>
          <table:table-cell table:formula="of:=[.B296]-0.009034802" office:value-type="float" office:value="0.000733208000000001">
            <text:p>0,000733208</text:p>
          </table:table-cell>
          <table:table-cell table:formula="of:=[.D296]^2" office:value-type="float" office:value="0.000000537593971264001">
            <text:p>5,37593971264001E-007</text:p>
          </table:table-cell>
          <table:table-cell table:formula="of:=[.C296]-0.013861231" office:value-type="float" office:value="0.006895769">
            <text:p>0,006895769</text:p>
          </table:table-cell>
          <table:table-cell table:formula="of:=[.F29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3.330968229">
            <text:p>43,330968229</text:p>
          </table:table-cell>
          <table:table-cell office:value-type="float" office:value="0.010989">
            <text:p>0,010989</text:p>
          </table:table-cell>
          <table:table-cell office:value-type="float" office:value="0.013431">
            <text:p>0,013431</text:p>
          </table:table-cell>
          <table:table-cell table:formula="of:=[.B297]-0.009034802" office:value-type="float" office:value="0.001954198">
            <text:p>0,001954198</text:p>
          </table:table-cell>
          <table:table-cell table:formula="of:=[.D297]^2" office:value-type="float" office:value="0.000003818889823204">
            <text:p>3,818889823204E-006</text:p>
          </table:table-cell>
          <table:table-cell table:formula="of:=[.C297]-0.013861231" office:value-type="float" office:value="-0.000430231000000001">
            <text:p>-0,000430231</text:p>
          </table:table-cell>
          <table:table-cell table:formula="of:=[.F29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3.853126856">
            <text:p>43,85312685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98]-0.009034802" office:value-type="float" office:value="-0.002929792">
            <text:p>-0,002929792</text:p>
          </table:table-cell>
          <table:table-cell table:formula="of:=[.D298]^2" office:value-type="float" office:value="0.000008583681163264">
            <text:p>8,583681163264E-006</text:p>
          </table:table-cell>
          <table:table-cell table:formula="of:=[.C298]-0.013861231" office:value-type="float" office:value="-0.006535221">
            <text:p>-0,006535221</text:p>
          </table:table-cell>
          <table:table-cell table:formula="of:=[.F29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4.113938944">
            <text:p>44,113938944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99]-0.009034802" office:value-type="float" office:value="-0.002929792">
            <text:p>-0,002929792</text:p>
          </table:table-cell>
          <table:table-cell table:formula="of:=[.D299]^2" office:value-type="float" office:value="0.000008583681163264">
            <text:p>8,583681163264E-006</text:p>
          </table:table-cell>
          <table:table-cell table:formula="of:=[.C299]-0.013861231" office:value-type="float" office:value="-0.005314221">
            <text:p>-0,005314221</text:p>
          </table:table-cell>
          <table:table-cell table:formula="of:=[.F2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4.636097571">
            <text:p>44,63609757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00]-0.009034802" office:value-type="float" office:value="-0.002929792">
            <text:p>-0,002929792</text:p>
          </table:table-cell>
          <table:table-cell table:formula="of:=[.D300]^2" office:value-type="float" office:value="0.000008583681163264">
            <text:p>8,583681163264E-006</text:p>
          </table:table-cell>
          <table:table-cell table:formula="of:=[.C300]-0.013861231" office:value-type="float" office:value="-0.004093221">
            <text:p>-0,004093221</text:p>
          </table:table-cell>
          <table:table-cell table:formula="of:=[.F30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45.158256198">
            <text:p>45,15825619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01]-0.009034802" office:value-type="float" office:value="-0.002929792">
            <text:p>-0,002929792</text:p>
          </table:table-cell>
          <table:table-cell table:formula="of:=[.D301]^2" office:value-type="float" office:value="0.000008583681163264">
            <text:p>8,583681163264E-006</text:p>
          </table:table-cell>
          <table:table-cell table:formula="of:=[.C301]-0.013861231" office:value-type="float" office:value="-0.000430231000000001">
            <text:p>-0,000430231</text:p>
          </table:table-cell>
          <table:table-cell table:formula="of:=[.F301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5.419068286">
            <text:p>45,419068286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302]-0.009034802" office:value-type="float" office:value="-0.001708792">
            <text:p>-0,001708792</text:p>
          </table:table-cell>
          <table:table-cell table:formula="of:=[.D302]^2" office:value-type="float" office:value="0.000002919970099264">
            <text:p>0,00000292</text:p>
          </table:table-cell>
          <table:table-cell table:formula="of:=[.C302]-0.013861231" office:value-type="float" office:value="0.010558769">
            <text:p>0,010558769</text:p>
          </table:table-cell>
          <table:table-cell table:formula="of:=[.F302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46.006429935">
            <text:p>46,006429935</text:p>
          </table:table-cell>
          <table:table-cell office:value-type="float" office:value="0.013431">
            <text:p>0,013431</text:p>
          </table:table-cell>
          <table:table-cell office:value-type="float" office:value="0.014652">
            <text:p>0,014652</text:p>
          </table:table-cell>
          <table:table-cell table:formula="of:=[.B303]-0.009034802" office:value-type="float" office:value="0.004396198">
            <text:p>0,004396198</text:p>
          </table:table-cell>
          <table:table-cell table:formula="of:=[.D303]^2" office:value-type="float" office:value="0.000019326556855204">
            <text:p>1,9326556855204E-005</text:p>
          </table:table-cell>
          <table:table-cell table:formula="of:=[.C303]-0.013861231" office:value-type="float" office:value="0.000790768999999998">
            <text:p>0,000790769</text:p>
          </table:table-cell>
          <table:table-cell table:formula="of:=[.F30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304]-0.009034802" office:value-type="float" office:value="0.004396198">
            <text:p>0,004396198</text:p>
          </table:table-cell>
          <table:table-cell table:formula="of:=[.D304]^2" office:value-type="float" office:value="0.000019326556855204">
            <text:p>1,9326556855204E-005</text:p>
          </table:table-cell>
          <table:table-cell table:formula="of:=[.C304]-0.013861231" office:value-type="float" office:value="-0.006535221">
            <text:p>-0,006535221</text:p>
          </table:table-cell>
          <table:table-cell table:formula="of:=[.F30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05]-0.009034802" office:value-type="float" office:value="-0.002929792">
            <text:p>-0,002929792</text:p>
          </table:table-cell>
          <table:table-cell table:formula="of:=[.D305]^2" office:value-type="float" office:value="0.000008583681163264">
            <text:p>8,583681163264E-006</text:p>
          </table:table-cell>
          <table:table-cell table:formula="of:=[.C305]-0.013861231" office:value-type="float" office:value="-0.005314221">
            <text:p>-0,005314221</text:p>
          </table:table-cell>
          <table:table-cell table:formula="of:=[.F305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7.050747189">
            <text:p>47,050747189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06]-0.009034802" office:value-type="float" office:value="-0.002929792">
            <text:p>-0,002929792</text:p>
          </table:table-cell>
          <table:table-cell table:formula="of:=[.D306]^2" office:value-type="float" office:value="0.000008583681163264">
            <text:p>8,583681163264E-006</text:p>
          </table:table-cell>
          <table:table-cell table:formula="of:=[.C306]-0.013861231" office:value-type="float" office:value="-0.000430231000000001">
            <text:p>-0,000430231</text:p>
          </table:table-cell>
          <table:table-cell table:formula="of:=[.F30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07]-0.009034802" office:value-type="float" office:value="-0.004150792">
            <text:p>-0,004150792</text:p>
          </table:table-cell>
          <table:table-cell table:formula="of:=[.D307]^2" office:value-type="float" office:value="0.000017229074227264">
            <text:p>1,7229074227264E-005</text:p>
          </table:table-cell>
          <table:table-cell table:formula="of:=[.C307]-0.013861231" office:value-type="float" office:value="0.005674769">
            <text:p>0,005674769</text:p>
          </table:table-cell>
          <table:table-cell table:formula="of:=[.F30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308]-0.009034802" office:value-type="float" office:value="0.003175198">
            <text:p>0,003175198</text:p>
          </table:table-cell>
          <table:table-cell table:formula="of:=[.D308]^2" office:value-type="float" office:value="0.000010081882339204">
            <text:p>1,0081882339204E-005</text:p>
          </table:table-cell>
          <table:table-cell table:formula="of:=[.C308]-0.013861231" office:value-type="float" office:value="-0.006535221">
            <text:p>-0,006535221</text:p>
          </table:table-cell>
          <table:table-cell table:formula="of:=[.F30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09]-0.009034802" office:value-type="float" office:value="-0.002929792">
            <text:p>-0,002929792</text:p>
          </table:table-cell>
          <table:table-cell table:formula="of:=[.D309]^2" office:value-type="float" office:value="0.000008583681163264">
            <text:p>8,583681163264E-006</text:p>
          </table:table-cell>
          <table:table-cell table:formula="of:=[.C309]-0.013861231" office:value-type="float" office:value="0.006895769">
            <text:p>0,006895769</text:p>
          </table:table-cell>
          <table:table-cell table:formula="of:=[.F30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8.877500707">
            <text:p>48,877500707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10]-0.009034802" office:value-type="float" office:value="-0.001708792">
            <text:p>-0,001708792</text:p>
          </table:table-cell>
          <table:table-cell table:formula="of:=[.D310]^2" office:value-type="float" office:value="0.000002919970099264">
            <text:p>0,00000292</text:p>
          </table:table-cell>
          <table:table-cell table:formula="of:=[.C310]-0.013861231" office:value-type="float" office:value="-0.005314221">
            <text:p>-0,005314221</text:p>
          </table:table-cell>
          <table:table-cell table:formula="of:=[.F31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9.138847246">
            <text:p>49,138847246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311]-0.009034802" office:value-type="float" office:value="-0.001708792">
            <text:p>-0,001708792</text:p>
          </table:table-cell>
          <table:table-cell table:formula="of:=[.D311]^2" office:value-type="float" office:value="0.000002919970099264">
            <text:p>0,00000292</text:p>
          </table:table-cell>
          <table:table-cell table:formula="of:=[.C311]-0.013861231" office:value-type="float" office:value="-0.004093221">
            <text:p>-0,004093221</text:p>
          </table:table-cell>
          <table:table-cell table:formula="of:=[.F31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49.726208895">
            <text:p>49,726208895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12]-0.009034802" office:value-type="float" office:value="-0.002929792">
            <text:p>-0,002929792</text:p>
          </table:table-cell>
          <table:table-cell table:formula="of:=[.D312]^2" office:value-type="float" office:value="0.000008583681163264">
            <text:p>8,583681163264E-006</text:p>
          </table:table-cell>
          <table:table-cell table:formula="of:=[.C312]-0.013861231" office:value-type="float" office:value="-0.000430231000000001">
            <text:p>-0,000430231</text:p>
          </table:table-cell>
          <table:table-cell table:formula="of:=[.F31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9.987020983">
            <text:p>49,98702098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13]-0.009034802" office:value-type="float" office:value="-0.002929792">
            <text:p>-0,002929792</text:p>
          </table:table-cell>
          <table:table-cell table:formula="of:=[.D313]^2" office:value-type="float" office:value="0.000008583681163264">
            <text:p>8,583681163264E-006</text:p>
          </table:table-cell>
          <table:table-cell table:formula="of:=[.C313]-0.013861231" office:value-type="float" office:value="0.006895769">
            <text:p>0,006895769</text:p>
          </table:table-cell>
          <table:table-cell table:formula="of:=[.F313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0.50917961">
            <text:p>50,5091796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14]-0.009034802" office:value-type="float" office:value="-0.002929792">
            <text:p>-0,002929792</text:p>
          </table:table-cell>
          <table:table-cell table:formula="of:=[.D314]^2" office:value-type="float" office:value="0.000008583681163264">
            <text:p>8,583681163264E-006</text:p>
          </table:table-cell>
          <table:table-cell table:formula="of:=[.C314]-0.013861231" office:value-type="float" office:value="0.006895769">
            <text:p>0,006895769</text:p>
          </table:table-cell>
          <table:table-cell table:formula="of:=[.F314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0.018315">
            <text:p>0,018315</text:p>
          </table:table-cell>
          <table:table-cell office:value-type="float" office:value="0.00976801">
            <text:p>0,00976801</text:p>
          </table:table-cell>
          <table:table-cell table:formula="of:=[.B315]-0.009034802" office:value-type="float" office:value="0.009280198">
            <text:p>0,009280198</text:p>
          </table:table-cell>
          <table:table-cell table:formula="of:=[.D315]^2" office:value-type="float" office:value="0.000086122074919204">
            <text:p>8,6122074919204E-005</text:p>
          </table:table-cell>
          <table:table-cell table:formula="of:=[.C315]-0.013861231" office:value-type="float" office:value="-0.004093221">
            <text:p>-0,004093221</text:p>
          </table:table-cell>
          <table:table-cell table:formula="of:=[.F315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1.292150325">
            <text:p>51,29215032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316]-0.009034802" office:value-type="float" office:value="-0.000487791999999999">
            <text:p>-0,000487792</text:p>
          </table:table-cell>
          <table:table-cell table:formula="of:=[.D316]^2" office:value-type="float" office:value="0.000000237941035263999">
            <text:p>2,37941035263999E-007</text:p>
          </table:table-cell>
          <table:table-cell table:formula="of:=[.C316]-0.013861231" office:value-type="float" office:value="-0.004093221">
            <text:p>-0,004093221</text:p>
          </table:table-cell>
          <table:table-cell table:formula="of:=[.F31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015873">
            <text:p>0,015873</text:p>
          </table:table-cell>
          <table:table-cell office:value-type="float" office:value="0.013431">
            <text:p>0,013431</text:p>
          </table:table-cell>
          <table:table-cell table:formula="of:=[.B317]-0.009034802" office:value-type="float" office:value="0.006838198">
            <text:p>0,006838198</text:p>
          </table:table-cell>
          <table:table-cell table:formula="of:=[.D317]^2" office:value-type="float" office:value="0.000046760951887204">
            <text:p>0,000046761</text:p>
          </table:table-cell>
          <table:table-cell table:formula="of:=[.C317]-0.013861231" office:value-type="float" office:value="-0.000430231000000001">
            <text:p>-0,000430231</text:p>
          </table:table-cell>
          <table:table-cell table:formula="of:=[.F31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18]-0.009034802" office:value-type="float" office:value="-0.002929792">
            <text:p>-0,002929792</text:p>
          </table:table-cell>
          <table:table-cell table:formula="of:=[.D318]^2" office:value-type="float" office:value="0.000008583681163264">
            <text:p>8,583681163264E-006</text:p>
          </table:table-cell>
          <table:table-cell table:formula="of:=[.C318]-0.013861231" office:value-type="float" office:value="0.005674769">
            <text:p>0,005674769</text:p>
          </table:table-cell>
          <table:table-cell table:formula="of:=[.F318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19]-0.009034802" office:value-type="float" office:value="-0.001708792">
            <text:p>-0,001708792</text:p>
          </table:table-cell>
          <table:table-cell table:formula="of:=[.D319]^2" office:value-type="float" office:value="0.000002919970099264">
            <text:p>0,00000292</text:p>
          </table:table-cell>
          <table:table-cell table:formula="of:=[.C319]-0.013861231" office:value-type="float" office:value="0.004453769">
            <text:p>0,004453769</text:p>
          </table:table-cell>
          <table:table-cell table:formula="of:=[.F31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015873">
            <text:p>0,015873</text:p>
          </table:table-cell>
          <table:table-cell office:value-type="float" office:value="0.01221">
            <text:p>0,01221</text:p>
          </table:table-cell>
          <table:table-cell table:formula="of:=[.B320]-0.009034802" office:value-type="float" office:value="0.006838198">
            <text:p>0,006838198</text:p>
          </table:table-cell>
          <table:table-cell table:formula="of:=[.D320]^2" office:value-type="float" office:value="0.000046760951887204">
            <text:p>0,000046761</text:p>
          </table:table-cell>
          <table:table-cell table:formula="of:=[.C320]-0.013861231" office:value-type="float" office:value="-0.001651231">
            <text:p>-0,001651231</text:p>
          </table:table-cell>
          <table:table-cell table:formula="of:=[.F32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3.380250382">
            <text:p>53,3802503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21]-0.009034802" office:value-type="float" office:value="-0.002929792">
            <text:p>-0,002929792</text:p>
          </table:table-cell>
          <table:table-cell table:formula="of:=[.D321]^2" office:value-type="float" office:value="0.000008583681163264">
            <text:p>8,583681163264E-006</text:p>
          </table:table-cell>
          <table:table-cell table:formula="of:=[.C321]-0.013861231" office:value-type="float" office:value="-0.005314221">
            <text:p>-0,005314221</text:p>
          </table:table-cell>
          <table:table-cell table:formula="of:=[.F32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3.967612031">
            <text:p>53,96761203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22]-0.009034802" office:value-type="float" office:value="-0.002929792">
            <text:p>-0,002929792</text:p>
          </table:table-cell>
          <table:table-cell table:formula="of:=[.D322]^2" office:value-type="float" office:value="0.000008583681163264">
            <text:p>8,583681163264E-006</text:p>
          </table:table-cell>
          <table:table-cell table:formula="of:=[.C322]-0.013861231" office:value-type="float" office:value="-0.001651231">
            <text:p>-0,001651231</text:p>
          </table:table-cell>
          <table:table-cell table:formula="of:=[.F32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4.22895857">
            <text:p>54,2289585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23]-0.009034802" office:value-type="float" office:value="-0.001708792">
            <text:p>-0,001708792</text:p>
          </table:table-cell>
          <table:table-cell table:formula="of:=[.D323]^2" office:value-type="float" office:value="0.000002919970099264">
            <text:p>0,00000292</text:p>
          </table:table-cell>
          <table:table-cell table:formula="of:=[.C323]-0.013861231" office:value-type="float" office:value="0.004453769">
            <text:p>0,004453769</text:p>
          </table:table-cell>
          <table:table-cell table:formula="of:=[.F323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4.750582746">
            <text:p>54,75058274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24]-0.009034802" office:value-type="float" office:value="-0.002929792">
            <text:p>-0,002929792</text:p>
          </table:table-cell>
          <table:table-cell table:formula="of:=[.D324]^2" office:value-type="float" office:value="0.000008583681163264">
            <text:p>8,583681163264E-006</text:p>
          </table:table-cell>
          <table:table-cell table:formula="of:=[.C324]-0.013861231" office:value-type="float" office:value="0.003232769">
            <text:p>0,003232769</text:p>
          </table:table-cell>
          <table:table-cell table:formula="of:=[.F324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25]-0.009034802" office:value-type="float" office:value="-0.002929792">
            <text:p>-0,002929792</text:p>
          </table:table-cell>
          <table:table-cell table:formula="of:=[.D325]^2" office:value-type="float" office:value="0.000008583681163264">
            <text:p>8,583681163264E-006</text:p>
          </table:table-cell>
          <table:table-cell table:formula="of:=[.C325]-0.013861231" office:value-type="float" office:value="-0.002872231">
            <text:p>-0,002872231</text:p>
          </table:table-cell>
          <table:table-cell table:formula="of:=[.F32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55.599290934">
            <text:p>55,599290934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  <table:table-cell table:formula="of:=[.B326]-0.009034802" office:value-type="float" office:value="0.017827198">
            <text:p>0,017827198</text:p>
          </table:table-cell>
          <table:table-cell table:formula="of:=[.D326]^2" office:value-type="float" office:value="0.000317808988531204">
            <text:p>0,000317809</text:p>
          </table:table-cell>
          <table:table-cell table:formula="of:=[.C326]-0.013861231" office:value-type="float" office:value="-0.005314221">
            <text:p>-0,005314221</text:p>
          </table:table-cell>
          <table:table-cell table:formula="of:=[.F326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5.7949">
            <text:p>55,7949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327]-0.009034802" office:value-type="float" office:value="-0.004150792">
            <text:p>-0,004150792</text:p>
          </table:table-cell>
          <table:table-cell table:formula="of:=[.D327]^2" office:value-type="float" office:value="0.000017229074227264">
            <text:p>1,7229074227264E-005</text:p>
          </table:table-cell>
          <table:table-cell table:formula="of:=[.C327]-0.013861231" office:value-type="float" office:value="-0.001651231">
            <text:p>-0,001651231</text:p>
          </table:table-cell>
          <table:table-cell table:formula="of:=[.F32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6.3822082039">
            <text:p>56,3822082039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28]-0.009034802" office:value-type="float" office:value="-0.002929792">
            <text:p>-0,002929792</text:p>
          </table:table-cell>
          <table:table-cell table:formula="of:=[.D328]^2" office:value-type="float" office:value="0.000008583681163264">
            <text:p>8,583681163264E-006</text:p>
          </table:table-cell>
          <table:table-cell table:formula="of:=[.C328]-0.013861231" office:value-type="float" office:value="0.004453769">
            <text:p>0,004453769</text:p>
          </table:table-cell>
          <table:table-cell table:formula="of:=[.F32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6.9042599407">
            <text:p>56,904259940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29]-0.009034802" office:value-type="float" office:value="-0.002929792">
            <text:p>-0,002929792</text:p>
          </table:table-cell>
          <table:table-cell table:formula="of:=[.D329]^2" office:value-type="float" office:value="0.000008583681163264">
            <text:p>8,583681163264E-006</text:p>
          </table:table-cell>
          <table:table-cell table:formula="of:=[.C329]-0.013861231" office:value-type="float" office:value="0.004453769">
            <text:p>0,004453769</text:p>
          </table:table-cell>
          <table:table-cell table:formula="of:=[.F32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7.1652858091">
            <text:p>57,1652858091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330]-0.009034802" office:value-type="float" office:value="0.000733208000000001">
            <text:p>0,000733208</text:p>
          </table:table-cell>
          <table:table-cell table:formula="of:=[.D330]^2" office:value-type="float" office:value="0.000000537593971264001">
            <text:p>5,37593971264001E-007</text:p>
          </table:table-cell>
          <table:table-cell table:formula="of:=[.C330]-0.013861231" office:value-type="float" office:value="0.002011769">
            <text:p>0,002011769</text:p>
          </table:table-cell>
          <table:table-cell table:formula="of:=[.F33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1]-0.009034802" office:value-type="float" office:value="-0.002929792">
            <text:p>-0,002929792</text:p>
          </table:table-cell>
          <table:table-cell table:formula="of:=[.D331]^2" office:value-type="float" office:value="0.000008583681163264">
            <text:p>8,583681163264E-006</text:p>
          </table:table-cell>
          <table:table-cell table:formula="of:=[.C331]-0.013861231" office:value-type="float" office:value="-0.005314221">
            <text:p>-0,005314221</text:p>
          </table:table-cell>
          <table:table-cell table:formula="of:=[.F33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7.9483634143">
            <text:p>57,9483634143</text:p>
          </table:table-cell>
          <table:table-cell table:number-columns-repeated="2" office:value-type="float" office:value="0.00976801">
            <text:p>0,00976801</text:p>
          </table:table-cell>
          <table:table-cell table:formula="of:=[.B332]-0.009034802" office:value-type="float" office:value="0.000733208000000001">
            <text:p>0,000733208</text:p>
          </table:table-cell>
          <table:table-cell table:formula="of:=[.D332]^2" office:value-type="float" office:value="0.000000537593971264001">
            <text:p>5,37593971264001E-007</text:p>
          </table:table-cell>
          <table:table-cell table:formula="of:=[.C332]-0.013861231" office:value-type="float" office:value="-0.004093221">
            <text:p>-0,004093221</text:p>
          </table:table-cell>
          <table:table-cell table:formula="of:=[.F332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8.5356716182">
            <text:p>58,53567161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3]-0.009034802" office:value-type="float" office:value="-0.002929792">
            <text:p>-0,002929792</text:p>
          </table:table-cell>
          <table:table-cell table:formula="of:=[.D333]^2" office:value-type="float" office:value="0.000008583681163264">
            <text:p>8,583681163264E-006</text:p>
          </table:table-cell>
          <table:table-cell table:formula="of:=[.C333]-0.013861231" office:value-type="float" office:value="-0.005314221">
            <text:p>-0,005314221</text:p>
          </table:table-cell>
          <table:table-cell table:formula="of:=[.F33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8.7966974866">
            <text:p>58,7966974866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  <table:table-cell table:formula="of:=[.B334]-0.009034802" office:value-type="float" office:value="-0.004150792">
            <text:p>-0,004150792</text:p>
          </table:table-cell>
          <table:table-cell table:formula="of:=[.D334]^2" office:value-type="float" office:value="0.000017229074227264">
            <text:p>1,7229074227264E-005</text:p>
          </table:table-cell>
          <table:table-cell table:formula="of:=[.C334]-0.013861231" office:value-type="float" office:value="0.000790768999999998">
            <text:p>0,000790769</text:p>
          </table:table-cell>
          <table:table-cell table:formula="of:=[.F334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59.3187492234">
            <text:p>59,3187492234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35]-0.009034802" office:value-type="float" office:value="-0.001708792">
            <text:p>-0,001708792</text:p>
          </table:table-cell>
          <table:table-cell table:formula="of:=[.D335]^2" office:value-type="float" office:value="0.000002919970099264">
            <text:p>0,00000292</text:p>
          </table:table-cell>
          <table:table-cell table:formula="of:=[.C335]-0.013861231" office:value-type="float" office:value="0.003232769">
            <text:p>0,003232769</text:p>
          </table:table-cell>
          <table:table-cell table:formula="of:=[.F33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59.8408009602">
            <text:p>59,8408009602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336]-0.009034802" office:value-type="float" office:value="-0.002929792">
            <text:p>-0,002929792</text:p>
          </table:table-cell>
          <table:table-cell table:formula="of:=[.D336]^2" office:value-type="float" office:value="0.000008583681163264">
            <text:p>8,583681163264E-006</text:p>
          </table:table-cell>
          <table:table-cell table:formula="of:=[.C336]-0.013861231" office:value-type="float" office:value="0.009337769">
            <text:p>0,009337769</text:p>
          </table:table-cell>
          <table:table-cell table:formula="of:=[.F336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60.1670832957">
            <text:p>60,167083295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7]-0.009034802" office:value-type="float" office:value="-0.002929792">
            <text:p>-0,002929792</text:p>
          </table:table-cell>
          <table:table-cell table:formula="of:=[.D337]^2" office:value-type="float" office:value="0.000008583681163264">
            <text:p>8,583681163264E-006</text:p>
          </table:table-cell>
          <table:table-cell table:formula="of:=[.C337]-0.013861231" office:value-type="float" office:value="-0.005314221">
            <text:p>-0,005314221</text:p>
          </table:table-cell>
          <table:table-cell table:formula="of:=[.F33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0.6238785654">
            <text:p>60,6238785654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38]-0.009034802" office:value-type="float" office:value="-0.004150792">
            <text:p>-0,004150792</text:p>
          </table:table-cell>
          <table:table-cell table:formula="of:=[.D338]^2" office:value-type="float" office:value="0.000017229074227264">
            <text:p>1,7229074227264E-005</text:p>
          </table:table-cell>
          <table:table-cell table:formula="of:=[.C338]-0.013861231" office:value-type="float" office:value="0.005674769">
            <text:p>0,005674769</text:p>
          </table:table-cell>
          <table:table-cell table:formula="of:=[.F338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60.9501609009">
            <text:p>60,9501609009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339]-0.009034802" office:value-type="float" office:value="-0.004150792">
            <text:p>-0,004150792</text:p>
          </table:table-cell>
          <table:table-cell table:formula="of:=[.D339]^2" office:value-type="float" office:value="0.000017229074227264">
            <text:p>1,7229074227264E-005</text:p>
          </table:table-cell>
          <table:table-cell table:formula="of:=[.C339]-0.013861231" office:value-type="float" office:value="0.006895769">
            <text:p>0,006895769</text:p>
          </table:table-cell>
          <table:table-cell table:formula="of:=[.F33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61.4722126377">
            <text:p>61,472212637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40]-0.009034802" office:value-type="float" office:value="-0.002929792">
            <text:p>-0,002929792</text:p>
          </table:table-cell>
          <table:table-cell table:formula="of:=[.D340]^2" office:value-type="float" office:value="0.000008583681163264">
            <text:p>8,583681163264E-006</text:p>
          </table:table-cell>
          <table:table-cell table:formula="of:=[.C340]-0.013861231" office:value-type="float" office:value="0.002011769">
            <text:p>0,002011769</text:p>
          </table:table-cell>
          <table:table-cell table:formula="of:=[.F34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1.9290079074">
            <text:p>61,929007907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41]-0.009034802" office:value-type="float" office:value="-0.002929792">
            <text:p>-0,002929792</text:p>
          </table:table-cell>
          <table:table-cell table:formula="of:=[.D341]^2" office:value-type="float" office:value="0.000008583681163264">
            <text:p>8,583681163264E-006</text:p>
          </table:table-cell>
          <table:table-cell table:formula="of:=[.C341]-0.013861231" office:value-type="float" office:value="-0.004093221">
            <text:p>-0,004093221</text:p>
          </table:table-cell>
          <table:table-cell table:formula="of:=[.F34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62.2552902429">
            <text:p>62,2552902429</text:p>
          </table:table-cell>
          <table:table-cell table:number-columns-repeated="2" office:value-type="float" office:value="0.00732601">
            <text:p>0,00732601</text:p>
          </table:table-cell>
          <table:table-cell table:formula="of:=[.B342]-0.009034802" office:value-type="float" office:value="-0.001708792">
            <text:p>-0,001708792</text:p>
          </table:table-cell>
          <table:table-cell table:formula="of:=[.D342]^2" office:value-type="float" office:value="0.000002919970099264">
            <text:p>0,00000292</text:p>
          </table:table-cell>
          <table:table-cell table:formula="of:=[.C342]-0.013861231" office:value-type="float" office:value="-0.006535221">
            <text:p>-0,006535221</text:p>
          </table:table-cell>
          <table:table-cell table:formula="of:=[.F34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343]-0.009034802" office:value-type="float" office:value="-0.004150792">
            <text:p>-0,004150792</text:p>
          </table:table-cell>
          <table:table-cell table:formula="of:=[.D343]^2" office:value-type="float" office:value="0.000017229074227264">
            <text:p>1,7229074227264E-005</text:p>
          </table:table-cell>
          <table:table-cell table:formula="of:=[.C343]-0.013861231" office:value-type="float" office:value="0.002011769">
            <text:p>0,002011769</text:p>
          </table:table-cell>
          <table:table-cell table:formula="of:=[.F343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0383678481">
            <text:p>63,0383678481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44]-0.009034802" office:value-type="float" office:value="-0.001708792">
            <text:p>-0,001708792</text:p>
          </table:table-cell>
          <table:table-cell table:formula="of:=[.D344]^2" office:value-type="float" office:value="0.000002919970099264">
            <text:p>0,00000292</text:p>
          </table:table-cell>
          <table:table-cell table:formula="of:=[.C344]-0.013861231" office:value-type="float" office:value="0.002011769">
            <text:p>0,002011769</text:p>
          </table:table-cell>
          <table:table-cell table:formula="of:=[.F34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45]-0.009034802" office:value-type="float" office:value="-0.002929792">
            <text:p>-0,002929792</text:p>
          </table:table-cell>
          <table:table-cell table:formula="of:=[.D345]^2" office:value-type="float" office:value="0.000008583681163264">
            <text:p>8,583681163264E-006</text:p>
          </table:table-cell>
          <table:table-cell table:formula="of:=[.C345]-0.013861231" office:value-type="float" office:value="0.002011769">
            <text:p>0,002011769</text:p>
          </table:table-cell>
          <table:table-cell table:formula="of:=[.F34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46]-0.009034802" office:value-type="float" office:value="-0.002929792">
            <text:p>-0,002929792</text:p>
          </table:table-cell>
          <table:table-cell table:formula="of:=[.D346]^2" office:value-type="float" office:value="0.000008583681163264">
            <text:p>8,583681163264E-006</text:p>
          </table:table-cell>
          <table:table-cell table:formula="of:=[.C346]-0.013861231" office:value-type="float" office:value="-0.002872231">
            <text:p>-0,002872231</text:p>
          </table:table-cell>
          <table:table-cell table:formula="of:=[.F34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4.4087536572">
            <text:p>64,4087536572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47]-0.009034802" office:value-type="float" office:value="-0.002929792">
            <text:p>-0,002929792</text:p>
          </table:table-cell>
          <table:table-cell table:formula="of:=[.D347]^2" office:value-type="float" office:value="0.000008583681163264">
            <text:p>8,583681163264E-006</text:p>
          </table:table-cell>
          <table:table-cell table:formula="of:=[.C347]-0.013861231" office:value-type="float" office:value="0.000790768999999998">
            <text:p>0,000790769</text:p>
          </table:table-cell>
          <table:table-cell table:formula="of:=[.F347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64.6045230585">
            <text:p>64,6045230585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348]-0.009034802" office:value-type="float" office:value="-0.004150792">
            <text:p>-0,004150792</text:p>
          </table:table-cell>
          <table:table-cell table:formula="of:=[.D348]^2" office:value-type="float" office:value="0.000017229074227264">
            <text:p>1,7229074227264E-005</text:p>
          </table:table-cell>
          <table:table-cell table:formula="of:=[.C348]-0.013861231" office:value-type="float" office:value="-0.000430231000000001">
            <text:p>-0,000430231</text:p>
          </table:table-cell>
          <table:table-cell table:formula="of:=[.F34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65.1918312624">
            <text:p>65,1918312624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49]-0.009034802" office:value-type="float" office:value="-0.002929792">
            <text:p>-0,002929792</text:p>
          </table:table-cell>
          <table:table-cell table:formula="of:=[.D349]^2" office:value-type="float" office:value="0.000008583681163264">
            <text:p>8,583681163264E-006</text:p>
          </table:table-cell>
          <table:table-cell table:formula="of:=[.C349]-0.013861231" office:value-type="float" office:value="0.006895769">
            <text:p>0,006895769</text:p>
          </table:table-cell>
          <table:table-cell table:formula="of:=[.F34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50]-0.009034802" office:value-type="float" office:value="-0.001708792">
            <text:p>-0,001708792</text:p>
          </table:table-cell>
          <table:table-cell table:formula="of:=[.D350]^2" office:value-type="float" office:value="0.000002919970099264">
            <text:p>0,00000292</text:p>
          </table:table-cell>
          <table:table-cell table:formula="of:=[.C350]-0.013861231" office:value-type="float" office:value="0.002011769">
            <text:p>0,002011769</text:p>
          </table:table-cell>
          <table:table-cell table:formula="of:=[.F3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5.9749088676">
            <text:p>65,974908867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51]-0.009034802" office:value-type="float" office:value="-0.002929792">
            <text:p>-0,002929792</text:p>
          </table:table-cell>
          <table:table-cell table:formula="of:=[.D351]^2" office:value-type="float" office:value="0.000008583681163264">
            <text:p>8,583681163264E-006</text:p>
          </table:table-cell>
          <table:table-cell table:formula="of:=[.C351]-0.013861231" office:value-type="float" office:value="0.002011769">
            <text:p>0,002011769</text:p>
          </table:table-cell>
          <table:table-cell table:formula="of:=[.F35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52]-0.009034802" office:value-type="float" office:value="-0.001708792">
            <text:p>-0,001708792</text:p>
          </table:table-cell>
          <table:table-cell table:formula="of:=[.D352]^2" office:value-type="float" office:value="0.000002919970099264">
            <text:p>0,00000292</text:p>
          </table:table-cell>
          <table:table-cell table:formula="of:=[.C352]-0.013861231" office:value-type="float" office:value="-0.005314221">
            <text:p>-0,005314221</text:p>
          </table:table-cell>
          <table:table-cell table:formula="of:=[.F35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6.7579864728">
            <text:p>66,7579864728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353]-0.009034802" office:value-type="float" office:value="-0.004150792">
            <text:p>-0,004150792</text:p>
          </table:table-cell>
          <table:table-cell table:formula="of:=[.D353]^2" office:value-type="float" office:value="0.000017229074227264">
            <text:p>1,7229074227264E-005</text:p>
          </table:table-cell>
          <table:table-cell table:formula="of:=[.C353]-0.013861231" office:value-type="float" office:value="-0.005314221">
            <text:p>-0,005314221</text:p>
          </table:table-cell>
          <table:table-cell table:formula="of:=[.F35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354]-0.009034802" office:value-type="float" office:value="-0.001708792">
            <text:p>-0,001708792</text:p>
          </table:table-cell>
          <table:table-cell table:formula="of:=[.D354]^2" office:value-type="float" office:value="0.000002919970099264">
            <text:p>0,00000292</text:p>
          </table:table-cell>
          <table:table-cell table:formula="of:=[.C354]-0.013861231" office:value-type="float" office:value="-0.001651231">
            <text:p>-0,001651231</text:p>
          </table:table-cell>
          <table:table-cell table:formula="of:=[.F35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67.8673464135">
            <text:p>67,8673464135</text:p>
          </table:table-cell>
          <table:table-cell office:value-type="float" office:value="0.032967">
            <text:p>0,032967</text:p>
          </table:table-cell>
          <table:table-cell office:value-type="float" office:value="0.015873">
            <text:p>0,015873</text:p>
          </table:table-cell>
          <table:table-cell table:formula="of:=[.B355]-0.009034802" office:value-type="float" office:value="0.023932198">
            <text:p>0,023932198</text:p>
          </table:table-cell>
          <table:table-cell table:formula="of:=[.D355]^2" office:value-type="float" office:value="0.000572750101111204">
            <text:p>0,0005727501</text:p>
          </table:table-cell>
          <table:table-cell table:formula="of:=[.C355]-0.013861231" office:value-type="float" office:value="0.002011769">
            <text:p>0,002011769</text:p>
          </table:table-cell>
          <table:table-cell table:formula="of:=[.F35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8.1283722819">
            <text:p>68,1283722819</text:p>
          </table:table-cell>
          <table:table-cell table:number-columns-repeated="2" office:value-type="float" office:value="0.010989">
            <text:p>0,010989</text:p>
          </table:table-cell>
          <table:table-cell table:formula="of:=[.B356]-0.009034802" office:value-type="float" office:value="0.001954198">
            <text:p>0,001954198</text:p>
          </table:table-cell>
          <table:table-cell table:formula="of:=[.D356]^2" office:value-type="float" office:value="0.000003818889823204">
            <text:p>3,818889823204E-006</text:p>
          </table:table-cell>
          <table:table-cell table:formula="of:=[.C356]-0.013861231" office:value-type="float" office:value="-0.002872231">
            <text:p>-0,002872231</text:p>
          </table:table-cell>
          <table:table-cell table:formula="of:=[.F35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8.6504240187">
            <text:p>68,650424018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57]-0.009034802" office:value-type="float" office:value="-0.002929792">
            <text:p>-0,002929792</text:p>
          </table:table-cell>
          <table:table-cell table:formula="of:=[.D357]^2" office:value-type="float" office:value="0.000008583681163264">
            <text:p>8,583681163264E-006</text:p>
          </table:table-cell>
          <table:table-cell table:formula="of:=[.C357]-0.013861231" office:value-type="float" office:value="-0.001651231">
            <text:p>-0,001651231</text:p>
          </table:table-cell>
          <table:table-cell table:formula="of:=[.F35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68.9114498871">
            <text:p>68,9114498871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358]-0.009034802" office:value-type="float" office:value="-0.004150792">
            <text:p>-0,004150792</text:p>
          </table:table-cell>
          <table:table-cell table:formula="of:=[.D358]^2" office:value-type="float" office:value="0.000017229074227264">
            <text:p>1,7229074227264E-005</text:p>
          </table:table-cell>
          <table:table-cell table:formula="of:=[.C358]-0.013861231" office:value-type="float" office:value="-0.004093221">
            <text:p>-0,004093221</text:p>
          </table:table-cell>
          <table:table-cell table:formula="of:=[.F35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69.4335016239">
            <text:p>69,4335016239</text:p>
          </table:table-cell>
          <table:table-cell office:value-type="float" office:value="0.01221">
            <text:p>0,01221</text:p>
          </table:table-cell>
          <table:table-cell office:value-type="float" office:value="0.019536">
            <text:p>0,019536</text:p>
          </table:table-cell>
          <table:table-cell table:formula="of:=[.B359]-0.009034802" office:value-type="float" office:value="0.003175198">
            <text:p>0,003175198</text:p>
          </table:table-cell>
          <table:table-cell table:formula="of:=[.D359]^2" office:value-type="float" office:value="0.000010081882339204">
            <text:p>1,0081882339204E-005</text:p>
          </table:table-cell>
          <table:table-cell table:formula="of:=[.C359]-0.013861231" office:value-type="float" office:value="0.005674769">
            <text:p>0,005674769</text:p>
          </table:table-cell>
          <table:table-cell table:formula="of:=[.F35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69.6945274923">
            <text:p>69,6945274923</text:p>
          </table:table-cell>
          <table:table-cell office:value-type="float" office:value="0.015873">
            <text:p>0,015873</text:p>
          </table:table-cell>
          <table:table-cell office:value-type="float" office:value="0.020757">
            <text:p>0,020757</text:p>
          </table:table-cell>
          <table:table-cell table:formula="of:=[.B360]-0.009034802" office:value-type="float" office:value="0.006838198">
            <text:p>0,006838198</text:p>
          </table:table-cell>
          <table:table-cell table:formula="of:=[.D360]^2" office:value-type="float" office:value="0.000046760951887204">
            <text:p>0,000046761</text:p>
          </table:table-cell>
          <table:table-cell table:formula="of:=[.C360]-0.013861231" office:value-type="float" office:value="0.006895769">
            <text:p>0,006895769</text:p>
          </table:table-cell>
          <table:table-cell table:formula="of:=[.F36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table:number-columns-repeated="2" office:value-type="float" office:value="0.010989">
            <text:p>0,010989</text:p>
          </table:table-cell>
          <table:table-cell table:formula="of:=[.B361]-0.009034802" office:value-type="float" office:value="0.001954198">
            <text:p>0,001954198</text:p>
          </table:table-cell>
          <table:table-cell table:formula="of:=[.D361]^2" office:value-type="float" office:value="0.000003818889823204">
            <text:p>3,818889823204E-006</text:p>
          </table:table-cell>
          <table:table-cell table:formula="of:=[.C361]-0.013861231" office:value-type="float" office:value="-0.002872231">
            <text:p>-0,002872231</text:p>
          </table:table-cell>
          <table:table-cell table:formula="of:=[.F36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70.4776050975">
            <text:p>70,477605097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62]-0.009034802" office:value-type="float" office:value="-0.001708792">
            <text:p>-0,001708792</text:p>
          </table:table-cell>
          <table:table-cell table:formula="of:=[.D362]^2" office:value-type="float" office:value="0.000002919970099264">
            <text:p>0,00000292</text:p>
          </table:table-cell>
          <table:table-cell table:formula="of:=[.C362]-0.013861231" office:value-type="float" office:value="-0.005314221">
            <text:p>-0,005314221</text:p>
          </table:table-cell>
          <table:table-cell table:formula="of:=[.F36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363]-0.009034802" office:value-type="float" office:value="-0.000487791999999999">
            <text:p>-0,000487792</text:p>
          </table:table-cell>
          <table:table-cell table:formula="of:=[.D363]^2" office:value-type="float" office:value="0.000000237941035263999">
            <text:p>2,37941035263999E-007</text:p>
          </table:table-cell>
          <table:table-cell table:formula="of:=[.C363]-0.013861231" office:value-type="float" office:value="-0.004093221">
            <text:p>-0,004093221</text:p>
          </table:table-cell>
          <table:table-cell table:formula="of:=[.F36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488401">
            <text:p>0,00488401</text:p>
          </table:table-cell>
          <table:table-cell office:value-type="float" office:value="0.021978">
            <text:p>0,021978</text:p>
          </table:table-cell>
          <table:table-cell table:formula="of:=[.B364]-0.009034802" office:value-type="float" office:value="-0.004150792">
            <text:p>-0,004150792</text:p>
          </table:table-cell>
          <table:table-cell table:formula="of:=[.D364]^2" office:value-type="float" office:value="0.000017229074227264">
            <text:p>1,7229074227264E-005</text:p>
          </table:table-cell>
          <table:table-cell table:formula="of:=[.C364]-0.013861231" office:value-type="float" office:value="0.008116769">
            <text:p>0,008116769</text:p>
          </table:table-cell>
          <table:table-cell table:formula="of:=[.F364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71.8479909066">
            <text:p>71,8479909066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365]-0.009034802" office:value-type="float" office:value="-0.002929792">
            <text:p>-0,002929792</text:p>
          </table:table-cell>
          <table:table-cell table:formula="of:=[.D365]^2" office:value-type="float" office:value="0.000008583681163264">
            <text:p>8,583681163264E-006</text:p>
          </table:table-cell>
          <table:table-cell table:formula="of:=[.C365]-0.013861231" office:value-type="float" office:value="0.008116769">
            <text:p>0,008116769</text:p>
          </table:table-cell>
          <table:table-cell table:formula="of:=[.F36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72.3047861763">
            <text:p>72,3047861763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66]-0.009034802" office:value-type="float" office:value="-0.002929792">
            <text:p>-0,002929792</text:p>
          </table:table-cell>
          <table:table-cell table:formula="of:=[.D366]^2" office:value-type="float" office:value="0.000008583681163264">
            <text:p>8,583681163264E-006</text:p>
          </table:table-cell>
          <table:table-cell table:formula="of:=[.C366]-0.013861231" office:value-type="float" office:value="0.000790768999999998">
            <text:p>0,000790769</text:p>
          </table:table-cell>
          <table:table-cell table:formula="of:=[.F366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72.6310685118">
            <text:p>72,6310685118</text:p>
          </table:table-cell>
          <table:table-cell office:value-type="float" office:value="0.026862">
            <text:p>0,026862</text:p>
          </table:table-cell>
          <table:table-cell office:value-type="float" office:value="0.015873">
            <text:p>0,015873</text:p>
          </table:table-cell>
          <table:table-cell table:formula="of:=[.B367]-0.009034802" office:value-type="float" office:value="0.017827198">
            <text:p>0,017827198</text:p>
          </table:table-cell>
          <table:table-cell table:formula="of:=[.D367]^2" office:value-type="float" office:value="0.000317808988531204">
            <text:p>0,000317809</text:p>
          </table:table-cell>
          <table:table-cell table:formula="of:=[.C367]-0.013861231" office:value-type="float" office:value="0.002011769">
            <text:p>0,002011769</text:p>
          </table:table-cell>
          <table:table-cell table:formula="of:=[.F36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73.1531202486">
            <text:p>73,1531202486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368]-0.009034802" office:value-type="float" office:value="0.016606198">
            <text:p>0,016606198</text:p>
          </table:table-cell>
          <table:table-cell table:formula="of:=[.D368]^2" office:value-type="float" office:value="0.000275765812015204">
            <text:p>0,0002757658</text:p>
          </table:table-cell>
          <table:table-cell table:formula="of:=[.C368]-0.013861231" office:value-type="float" office:value="-0.006535221">
            <text:p>-0,006535221</text:p>
          </table:table-cell>
          <table:table-cell table:formula="of:=[.F36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69]-0.009034802" office:value-type="float" office:value="-0.002929792">
            <text:p>-0,002929792</text:p>
          </table:table-cell>
          <table:table-cell table:formula="of:=[.D369]^2" office:value-type="float" office:value="0.000008583681163264">
            <text:p>8,583681163264E-006</text:p>
          </table:table-cell>
          <table:table-cell table:formula="of:=[.C369]-0.013861231" office:value-type="float" office:value="0.005674769">
            <text:p>0,005674769</text:p>
          </table:table-cell>
          <table:table-cell table:formula="of:=[.F36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370]-0.009034802" office:value-type="float" office:value="0.005617198">
            <text:p>0,005617198</text:p>
          </table:table-cell>
          <table:table-cell table:formula="of:=[.D370]^2" office:value-type="float" office:value="0.000031552913371204">
            <text:p>3,1552913371204E-005</text:p>
          </table:table-cell>
          <table:table-cell table:formula="of:=[.C370]-0.013861231" office:value-type="float" office:value="-0.005314221">
            <text:p>-0,005314221</text:p>
          </table:table-cell>
          <table:table-cell table:formula="of:=[.F37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4.5235060577">
            <text:p>74,5235060577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71]-0.009034802" office:value-type="float" office:value="-0.004150792">
            <text:p>-0,004150792</text:p>
          </table:table-cell>
          <table:table-cell table:formula="of:=[.D371]^2" office:value-type="float" office:value="0.000017229074227264">
            <text:p>1,7229074227264E-005</text:p>
          </table:table-cell>
          <table:table-cell table:formula="of:=[.C371]-0.013861231" office:value-type="float" office:value="0.005674769">
            <text:p>0,005674769</text:p>
          </table:table-cell>
          <table:table-cell table:formula="of:=[.F37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4.719275459">
            <text:p>74,719275459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  <table:table-cell table:formula="of:=[.B372]-0.009034802" office:value-type="float" office:value="0.001954198">
            <text:p>0,001954198</text:p>
          </table:table-cell>
          <table:table-cell table:formula="of:=[.D372]^2" office:value-type="float" office:value="0.000003818889823204">
            <text:p>3,818889823204E-006</text:p>
          </table:table-cell>
          <table:table-cell table:formula="of:=[.C372]-0.013861231" office:value-type="float" office:value="-0.001651231">
            <text:p>-0,001651231</text:p>
          </table:table-cell>
          <table:table-cell table:formula="of:=[.F37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73]-0.009034802" office:value-type="float" office:value="-0.002929792">
            <text:p>-0,002929792</text:p>
          </table:table-cell>
          <table:table-cell table:formula="of:=[.D373]^2" office:value-type="float" office:value="0.000008583681163264">
            <text:p>8,583681163264E-006</text:p>
          </table:table-cell>
          <table:table-cell table:formula="of:=[.C373]-0.013861231" office:value-type="float" office:value="-0.006535221">
            <text:p>-0,006535221</text:p>
          </table:table-cell>
          <table:table-cell table:formula="of:=[.F37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5.5676095313">
            <text:p>75,567609531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4]-0.009034802" office:value-type="float" office:value="-0.002929792">
            <text:p>-0,002929792</text:p>
          </table:table-cell>
          <table:table-cell table:formula="of:=[.D374]^2" office:value-type="float" office:value="0.000008583681163264">
            <text:p>8,583681163264E-006</text:p>
          </table:table-cell>
          <table:table-cell table:formula="of:=[.C374]-0.013861231" office:value-type="float" office:value="-0.001651231">
            <text:p>-0,001651231</text:p>
          </table:table-cell>
          <table:table-cell table:formula="of:=[.F37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6.0896612681">
            <text:p>76,0896612681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375]-0.009034802" office:value-type="float" office:value="-0.002929792">
            <text:p>-0,002929792</text:p>
          </table:table-cell>
          <table:table-cell table:formula="of:=[.D375]^2" office:value-type="float" office:value="0.000008583681163264">
            <text:p>8,583681163264E-006</text:p>
          </table:table-cell>
          <table:table-cell table:formula="of:=[.C375]-0.013861231" office:value-type="float" office:value="0.010558769">
            <text:p>0,010558769</text:p>
          </table:table-cell>
          <table:table-cell table:formula="of:=[.F375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6]-0.009034802" office:value-type="float" office:value="-0.002929792">
            <text:p>-0,002929792</text:p>
          </table:table-cell>
          <table:table-cell table:formula="of:=[.D376]^2" office:value-type="float" office:value="0.000008583681163264">
            <text:p>8,583681163264E-006</text:p>
          </table:table-cell>
          <table:table-cell table:formula="of:=[.C376]-0.013861231" office:value-type="float" office:value="-0.001651231">
            <text:p>-0,001651231</text:p>
          </table:table-cell>
          <table:table-cell table:formula="of:=[.F376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6.8727388733">
            <text:p>76,8727388733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  <table:table-cell table:formula="of:=[.B377]-0.009034802" office:value-type="float" office:value="0.011722198">
            <text:p>0,011722198</text:p>
          </table:table-cell>
          <table:table-cell table:formula="of:=[.D377]^2" office:value-type="float" office:value="0.000137409925951204">
            <text:p>0,0001374099</text:p>
          </table:table-cell>
          <table:table-cell table:formula="of:=[.C377]-0.013861231" office:value-type="float" office:value="-0.004093221">
            <text:p>-0,004093221</text:p>
          </table:table-cell>
          <table:table-cell table:formula="of:=[.F377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77.1337647417">
            <text:p>77,133764741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78]-0.009034802" office:value-type="float" office:value="-0.002929792">
            <text:p>-0,002929792</text:p>
          </table:table-cell>
          <table:table-cell table:formula="of:=[.D378]^2" office:value-type="float" office:value="0.000008583681163264">
            <text:p>8,583681163264E-006</text:p>
          </table:table-cell>
          <table:table-cell table:formula="of:=[.C378]-0.013861231" office:value-type="float" office:value="-0.006535221">
            <text:p>-0,006535221</text:p>
          </table:table-cell>
          <table:table-cell table:formula="of:=[.F37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7.6558164785">
            <text:p>77,655816478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9]-0.009034802" office:value-type="float" office:value="-0.002929792">
            <text:p>-0,002929792</text:p>
          </table:table-cell>
          <table:table-cell table:formula="of:=[.D379]^2" office:value-type="float" office:value="0.000008583681163264">
            <text:p>8,583681163264E-006</text:p>
          </table:table-cell>
          <table:table-cell table:formula="of:=[.C379]-0.013861231" office:value-type="float" office:value="-0.001651231">
            <text:p>-0,001651231</text:p>
          </table:table-cell>
          <table:table-cell table:formula="of:=[.F379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8.2431246824">
            <text:p>78,2431246824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80]-0.009034802" office:value-type="float" office:value="-0.002929792">
            <text:p>-0,002929792</text:p>
          </table:table-cell>
          <table:table-cell table:formula="of:=[.D380]^2" office:value-type="float" office:value="0.000008583681163264">
            <text:p>8,583681163264E-006</text:p>
          </table:table-cell>
          <table:table-cell table:formula="of:=[.C380]-0.013861231" office:value-type="float" office:value="-0.001651231">
            <text:p>-0,001651231</text:p>
          </table:table-cell>
          <table:table-cell table:formula="of:=[.F38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8.5041505508">
            <text:p>78,5041505508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381]-0.009034802" office:value-type="float" office:value="-0.002929792">
            <text:p>-0,002929792</text:p>
          </table:table-cell>
          <table:table-cell table:formula="of:=[.D381]^2" office:value-type="float" office:value="0.000008583681163264">
            <text:p>8,583681163264E-006</text:p>
          </table:table-cell>
          <table:table-cell table:formula="of:=[.C381]-0.013861231" office:value-type="float" office:value="0.010558769">
            <text:p>0,010558769</text:p>
          </table:table-cell>
          <table:table-cell table:formula="of:=[.F381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79.0262022876">
            <text:p>79,0262022876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  <table:table-cell table:formula="of:=[.B382]-0.009034802" office:value-type="float" office:value="-0.000487791999999999">
            <text:p>-0,000487792</text:p>
          </table:table-cell>
          <table:table-cell table:formula="of:=[.D382]^2" office:value-type="float" office:value="0.000000237941035263999">
            <text:p>2,37941035263999E-007</text:p>
          </table:table-cell>
          <table:table-cell table:formula="of:=[.C382]-0.013861231" office:value-type="float" office:value="-0.001651231">
            <text:p>-0,001651231</text:p>
          </table:table-cell>
          <table:table-cell table:formula="of:=[.F38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9.287228156">
            <text:p>79,28722815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83]-0.009034802" office:value-type="float" office:value="-0.002929792">
            <text:p>-0,002929792</text:p>
          </table:table-cell>
          <table:table-cell table:formula="of:=[.D383]^2" office:value-type="float" office:value="0.000008583681163264">
            <text:p>8,583681163264E-006</text:p>
          </table:table-cell>
          <table:table-cell table:formula="of:=[.C383]-0.013861231" office:value-type="float" office:value="-0.005314221">
            <text:p>-0,005314221</text:p>
          </table:table-cell>
          <table:table-cell table:formula="of:=[.F38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9.8092798928">
            <text:p>79,8092798928</text:p>
          </table:table-cell>
          <table:table-cell office:value-type="float" office:value="0.01221">
            <text:p>0,01221</text:p>
          </table:table-cell>
          <table:table-cell office:value-type="float" office:value="0.00854701">
            <text:p>0,00854701</text:p>
          </table:table-cell>
          <table:table-cell table:formula="of:=[.B384]-0.009034802" office:value-type="float" office:value="0.003175198">
            <text:p>0,003175198</text:p>
          </table:table-cell>
          <table:table-cell table:formula="of:=[.D384]^2" office:value-type="float" office:value="0.000010081882339204">
            <text:p>1,0081882339204E-005</text:p>
          </table:table-cell>
          <table:table-cell table:formula="of:=[.C384]-0.013861231" office:value-type="float" office:value="-0.005314221">
            <text:p>-0,005314221</text:p>
          </table:table-cell>
          <table:table-cell table:formula="of:=[.F38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0.3313316296">
            <text:p>80,331331629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85]-0.009034802" office:value-type="float" office:value="-0.002929792">
            <text:p>-0,002929792</text:p>
          </table:table-cell>
          <table:table-cell table:formula="of:=[.D385]^2" office:value-type="float" office:value="0.000008583681163264">
            <text:p>8,583681163264E-006</text:p>
          </table:table-cell>
          <table:table-cell table:formula="of:=[.C385]-0.013861231" office:value-type="float" office:value="-0.006535221">
            <text:p>-0,006535221</text:p>
          </table:table-cell>
          <table:table-cell table:formula="of:=[.F385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80.592357498">
            <text:p>80,59235749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86]-0.009034802" office:value-type="float" office:value="-0.002929792">
            <text:p>-0,002929792</text:p>
          </table:table-cell>
          <table:table-cell table:formula="of:=[.D386]^2" office:value-type="float" office:value="0.000008583681163264">
            <text:p>8,583681163264E-006</text:p>
          </table:table-cell>
          <table:table-cell table:formula="of:=[.C386]-0.013861231" office:value-type="float" office:value="0.002011769">
            <text:p>0,002011769</text:p>
          </table:table-cell>
          <table:table-cell table:formula="of:=[.F38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81.1144092348">
            <text:p>81,114409234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87]-0.009034802" office:value-type="float" office:value="-0.002929792">
            <text:p>-0,002929792</text:p>
          </table:table-cell>
          <table:table-cell table:formula="of:=[.D387]^2" office:value-type="float" office:value="0.000008583681163264">
            <text:p>8,583681163264E-006</text:p>
          </table:table-cell>
          <table:table-cell table:formula="of:=[.C387]-0.013861231" office:value-type="float" office:value="0.004453769">
            <text:p>0,004453769</text:p>
          </table:table-cell>
          <table:table-cell table:formula="of:=[.F387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1.3754351032">
            <text:p>81,375435103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88]-0.009034802" office:value-type="float" office:value="-0.002929792">
            <text:p>-0,002929792</text:p>
          </table:table-cell>
          <table:table-cell table:formula="of:=[.D388]^2" office:value-type="float" office:value="0.000008583681163264">
            <text:p>8,583681163264E-006</text:p>
          </table:table-cell>
          <table:table-cell table:formula="of:=[.C388]-0.013861231" office:value-type="float" office:value="0.006895769">
            <text:p>0,006895769</text:p>
          </table:table-cell>
          <table:table-cell table:formula="of:=[.F388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81.9627433071">
            <text:p>81,9627433071</text:p>
          </table:table-cell>
          <table:table-cell office:value-type="float" office:value="0.013431">
            <text:p>0,013431</text:p>
          </table:table-cell>
          <table:table-cell office:value-type="float" office:value="0.018315">
            <text:p>0,018315</text:p>
          </table:table-cell>
          <table:table-cell table:formula="of:=[.B389]-0.009034802" office:value-type="float" office:value="0.004396198">
            <text:p>0,004396198</text:p>
          </table:table-cell>
          <table:table-cell table:formula="of:=[.D389]^2" office:value-type="float" office:value="0.000019326556855204">
            <text:p>1,9326556855204E-005</text:p>
          </table:table-cell>
          <table:table-cell table:formula="of:=[.C389]-0.013861231" office:value-type="float" office:value="0.004453769">
            <text:p>0,004453769</text:p>
          </table:table-cell>
          <table:table-cell table:formula="of:=[.F38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2.2237691755">
            <text:p>82,2237691755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390]-0.009034802" office:value-type="float" office:value="-0.001708792">
            <text:p>-0,001708792</text:p>
          </table:table-cell>
          <table:table-cell table:formula="of:=[.D390]^2" office:value-type="float" office:value="0.000002919970099264">
            <text:p>0,00000292</text:p>
          </table:table-cell>
          <table:table-cell table:formula="of:=[.C390]-0.013861231" office:value-type="float" office:value="0.000790768999999998">
            <text:p>0,000790769</text:p>
          </table:table-cell>
          <table:table-cell table:formula="of:=[.F390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82.7458743574">
            <text:p>82,7458743574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391]-0.009034802" office:value-type="float" office:value="0.001954198">
            <text:p>0,001954198</text:p>
          </table:table-cell>
          <table:table-cell table:formula="of:=[.D391]^2" office:value-type="float" office:value="0.000003818889823204">
            <text:p>3,818889823204E-006</text:p>
          </table:table-cell>
          <table:table-cell table:formula="of:=[.C391]-0.013861231" office:value-type="float" office:value="-0.006535221">
            <text:p>-0,006535221</text:p>
          </table:table-cell>
          <table:table-cell table:formula="of:=[.F391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82.9416437587">
            <text:p>82,9416437587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92]-0.009034802" office:value-type="float" office:value="-0.001708792">
            <text:p>-0,001708792</text:p>
          </table:table-cell>
          <table:table-cell table:formula="of:=[.D392]^2" office:value-type="float" office:value="0.000002919970099264">
            <text:p>0,00000292</text:p>
          </table:table-cell>
          <table:table-cell table:formula="of:=[.C392]-0.013861231" office:value-type="float" office:value="0.002011769">
            <text:p>0,002011769</text:p>
          </table:table-cell>
          <table:table-cell table:formula="of:=[.F39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83.5289519626">
            <text:p>83,528951962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93]-0.009034802" office:value-type="float" office:value="-0.002929792">
            <text:p>-0,002929792</text:p>
          </table:table-cell>
          <table:table-cell table:formula="of:=[.D393]^2" office:value-type="float" office:value="0.000008583681163264">
            <text:p>8,583681163264E-006</text:p>
          </table:table-cell>
          <table:table-cell table:formula="of:=[.C393]-0.013861231" office:value-type="float" office:value="0.003232769">
            <text:p>0,003232769</text:p>
          </table:table-cell>
          <table:table-cell table:formula="of:=[.F39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3.789977831">
            <text:p>83,78997783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394]-0.009034802" office:value-type="float" office:value="-0.001708792">
            <text:p>-0,001708792</text:p>
          </table:table-cell>
          <table:table-cell table:formula="of:=[.D394]^2" office:value-type="float" office:value="0.000002919970099264">
            <text:p>0,00000292</text:p>
          </table:table-cell>
          <table:table-cell table:formula="of:=[.C394]-0.013861231" office:value-type="float" office:value="-0.002872231">
            <text:p>-0,002872231</text:p>
          </table:table-cell>
          <table:table-cell table:formula="of:=[.F39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84.3772860349">
            <text:p>84,3772860349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95]-0.009034802" office:value-type="float" office:value="-0.001708792">
            <text:p>-0,001708792</text:p>
          </table:table-cell>
          <table:table-cell table:formula="of:=[.D395]^2" office:value-type="float" office:value="0.000002919970099264">
            <text:p>0,00000292</text:p>
          </table:table-cell>
          <table:table-cell table:formula="of:=[.C395]-0.013861231" office:value-type="float" office:value="0.003232769">
            <text:p>0,003232769</text:p>
          </table:table-cell>
          <table:table-cell table:formula="of:=[.F39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4.8340813046">
            <text:p>84,8340813046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396]-0.009034802" office:value-type="float" office:value="-0.002929792">
            <text:p>-0,002929792</text:p>
          </table:table-cell>
          <table:table-cell table:formula="of:=[.D396]^2" office:value-type="float" office:value="0.000008583681163264">
            <text:p>8,583681163264E-006</text:p>
          </table:table-cell>
          <table:table-cell table:formula="of:=[.C396]-0.013861231" office:value-type="float" office:value="0.008116769">
            <text:p>0,008116769</text:p>
          </table:table-cell>
          <table:table-cell table:formula="of:=[.F396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85.1603636401">
            <text:p>85,1603636401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  <table:table-cell table:formula="of:=[.B397]-0.009034802" office:value-type="float" office:value="0.000733208000000001">
            <text:p>0,000733208</text:p>
          </table:table-cell>
          <table:table-cell table:formula="of:=[.D397]^2" office:value-type="float" office:value="0.000000537593971264001">
            <text:p>5,37593971264001E-007</text:p>
          </table:table-cell>
          <table:table-cell table:formula="of:=[.C397]-0.013861231" office:value-type="float" office:value="0.003232769">
            <text:p>0,003232769</text:p>
          </table:table-cell>
          <table:table-cell table:formula="of:=[.F39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5.6824153769">
            <text:p>85,6824153769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398]-0.009034802" office:value-type="float" office:value="-0.004150792">
            <text:p>-0,004150792</text:p>
          </table:table-cell>
          <table:table-cell table:formula="of:=[.D398]^2" office:value-type="float" office:value="0.000017229074227264">
            <text:p>1,7229074227264E-005</text:p>
          </table:table-cell>
          <table:table-cell table:formula="of:=[.C398]-0.013861231" office:value-type="float" office:value="-0.002872231">
            <text:p>-0,002872231</text:p>
          </table:table-cell>
          <table:table-cell table:formula="of:=[.F39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85.9434412453">
            <text:p>85,9434412453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99]-0.009034802" office:value-type="float" office:value="-0.001708792">
            <text:p>-0,001708792</text:p>
          </table:table-cell>
          <table:table-cell table:formula="of:=[.D399]^2" office:value-type="float" office:value="0.000002919970099264">
            <text:p>0,00000292</text:p>
          </table:table-cell>
          <table:table-cell table:formula="of:=[.C399]-0.013861231" office:value-type="float" office:value="-0.005314221">
            <text:p>-0,005314221</text:p>
          </table:table-cell>
          <table:table-cell table:formula="of:=[.F3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6.4654929821">
            <text:p>86,465492982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400]-0.009034802" office:value-type="float" office:value="-0.002929792">
            <text:p>-0,002929792</text:p>
          </table:table-cell>
          <table:table-cell table:formula="of:=[.D400]^2" office:value-type="float" office:value="0.000008583681163264">
            <text:p>8,583681163264E-006</text:p>
          </table:table-cell>
          <table:table-cell table:formula="of:=[.C400]-0.013861231" office:value-type="float" office:value="-0.004093221">
            <text:p>-0,004093221</text:p>
          </table:table-cell>
          <table:table-cell table:formula="of:=[.F40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86.7265188505">
            <text:p>86,7265188505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401]-0.009034802" office:value-type="float" office:value="-0.004150792">
            <text:p>-0,004150792</text:p>
          </table:table-cell>
          <table:table-cell table:formula="of:=[.D401]^2" office:value-type="float" office:value="0.000017229074227264">
            <text:p>1,7229074227264E-005</text:p>
          </table:table-cell>
          <table:table-cell table:formula="of:=[.C401]-0.013861231" office:value-type="float" office:value="0.005674769">
            <text:p>0,005674769</text:p>
          </table:table-cell>
          <table:table-cell table:formula="of:=[.F40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87.2485705873">
            <text:p>87,248570587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402]-0.009034802" office:value-type="float" office:value="-0.002929792">
            <text:p>-0,002929792</text:p>
          </table:table-cell>
          <table:table-cell table:formula="of:=[.D402]^2" office:value-type="float" office:value="0.000008583681163264">
            <text:p>8,583681163264E-006</text:p>
          </table:table-cell>
          <table:table-cell table:formula="of:=[.C402]-0.013861231" office:value-type="float" office:value="-0.000430231000000001">
            <text:p>-0,000430231</text:p>
          </table:table-cell>
          <table:table-cell table:formula="of:=[.F40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87.5095964557">
            <text:p>87,5095964557</text:p>
          </table:table-cell>
          <table:table-cell office:value-type="float" office:value="0.031746">
            <text:p>0,031746</text:p>
          </table:table-cell>
          <table:table-cell office:value-type="float" office:value="0.00976801">
            <text:p>0,00976801</text:p>
          </table:table-cell>
          <table:table-cell table:formula="of:=[.B403]-0.009034802" office:value-type="float" office:value="0.022711198">
            <text:p>0,022711198</text:p>
          </table:table-cell>
          <table:table-cell table:formula="of:=[.D403]^2" office:value-type="float" office:value="0.000515798514595204">
            <text:p>0,0005157985</text:p>
          </table:table-cell>
          <table:table-cell table:formula="of:=[.C403]-0.013861231" office:value-type="float" office:value="-0.004093221">
            <text:p>-0,004093221</text:p>
          </table:table-cell>
          <table:table-cell table:formula="of:=[.F403]^2" office:value-type="float" office:value="0.000016754458154841">
            <text:p>1,6754458154841E-005</text:p>
          </table:table-cell>
        </table:table-row>
        <table:table-row table:style-name="ro2">
          <table:table-cell table:style-name="ce1" office:value-type="string">
            <text:p>Mittelwert</text:p>
          </table:table-cell>
          <table:table-cell table:style-name="ce1" table:formula="of:=SUM([.B1:.B403])/403" office:value-type="float" office:value="0.00903480183622833">
            <text:p>0,0090348018</text:p>
          </table:table-cell>
          <table:table-cell table:style-name="ce1" table:formula="of:=SUM([.C1:.C403])/403" office:value-type="float" office:value="0.0138612312655087">
            <text:p>0,0138612313</text:p>
          </table:table-cell>
          <table:table-cell/>
          <table:table-cell table:formula="of:=SUM([.E1:.E403])" office:value-type="float" office:value="0.0138568747510861">
            <text:p>0,0138568748</text:p>
          </table:table-cell>
          <table:table-cell/>
          <table:table-cell table:formula="of:=SUM([.G1:.G403])" office:value-type="float" office:value="0.00848282086695808">
            <text:p>0,0084828209</text:p>
          </table:table-cell>
        </table:table-row>
        <table:table-row table:style-name="ro2">
          <table:table-cell table:style-name="ce1" office:value-type="string">
            <text:p>Varianz</text:p>
          </table:table-cell>
          <table:table-cell table:style-name="ce1" table:formula="of:=[.E404]/402" office:value-type="float" office:value="0.0000344698376892688">
            <text:p>3,44698376892688E-005</text:p>
          </table:table-cell>
          <table:table-cell table:style-name="ce1" table:formula="of:=[.G404]/402" office:value-type="float" office:value="0.0000211015444451694">
            <text:p>2,11015444451694E-005</text:p>
          </table:table-cell>
          <table:table-cell table:number-columns-repeated="4"/>
        </table:table-row>
        <table:table-row table:style-name="ro3">
          <table:table-cell table:style-name="ce4" office:value-type="string">
            <text:p>Standardabweichung</text:p>
          </table:table-cell>
          <table:table-cell table:style-name="ce1" table:formula="of:=SQRT([.B405])" office:value-type="float" office:value="0.00587110191439978">
            <text:p>0,0058711019</text:p>
          </table:table-cell>
          <table:table-cell table:style-name="ce1" table:formula="of:=SQRT([.C405])" office:value-type="float" office:value="0.00459364174105571">
            <text:p>0,0045936417</text:p>
          </table:table-cell>
          <table:table-cell table:number-columns-repeated="4"/>
        </table:table-row>
      </table:table>
      <table:table table:name="Ohne Sample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float" office:value="-74.130672551">
            <text:p>-74,130672551</text:p>
          </table:table-cell>
          <table:table-cell office:value-type="float" office:value="0.010989">
            <text:p>0,010989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73.674251397">
            <text:p>-73,674251397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73.347701836">
            <text:p>-73,347701836</text:p>
          </table:table-cell>
          <table:table-cell office:value-type="float" office:value="0.023199">
            <text:p>0,02319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72.890746231">
            <text:p>-72,890746231</text:p>
          </table:table-cell>
          <table:table-cell office:value-type="float" office:value="0.023199">
            <text:p>0,02319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2.564731121">
            <text:p>-72,564731121</text:p>
          </table:table-cell>
          <table:table-cell office:value-type="float" office:value="0.030525">
            <text:p>0,030525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72.107775516">
            <text:p>-72,107775516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71.716557384">
            <text:p>-71,716557384</text:p>
          </table:table-cell>
          <table:table-cell office:value-type="float" office:value="0.035409">
            <text:p>0,03540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71.259601779">
            <text:p>-71,259601779</text:p>
          </table:table-cell>
          <table:table-cell office:value-type="float" office:value="0.046398">
            <text:p>0,04639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70.933052218">
            <text:p>-70,933052218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-70.476631064">
            <text:p>-70,476631064</text:p>
          </table:table-cell>
          <table:table-cell office:value-type="float" office:value="0.023199">
            <text:p>0,02319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70.215284525">
            <text:p>-70,215284525</text:p>
          </table:table-cell>
          <table:table-cell office:value-type="float" office:value="0.02442">
            <text:p>0,0244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9.758863371">
            <text:p>-69,758863371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69.367110788">
            <text:p>-69,367110788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9.1062987">
            <text:p>-69,106298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8.584140073">
            <text:p>-68,584140073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8.322793534">
            <text:p>-68,32279353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7.801169358">
            <text:p>-67,80116935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67.279010731">
            <text:p>-67,279010731</text:p>
          </table:table-cell>
          <table:table-cell office:value-type="float" office:value="0.03663">
            <text:p>0,03663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66.95246117">
            <text:p>-66,95246117</text:p>
          </table:table-cell>
          <table:table-cell office:value-type="float" office:value="0.0512821">
            <text:p>0,051282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66.430836994">
            <text:p>-66,430836994</text:p>
          </table:table-cell>
          <table:table-cell office:value-type="float" office:value="0.01221">
            <text:p>0,0122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6.169490455">
            <text:p>-66,169490455</text:p>
          </table:table-cell>
          <table:table-cell office:value-type="float" office:value="0.034188">
            <text:p>0,03418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5.647331828">
            <text:p>-65,647331828</text:p>
          </table:table-cell>
          <table:table-cell office:value-type="float" office:value="0.043956">
            <text:p>0,04395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5.38651974">
            <text:p>-65,38651974</text:p>
          </table:table-cell>
          <table:table-cell office:value-type="float" office:value="0.0622711">
            <text:p>0,06227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4.929564135">
            <text:p>-64,929564135</text:p>
          </table:table-cell>
          <table:table-cell office:value-type="float" office:value="0.042735">
            <text:p>0,04273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4.603549025">
            <text:p>-64,603549025</text:p>
          </table:table-cell>
          <table:table-cell office:value-type="float" office:value="0.0573871">
            <text:p>0,057387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4.081390398">
            <text:p>-64,081390398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3.754840837">
            <text:p>-63,75484083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3.298419683">
            <text:p>-63,298419683</text:p>
          </table:table-cell>
          <table:table-cell office:value-type="float" office:value="0.010989">
            <text:p>0,01098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047619">
            <text:p>0,04761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2.515448968">
            <text:p>-62,515448968</text:p>
          </table:table-cell>
          <table:table-cell office:value-type="float" office:value="0.0512821">
            <text:p>0,051282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2.188899407">
            <text:p>-62,188899407</text:p>
          </table:table-cell>
          <table:table-cell office:value-type="float" office:value="0.0781441">
            <text:p>0,0781441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61.66674078">
            <text:p>-61,66674078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61.34072567">
            <text:p>-61,34072567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60.883770065">
            <text:p>-60,883770065</text:p>
          </table:table-cell>
          <table:table-cell office:value-type="float" office:value="0.02442">
            <text:p>0,0244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0.622957977">
            <text:p>-60,622957977</text:p>
          </table:table-cell>
          <table:table-cell office:value-type="float" office:value="0.018315">
            <text:p>0,01831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0.10079935">
            <text:p>-60,10079935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9.513437701">
            <text:p>-59,513437701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59.317828635">
            <text:p>-59,31782863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8.730466986">
            <text:p>-58,730466986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8.469120447">
            <text:p>-58,46912044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7.947496271">
            <text:p>-57,947496271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7.686149732">
            <text:p>-57,686149732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7.098788083">
            <text:p>-57,098788083</text:p>
          </table:table-cell>
          <table:table-cell office:value-type="float" office:value="0.013431">
            <text:p>0,01343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6.903179017">
            <text:p>-56,903179017</text:p>
          </table:table-cell>
          <table:table-cell office:value-type="float" office:value="0.026862">
            <text:p>0,02686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56.315817368">
            <text:p>-56,315817368</text:p>
          </table:table-cell>
          <table:table-cell office:value-type="float" office:value="0.039072">
            <text:p>0,03907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6.120208302">
            <text:p>-56,120208302</text:p>
          </table:table-cell>
          <table:table-cell office:value-type="float" office:value="0.0500611">
            <text:p>0,050061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5.532846653">
            <text:p>-55,532846653</text:p>
          </table:table-cell>
          <table:table-cell office:value-type="float" office:value="0.0647131">
            <text:p>0,064713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5.337237587">
            <text:p>-55,337237587</text:p>
          </table:table-cell>
          <table:table-cell office:value-type="float" office:value="0.0964591">
            <text:p>0,096459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4.749875938">
            <text:p>-54,749875938</text:p>
          </table:table-cell>
          <table:table-cell office:value-type="float" office:value="0.0927961">
            <text:p>0,092796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4.488529399">
            <text:p>-54,488529399</text:p>
          </table:table-cell>
          <table:table-cell office:value-type="float" office:value="0.0500611">
            <text:p>0,050061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3.966370772">
            <text:p>-53,966370772</text:p>
          </table:table-cell>
          <table:table-cell office:value-type="float" office:value="0.023199">
            <text:p>0,02319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3.705558684">
            <text:p>-53,705558684</text:p>
          </table:table-cell>
          <table:table-cell office:value-type="float" office:value="0.0989011">
            <text:p>0,09890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3.118197035">
            <text:p>-53,118197035</text:p>
          </table:table-cell>
          <table:table-cell office:value-type="float" office:value="0.137973">
            <text:p>0,1379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2.857384947">
            <text:p>-52,857384947</text:p>
          </table:table-cell>
          <table:table-cell office:value-type="float" office:value="0.0866911">
            <text:p>0,086691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2.33522632">
            <text:p>-52,33522632</text:p>
          </table:table-cell>
          <table:table-cell office:value-type="float" office:value="0.102564">
            <text:p>0,1025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2.139617254">
            <text:p>-52,139617254</text:p>
          </table:table-cell>
          <table:table-cell office:value-type="float" office:value="0.0720391">
            <text:p>0,072039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1.552255605">
            <text:p>-51,552255605</text:p>
          </table:table-cell>
          <table:table-cell office:value-type="float" office:value="0.14652">
            <text:p>0,1465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1.290909066">
            <text:p>-51,290909066</text:p>
          </table:table-cell>
          <table:table-cell office:value-type="float" office:value="0.180708">
            <text:p>0,18070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0.76928489">
            <text:p>-50,76928489</text:p>
          </table:table-cell>
          <table:table-cell office:value-type="float" office:value="0.201465">
            <text:p>0,20146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0.507938351">
            <text:p>-50,507938351</text:p>
          </table:table-cell>
          <table:table-cell office:value-type="float" office:value="0.227106">
            <text:p>0,22710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920576702">
            <text:p>-49,920576702</text:p>
          </table:table-cell>
          <table:table-cell office:value-type="float" office:value="0.192918">
            <text:p>0,1929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464155548">
            <text:p>-49,464155548</text:p>
          </table:table-cell>
          <table:table-cell office:value-type="float" office:value="0.178266">
            <text:p>0,17826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137605987">
            <text:p>-49,137605987</text:p>
          </table:table-cell>
          <table:table-cell office:value-type="float" office:value="0.206349">
            <text:p>0,20634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61544736">
            <text:p>-48,61544736</text:p>
          </table:table-cell>
          <table:table-cell office:value-type="float" office:value="0.186813">
            <text:p>0,18681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28943225">
            <text:p>-48,28943225</text:p>
          </table:table-cell>
          <table:table-cell office:value-type="float" office:value="0.18315">
            <text:p>0,1831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7.832476645">
            <text:p>-47,832476645</text:p>
          </table:table-cell>
          <table:table-cell office:value-type="float" office:value="0.184371">
            <text:p>0,18437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47.506461535">
            <text:p>-47,506461535</text:p>
          </table:table-cell>
          <table:table-cell office:value-type="float" office:value="0.218559">
            <text:p>0,21855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7.04950593">
            <text:p>-47,04950593</text:p>
          </table:table-cell>
          <table:table-cell office:value-type="float" office:value="0.240537">
            <text:p>0,24053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6.657753347">
            <text:p>-46,657753347</text:p>
          </table:table-cell>
          <table:table-cell office:value-type="float" office:value="0.263736">
            <text:p>0,26373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6.201332193">
            <text:p>-46,201332193</text:p>
          </table:table-cell>
          <table:table-cell office:value-type="float" office:value="0.286935">
            <text:p>0,2869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5.679173566">
            <text:p>-45,679173566</text:p>
          </table:table-cell>
          <table:table-cell office:value-type="float" office:value="0.266178">
            <text:p>0,2661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417827027">
            <text:p>-45,417827027</text:p>
          </table:table-cell>
          <table:table-cell office:value-type="float" office:value="0.260073">
            <text:p>0,26007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4.830465378">
            <text:p>-44,830465378</text:p>
          </table:table-cell>
          <table:table-cell office:value-type="float" office:value="0.288156">
            <text:p>0,28815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4.634856312">
            <text:p>-44,634856312</text:p>
          </table:table-cell>
          <table:table-cell office:value-type="float" office:value="0.315018">
            <text:p>0,3150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4.112697685">
            <text:p>-44,112697685</text:p>
          </table:table-cell>
          <table:table-cell office:value-type="float" office:value="0.347985">
            <text:p>0,34798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3.851885597">
            <text:p>-43,851885597</text:p>
          </table:table-cell>
          <table:table-cell office:value-type="float" office:value="0.289377">
            <text:p>0,28937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3.264523948">
            <text:p>-43,264523948</text:p>
          </table:table-cell>
          <table:table-cell office:value-type="float" office:value="0.352869">
            <text:p>0,35286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3.068914882">
            <text:p>-43,068914882</text:p>
          </table:table-cell>
          <table:table-cell office:value-type="float" office:value="0.3663">
            <text:p>0,3663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2.481553233">
            <text:p>-42,481553233</text:p>
          </table:table-cell>
          <table:table-cell office:value-type="float" office:value="0.358974">
            <text:p>0,358974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2.220206694">
            <text:p>-42,220206694</text:p>
          </table:table-cell>
          <table:table-cell office:value-type="float" office:value="0.372405">
            <text:p>0,37240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1.632845045">
            <text:p>-41,632845045</text:p>
          </table:table-cell>
          <table:table-cell office:value-type="float" office:value="0.385836">
            <text:p>0,38583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1.176423891">
            <text:p>-41,176423891</text:p>
          </table:table-cell>
          <table:table-cell office:value-type="float" office:value="0.409035">
            <text:p>0,40903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0.84987433">
            <text:p>-40,84987433</text:p>
          </table:table-cell>
          <table:table-cell office:value-type="float" office:value="0.429792">
            <text:p>0,42979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0.327715703">
            <text:p>-40,327715703</text:p>
          </table:table-cell>
          <table:table-cell office:value-type="float" office:value="0.42735">
            <text:p>0,427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0.066903615">
            <text:p>-40,066903615</text:p>
          </table:table-cell>
          <table:table-cell office:value-type="float" office:value="0.450549">
            <text:p>0,45054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9.544744988">
            <text:p>-39,544744988</text:p>
          </table:table-cell>
          <table:table-cell office:value-type="float" office:value="0.477411">
            <text:p>0,47741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9.2839329">
            <text:p>-39,2839329</text:p>
          </table:table-cell>
          <table:table-cell office:value-type="float" office:value="0.435897">
            <text:p>0,43589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8.761774273">
            <text:p>-38,761774273</text:p>
          </table:table-cell>
          <table:table-cell office:value-type="float" office:value="0.428571">
            <text:p>0,42857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0.460317">
            <text:p>0,460317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37.913600536">
            <text:p>-37,913600536</text:p>
          </table:table-cell>
          <table:table-cell office:value-type="float" office:value="0.490842">
            <text:p>0,490842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7.391441909">
            <text:p>-37,391441909</text:p>
          </table:table-cell>
          <table:table-cell office:value-type="float" office:value="0.471306">
            <text:p>0,47130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7.195832843">
            <text:p>-37,195832843</text:p>
          </table:table-cell>
          <table:table-cell office:value-type="float" office:value="0.47619">
            <text:p>0,4761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6.608471194">
            <text:p>-36,608471194</text:p>
          </table:table-cell>
          <table:table-cell office:value-type="float" office:value="0.506716">
            <text:p>0,5067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6.347124655">
            <text:p>-36,347124655</text:p>
          </table:table-cell>
          <table:table-cell office:value-type="float" office:value="0.465201">
            <text:p>0,4652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5.825500479">
            <text:p>-35,825500479</text:p>
          </table:table-cell>
          <table:table-cell office:value-type="float" office:value="0.473748">
            <text:p>0,47374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5.56415394">
            <text:p>-35,56415394</text:p>
          </table:table-cell>
          <table:table-cell office:value-type="float" office:value="0.446886">
            <text:p>0,44688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4.976792291">
            <text:p>-34,976792291</text:p>
          </table:table-cell>
          <table:table-cell office:value-type="float" office:value="0.489621">
            <text:p>0,48962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4.715980203">
            <text:p>-34,715980203</text:p>
          </table:table-cell>
          <table:table-cell office:value-type="float" office:value="0.500611">
            <text:p>0,5006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4.193821576">
            <text:p>-34,193821576</text:p>
          </table:table-cell>
          <table:table-cell office:value-type="float" office:value="0.514042">
            <text:p>0,51404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33.671662949">
            <text:p>-33,671662949</text:p>
          </table:table-cell>
          <table:table-cell office:value-type="float" office:value="0.57265">
            <text:p>0,57265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33.410850861">
            <text:p>-33,410850861</text:p>
          </table:table-cell>
          <table:table-cell office:value-type="float" office:value="0.604396">
            <text:p>0,60439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2.888692234">
            <text:p>-32,888692234</text:p>
          </table:table-cell>
          <table:table-cell office:value-type="float" office:value="0.671551">
            <text:p>0,67155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2.627880146">
            <text:p>-32,627880146</text:p>
          </table:table-cell>
          <table:table-cell office:value-type="float" office:value="0.673993">
            <text:p>0,67399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2.105721519">
            <text:p>-32,105721519</text:p>
          </table:table-cell>
          <table:table-cell office:value-type="float" office:value="0.681319">
            <text:p>0,68131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1.84437498">
            <text:p>-31,84437498</text:p>
          </table:table-cell>
          <table:table-cell office:value-type="float" office:value="0.741148">
            <text:p>0,74114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31.322750804">
            <text:p>-31,322750804</text:p>
          </table:table-cell>
          <table:table-cell office:value-type="float" office:value="0.747253">
            <text:p>0,747253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0.735389155">
            <text:p>-30,735389155</text:p>
          </table:table-cell>
          <table:table-cell office:value-type="float" office:value="0.763126">
            <text:p>0,7631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0.474042616">
            <text:p>-30,474042616</text:p>
          </table:table-cell>
          <table:table-cell office:value-type="float" office:value="0.830281">
            <text:p>0,83028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9.95241844">
            <text:p>-29,95241844</text:p>
          </table:table-cell>
          <table:table-cell office:value-type="float" office:value="0.838828">
            <text:p>0,83882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9.691071901">
            <text:p>-29,691071901</text:p>
          </table:table-cell>
          <table:table-cell office:value-type="float" office:value="0.852259">
            <text:p>0,8522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9.168913274">
            <text:p>-29,168913274</text:p>
          </table:table-cell>
          <table:table-cell office:value-type="float" office:value="0.86569">
            <text:p>0,8656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908101186">
            <text:p>-28,908101186</text:p>
          </table:table-cell>
          <table:table-cell office:value-type="float" office:value="0.870574">
            <text:p>0,87057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320739537">
            <text:p>-28,320739537</text:p>
          </table:table-cell>
          <table:table-cell office:value-type="float" office:value="0.899878">
            <text:p>0,8998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125130471">
            <text:p>-28,125130471</text:p>
          </table:table-cell>
          <table:table-cell office:value-type="float" office:value="0.929182">
            <text:p>0,92918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7.537768822">
            <text:p>-27,537768822</text:p>
          </table:table-cell>
          <table:table-cell office:value-type="float" office:value="0.974359">
            <text:p>0,9743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7.276422283">
            <text:p>-27,276422283</text:p>
          </table:table-cell>
          <table:table-cell office:value-type="float" office:value="0.981685">
            <text:p>0,98168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26.754798107">
            <text:p>-26,754798107</text:p>
          </table:table-cell>
          <table:table-cell office:value-type="float" office:value="1.02198">
            <text:p>1,0219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26.493451568">
            <text:p>-26,493451568</text:p>
          </table:table-cell>
          <table:table-cell office:value-type="float" office:value="1.01587">
            <text:p>1,01587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25.971292941">
            <text:p>-25,971292941</text:p>
          </table:table-cell>
          <table:table-cell office:value-type="float" office:value="1.04762">
            <text:p>1,0476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5.449668765">
            <text:p>-25,449668765</text:p>
          </table:table-cell>
          <table:table-cell office:value-type="float" office:value="0.985348">
            <text:p>0,98534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5.123119204">
            <text:p>-25,123119204</text:p>
          </table:table-cell>
          <table:table-cell office:value-type="float" office:value="1.00733">
            <text:p>1,00733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24.666163599">
            <text:p>-24,666163599</text:p>
          </table:table-cell>
          <table:table-cell office:value-type="float" office:value="1.0928">
            <text:p>1,0928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24.340148489">
            <text:p>-24,340148489</text:p>
          </table:table-cell>
          <table:table-cell office:value-type="float" office:value="1.17338">
            <text:p>1,17338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23.883192884">
            <text:p>-23,883192884</text:p>
          </table:table-cell>
          <table:table-cell office:value-type="float" office:value="1.24664">
            <text:p>1,246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3.295831235">
            <text:p>-23,295831235</text:p>
          </table:table-cell>
          <table:table-cell office:value-type="float" office:value="1.22955">
            <text:p>1,2295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3.100222169">
            <text:p>-23,100222169</text:p>
          </table:table-cell>
          <table:table-cell office:value-type="float" office:value="1.23077">
            <text:p>1,2307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2.51286052">
            <text:p>-22,51286052</text:p>
          </table:table-cell>
          <table:table-cell office:value-type="float" office:value="1.13309">
            <text:p>1,133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2.252048432">
            <text:p>-22,252048432</text:p>
          </table:table-cell>
          <table:table-cell office:value-type="float" office:value="1.03541">
            <text:p>1,035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1.664686783">
            <text:p>-21,664686783</text:p>
          </table:table-cell>
          <table:table-cell office:value-type="float" office:value="1.00488">
            <text:p>1,004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1.469077717">
            <text:p>-21,469077717</text:p>
          </table:table-cell>
          <table:table-cell office:value-type="float" office:value="0.970696">
            <text:p>0,97069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0.881716068">
            <text:p>-20,881716068</text:p>
          </table:table-cell>
          <table:table-cell office:value-type="float" office:value="0.913309">
            <text:p>0,91330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0.685572551">
            <text:p>-20,685572551</text:p>
          </table:table-cell>
          <table:table-cell office:value-type="float" office:value="0.885226">
            <text:p>0,885226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0.098210902">
            <text:p>-20,098210902</text:p>
          </table:table-cell>
          <table:table-cell office:value-type="float" office:value="0.875458">
            <text:p>0,87545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9.837398814">
            <text:p>-19,837398814</text:p>
          </table:table-cell>
          <table:table-cell office:value-type="float" office:value="0.746032">
            <text:p>0,74603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9.250037165">
            <text:p>-19,250037165</text:p>
          </table:table-cell>
          <table:table-cell office:value-type="float" office:value="0.571429">
            <text:p>0,57142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8.79308156">
            <text:p>-18,79308156</text:p>
          </table:table-cell>
          <table:table-cell office:value-type="float" office:value="0.355311">
            <text:p>0,35531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8.532269472">
            <text:p>-18,532269472</text:p>
          </table:table-cell>
          <table:table-cell office:value-type="float" office:value="0.178266">
            <text:p>0,17826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8.010110845">
            <text:p>-18,010110845</text:p>
          </table:table-cell>
          <table:table-cell office:value-type="float" office:value="0.0732601">
            <text:p>0,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17.684095735">
            <text:p>-17,684095735</text:p>
          </table:table-cell>
          <table:table-cell office:value-type="float" office:value="0.042735">
            <text:p>0,04273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7.161937108">
            <text:p>-17,161937108</text:p>
          </table:table-cell>
          <table:table-cell office:value-type="float" office:value="0.037851">
            <text:p>0,03785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6.639778481">
            <text:p>-16,639778481</text:p>
          </table:table-cell>
          <table:table-cell office:value-type="float" office:value="0.029304">
            <text:p>0,02930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6.378966393">
            <text:p>-16,378966393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5.791604744">
            <text:p>-15,791604744</text:p>
          </table:table-cell>
          <table:table-cell table:number-columns-repeated="2" office:value-type="float" office:value="0.019536">
            <text:p>0,019536</text:p>
          </table:table-cell>
        </table:table-row>
        <table:table-row table:style-name="ro1">
          <table:table-cell office:value-type="float" office:value="-15.595995678">
            <text:p>-15,595995678</text:p>
          </table:table-cell>
          <table:table-cell office:value-type="float" office:value="0.041514">
            <text:p>0,04151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5.008634029">
            <text:p>-15,00863402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812490512">
            <text:p>-14,81249051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4.225128863">
            <text:p>-14,225128863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3.964316775">
            <text:p>-13,96431677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3.442158148">
            <text:p>-13,44215814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3.18134606">
            <text:p>-13,18134606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12.593984411">
            <text:p>-12,593984411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2.137028806">
            <text:p>-12,137028806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1.811013696">
            <text:p>-11,811013696</text:p>
          </table:table-cell>
          <table:table-cell table:number-columns-repeated="2" office:value-type="float" office:value="0.00976801">
            <text:p>0,00976801</text:p>
          </table:table-cell>
        </table:table-row>
        <table:table-row table:style-name="ro1">
          <table:table-cell office:value-type="float" office:value="-11.288855069">
            <text:p>-11,28885506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1.028042981">
            <text:p>-11,028042981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0.505884354">
            <text:p>-10,505884354</text:p>
          </table:table-cell>
          <table:table-cell office:value-type="float" office:value="0.017094">
            <text:p>0,017094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9.918522705">
            <text:p>-9,918522705</text:p>
          </table:table-cell>
          <table:table-cell office:value-type="float" office:value="0.02442">
            <text:p>0,0244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9.657176166">
            <text:p>-9,657176166</text:p>
          </table:table-cell>
          <table:table-cell office:value-type="float" office:value="0.023199">
            <text:p>0,02319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9.13555199">
            <text:p>-9,13555199</text:p>
          </table:table-cell>
          <table:table-cell office:value-type="float" office:value="0.047619">
            <text:p>0,04761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8.874205451">
            <text:p>-8,874205451</text:p>
          </table:table-cell>
          <table:table-cell office:value-type="float" office:value="0.041514">
            <text:p>0,04151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.352046824">
            <text:p>-8,352046824</text:p>
          </table:table-cell>
          <table:table-cell office:value-type="float" office:value="0.02442">
            <text:p>0,0244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8.091234736">
            <text:p>-8,091234736</text:p>
          </table:table-cell>
          <table:table-cell office:value-type="float" office:value="0.025641">
            <text:p>0,02564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.503873087">
            <text:p>-7,503873087</text:p>
          </table:table-cell>
          <table:table-cell office:value-type="float" office:value="0.02442">
            <text:p>0,0244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.243060999">
            <text:p>-7,243060999</text:p>
          </table:table-cell>
          <table:table-cell office:value-type="float" office:value="0.025641">
            <text:p>0,02564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6.720902372">
            <text:p>-6,720902372</text:p>
          </table:table-cell>
          <table:table-cell office:value-type="float" office:value="0.0671551">
            <text:p>0,067155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6.198743745">
            <text:p>-6,198743745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-5.937931657">
            <text:p>-5,937931657</text:p>
          </table:table-cell>
          <table:table-cell office:value-type="float" office:value="0.0647131">
            <text:p>0,064713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.350570008">
            <text:p>-5,350570008</text:p>
          </table:table-cell>
          <table:table-cell office:value-type="float" office:value="0.0903541">
            <text:p>0,090354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854701">
            <text:p>0,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632802315">
            <text:p>-4,632802315</text:p>
          </table:table-cell>
          <table:table-cell office:value-type="float" office:value="0.103785">
            <text:p>0,10378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306252754">
            <text:p>-4,306252754</text:p>
          </table:table-cell>
          <table:table-cell office:value-type="float" office:value="0.0659341">
            <text:p>0,06593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.784094127">
            <text:p>-3,784094127</text:p>
          </table:table-cell>
          <table:table-cell office:value-type="float" office:value="0.0915751">
            <text:p>0,091575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.197266929">
            <text:p>-3,197266929</text:p>
          </table:table-cell>
          <table:table-cell office:value-type="float" office:value="0.128205">
            <text:p>0,12820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.001123412">
            <text:p>-3,001123412</text:p>
          </table:table-cell>
          <table:table-cell office:value-type="float" office:value="0.13431">
            <text:p>0,1343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413761763">
            <text:p>-2,413761763</text:p>
          </table:table-cell>
          <table:table-cell office:value-type="float" office:value="0.166056">
            <text:p>0,166056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2.218152697">
            <text:p>-2,218152697</text:p>
          </table:table-cell>
          <table:table-cell office:value-type="float" office:value="0.206349">
            <text:p>0,206349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.630791048">
            <text:p>-1,630791048</text:p>
          </table:table-cell>
          <table:table-cell office:value-type="float" office:value="0.333333">
            <text:p>0,33333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.435181982">
            <text:p>-1,435181982</text:p>
          </table:table-cell>
          <table:table-cell office:value-type="float" office:value="1.24664">
            <text:p>1,2466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0.847820333">
            <text:p>-0,847820333</text:p>
          </table:table-cell>
          <table:table-cell office:value-type="float" office:value="5">
            <text:p>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0.586473794">
            <text:p>-0,586473794</text:p>
          </table:table-cell>
          <table:table-cell office:value-type="float" office:value="5">
            <text:p>5</text:p>
          </table:table-cell>
          <table:table-cell office:value-type="float" office:value="0.00854701">
            <text:p>0,00854701</text:p>
          </table:table-cell>
        </table:table-row>
        <table:table-row table:style-name="ro3">
          <table:table-cell office:value-type="float" office:value="0.000353403999995">
            <text:p>0,000353404</text:p>
          </table:table-cell>
          <table:table-cell office:value-type="float" office:value="5">
            <text:p>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196496921">
            <text:p>0,196496921</text:p>
          </table:table-cell>
          <table:table-cell office:value-type="float" office:value="5">
            <text:p>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78385857">
            <text:p>0,78385857</text:p>
          </table:table-cell>
          <table:table-cell office:value-type="float" office:value="1.97436">
            <text:p>1,974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.305482746">
            <text:p>1,305482746</text:p>
          </table:table-cell>
          <table:table-cell office:value-type="float" office:value="0.525031">
            <text:p>0,52503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.566829285">
            <text:p>1,566829285</text:p>
          </table:table-cell>
          <table:table-cell office:value-type="float" office:value="0.283272">
            <text:p>0,28327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.088987912">
            <text:p>2,088987912</text:p>
          </table:table-cell>
          <table:table-cell office:value-type="float" office:value="0.199023">
            <text:p>0,19902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.3498">
            <text:p>2,3498</text:p>
          </table:table-cell>
          <table:table-cell office:value-type="float" office:value="0.161172">
            <text:p>0,16117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.871958627">
            <text:p>2,871958627</text:p>
          </table:table-cell>
          <table:table-cell office:value-type="float" office:value="0.0769231">
            <text:p>0,076923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.197973737">
            <text:p>3,197973737</text:p>
          </table:table-cell>
          <table:table-cell office:value-type="float" office:value="0.0793651">
            <text:p>0,079365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.720132364">
            <text:p>3,720132364</text:p>
          </table:table-cell>
          <table:table-cell office:value-type="float" office:value="0.120879">
            <text:p>0,12087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.242290991">
            <text:p>4,242290991</text:p>
          </table:table-cell>
          <table:table-cell office:value-type="float" office:value="0.0683761">
            <text:p>0,068376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.503103079">
            <text:p>4,503103079</text:p>
          </table:table-cell>
          <table:table-cell office:value-type="float" office:value="0.0573871">
            <text:p>0,057387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.025261706">
            <text:p>5,025261706</text:p>
          </table:table-cell>
          <table:table-cell office:value-type="float" office:value="0.046398">
            <text:p>0,04639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.286073794">
            <text:p>5,28607379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.873435443">
            <text:p>5,873435443</text:p>
          </table:table-cell>
          <table:table-cell office:value-type="float" office:value="0.031746">
            <text:p>0,03174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.06957896">
            <text:p>6,06957896</text:p>
          </table:table-cell>
          <table:table-cell office:value-type="float" office:value="0.023199">
            <text:p>0,02319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525031">
            <text:p>0,05250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.917752697">
            <text:p>6,917752697</text:p>
          </table:table-cell>
          <table:table-cell office:value-type="float" office:value="0.034188">
            <text:p>0,03418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.439911324">
            <text:p>7,439911324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700723412">
            <text:p>7,70072341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8.483694127">
            <text:p>8,48369412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9.071055776">
            <text:p>9,071055776</text:p>
          </table:table-cell>
          <table:table-cell office:value-type="float" office:value="0.039072">
            <text:p>0,03907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9.332402315">
            <text:p>9,332402315</text:p>
          </table:table-cell>
          <table:table-cell office:value-type="float" office:value="0.0610501">
            <text:p>0,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9.854560942">
            <text:p>9,854560942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0.376185118">
            <text:p>10,376185118</text:p>
          </table:table-cell>
          <table:table-cell office:value-type="float" office:value="0.010989">
            <text:p>0,01098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0.637531657">
            <text:p>10,63753165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1.159690284">
            <text:p>11,159690284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1.616111438">
            <text:p>11,616111438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2.007864021">
            <text:p>12,007864021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2.530022648">
            <text:p>12,530022648</text:p>
          </table:table-cell>
          <table:table-cell office:value-type="float" office:value="0.030525">
            <text:p>0,03052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2.790834736">
            <text:p>12,790834736</text:p>
          </table:table-cell>
          <table:table-cell office:value-type="float" office:value="0.00854701">
            <text:p>0,008547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3.312993363">
            <text:p>13,312993363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3.573805451">
            <text:p>13,573805451</text:p>
          </table:table-cell>
          <table:table-cell office:value-type="float" office:value="0.01221">
            <text:p>0,0122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4.095964078">
            <text:p>14,095964078</text:p>
          </table:table-cell>
          <table:table-cell office:value-type="float" office:value="0.0549451">
            <text:p>0,054945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4.356776166">
            <text:p>14,356776166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4.944137815">
            <text:p>14,944137815</text:p>
          </table:table-cell>
          <table:table-cell office:value-type="float" office:value="0.040293">
            <text:p>0,04029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5.140281332">
            <text:p>15,140281332</text:p>
          </table:table-cell>
          <table:table-cell office:value-type="float" office:value="0.020757">
            <text:p>0,020757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15.727642981">
            <text:p>15,72764298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6.249267157">
            <text:p>16,249267157</text:p>
          </table:table-cell>
          <table:table-cell office:value-type="float" office:value="0.031746">
            <text:p>0,03174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6.575816718">
            <text:p>16,575816718</text:p>
          </table:table-cell>
          <table:table-cell office:value-type="float" office:value="0.040293">
            <text:p>0,04029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7.032772323">
            <text:p>17,032772323</text:p>
          </table:table-cell>
          <table:table-cell office:value-type="float" office:value="0.025641">
            <text:p>0,02564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7.358787433">
            <text:p>17,358787433</text:p>
          </table:table-cell>
          <table:table-cell office:value-type="float" office:value="0.21978">
            <text:p>0,21978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7.88094606">
            <text:p>17,88094606</text:p>
          </table:table-cell>
          <table:table-cell office:value-type="float" office:value="0.478632">
            <text:p>0,47863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8.403104687">
            <text:p>18,403104687</text:p>
          </table:table-cell>
          <table:table-cell office:value-type="float" office:value="0.869353">
            <text:p>0,8693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8.663916775">
            <text:p>18,663916775</text:p>
          </table:table-cell>
          <table:table-cell office:value-type="float" office:value="1.18681">
            <text:p>1,1868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9.186075402">
            <text:p>19,186075402</text:p>
          </table:table-cell>
          <table:table-cell office:value-type="float" office:value="1.39683">
            <text:p>1,3968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19.44688749">
            <text:p>19,44688749</text:p>
          </table:table-cell>
          <table:table-cell office:value-type="float" office:value="1558">
            <text:p>15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9.969046117">
            <text:p>19,969046117</text:p>
          </table:table-cell>
          <table:table-cell office:value-type="float" office:value="1.62637">
            <text:p>1,6263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0.295595678">
            <text:p>20,295595678</text:p>
          </table:table-cell>
          <table:table-cell office:value-type="float" office:value="1.65324">
            <text:p>1,653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0.817219854">
            <text:p>20,817219854</text:p>
          </table:table-cell>
          <table:table-cell office:value-type="float" office:value="1.66667">
            <text:p>1,6666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1.078566393">
            <text:p>21,078566393</text:p>
          </table:table-cell>
          <table:table-cell office:value-type="float" office:value="1.66667">
            <text:p>1,6666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1.61538">
            <text:p>1,6153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1.861537108">
            <text:p>21,861537108</text:p>
          </table:table-cell>
          <table:table-cell office:value-type="float" office:value="1.63126">
            <text:p>1,6312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1.77411">
            <text:p>1,774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2.709710845">
            <text:p>22,709710845</text:p>
          </table:table-cell>
          <table:table-cell office:value-type="float" office:value="1.86935">
            <text:p>1,869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3.231869472">
            <text:p>23,231869472</text:p>
          </table:table-cell>
          <table:table-cell office:value-type="float" office:value="1.93529">
            <text:p>1,9352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3.754028099">
            <text:p>23,754028099</text:p>
          </table:table-cell>
          <table:table-cell office:value-type="float" office:value="1.89133">
            <text:p>1,8913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4.014840187">
            <text:p>24,014840187</text:p>
          </table:table-cell>
          <table:table-cell office:value-type="float" office:value="1.81563">
            <text:p>1,8156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4.536998814">
            <text:p>24,536998814</text:p>
          </table:table-cell>
          <table:table-cell office:value-type="float" office:value="1.75702">
            <text:p>1,7570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4.797810902">
            <text:p>24,797810902</text:p>
          </table:table-cell>
          <table:table-cell office:value-type="float" office:value="1.77289">
            <text:p>1,7728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5.319969529">
            <text:p>25,319969529</text:p>
          </table:table-cell>
          <table:table-cell office:value-type="float" office:value="1.82295">
            <text:p>1,8229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5.776925134">
            <text:p>25,776925134</text:p>
          </table:table-cell>
          <table:table-cell office:value-type="float" office:value="1.77167">
            <text:p>1,7716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6.168677717">
            <text:p>26,168677717</text:p>
          </table:table-cell>
          <table:table-cell office:value-type="float" office:value="1.78999">
            <text:p>1,789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6.429489805">
            <text:p>26,429489805</text:p>
          </table:table-cell>
          <table:table-cell office:value-type="float" office:value="1.77778">
            <text:p>1,7777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6.951648432">
            <text:p>26,951648432</text:p>
          </table:table-cell>
          <table:table-cell office:value-type="float" office:value="1.80952">
            <text:p>1,8095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7.539010081">
            <text:p>27,539010081</text:p>
          </table:table-cell>
          <table:table-cell office:value-type="float" office:value="1.75824">
            <text:p>1,758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7.734619147">
            <text:p>27,734619147</text:p>
          </table:table-cell>
          <table:table-cell office:value-type="float" office:value="1.73016">
            <text:p>1,7301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1.67277">
            <text:p>1,6727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8.582792884">
            <text:p>28,582792884</text:p>
          </table:table-cell>
          <table:table-cell office:value-type="float" office:value="1.66422">
            <text:p>1,6642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9.104951511">
            <text:p>29,104951511</text:p>
          </table:table-cell>
          <table:table-cell office:value-type="float" office:value="1.60684">
            <text:p>1,6068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9.365763599">
            <text:p>29,365763599</text:p>
          </table:table-cell>
          <table:table-cell office:value-type="float" office:value="1.52747">
            <text:p>1,5274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9.887922226">
            <text:p>29,887922226</text:p>
          </table:table-cell>
          <table:table-cell office:value-type="float" office:value="1.51526">
            <text:p>1,51526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1.47863">
            <text:p>1,47863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0.736630414">
            <text:p>30,736630414</text:p>
          </table:table-cell>
          <table:table-cell office:value-type="float" office:value="1.41514">
            <text:p>1,4151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1.193051568">
            <text:p>31,193051568</text:p>
          </table:table-cell>
          <table:table-cell office:value-type="float" office:value="1.35531">
            <text:p>1,355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1.519601129">
            <text:p>31,519601129</text:p>
          </table:table-cell>
          <table:table-cell office:value-type="float" office:value="1.29548">
            <text:p>1,29548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32.041759756">
            <text:p>32,041759756</text:p>
          </table:table-cell>
          <table:table-cell office:value-type="float" office:value="1.25641">
            <text:p>1,2564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2.302571844">
            <text:p>32,302571844</text:p>
          </table:table-cell>
          <table:table-cell office:value-type="float" office:value="1.19048">
            <text:p>1,1904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2.824730471">
            <text:p>32,824730471</text:p>
          </table:table-cell>
          <table:table-cell office:value-type="float" office:value="1.11111">
            <text:p>1,1111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3.150745581">
            <text:p>33,150745581</text:p>
          </table:table-cell>
          <table:table-cell office:value-type="float" office:value="1.01954">
            <text:p>1,0195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office:value-type="float" office:value="0.940171">
            <text:p>0,94017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3.933716296">
            <text:p>33,933716296</text:p>
          </table:table-cell>
          <table:table-cell office:value-type="float" office:value="0.90232">
            <text:p>0,9023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34.455874923">
            <text:p>34,455874923</text:p>
          </table:table-cell>
          <table:table-cell office:value-type="float" office:value="0.880342">
            <text:p>0,88034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4.717221462">
            <text:p>34,717221462</text:p>
          </table:table-cell>
          <table:table-cell office:value-type="float" office:value="0.835165">
            <text:p>0,835165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5.238845638">
            <text:p>35,238845638</text:p>
          </table:table-cell>
          <table:table-cell office:value-type="float" office:value="0.786325">
            <text:p>0,786325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5.761004265">
            <text:p>35,761004265</text:p>
          </table:table-cell>
          <table:table-cell office:value-type="float" office:value="0.799756">
            <text:p>0,79975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6.022350804">
            <text:p>36,022350804</text:p>
          </table:table-cell>
          <table:table-cell office:value-type="float" office:value="0.794872">
            <text:p>0,79487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6.54397498">
            <text:p>36,54397498</text:p>
          </table:table-cell>
          <table:table-cell office:value-type="float" office:value="0.753358">
            <text:p>0,7533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6.870524541">
            <text:p>36,870524541</text:p>
          </table:table-cell>
          <table:table-cell office:value-type="float" office:value="0.704518">
            <text:p>0,70451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7.392683168">
            <text:p>37,392683168</text:p>
          </table:table-cell>
          <table:table-cell office:value-type="float" office:value="0.704518">
            <text:p>0,70451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7.914841795">
            <text:p>37,914841795</text:p>
          </table:table-cell>
          <table:table-cell office:value-type="float" office:value="0.665446">
            <text:p>0,66544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175653883">
            <text:p>38,175653883</text:p>
          </table:table-cell>
          <table:table-cell office:value-type="float" office:value="0.666667">
            <text:p>0,66666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8.69781251">
            <text:p>38,69781251</text:p>
          </table:table-cell>
          <table:table-cell office:value-type="float" office:value="0.67033">
            <text:p>0,6703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39.02382762">
            <text:p>39,02382762</text:p>
          </table:table-cell>
          <table:table-cell office:value-type="float" office:value="0.684982">
            <text:p>0,68498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office:value-type="float" office:value="0.68254">
            <text:p>0,6825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9.806798335">
            <text:p>39,806798335</text:p>
          </table:table-cell>
          <table:table-cell office:value-type="float" office:value="0.641026">
            <text:p>0,64102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40.328956962">
            <text:p>40,328956962</text:p>
          </table:table-cell>
          <table:table-cell office:value-type="float" office:value="0.628816">
            <text:p>0,62881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0.590303501">
            <text:p>40,590303501</text:p>
          </table:table-cell>
          <table:table-cell office:value-type="float" office:value="0.659341">
            <text:p>0,65934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111927677">
            <text:p>41,111927677</text:p>
          </table:table-cell>
          <table:table-cell office:value-type="float" office:value="0.649573">
            <text:p>0,6495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568883282">
            <text:p>41,568883282</text:p>
          </table:table-cell>
          <table:table-cell office:value-type="float" office:value="0.623932">
            <text:p>0,623932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1.895432843">
            <text:p>41,895432843</text:p>
          </table:table-cell>
          <table:table-cell office:value-type="float" office:value="0.58486">
            <text:p>0,58486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42.482794492">
            <text:p>42,482794492</text:p>
          </table:table-cell>
          <table:table-cell office:value-type="float" office:value="0.564103">
            <text:p>0,56410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2.678403558">
            <text:p>42,678403558</text:p>
          </table:table-cell>
          <table:table-cell office:value-type="float" office:value="0.531136">
            <text:p>0,5311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3.265765207">
            <text:p>43,265765207</text:p>
          </table:table-cell>
          <table:table-cell office:value-type="float" office:value="0.484737">
            <text:p>0,48473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3.526577295">
            <text:p>43,526577295</text:p>
          </table:table-cell>
          <table:table-cell office:value-type="float" office:value="0.47619">
            <text:p>0,4761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4.048735922">
            <text:p>44,048735922</text:p>
          </table:table-cell>
          <table:table-cell office:value-type="float" office:value="0.478632">
            <text:p>0,47863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4.30954801">
            <text:p>44,30954801</text:p>
          </table:table-cell>
          <table:table-cell office:value-type="float" office:value="0.424908">
            <text:p>0,42490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4.896909659">
            <text:p>44,896909659</text:p>
          </table:table-cell>
          <table:table-cell office:value-type="float" office:value="0.434676">
            <text:p>0,43467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45.093053176">
            <text:p>45,093053176</text:p>
          </table:table-cell>
          <table:table-cell office:value-type="float" office:value="0.449328">
            <text:p>0,44932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5.679880374">
            <text:p>45,679880374</text:p>
          </table:table-cell>
          <table:table-cell office:value-type="float" office:value="0.411477">
            <text:p>0,41147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40293">
            <text:p>0,40293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6.46338554">
            <text:p>46,46338554</text:p>
          </table:table-cell>
          <table:table-cell office:value-type="float" office:value="0.3663">
            <text:p>0,3663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6.985009716">
            <text:p>46,985009716</text:p>
          </table:table-cell>
          <table:table-cell office:value-type="float" office:value="0.429792">
            <text:p>0,42979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7.311559277">
            <text:p>47,311559277</text:p>
          </table:table-cell>
          <table:table-cell office:value-type="float" office:value="0.31746">
            <text:p>0,3174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7.768514882">
            <text:p>47,768514882</text:p>
          </table:table-cell>
          <table:table-cell office:value-type="float" office:value="0.323565">
            <text:p>0,323565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0.295482">
            <text:p>0,29548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8.616688619">
            <text:p>48,616688619</text:p>
          </table:table-cell>
          <table:table-cell office:value-type="float" office:value="0.296703">
            <text:p>0,2967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9.073644224">
            <text:p>49,073644224</text:p>
          </table:table-cell>
          <table:table-cell office:value-type="float" office:value="0.252747">
            <text:p>0,25274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9.399659334">
            <text:p>49,399659334</text:p>
          </table:table-cell>
          <table:table-cell office:value-type="float" office:value="0.20757">
            <text:p>0,20757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49.921817961">
            <text:p>49,921817961</text:p>
          </table:table-cell>
          <table:table-cell office:value-type="float" office:value="0.208791">
            <text:p>0,20879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0.182630049">
            <text:p>50,182630049</text:p>
          </table:table-cell>
          <table:table-cell office:value-type="float" office:value="0.175824">
            <text:p>0,17582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0.769991698">
            <text:p>50,769991698</text:p>
          </table:table-cell>
          <table:table-cell office:value-type="float" office:value="0.152625">
            <text:p>0,152625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0.966135215">
            <text:p>50,966135215</text:p>
          </table:table-cell>
          <table:table-cell office:value-type="float" office:value="0.155067">
            <text:p>0,15506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51.552962413">
            <text:p>51,552962413</text:p>
          </table:table-cell>
          <table:table-cell office:value-type="float" office:value="0.174603">
            <text:p>0,1746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15873">
            <text:p>0,1587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2.336467579">
            <text:p>52,336467579</text:p>
          </table:table-cell>
          <table:table-cell office:value-type="float" office:value="0.152625">
            <text:p>0,152625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2.858091755">
            <text:p>52,858091755</text:p>
          </table:table-cell>
          <table:table-cell office:value-type="float" office:value="0.185592">
            <text:p>0,18559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142857">
            <text:p>0,14285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3.641596921">
            <text:p>53,641596921</text:p>
          </table:table-cell>
          <table:table-cell office:value-type="float" office:value="0.0891331">
            <text:p>0,089133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902409009">
            <text:p>53,902409009</text:p>
          </table:table-cell>
          <table:table-cell office:value-type="float" office:value="0.0695971">
            <text:p>0,0695971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54.424567636">
            <text:p>54,424567636</text:p>
          </table:table-cell>
          <table:table-cell office:value-type="float" office:value="0.0610501">
            <text:p>0,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4.946726263">
            <text:p>54,946726263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5.272741373">
            <text:p>55,272741373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5.7949">
            <text:p>55,7949</text:p>
          </table:table-cell>
          <table:table-cell office:value-type="float" office:value="0.045177">
            <text:p>0,04517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6.0559258684">
            <text:p>56,0559258684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6.5779776052">
            <text:p>56,577977605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6.8390034736">
            <text:p>56,8390034736</text:p>
          </table:table-cell>
          <table:table-cell office:value-type="float" office:value="0.023199">
            <text:p>0,02319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7.3610552104">
            <text:p>57,3610552104</text:p>
          </table:table-cell>
          <table:table-cell office:value-type="float" office:value="0.0610501">
            <text:p>0,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34188">
            <text:p>0,0341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8.2093892827">
            <text:p>58,2093892827</text:p>
          </table:table-cell>
          <table:table-cell office:value-type="float" office:value="0.02442">
            <text:p>0,0244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8.7314410195">
            <text:p>58,7314410195</text:p>
          </table:table-cell>
          <table:table-cell office:value-type="float" office:value="0.0634921">
            <text:p>0,063492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8.9924668879">
            <text:p>58,9924668879</text:p>
          </table:table-cell>
          <table:table-cell office:value-type="float" office:value="0.041514">
            <text:p>0,04151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5797750918">
            <text:p>59,579775091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9060574273">
            <text:p>59,9060574273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0.362852697">
            <text:p>60,362852697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0.8849044338">
            <text:p>60,8849044338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01221">
            <text:p>0,0122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1.7332385061">
            <text:p>61,7332385061</text:p>
          </table:table-cell>
          <table:table-cell office:value-type="float" office:value="0.047619">
            <text:p>0,04761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1.9290079074">
            <text:p>61,9290079074</text:p>
          </table:table-cell>
          <table:table-cell office:value-type="float" office:value="0.019536">
            <text:p>0,0195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2.5163161113">
            <text:p>62,516316111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3.2993937165">
            <text:p>63,299393716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4.0824713217">
            <text:p>64,0824713217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4.6045230585">
            <text:p>64,6045230585</text:p>
          </table:table-cell>
          <table:table-cell office:value-type="float" office:value="0.034188">
            <text:p>0,034188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5.3876006637">
            <text:p>65,387600663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5.9096524005">
            <text:p>65,9096524005</text:p>
          </table:table-cell>
          <table:table-cell office:value-type="float" office:value="0.031746">
            <text:p>0,03174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66.235934736">
            <text:p>66,235934736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6.7579864728">
            <text:p>66,757986472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7.541064078">
            <text:p>67,541064078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8.0631158148">
            <text:p>68,0631158148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8.3241416832">
            <text:p>68,3241416832</text:p>
          </table:table-cell>
          <table:table-cell office:value-type="float" office:value="0.003663">
            <text:p>0,00366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8.9114498871">
            <text:p>68,9114498871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9.1072192884">
            <text:p>69,107219288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6945274923">
            <text:p>69,694527492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9.9555533607">
            <text:p>69,955553360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0.4776050975">
            <text:p>70,4776050975</text:p>
          </table:table-cell>
          <table:table-cell office:value-type="float" office:value="0.034188">
            <text:p>0,03418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034188">
            <text:p>0,0341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1.7827344395">
            <text:p>71,782734439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72.0437603079">
            <text:p>72,043760307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2.5658120447">
            <text:p>72,565812044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3.0878637815">
            <text:p>73,0878637815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3.414146117">
            <text:p>73,41414611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4.1972237222">
            <text:p>74,1972237222</text:p>
          </table:table-cell>
          <table:table-cell office:value-type="float" office:value="0.00488401">
            <text:p>0,0048840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74.719275459">
            <text:p>74,71927545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5.5023530642">
            <text:p>75,5023530642</text:p>
          </table:table-cell>
          <table:table-cell office:value-type="float" office:value="0.013431">
            <text:p>0,01343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6.024404801">
            <text:p>76,02440480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25641">
            <text:p>0,02564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2" table:number-rows-repeated="19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table table:name="normal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float" office:value="-77.393495906">
            <text:p>-77,3934959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7.132683818">
            <text:p>-77,132683818</text:p>
          </table:table-cell>
          <table:table-cell office:value-type="float" office:value="0.017094">
            <text:p>0,0170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6.545322169">
            <text:p>-76,5453221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76.349713103">
            <text:p>-76,349713103</text:p>
          </table:table-cell>
          <table:table-cell office:value-type="float" office:value="0.032967">
            <text:p>0,03296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6.023163542">
            <text:p>-76,02316354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5.566742388">
            <text:p>-75,566742388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5.174989805">
            <text:p>-75,174989805</text:p>
          </table:table-cell>
          <table:table-cell office:value-type="float" office:value="0.019536">
            <text:p>0,0195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4.7180342">
            <text:p>-74,7180342</text:p>
          </table:table-cell>
          <table:table-cell office:value-type="float" office:value="0.01221">
            <text:p>0,0122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4.39201909">
            <text:p>-74,39201909</text:p>
          </table:table-cell>
          <table:table-cell office:value-type="float" office:value="0.010989">
            <text:p>0,01098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3.869860463">
            <text:p>-73,86986046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3.609048375">
            <text:p>-73,609048375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3.15209277">
            <text:p>-73,1520927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72.695137165">
            <text:p>-72,695137165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2.303919033">
            <text:p>-72,30391903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1.781760406">
            <text:p>-71,781760406</text:p>
          </table:table-cell>
          <table:table-cell office:value-type="float" office:value="0.029304">
            <text:p>0,02930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1.520413867">
            <text:p>-71,52041386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0.933052218">
            <text:p>-70,933052218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0.737443152">
            <text:p>-70,737443152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0.150081503">
            <text:p>-70,150081503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9.954472437">
            <text:p>-69,954472437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9.367110788">
            <text:p>-69,367110788</text:p>
          </table:table-cell>
          <table:table-cell office:value-type="float" office:value="0.014652">
            <text:p>0,014652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69.1062987">
            <text:p>-69,1062987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8.584140073">
            <text:p>-68,58414007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8.322793534">
            <text:p>-68,322793534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67.735966336">
            <text:p>-67,73596633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7.539822819">
            <text:p>-67,539822819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6.95246117">
            <text:p>-66,95246117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6.691649082">
            <text:p>-66,691649082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6.169490455">
            <text:p>-66,16949045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65.71253485">
            <text:p>-65,7125348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5.38651974">
            <text:p>-65,38651974</text:p>
          </table:table-cell>
          <table:table-cell office:value-type="float" office:value="0.00488401">
            <text:p>0,004884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64.864361113">
            <text:p>-64,86436111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4.603549025">
            <text:p>-64,603549025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4.081390398">
            <text:p>-64,081390398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3.82057831">
            <text:p>-63,82057831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3.298419683">
            <text:p>-63,298419683</text:p>
          </table:table-cell>
          <table:table-cell office:value-type="float" office:value="0.014652">
            <text:p>0,01465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2.776261056">
            <text:p>-62,77626105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2.188899407">
            <text:p>-62,188899407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1.66674078">
            <text:p>-61,6667407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1.405928692">
            <text:p>-61,405928692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0.948973087">
            <text:p>-60,948973087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0.557754955">
            <text:p>-60,55775495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0.10079935">
            <text:p>-60,10079935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59.513437701">
            <text:p>-59,51343770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9.317828635">
            <text:p>-59,31782863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8.730466986">
            <text:p>-58,73046698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8.534323469">
            <text:p>-58,534323469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7.947496271">
            <text:p>-57,947496271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7.686149732">
            <text:p>-57,686149732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57.163991105">
            <text:p>-57,163991105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6.903179017">
            <text:p>-56,90317901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6.315817368">
            <text:p>-56,31581736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6.120208302">
            <text:p>-56,12020830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5.532846653">
            <text:p>-55,53284665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5.337237587">
            <text:p>-55,337237587</text:p>
          </table:table-cell>
          <table:table-cell office:value-type="float" office:value="0.031746">
            <text:p>0,03174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4.749875938">
            <text:p>-54,749875938</text:p>
          </table:table-cell>
          <table:table-cell office:value-type="float" office:value="0.00732601">
            <text:p>0,007326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54.227717311">
            <text:p>-54,227717311</text:p>
          </table:table-cell>
          <table:table-cell table:number-columns-repeated="2" office:value-type="float" office:value="0.010989">
            <text:p>0,010989</text:p>
          </table:table-cell>
        </table:table-row>
        <table:table-row table:style-name="ro1">
          <table:table-cell office:value-type="float" office:value="-53.966370772">
            <text:p>-53,966370772</text:p>
          </table:table-cell>
          <table:table-cell office:value-type="float" office:value="0.030525">
            <text:p>0,03052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3.444746596">
            <text:p>-53,444746596</text:p>
          </table:table-cell>
          <table:table-cell office:value-type="float" office:value="0.043956">
            <text:p>0,04395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3.118197035">
            <text:p>-53,118197035</text:p>
          </table:table-cell>
          <table:table-cell office:value-type="float" office:value="0.030525">
            <text:p>0,03052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2.66124143">
            <text:p>-52,6612414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2.33522632">
            <text:p>-52,33522632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1.813067693">
            <text:p>-51,813067693</text:p>
          </table:table-cell>
          <table:table-cell office:value-type="float" office:value="0.045177">
            <text:p>0,04517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1.552255605">
            <text:p>-51,552255605</text:p>
          </table:table-cell>
          <table:table-cell office:value-type="float" office:value="0.0500611">
            <text:p>0,05006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1.030096978">
            <text:p>-51,030096978</text:p>
          </table:table-cell>
          <table:table-cell office:value-type="float" office:value="0.0793651">
            <text:p>0,079365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0.76928489">
            <text:p>-50,76928489</text:p>
          </table:table-cell>
          <table:table-cell office:value-type="float" office:value="0.032967">
            <text:p>0,03296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0.247126263">
            <text:p>-50,247126263</text:p>
          </table:table-cell>
          <table:table-cell office:value-type="float" office:value="0.026862">
            <text:p>0,02686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9.985779724">
            <text:p>-49,985779724</text:p>
          </table:table-cell>
          <table:table-cell office:value-type="float" office:value="0.0891331">
            <text:p>0,08913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464155548">
            <text:p>-49,464155548</text:p>
          </table:table-cell>
          <table:table-cell office:value-type="float" office:value="0.0732601">
            <text:p>0,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8.941996921">
            <text:p>-48,941996921</text:p>
          </table:table-cell>
          <table:table-cell office:value-type="float" office:value="0.0720391">
            <text:p>0,072039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61544736">
            <text:p>-48,61544736</text:p>
          </table:table-cell>
          <table:table-cell office:value-type="float" office:value="0.100122">
            <text:p>0,10012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8.028085711">
            <text:p>-48,028085711</text:p>
          </table:table-cell>
          <table:table-cell office:value-type="float" office:value="0.0866911">
            <text:p>0,086691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47.832476645">
            <text:p>-47,832476645</text:p>
          </table:table-cell>
          <table:table-cell office:value-type="float" office:value="0.0976801">
            <text:p>0,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7.245114996">
            <text:p>-47,245114996</text:p>
          </table:table-cell>
          <table:table-cell office:value-type="float" office:value="0.0720391">
            <text:p>0,072039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6.984302908">
            <text:p>-46,984302908</text:p>
          </table:table-cell>
          <table:table-cell office:value-type="float" office:value="0.120879">
            <text:p>0,12087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6.462144281">
            <text:p>-46,462144281</text:p>
          </table:table-cell>
          <table:table-cell office:value-type="float" office:value="0.148962">
            <text:p>0,14896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939985654">
            <text:p>-45,939985654</text:p>
          </table:table-cell>
          <table:table-cell office:value-type="float" office:value="0.129426">
            <text:p>0,1294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5.679173566">
            <text:p>-45,679173566</text:p>
          </table:table-cell>
          <table:table-cell office:value-type="float" office:value="0.118437">
            <text:p>0,11843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5.157014939">
            <text:p>-45,157014939</text:p>
          </table:table-cell>
          <table:table-cell office:value-type="float" office:value="0.151404">
            <text:p>0,151404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44.896202851">
            <text:p>-44,896202851</text:p>
          </table:table-cell>
          <table:table-cell office:value-type="float" office:value="0.128205">
            <text:p>0,12820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4.374044224">
            <text:p>-44,374044224</text:p>
          </table:table-cell>
          <table:table-cell office:value-type="float" office:value="0.151404">
            <text:p>0,15140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4.047494663">
            <text:p>-44,047494663</text:p>
          </table:table-cell>
          <table:table-cell office:value-type="float" office:value="0.103785">
            <text:p>0,10378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3.591073509">
            <text:p>-43,591073509</text:p>
          </table:table-cell>
          <table:table-cell office:value-type="float" office:value="0.141636">
            <text:p>0,14163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43.199320926">
            <text:p>-43,199320926</text:p>
          </table:table-cell>
          <table:table-cell office:value-type="float" office:value="0.131868">
            <text:p>0,13186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2.742365321">
            <text:p>-42,742365321</text:p>
          </table:table-cell>
          <table:table-cell office:value-type="float" office:value="0.194139">
            <text:p>0,19413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2.220206694">
            <text:p>-42,220206694</text:p>
          </table:table-cell>
          <table:table-cell office:value-type="float" office:value="0.14652">
            <text:p>0,1465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1.959394606">
            <text:p>-41,959394606</text:p>
          </table:table-cell>
          <table:table-cell office:value-type="float" office:value="0.202686">
            <text:p>0,20268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1.372032957">
            <text:p>-41,372032957</text:p>
          </table:table-cell>
          <table:table-cell office:value-type="float" office:value="0.181929">
            <text:p>0,18192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1.176423891">
            <text:p>-41,176423891</text:p>
          </table:table-cell>
          <table:table-cell office:value-type="float" office:value="0.212454">
            <text:p>0,21245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0.589062242">
            <text:p>-40,589062242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0.262512681">
            <text:p>-40,262512681</text:p>
          </table:table-cell>
          <table:table-cell office:value-type="float" office:value="0.239316">
            <text:p>0,2393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9.806091527">
            <text:p>-39,806091527</text:p>
          </table:table-cell>
          <table:table-cell office:value-type="float" office:value="0.233211">
            <text:p>0,2332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9.2839329">
            <text:p>-39,2839329</text:p>
          </table:table-cell>
          <table:table-cell office:value-type="float" office:value="0.296703">
            <text:p>0,29670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9.022586361">
            <text:p>-39,022586361</text:p>
          </table:table-cell>
          <table:table-cell office:value-type="float" office:value="0.255189">
            <text:p>0,2551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8.500962185">
            <text:p>-38,500962185</text:p>
          </table:table-cell>
          <table:table-cell office:value-type="float" office:value="0.302808">
            <text:p>0,30280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0.271062">
            <text:p>0,2710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7.652253997">
            <text:p>-37,652253997</text:p>
          </table:table-cell>
          <table:table-cell office:value-type="float" office:value="0.282051">
            <text:p>0,28205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7.391441909">
            <text:p>-37,391441909</text:p>
          </table:table-cell>
          <table:table-cell office:value-type="float" office:value="0.301587">
            <text:p>0,30158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6.869283282">
            <text:p>-36,869283282</text:p>
          </table:table-cell>
          <table:table-cell office:value-type="float" office:value="0.288156">
            <text:p>0,28815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6.281921633">
            <text:p>-36,281921633</text:p>
          </table:table-cell>
          <table:table-cell office:value-type="float" office:value="0.255189">
            <text:p>0,2551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6.086312567">
            <text:p>-36,086312567</text:p>
          </table:table-cell>
          <table:table-cell office:value-type="float" office:value="0.263736">
            <text:p>0,263736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35.498950918">
            <text:p>-35,498950918</text:p>
          </table:table-cell>
          <table:table-cell office:value-type="float" office:value="0.295482">
            <text:p>0,295482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5.303341852">
            <text:p>-35,303341852</text:p>
          </table:table-cell>
          <table:table-cell office:value-type="float" office:value="0.272283">
            <text:p>0,27228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4.715980203">
            <text:p>-34,715980203</text:p>
          </table:table-cell>
          <table:table-cell office:value-type="float" office:value="0.257631">
            <text:p>0,25763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34.520371137">
            <text:p>-34,520371137</text:p>
          </table:table-cell>
          <table:table-cell office:value-type="float" office:value="0.25641">
            <text:p>0,25641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33.933009488">
            <text:p>-33,933009488</text:p>
          </table:table-cell>
          <table:table-cell office:value-type="float" office:value="0.235653">
            <text:p>0,235653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-33.736865971">
            <text:p>-33,736865971</text:p>
          </table:table-cell>
          <table:table-cell office:value-type="float" office:value="0.228327">
            <text:p>0,228327</text:p>
          </table:table-cell>
          <table:table-cell office:value-type="float" office:value="0.0634921">
            <text:p>0,0634921</text:p>
          </table:table-cell>
        </table:table-row>
        <table:table-row table:style-name="ro1">
          <table:table-cell office:value-type="float" office:value="-33.149504322">
            <text:p>-33,149504322</text:p>
          </table:table-cell>
          <table:table-cell office:value-type="float" office:value="0.227106">
            <text:p>0,227106</text:p>
          </table:table-cell>
          <table:table-cell office:value-type="float" office:value="0.0781441">
            <text:p>0,0781441</text:p>
          </table:table-cell>
        </table:table-row>
        <table:table-row table:style-name="ro1">
          <table:table-cell office:value-type="float" office:value="-32.627880146">
            <text:p>-32,627880146</text:p>
          </table:table-cell>
          <table:table-cell office:value-type="float" office:value="0.168498">
            <text:p>0,168498</text:p>
          </table:table-cell>
          <table:table-cell office:value-type="float" office:value="0.0830281">
            <text:p>0,0830281</text:p>
          </table:table-cell>
        </table:table-row>
        <table:table-row table:style-name="ro1">
          <table:table-cell office:value-type="float" office:value="-32.301330585">
            <text:p>-32,301330585</text:p>
          </table:table-cell>
          <table:table-cell office:value-type="float" office:value="0.0915751">
            <text:p>0,0915751</text:p>
          </table:table-cell>
          <table:table-cell office:value-type="float" office:value="0.102564">
            <text:p>0,102564</text:p>
          </table:table-cell>
        </table:table-row>
        <table:table-row table:style-name="ro1">
          <table:table-cell office:value-type="float" office:value="-31.84437498">
            <text:p>-31,84437498</text:p>
          </table:table-cell>
          <table:table-cell office:value-type="float" office:value="0.0952381">
            <text:p>0,0952381</text:p>
          </table:table-cell>
          <table:table-cell office:value-type="float" office:value="0.123321">
            <text:p>0,123321</text:p>
          </table:table-cell>
        </table:table-row>
        <table:table-row table:style-name="ro1">
          <table:table-cell office:value-type="float" office:value="-31.51835987">
            <text:p>-31,51835987</text:p>
          </table:table-cell>
          <table:table-cell office:value-type="float" office:value="0.108669">
            <text:p>0,108669</text:p>
          </table:table-cell>
          <table:table-cell office:value-type="float" office:value="0.1221">
            <text:p>0,1221</text:p>
          </table:table-cell>
        </table:table-row>
        <table:table-row table:style-name="ro1">
          <table:table-cell office:value-type="float" office:value="-30.996201243">
            <text:p>-30,996201243</text:p>
          </table:table-cell>
          <table:table-cell office:value-type="float" office:value="0.0671551">
            <text:p>0,0671551</text:p>
          </table:table-cell>
          <table:table-cell office:value-type="float" office:value="0.124542">
            <text:p>0,124542</text:p>
          </table:table-cell>
        </table:table-row>
        <table:table-row table:style-name="ro1">
          <table:table-cell office:value-type="float" office:value="-30.474042616">
            <text:p>-30,474042616</text:p>
          </table:table-cell>
          <table:table-cell office:value-type="float" office:value="0.00610501">
            <text:p>0,00610501</text:p>
          </table:table-cell>
          <table:table-cell office:value-type="float" office:value="0.137973">
            <text:p>0,137973</text:p>
          </table:table-cell>
        </table:table-row>
        <table:table-row table:style-name="ro1">
          <table:table-cell office:value-type="float" office:value="-30.27843355">
            <text:p>-30,27843355</text:p>
          </table:table-cell>
          <table:table-cell office:value-type="float" office:value="0.032967">
            <text:p>0,032967</text:p>
          </table:table-cell>
          <table:table-cell office:value-type="float" office:value="0.119658">
            <text:p>0,119658</text:p>
          </table:table-cell>
        </table:table-row>
        <table:table-row table:style-name="ro1">
          <table:table-cell office:value-type="float" office:value="-29.691071901">
            <text:p>-29,691071901</text:p>
          </table:table-cell>
          <table:table-cell office:value-type="float" office:value="0.00610501">
            <text:p>0,00610501</text:p>
          </table:table-cell>
          <table:table-cell office:value-type="float" office:value="0.123321">
            <text:p>0,123321</text:p>
          </table:table-cell>
        </table:table-row>
        <table:table-row table:style-name="ro1">
          <table:table-cell office:value-type="float" office:value="-29.365056791">
            <text:p>-29,365056791</text:p>
          </table:table-cell>
          <table:table-cell office:value-type="float" office:value="0.00854701">
            <text:p>0,00854701</text:p>
          </table:table-cell>
          <table:table-cell office:value-type="float" office:value="0.115995">
            <text:p>0,115995</text:p>
          </table:table-cell>
        </table:table-row>
        <table:table-row table:style-name="ro1">
          <table:table-cell office:value-type="float" office:value="-28.908101186">
            <text:p>-28,908101186</text:p>
          </table:table-cell>
          <table:table-cell office:value-type="float" office:value="0.034188">
            <text:p>0,034188</text:p>
          </table:table-cell>
          <table:table-cell office:value-type="float" office:value="0.0842491">
            <text:p>0,0842491</text:p>
          </table:table-cell>
        </table:table-row>
        <table:table-row table:style-name="ro1">
          <table:table-cell office:value-type="float" office:value="-28.320739537">
            <text:p>-28,320739537</text:p>
          </table:table-cell>
          <table:table-cell office:value-type="float" office:value="0.00610501">
            <text:p>0,00610501</text:p>
          </table:table-cell>
          <table:table-cell office:value-type="float" office:value="0.0622711">
            <text:p>0,0622711</text:p>
          </table:table-cell>
        </table:table-row>
        <table:table-row table:style-name="ro1">
          <table:table-cell office:value-type="float" office:value="-28.059927449">
            <text:p>-28,059927449</text:p>
          </table:table-cell>
          <table:table-cell office:value-type="float" office:value="0.00610501">
            <text:p>0,0061050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27.537768822">
            <text:p>-27,537768822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27.276422283">
            <text:p>-27,276422283</text:p>
          </table:table-cell>
          <table:table-cell office:value-type="float" office:value="0.00488401">
            <text:p>0,00488401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26.754798107">
            <text:p>-26,75479810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6.493451568">
            <text:p>-26,493451568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25.971292941">
            <text:p>-25,97129294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5.384465743">
            <text:p>-25,384465743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5.188322226">
            <text:p>-25,18832222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4.600960577">
            <text:p>-24,60096057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24.209742445">
            <text:p>-24,209742445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3.817989862">
            <text:p>-23,817989862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3.361034257">
            <text:p>-23,36103425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3.035019147">
            <text:p>-23,035019147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2.51286052">
            <text:p>-22,5128605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22.252048432">
            <text:p>-22,25204843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1.729889805">
            <text:p>-21,72988980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1.142528156">
            <text:p>-21,142528156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20.94691909">
            <text:p>-20,9469190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0.359557441">
            <text:p>-20,359557441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0.098210902">
            <text:p>-20,09821090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9.576586726">
            <text:p>-19,576586726</text:p>
          </table:table-cell>
          <table:table-cell office:value-type="float" office:value="0.018315">
            <text:p>0,01831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9.315240187">
            <text:p>-19,315240187</text:p>
          </table:table-cell>
          <table:table-cell office:value-type="float" office:value="0.020757">
            <text:p>0,02075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8.727878538">
            <text:p>-18,72787853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8.271457384">
            <text:p>-18,27145738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17.944907823">
            <text:p>-17,944907823</text:p>
          </table:table-cell>
          <table:table-cell office:value-type="float" office:value="0.020757">
            <text:p>0,02075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7.422749196">
            <text:p>-17,422749196</text:p>
          </table:table-cell>
          <table:table-cell office:value-type="float" office:value="0.034188">
            <text:p>0,03418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17.161937108">
            <text:p>-17,161937108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-16.639778481">
            <text:p>-16,639778481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6.117619854">
            <text:p>-16,11761985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5.791604744">
            <text:p>-15,791604744</text:p>
          </table:table-cell>
          <table:table-cell office:value-type="float" office:value="0.017094">
            <text:p>0,01709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5.269446117">
            <text:p>-15,269446117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5.073837051">
            <text:p>-15,07383705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486475402">
            <text:p>-14,48647540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4.225128863">
            <text:p>-14,225128863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3.703504687">
            <text:p>-13,70350468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3.18134606">
            <text:p>-13,1813460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2.854796499">
            <text:p>-12,85479649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2.398375345">
            <text:p>-12,398375345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2.071825784">
            <text:p>-12,071825784</text:p>
          </table:table-cell>
          <table:table-cell office:value-type="float" office:value="0.019536">
            <text:p>0,01953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1.549667157">
            <text:p>-11,549667157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1.028042981">
            <text:p>-11,02804298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0.766696442">
            <text:p>-10,766696442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0.179334793">
            <text:p>-10,179334793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9.983725727">
            <text:p>-9,98372572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9.396364078">
            <text:p>-9,39636407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8.874205451">
            <text:p>-8,87420545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8.613393363">
            <text:p>-8,61339336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8.091234736">
            <text:p>-8,091234736</text:p>
          </table:table-cell>
          <table:table-cell office:value-type="float" office:value="0.018315">
            <text:p>0,01831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039072">
            <text:p>0,03907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7.243060999">
            <text:p>-7,243060999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.98171446">
            <text:p>-6,98171446</text:p>
          </table:table-cell>
          <table:table-cell office:value-type="float" office:value="0.023199">
            <text:p>0,02319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.460090284">
            <text:p>-6,460090284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.133540723">
            <text:p>-6,133540723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.676585118">
            <text:p>-5,676585118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828411381">
            <text:p>-4,82841138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.306252754">
            <text:p>-4,306252754</text:p>
          </table:table-cell>
          <table:table-cell table:number-columns-repeated="2" office:value-type="float" office:value="0.010989">
            <text:p>0,010989</text:p>
          </table:table-cell>
        </table:table-row>
        <table:table-row table:style-name="ro1">
          <table:table-cell office:value-type="float" office:value="-4.045440666">
            <text:p>-4,045440666</text:p>
          </table:table-cell>
          <table:table-cell office:value-type="float" office:value="0.021978">
            <text:p>0,021978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.523282039">
            <text:p>-3,523282039</text:p>
          </table:table-cell>
          <table:table-cell office:value-type="float" office:value="0.00976801">
            <text:p>0,009768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3.001123412">
            <text:p>-3,001123412</text:p>
          </table:table-cell>
          <table:table-cell office:value-type="float" office:value="0.021978">
            <text:p>0,021978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740311324">
            <text:p>-2,740311324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218152697">
            <text:p>-2,218152697</text:p>
          </table:table-cell>
          <table:table-cell office:value-type="float" office:value="0.030525">
            <text:p>0,030525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1.892137587">
            <text:p>-1,892137587</text:p>
          </table:table-cell>
          <table:table-cell office:value-type="float" office:value="0.0744811">
            <text:p>0,074481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1.36997896">
            <text:p>-1,36997896</text:p>
          </table:table-cell>
          <table:table-cell office:value-type="float" office:value="0.178266">
            <text:p>0,178266</text:p>
          </table:table-cell>
          <table:table-cell office:value-type="float" office:value="0.0659341">
            <text:p>0,0659341</text:p>
          </table:table-cell>
        </table:table-row>
        <table:table-row table:style-name="ro1">
          <table:table-cell office:value-type="float" office:value="-1.043429399">
            <text:p>-1,043429399</text:p>
          </table:table-cell>
          <table:table-cell office:value-type="float" office:value="2.84737">
            <text:p>2,84737</text:p>
          </table:table-cell>
          <table:table-cell office:value-type="float" office:value="0.484737">
            <text:p>0,484737</text:p>
          </table:table-cell>
        </table:table-row>
        <table:table-row table:style-name="ro1">
          <table:table-cell office:value-type="float" office:value="-0.586473794">
            <text:p>-0,586473794</text:p>
          </table:table-cell>
          <table:table-cell office:value-type="float" office:value="5">
            <text:p>5</text:p>
          </table:table-cell>
          <table:table-cell office:value-type="float" office:value="1.29792">
            <text:p>1,29792</text:p>
          </table:table-cell>
        </table:table-row>
        <table:table-row table:style-name="ro3">
          <table:table-cell office:value-type="float" office:value="0.000353403999995">
            <text:p>0,000353404</text:p>
          </table:table-cell>
          <table:table-cell office:value-type="float" office:value="5">
            <text:p>5</text:p>
          </table:table-cell>
          <table:table-cell office:value-type="float" office:value="1.67277">
            <text:p>1,67277</text:p>
          </table:table-cell>
        </table:table-row>
        <table:table-row table:style-name="ro1">
          <table:table-cell office:value-type="float" office:value="0.261699943">
            <text:p>0,261699943</text:p>
          </table:table-cell>
          <table:table-cell office:value-type="float" office:value="5">
            <text:p>5</text:p>
          </table:table-cell>
          <table:table-cell office:value-type="float" office:value="1.12332">
            <text:p>1,12332</text:p>
          </table:table-cell>
        </table:table-row>
        <table:table-row table:style-name="ro1">
          <table:table-cell office:value-type="float" office:value="0.718655548">
            <text:p>0,718655548</text:p>
          </table:table-cell>
          <table:table-cell office:value-type="float" office:value="1.2967">
            <text:p>1,2967</text:p>
          </table:table-cell>
          <table:table-cell office:value-type="float" office:value="0.372405">
            <text:p>0,372405</text:p>
          </table:table-cell>
        </table:table-row>
        <table:table-row table:style-name="ro1">
          <table:table-cell office:value-type="float" office:value="1.044670658">
            <text:p>1,044670658</text:p>
          </table:table-cell>
          <table:table-cell office:value-type="float" office:value="0.283272">
            <text:p>0,283272</text:p>
          </table:table-cell>
          <table:table-cell office:value-type="float" office:value="0.0647131">
            <text:p>0,0647131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0.129426">
            <text:p>0,129426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1.827641373">
            <text:p>1,827641373</text:p>
          </table:table-cell>
          <table:table-cell office:value-type="float" office:value="0.037851">
            <text:p>0,03785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.415003022">
            <text:p>2,415003022</text:p>
          </table:table-cell>
          <table:table-cell office:value-type="float" office:value="0.028083">
            <text:p>0,02808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.871958627">
            <text:p>2,871958627</text:p>
          </table:table-cell>
          <table:table-cell office:value-type="float" office:value="0.030525">
            <text:p>0,03052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.197973737">
            <text:p>3,197973737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.720132364">
            <text:p>3,720132364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3.980944452">
            <text:p>3,98094445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.503103079">
            <text:p>4,503103079</text:p>
          </table:table-cell>
          <table:table-cell office:value-type="float" office:value="0.028083">
            <text:p>0,028083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.764449618">
            <text:p>4,764449618</text:p>
          </table:table-cell>
          <table:table-cell table:number-columns-repeated="2" office:value-type="float" office:value="0.01221">
            <text:p>0,01221</text:p>
          </table:table-cell>
        </table:table-row>
        <table:table-row table:style-name="ro1">
          <table:table-cell office:value-type="float" office:value="5.286073794">
            <text:p>5,286073794</text:p>
          </table:table-cell>
          <table:table-cell office:value-type="float" office:value="0.042735">
            <text:p>0,0427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.808232421">
            <text:p>5,808232421</text:p>
          </table:table-cell>
          <table:table-cell office:value-type="float" office:value="0.021978">
            <text:p>0,0219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06957896">
            <text:p>6,06957896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917752697">
            <text:p>6,917752697</text:p>
          </table:table-cell>
          <table:table-cell office:value-type="float" office:value="0.026862">
            <text:p>0,02686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439911324">
            <text:p>7,439911324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7.700723412">
            <text:p>7,70072341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8.483694127">
            <text:p>8,48369412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9.071055776">
            <text:p>9,07105577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9.332402315">
            <text:p>9,33240231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9.919763964">
            <text:p>9,919763964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0.376185118">
            <text:p>10,37618511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0.702734679">
            <text:p>10,702734679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1.159690284">
            <text:p>11,15969028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1.68131446">
            <text:p>11,68131446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2.007864021">
            <text:p>12,00786402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2.530022648">
            <text:p>12,53002264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2.790834736">
            <text:p>12,790834736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3.573805451">
            <text:p>13,57380545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4.1611671">
            <text:p>14,1611671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4.552919683">
            <text:p>14,552919683</text:p>
          </table:table-cell>
          <table:table-cell office:value-type="float" office:value="0.010989">
            <text:p>0,01098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4.944137815">
            <text:p>14,944137815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15.466296442">
            <text:p>15,466296442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15.727642981">
            <text:p>15,72764298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6.249267157">
            <text:p>16,24926715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6.575816718">
            <text:p>16,57581671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7.097975345">
            <text:p>17,097975345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7.619599521">
            <text:p>17,61959952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7.88094606">
            <text:p>17,8809460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8.403104687">
            <text:p>18,403104687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18.663916775">
            <text:p>18,663916775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9.186075402">
            <text:p>19,18607540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9.44688749">
            <text:p>19,44688749</text:p>
          </table:table-cell>
          <table:table-cell office:value-type="float" office:value="0.014652">
            <text:p>0,01465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0.034249139">
            <text:p>20,034249139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20.556407766">
            <text:p>20,55640776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0.817219854">
            <text:p>20,817219854</text:p>
          </table:table-cell>
          <table:table-cell office:value-type="float" office:value="0.015873">
            <text:p>0,01587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1.339378481">
            <text:p>21,33937848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2.122349196">
            <text:p>22,122349196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2.971057384">
            <text:p>22,971057384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3.297072494">
            <text:p>23,29707249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3.754028099">
            <text:p>23,75402809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4.536998814">
            <text:p>24,536998814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5.124360463">
            <text:p>25,124360463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25.385172551">
            <text:p>25,385172551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25.907331178">
            <text:p>25,90733117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6.429489805">
            <text:p>26,42948980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6.690301893">
            <text:p>26,69030189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7.21246052">
            <text:p>27,21246052</text:p>
          </table:table-cell>
          <table:table-cell office:value-type="float" office:value="0.00732601">
            <text:p>0,00732601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27.539010081">
            <text:p>27,539010081</text:p>
          </table:table-cell>
          <table:table-cell office:value-type="float" office:value="0.00610501">
            <text:p>0,0061050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28.060634257">
            <text:p>28,060634257</text:p>
          </table:table-cell>
          <table:table-cell office:value-type="float" office:value="0.00488401">
            <text:p>0,00488401</text:p>
          </table:table-cell>
          <table:table-cell office:value-type="float" office:value="0.0805861">
            <text:p>0,0805861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0.00732601">
            <text:p>0,00732601</text:p>
          </table:table-cell>
          <table:table-cell office:value-type="float" office:value="0.133089">
            <text:p>0,133089</text:p>
          </table:table-cell>
        </table:table-row>
        <table:table-row table:style-name="ro1">
          <table:table-cell office:value-type="float" office:value="28.844139423">
            <text:p>28,844139423</text:p>
          </table:table-cell>
          <table:table-cell office:value-type="float" office:value="0.00610501">
            <text:p>0,00610501</text:p>
          </table:table-cell>
          <table:table-cell office:value-type="float" office:value="0.180708">
            <text:p>0,180708</text:p>
          </table:table-cell>
        </table:table-row>
        <table:table-row table:style-name="ro1">
          <table:table-cell office:value-type="float" office:value="29.104951511">
            <text:p>29,104951511</text:p>
          </table:table-cell>
          <table:table-cell office:value-type="float" office:value="0.01221">
            <text:p>0,01221</text:p>
          </table:table-cell>
          <table:table-cell office:value-type="float" office:value="0.20757">
            <text:p>0,20757</text:p>
          </table:table-cell>
        </table:table-row>
        <table:table-row table:style-name="ro1">
          <table:table-cell office:value-type="float" office:value="29.627110138">
            <text:p>29,627110138</text:p>
          </table:table-cell>
          <table:table-cell office:value-type="float" office:value="0.0830281">
            <text:p>0,0830281</text:p>
          </table:table-cell>
          <table:table-cell office:value-type="float" office:value="0.222222">
            <text:p>0,222222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0.102564">
            <text:p>0,102564</text:p>
          </table:table-cell>
          <table:table-cell office:value-type="float" office:value="0.224664">
            <text:p>0,224664</text:p>
          </table:table-cell>
        </table:table-row>
        <table:table-row table:style-name="ro1">
          <table:table-cell office:value-type="float" office:value="30.475283875">
            <text:p>30,475283875</text:p>
          </table:table-cell>
          <table:table-cell office:value-type="float" office:value="0.153846">
            <text:p>0,153846</text:p>
          </table:table-cell>
          <table:table-cell office:value-type="float" office:value="0.223443">
            <text:p>0,223443</text:p>
          </table:table-cell>
        </table:table-row>
        <table:table-row table:style-name="ro1">
          <table:table-cell office:value-type="float" office:value="30.997442502">
            <text:p>30,997442502</text:p>
          </table:table-cell>
          <table:table-cell office:value-type="float" office:value="0.169719">
            <text:p>0,169719</text:p>
          </table:table-cell>
          <table:table-cell office:value-type="float" office:value="0.211233">
            <text:p>0,211233</text:p>
          </table:table-cell>
        </table:table-row>
        <table:table-row table:style-name="ro1">
          <table:table-cell office:value-type="float" office:value="31.25825459">
            <text:p>31,25825459</text:p>
          </table:table-cell>
          <table:table-cell office:value-type="float" office:value="0.217338">
            <text:p>0,217338</text:p>
          </table:table-cell>
          <table:table-cell office:value-type="float" office:value="0.199023">
            <text:p>0,199023</text:p>
          </table:table-cell>
        </table:table-row>
        <table:table-row table:style-name="ro1">
          <table:table-cell office:value-type="float" office:value="31.780413217">
            <text:p>31,780413217</text:p>
          </table:table-cell>
          <table:table-cell office:value-type="float" office:value="0.253968">
            <text:p>0,253968</text:p>
          </table:table-cell>
          <table:table-cell office:value-type="float" office:value="0.179487">
            <text:p>0,179487</text:p>
          </table:table-cell>
        </table:table-row>
        <table:table-row table:style-name="ro1">
          <table:table-cell office:value-type="float" office:value="32.041759756">
            <text:p>32,041759756</text:p>
          </table:table-cell>
          <table:table-cell office:value-type="float" office:value="0.35409">
            <text:p>0,35409</text:p>
          </table:table-cell>
          <table:table-cell office:value-type="float" office:value="0.15873">
            <text:p>0,15873</text:p>
          </table:table-cell>
        </table:table-row>
        <table:table-row table:style-name="ro1">
          <table:table-cell office:value-type="float" office:value="32.563383932">
            <text:p>32,563383932</text:p>
          </table:table-cell>
          <table:table-cell office:value-type="float" office:value="0.383394">
            <text:p>0,383394</text:p>
          </table:table-cell>
          <table:table-cell office:value-type="float" office:value="0.133089">
            <text:p>0,133089</text:p>
          </table:table-cell>
        </table:table-row>
        <table:table-row table:style-name="ro1">
          <table:table-cell office:value-type="float" office:value="32.824730471">
            <text:p>32,824730471</text:p>
          </table:table-cell>
          <table:table-cell office:value-type="float" office:value="0.413919">
            <text:p>0,413919</text:p>
          </table:table-cell>
          <table:table-cell office:value-type="float" office:value="0.111111">
            <text:p>0,111111</text:p>
          </table:table-cell>
        </table:table-row>
        <table:table-row table:style-name="ro1">
          <table:table-cell office:value-type="float" office:value="33.41209212">
            <text:p>33,41209212</text:p>
          </table:table-cell>
          <table:table-cell office:value-type="float" office:value="0.440781">
            <text:p>0,440781</text:p>
          </table:table-cell>
          <table:table-cell office:value-type="float" office:value="0.0830281">
            <text:p>0,0830281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office:value-type="float" office:value="0.429792">
            <text:p>0,429792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34.195062835">
            <text:p>34,195062835</text:p>
          </table:table-cell>
          <table:table-cell office:value-type="float" office:value="0.46398">
            <text:p>0,46398</text:p>
          </table:table-cell>
          <table:table-cell office:value-type="float" office:value="0.0512821">
            <text:p>0,0512821</text:p>
          </table:table-cell>
        </table:table-row>
        <table:table-row table:style-name="ro1">
          <table:table-cell office:value-type="float" office:value="34.717221462">
            <text:p>34,717221462</text:p>
          </table:table-cell>
          <table:table-cell office:value-type="float" office:value="0.468864">
            <text:p>0,468864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34.97803355">
            <text:p>34,97803355</text:p>
          </table:table-cell>
          <table:table-cell office:value-type="float" office:value="0.457875">
            <text:p>0,457875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35.500192177">
            <text:p>35,500192177</text:p>
          </table:table-cell>
          <table:table-cell office:value-type="float" office:value="0.444444">
            <text:p>0,444444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35.761004265">
            <text:p>35,761004265</text:p>
          </table:table-cell>
          <table:table-cell office:value-type="float" office:value="0.431013">
            <text:p>0,431013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36.283162892">
            <text:p>36,283162892</text:p>
          </table:table-cell>
          <table:table-cell office:value-type="float" office:value="0.47619">
            <text:p>0,47619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6.609712453">
            <text:p>36,609712453</text:p>
          </table:table-cell>
          <table:table-cell office:value-type="float" office:value="0.437118">
            <text:p>0,43711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7.131336629">
            <text:p>37,131336629</text:p>
          </table:table-cell>
          <table:table-cell office:value-type="float" office:value="0.485958">
            <text:p>0,4859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7.653495256">
            <text:p>37,653495256</text:p>
          </table:table-cell>
          <table:table-cell office:value-type="float" office:value="0.457875">
            <text:p>0,45787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7.914841795">
            <text:p>37,914841795</text:p>
          </table:table-cell>
          <table:table-cell office:value-type="float" office:value="0.438339">
            <text:p>0,43833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436465971">
            <text:p>38,436465971</text:p>
          </table:table-cell>
          <table:table-cell office:value-type="float" office:value="0.388278">
            <text:p>0,3882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69781251">
            <text:p>38,69781251</text:p>
          </table:table-cell>
          <table:table-cell office:value-type="float" office:value="0.400488">
            <text:p>0,4004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0.39072">
            <text:p>0,3907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office:value-type="float" office:value="0.338217">
            <text:p>0,33821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0.068144874">
            <text:p>40,068144874</text:p>
          </table:table-cell>
          <table:table-cell office:value-type="float" office:value="0.310134">
            <text:p>0,31013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0.590303501">
            <text:p>40,590303501</text:p>
          </table:table-cell>
          <table:table-cell office:value-type="float" office:value="0.34188">
            <text:p>0,341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40.851115589">
            <text:p>40,851115589</text:p>
          </table:table-cell>
          <table:table-cell office:value-type="float" office:value="0.310134">
            <text:p>0,310134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1.373274216">
            <text:p>41,373274216</text:p>
          </table:table-cell>
          <table:table-cell office:value-type="float" office:value="0.218559">
            <text:p>0,21855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699289326">
            <text:p>41,699289326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2.221447953">
            <text:p>42,221447953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2.678403558">
            <text:p>42,678403558</text:p>
          </table:table-cell>
          <table:table-cell office:value-type="float" office:value="0.261294">
            <text:p>0,2612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3.004418668">
            <text:p>43,004418668</text:p>
          </table:table-cell>
          <table:table-cell office:value-type="float" office:value="0.251526">
            <text:p>0,2515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3.526577295">
            <text:p>43,526577295</text:p>
          </table:table-cell>
          <table:table-cell office:value-type="float" office:value="0.222222">
            <text:p>0,22222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3.787923834">
            <text:p>43,787923834</text:p>
          </table:table-cell>
          <table:table-cell office:value-type="float" office:value="0.245421">
            <text:p>0,24542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4.374751032">
            <text:p>44,374751032</text:p>
          </table:table-cell>
          <table:table-cell office:value-type="float" office:value="0.224664">
            <text:p>0,22466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4.570894549">
            <text:p>44,570894549</text:p>
          </table:table-cell>
          <table:table-cell office:value-type="float" office:value="0.177045">
            <text:p>0,17704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5.158256198">
            <text:p>45,158256198</text:p>
          </table:table-cell>
          <table:table-cell office:value-type="float" office:value="0.188034">
            <text:p>0,18803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5.419068286">
            <text:p>45,419068286</text:p>
          </table:table-cell>
          <table:table-cell office:value-type="float" office:value="0.167277">
            <text:p>0,16727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5.941226913">
            <text:p>45,941226913</text:p>
          </table:table-cell>
          <table:table-cell office:value-type="float" office:value="0.157509">
            <text:p>0,1575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157509">
            <text:p>0,1575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0.139194">
            <text:p>0,1391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7.246356255">
            <text:p>47,246356255</text:p>
          </table:table-cell>
          <table:table-cell office:value-type="float" office:value="0.174603">
            <text:p>0,17460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0.133089">
            <text:p>0,13308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8.02932697">
            <text:p>48,02932697</text:p>
          </table:table-cell>
          <table:table-cell office:value-type="float" office:value="0.126984">
            <text:p>0,12698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0.117216">
            <text:p>0,11721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48.877500707">
            <text:p>48,877500707</text:p>
          </table:table-cell>
          <table:table-cell office:value-type="float" office:value="0.0989011">
            <text:p>0,098901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9.138847246">
            <text:p>49,138847246</text:p>
          </table:table-cell>
          <table:table-cell office:value-type="float" office:value="0.0879121">
            <text:p>0,087912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9.661005873">
            <text:p>49,661005873</text:p>
          </table:table-cell>
          <table:table-cell office:value-type="float" office:value="0.0891331">
            <text:p>0,08913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0.182630049">
            <text:p>50,182630049</text:p>
          </table:table-cell>
          <table:table-cell office:value-type="float" office:value="0.04884">
            <text:p>0,0488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0.443976588">
            <text:p>50,443976588</text:p>
          </table:table-cell>
          <table:table-cell office:value-type="float" office:value="0.0879121">
            <text:p>0,08791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0.0683761">
            <text:p>0,068376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1.292150325">
            <text:p>51,292150325</text:p>
          </table:table-cell>
          <table:table-cell office:value-type="float" office:value="0.0500611">
            <text:p>0,050061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0695971">
            <text:p>0,069597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0.041514">
            <text:p>0,04151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0.043956">
            <text:p>0,04395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028083">
            <text:p>0,0280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3.380250382">
            <text:p>53,380250382</text:p>
          </table:table-cell>
          <table:table-cell office:value-type="float" office:value="0.0573871">
            <text:p>0,057387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53.902409009">
            <text:p>53,902409009</text:p>
          </table:table-cell>
          <table:table-cell office:value-type="float" office:value="0.0659341">
            <text:p>0,06593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4.163221097">
            <text:p>54,163221097</text:p>
          </table:table-cell>
          <table:table-cell office:value-type="float" office:value="0.025641">
            <text:p>0,02564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4.685379724">
            <text:p>54,685379724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0.035409">
            <text:p>0,03540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5.534087912">
            <text:p>55,534087912</text:p>
          </table:table-cell>
          <table:table-cell office:value-type="float" office:value="0.020757">
            <text:p>0,020757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6.0559258684">
            <text:p>56,0559258684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6.3169517368">
            <text:p>56,3169517368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6.8390034736">
            <text:p>56,8390034736</text:p>
          </table:table-cell>
          <table:table-cell office:value-type="float" office:value="0.00488401">
            <text:p>0,004884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57.100029342">
            <text:p>57,10002934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7.9483634143">
            <text:p>57,9483634143</text:p>
          </table:table-cell>
          <table:table-cell office:value-type="float" office:value="0.014652">
            <text:p>0,01465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8.4704151511">
            <text:p>58,470415151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8.9924668879">
            <text:p>58,992466887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2534927563">
            <text:p>59,253492756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9.7755444931">
            <text:p>59,7755444931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0.1018268286">
            <text:p>60,101826828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0.6238785654">
            <text:p>60,623878565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018315">
            <text:p>0,018315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1.4069561706">
            <text:p>61,406956170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1.9942643745">
            <text:p>61,9942643745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2.1900337758">
            <text:p>62,1900337758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2.7120855126">
            <text:p>62,712085512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2.973111381">
            <text:p>62,973111381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4.3434971901">
            <text:p>64,343497190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5.1265747953">
            <text:p>65,1265747953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5.9096524005">
            <text:p>65,909652400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7.8020899464">
            <text:p>67,802089946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8.0631158148">
            <text:p>68,0631158148</text:p>
          </table:table-cell>
          <table:table-cell office:value-type="float" office:value="0.032967">
            <text:p>0,03296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8.5851675516">
            <text:p>68,5851675516</text:p>
          </table:table-cell>
          <table:table-cell office:value-type="float" office:value="0.014652">
            <text:p>0,01465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9.1072192884">
            <text:p>69,1072192884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9.3682451568">
            <text:p>69,368245156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8902968936">
            <text:p>69,890296893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0.7386309659">
            <text:p>70,7386309659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1.5217085711">
            <text:p>71,521708571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2.0437603079">
            <text:p>72,0437603079</text:p>
          </table:table-cell>
          <table:table-cell office:value-type="float" office:value="0.031746">
            <text:p>0,03174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2.3047861763">
            <text:p>72,304786176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2.8268379131">
            <text:p>72,826837913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3.3488896499">
            <text:p>73,348889649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018315">
            <text:p>0,01831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4.1972237222">
            <text:p>74,1972237222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4.4582495906">
            <text:p>74,4582495906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2" table:number-rows-repeated="23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table table:name="gesamt" table:style-name="ta1" table:print="false">
        <table:table-column table:style-name="co1" table:default-cell-style-name="Default"/>
        <table:table-row table:style-name="ro2">
          <table:table-cell table:formula="of:=([normal.B9]-[Untergrund.$B$404])/['Ohne Sample'.B2]" office:value-type="float" office:value="0.266747951991831">
            <text:p>0,266747952</text:p>
          </table:table-cell>
        </table:table-row>
        <table:table-row table:style-name="ro2">
          <table:table-cell table:formula="of:=([normal.B10]-[Untergrund.$B$404])/['Ohne Sample'.B3]" office:value-type="float" office:value="-0.126289574388048">
            <text:p>-0,1262895744</text:p>
          </table:table-cell>
        </table:table-row>
        <table:table-row table:style-name="ro2">
          <table:table-cell table:formula="of:=([normal.B11]-[Untergrund.$B$404])/['Ohne Sample'.B4]" office:value-type="float" office:value="-0.126289574388048">
            <text:p>-0,1262895744</text:p>
          </table:table-cell>
        </table:table-row>
        <table:table-row table:style-name="ro2">
          <table:table-cell table:formula="of:=([normal.B12]-[Untergrund.$B$404])/['Ohne Sample'.B5]" office:value-type="float" office:value="-0.0959800765349165">
            <text:p>-0,0959800765</text:p>
          </table:table-cell>
        </table:table-row>
        <table:table-row table:style-name="ro2">
          <table:table-cell table:formula="of:=([normal.B13]-[Untergrund.$B$404])/['Ohne Sample'.B6]" office:value-type="float" office:value="-0.0699750956686456">
            <text:p>-0,0699750957</text:p>
          </table:table-cell>
        </table:table-row>
        <table:table-row table:style-name="ro2">
          <table:table-cell table:formula="of:=([normal.B14]-[Untergrund.$B$404])/['Ohne Sample'.B7]" office:value-type="float" office:value="-0.0827414452887211">
            <text:p>-0,0827414453</text:p>
          </table:table-cell>
        </table:table-row>
        <table:table-row table:style-name="ro2">
          <table:table-cell table:formula="of:=([normal.B15]-[Untergrund.$B$404])/['Ohne Sample'.B8]" office:value-type="float" office:value="0.436854997279445">
            <text:p>0,4368549973</text:p>
          </table:table-cell>
        </table:table-row>
        <table:table-row table:style-name="ro2">
          <table:table-cell table:formula="of:=([normal.B16]-[Untergrund.$B$404])/['Ohne Sample'.B9]" office:value-type="float" office:value="-0.171392993812351">
            <text:p>-0,1713929938</text:p>
          </table:table-cell>
        </table:table-row>
        <table:table-row table:style-name="ro2">
          <table:table-cell table:formula="of:=([normal.B17]-[Untergrund.$B$404])/['Ohne Sample'.B10]" office:value-type="float" office:value="-0.0736579954406796">
            <text:p>-0,0736579954</text:p>
          </table:table-cell>
        </table:table-row>
        <table:table-row table:style-name="ro2">
          <table:table-cell table:formula="of:=([normal.B18]-[Untergrund.$B$404])/['Ohne Sample'.B11]" office:value-type="float" office:value="-0.0199750956686456">
            <text:p>-0,0199750957</text:p>
          </table:table-cell>
        </table:table-row>
        <table:table-row table:style-name="ro2">
          <table:table-cell table:formula="of:=([normal.B19]-[Untergrund.$B$404])/['Ohne Sample'.B12]" office:value-type="float" office:value="-0.566582878842416">
            <text:p>-0,5665828788</text:p>
          </table:table-cell>
        </table:table-row>
        <table:table-row table:style-name="ro2">
          <table:table-cell table:formula="of:=([normal.B20]-[Untergrund.$B$404])/['Ohne Sample'.B13]" office:value-type="float" office:value="-0.233250000508916">
            <text:p>-0,2332500005</text:p>
          </table:table-cell>
        </table:table-row>
        <table:table-row table:style-name="ro2">
          <table:table-cell table:formula="of:=([normal.B21]-[Untergrund.$B$404])/['Ohne Sample'.B14]" office:value-type="float" office:value="0.76674726949208">
            <text:p>0,7667472695</text:p>
          </table:table-cell>
        </table:table-row>
        <table:table-row table:style-name="ro2">
          <table:table-cell table:formula="of:=([normal.B22]-[Untergrund.$B$404])/['Ohne Sample'.B15]" office:value-type="float" office:value="-0.849873738225009">
            <text:p>-0,8498737382</text:p>
          </table:table-cell>
        </table:table-row>
        <table:table-row table:style-name="ro2">
          <table:table-cell table:formula="of:=([normal.B23]-[Untergrund.$B$404])/['Ohne Sample'.B16]" office:value-type="float" office:value="-0.479899596598257">
            <text:p>-0,4798995966</text:p>
          </table:table-cell>
        </table:table-row>
        <table:table-row table:style-name="ro2">
          <table:table-cell table:formula="of:=([normal.B24]-[Untergrund.$B$404])/['Ohne Sample'.B17]" office:value-type="float" office:value="-0.279899924198048">
            <text:p>-0,2798999242</text:p>
          </table:table-cell>
        </table:table-row>
        <table:table-row table:style-name="ro2">
          <table:table-cell table:formula="of:=([normal.B25]-[Untergrund.$B$404])/['Ohne Sample'.B18]" office:value-type="float" office:value="-0.0799833971124304">
            <text:p>-0,0799833971</text:p>
          </table:table-cell>
        </table:table-row>
        <table:table-row table:style-name="ro2">
          <table:table-cell table:formula="of:=([normal.B26]-[Untergrund.$B$404])/['Ohne Sample'.B19]" office:value-type="float" office:value="0.038106827992061">
            <text:p>0,038106828</text:p>
          </table:table-cell>
        </table:table-row>
        <table:table-row table:style-name="ro2">
          <table:table-cell table:formula="of:=([normal.B27]-[Untergrund.$B$404])/['Ohne Sample'.B20]" office:value-type="float" office:value="0.0600498086627088">
            <text:p>0,0600498087</text:p>
          </table:table-cell>
        </table:table-row>
        <table:table-row table:style-name="ro2">
          <table:table-cell table:formula="of:=([normal.B28]-[Untergrund.$B$404])/['Ohne Sample'.B21]" office:value-type="float" office:value="-0.0499822111918897">
            <text:p>-0,0499822112</text:p>
          </table:table-cell>
        </table:table-row>
        <table:table-row table:style-name="ro2">
          <table:table-cell table:formula="of:=([normal.B29]-[Untergrund.$B$404])/['Ohne Sample'.B22]" office:value-type="float" office:value="-0.0666528309270254">
            <text:p>-0,0666528309</text:p>
          </table:table-cell>
        </table:table-row>
        <table:table-row table:style-name="ro2">
          <table:table-cell table:formula="of:=([normal.B30]-[Untergrund.$B$404])/['Ohne Sample'.B23]" office:value-type="float" office:value="-0.0274411699203696">
            <text:p>-0,0274411699</text:p>
          </table:table-cell>
        </table:table-row>
        <table:table-row table:style-name="ro2">
          <table:table-cell table:formula="of:=([normal.B31]-[Untergrund.$B$404])/['Ohne Sample'.B24]" office:value-type="float" office:value="-0.0971286260963689">
            <text:p>-0,0971286261</text:p>
          </table:table-cell>
        </table:table-row>
        <table:table-row table:style-name="ro2">
          <table:table-cell table:formula="of:=([normal.B32]-[Untergrund.$B$404])/['Ohne Sample'.B25]" office:value-type="float" office:value="-0.051053143236517">
            <text:p>-0,0510531432</text:p>
          </table:table-cell>
        </table:table-row>
        <table:table-row table:style-name="ro2">
          <table:table-cell table:formula="of:=([normal.B33]-[Untergrund.$B$404])/['Ohne Sample'.B26]" office:value-type="float" office:value="0.046192160509776">
            <text:p>0,0461921605</text:p>
          </table:table-cell>
        </table:table-row>
        <table:table-row table:style-name="ro2">
          <table:table-cell table:formula="of:=([normal.B34]-[Untergrund.$B$404])/['Ohne Sample'.B27]" office:value-type="float" office:value="0.920096472204251">
            <text:p>0,9200964722</text:p>
          </table:table-cell>
        </table:table-row>
        <table:table-row table:style-name="ro2">
          <table:table-cell table:formula="of:=([normal.B35]-[Untergrund.$B$404])/['Ohne Sample'.B28]" office:value-type="float" office:value="-0.377722434819213">
            <text:p>-0,3777224348</text:p>
          </table:table-cell>
        </table:table-row>
        <table:table-row table:style-name="ro2">
          <table:table-cell table:formula="of:=([normal.B36]-[Untergrund.$B$404])/['Ohne Sample'.B29]" office:value-type="float" office:value="0.117961279400485">
            <text:p>0,1179612794</text:p>
          </table:table-cell>
        </table:table-row>
        <table:table-row table:style-name="ro2">
          <table:table-cell table:formula="of:=([normal.B37]-[Untergrund.$B$404])/['Ohne Sample'.B30]" office:value-type="float" office:value="0.0142975456108793">
            <text:p>0,0142975456</text:p>
          </table:table-cell>
        </table:table-row>
        <table:table-row table:style-name="ro2">
          <table:table-cell table:formula="of:=([normal.B38]-[Untergrund.$B$404])/['Ohne Sample'.B31]" office:value-type="float" office:value="-0.0374921694181432">
            <text:p>-0,0374921694</text:p>
          </table:table-cell>
        </table:table-row>
        <table:table-row table:style-name="ro2">
          <table:table-cell table:formula="of:=([normal.B39]-[Untergrund.$B$404])/['Ohne Sample'.B32]" office:value-type="float" office:value="-0.342785586565164">
            <text:p>-0,3427855866</text:p>
          </table:table-cell>
        </table:table-row>
        <table:table-row table:style-name="ro2">
          <table:table-cell table:formula="of:=([normal.B40]-[Untergrund.$B$404])/['Ohne Sample'.B33]" office:value-type="float" office:value="-0.399916439675666">
            <text:p>-0,3999164397</text:p>
          </table:table-cell>
        </table:table-row>
        <table:table-row table:style-name="ro2">
          <table:table-cell table:formula="of:=([normal.B41]-[Untergrund.$B$404])/['Ohne Sample'.B34]" office:value-type="float" office:value="0.230024494830945">
            <text:p>0,2300244948</text:p>
          </table:table-cell>
        </table:table-row>
        <table:table-row table:style-name="ro2">
          <table:table-cell table:formula="of:=([normal.B42]-[Untergrund.$B$404])/['Ohne Sample'.B35]" office:value-type="float" office:value="-0.0266334608915275">
            <text:p>-0,0266334609</text:p>
          </table:table-cell>
        </table:table-row>
        <table:table-row table:style-name="ro2">
          <table:table-cell table:formula="of:=([normal.B43]-[Untergrund.$B$404])/['Ohne Sample'.B36]" office:value-type="float" office:value="-0.342785586565164">
            <text:p>-0,3427855866</text:p>
          </table:table-cell>
        </table:table-row>
        <table:table-row table:style-name="ro2">
          <table:table-cell table:formula="of:=([normal.B44]-[Untergrund.$B$404])/['Ohne Sample'.B37]" office:value-type="float" office:value="-0.233250000508916">
            <text:p>-0,2332500005</text:p>
          </table:table-cell>
        </table:table-row>
        <table:table-row table:style-name="ro2">
          <table:table-cell table:formula="of:=([normal.B45]-[Untergrund.$B$404])/['Ohne Sample'.B38]" office:value-type="float" office:value="-0.479899596598257">
            <text:p>-0,4798995966</text:p>
          </table:table-cell>
        </table:table-row>
        <table:table-row table:style-name="ro2">
          <table:table-cell table:formula="of:=([normal.B46]-[Untergrund.$B$404])/['Ohne Sample'.B39]" office:value-type="float" office:value="-0.0998752738484003">
            <text:p>-0,0998752738</text:p>
          </table:table-cell>
        </table:table-row>
        <table:table-row table:style-name="ro2">
          <table:table-cell table:formula="of:=([normal.B47]-[Untergrund.$B$404])/['Ohne Sample'.B40]" office:value-type="float" office:value="-0.0799002517978391">
            <text:p>-0,0799002518</text:p>
          </table:table-cell>
        </table:table-row>
        <table:table-row table:style-name="ro2">
          <table:table-cell table:formula="of:=([normal.B48]-[Untergrund.$B$404])/['Ohne Sample'.B41]" office:value-type="float" office:value="-0.485642562279479">
            <text:p>-0,4856425623</text:p>
          </table:table-cell>
        </table:table-row>
        <table:table-row table:style-name="ro2">
          <table:table-cell table:formula="of:=([normal.B49]-[Untergrund.$B$404])/['Ohne Sample'.B42]" office:value-type="float" office:value="0.450060776327182">
            <text:p>0,4500607763</text:p>
          </table:table-cell>
        </table:table-row>
        <table:table-row table:style-name="ro2">
          <table:table-cell table:formula="of:=([normal.B50]-[Untergrund.$B$404])/['Ohne Sample'.B43]" office:value-type="float" office:value="-0.309045628488447">
            <text:p>-0,3090456285</text:p>
          </table:table-cell>
        </table:table-row>
        <table:table-row table:style-name="ro2">
          <table:table-cell table:formula="of:=([normal.B51]-[Untergrund.$B$404])/['Ohne Sample'.B44]" office:value-type="float" office:value="0.254567722573586">
            <text:p>0,2545677226</text:p>
          </table:table-cell>
        </table:table-row>
        <table:table-row table:style-name="ro2">
          <table:table-cell table:formula="of:=([normal.B52]-[Untergrund.$B$404])/['Ohne Sample'.B45]" office:value-type="float" office:value="-0.0749844347929035">
            <text:p>-0,0749844348</text:p>
          </table:table-cell>
        </table:table-row>
        <table:table-row table:style-name="ro2">
          <table:table-cell table:formula="of:=([normal.B53]-[Untergrund.$B$404])/['Ohne Sample'.B46]" office:value-type="float" office:value="-0.0585243200055198">
            <text:p>-0,05852432</text:p>
          </table:table-cell>
        </table:table-row>
        <table:table-row table:style-name="ro2">
          <table:table-cell table:formula="of:=([normal.B54]-[Untergrund.$B$404])/['Ohne Sample'.B47]" office:value-type="float" office:value="-0.0452735510465165">
            <text:p>-0,045273551</text:p>
          </table:table-cell>
        </table:table-row>
        <table:table-row table:style-name="ro2">
          <table:table-cell table:formula="of:=([normal.B55]-[Untergrund.$B$404])/['Ohne Sample'.B48]" office:value-type="float" office:value="-0.030373410453014">
            <text:p>-0,0303734105</text:p>
          </table:table-cell>
        </table:table-row>
        <table:table-row table:style-name="ro2">
          <table:table-cell table:formula="of:=([normal.B56]-[Untergrund.$B$404])/['Ohne Sample'.B49]" office:value-type="float" office:value="0.244743024370331">
            <text:p>0,2447430244</text:p>
          </table:table-cell>
        </table:table-row>
        <table:table-row table:style-name="ro2">
          <table:table-cell table:formula="of:=([normal.B57]-[Untergrund.$B$404])/['Ohne Sample'.B50]" office:value-type="float" office:value="-0.0341341248240316">
            <text:p>-0,0341341248</text:p>
          </table:table-cell>
        </table:table-row>
        <table:table-row table:style-name="ro2">
          <table:table-cell table:formula="of:=([normal.B58]-[Untergrund.$B$404])/['Ohne Sample'.B51]" office:value-type="float" office:value="0.084236310348363">
            <text:p>0,0842363103</text:p>
          </table:table-cell>
        </table:table-row>
        <table:table-row table:style-name="ro2">
          <table:table-cell table:formula="of:=([normal.B59]-[Untergrund.$B$404])/['Ohne Sample'.B52]" office:value-type="float" office:value="0.21728977901936">
            <text:p>0,217289779</text:p>
          </table:table-cell>
        </table:table-row>
        <table:table-row table:style-name="ro2">
          <table:table-cell table:formula="of:=([normal.B60]-[Untergrund.$B$404])/['Ohne Sample'.B53]" office:value-type="float" office:value="0.253101680501052">
            <text:p>0,2531016805</text:p>
          </table:table-cell>
        </table:table-row>
        <table:table-row table:style-name="ro2">
          <table:table-cell table:formula="of:=([normal.B61]-[Untergrund.$B$404])/['Ohne Sample'.B54]" office:value-type="float" office:value="0.24789393794486">
            <text:p>0,2478939379</text:p>
          </table:table-cell>
        </table:table-row>
        <table:table-row table:style-name="ro2">
          <table:table-cell table:formula="of:=([normal.B62]-[Untergrund.$B$404])/['Ohne Sample'.B55]" office:value-type="float" office:value="-0.0285654989687252">
            <text:p>-0,028565499</text:p>
          </table:table-cell>
        </table:table-row>
        <table:table-row table:style-name="ro2">
          <table:table-cell table:formula="of:=([normal.B63]-[Untergrund.$B$404])/['Ohne Sample'.B56]" office:value-type="float" office:value="-0.0237203384860212">
            <text:p>-0,0237203385</text:p>
          </table:table-cell>
        </table:table-row>
        <table:table-row table:style-name="ro2">
          <table:table-cell table:formula="of:=([normal.B64]-[Untergrund.$B$404])/['Ohne Sample'.B57]" office:value-type="float" office:value="0.246670749138491">
            <text:p>0,2466707491</text:p>
          </table:table-cell>
        </table:table-row>
        <table:table-row table:style-name="ro2">
          <table:table-cell table:formula="of:=([normal.B65]-[Untergrund.$B$404])/['Ohne Sample'.B58]" office:value-type="float" office:value="0.227030890518249">
            <text:p>0,2270308905</text:p>
          </table:table-cell>
        </table:table-row>
        <table:table-row table:style-name="ro2">
          <table:table-cell table:formula="of:=([normal.B66]-[Untergrund.$B$404])/['Ohne Sample'.B59]" office:value-type="float" office:value="0.349094374525459">
            <text:p>0,3490943745</text:p>
          </table:table-cell>
        </table:table-row>
        <table:table-row table:style-name="ro2">
          <table:table-cell table:formula="of:=([normal.B67]-[Untergrund.$B$404])/['Ohne Sample'.B60]" office:value-type="float" office:value="0.105378977938811">
            <text:p>0,1053789779</text:p>
          </table:table-cell>
        </table:table-row>
        <table:table-row table:style-name="ro2">
          <table:table-cell table:formula="of:=([normal.B68]-[Untergrund.$B$404])/['Ohne Sample'.B61]" office:value-type="float" office:value="0.0924081639026512">
            <text:p>0,0924081639</text:p>
          </table:table-cell>
        </table:table-row>
        <table:table-row table:style-name="ro2">
          <table:table-cell table:formula="of:=([normal.B69]-[Untergrund.$B$404])/['Ohne Sample'.B62]" office:value-type="float" office:value="0.44931898490891">
            <text:p>0,4493189849</text:p>
          </table:table-cell>
        </table:table-row>
        <table:table-row table:style-name="ro2">
          <table:table-cell table:formula="of:=([normal.B70]-[Untergrund.$B$404])/['Ohne Sample'.B63]" office:value-type="float" office:value="0.311245986962727">
            <text:p>0,311245987</text:p>
          </table:table-cell>
        </table:table-row>
        <table:table-row table:style-name="ro2">
          <table:table-cell table:formula="of:=([normal.B71]-[Untergrund.$B$404])/['Ohne Sample'.B64]" office:value-type="float" office:value="0.337258639194123">
            <text:p>0,3372586392</text:p>
          </table:table-cell>
        </table:table-row>
        <table:table-row table:style-name="ro2">
          <table:table-cell table:formula="of:=([normal.B72]-[Untergrund.$B$404])/['Ohne Sample'.B65]" office:value-type="float" office:value="0.497336599310793">
            <text:p>0,4973365993</text:p>
          </table:table-cell>
        </table:table-row>
        <table:table-row table:style-name="ro2">
          <table:table-cell table:formula="of:=([normal.B73]-[Untergrund.$B$404])/['Ohne Sample'.B66]" office:value-type="float" office:value="0.42119583971325">
            <text:p>0,4211958397</text:p>
          </table:table-cell>
        </table:table-row>
        <table:table-row table:style-name="ro2">
          <table:table-cell table:formula="of:=([normal.B74]-[Untergrund.$B$404])/['Ohne Sample'.B67]" office:value-type="float" office:value="0.405589786573747">
            <text:p>0,4055897866</text:p>
          </table:table-cell>
        </table:table-row>
        <table:table-row table:style-name="ro2">
          <table:table-cell table:formula="of:=([normal.B75]-[Untergrund.$B$404])/['Ohne Sample'.B68]" office:value-type="float" office:value="0.261931836531476">
            <text:p>0,2619318365</text:p>
          </table:table-cell>
        </table:table-row>
        <table:table-row table:style-name="ro2">
          <table:table-cell table:formula="of:=([normal.B76]-[Untergrund.$B$404])/['Ohne Sample'.B69]" office:value-type="float" office:value="0.424076342113976">
            <text:p>0,4240763421</text:p>
          </table:table-cell>
        </table:table-row>
        <table:table-row table:style-name="ro2">
          <table:table-cell table:formula="of:=([normal.B77]-[Untergrund.$B$404])/['Ohne Sample'.B70]" office:value-type="float" office:value="0.487661659134548">
            <text:p>0,4876616591</text:p>
          </table:table-cell>
        </table:table-row>
        <table:table-row table:style-name="ro2">
          <table:table-cell table:formula="of:=([normal.B78]-[Untergrund.$B$404])/['Ohne Sample'.B71]" office:value-type="float" office:value="0.452295825213848">
            <text:p>0,4522958252</text:p>
          </table:table-cell>
        </table:table-row>
        <table:table-row table:style-name="ro2">
          <table:table-cell table:formula="of:=([normal.B79]-[Untergrund.$B$404])/['Ohne Sample'.B72]" office:value-type="float" office:value="0.420659576979431">
            <text:p>0,420659577</text:p>
          </table:table-cell>
        </table:table-row>
        <table:table-row table:style-name="ro2">
          <table:table-cell table:formula="of:=([normal.B80]-[Untergrund.$B$404])/['Ohne Sample'.B73]" office:value-type="float" office:value="0.4940698724433">
            <text:p>0,4940698724</text:p>
          </table:table-cell>
        </table:table-row>
        <table:table-row table:style-name="ro2">
          <table:table-cell table:formula="of:=([normal.B81]-[Untergrund.$B$404])/['Ohne Sample'.B74]" office:value-type="float" office:value="0.378296472467515">
            <text:p>0,3782964725</text:p>
          </table:table-cell>
        </table:table-row>
        <table:table-row table:style-name="ro2">
          <table:table-cell table:formula="of:=([normal.B82]-[Untergrund.$B$404])/['Ohne Sample'.B75]" office:value-type="float" office:value="0.409124525953049">
            <text:p>0,409124526</text:p>
          </table:table-cell>
        </table:table-row>
        <table:table-row table:style-name="ro2">
          <table:table-cell table:formula="of:=([normal.B83]-[Untergrund.$B$404])/['Ohne Sample'.B76]" office:value-type="float" office:value="0.327428227411894">
            <text:p>0,3274282274</text:p>
          </table:table-cell>
        </table:table-row>
        <table:table-row table:style-name="ro2">
          <table:table-cell table:formula="of:=([normal.B84]-[Untergrund.$B$404])/['Ohne Sample'.B77]" office:value-type="float" office:value="0.375780241856813">
            <text:p>0,3757802419</text:p>
          </table:table-cell>
        </table:table-row>
        <table:table-row table:style-name="ro2">
          <table:table-cell table:formula="of:=([normal.B85]-[Untergrund.$B$404])/['Ohne Sample'.B78]" office:value-type="float" office:value="0.335334966322063">
            <text:p>0,3353349663</text:p>
          </table:table-cell>
        </table:table-row>
        <table:table-row table:style-name="ro2">
          <table:table-cell table:formula="of:=([normal.B86]-[Untergrund.$B$404])/['Ohne Sample'.B79]" office:value-type="float" office:value="0.515647924818432">
            <text:p>0,5156479248</text:p>
          </table:table-cell>
        </table:table-row>
        <table:table-row table:style-name="ro2">
          <table:table-cell table:formula="of:=([normal.B87]-[Untergrund.$B$404])/['Ohne Sample'.B80]" office:value-type="float" office:value="0.369181934087275">
            <text:p>0,3691819341</text:p>
          </table:table-cell>
        </table:table-row>
        <table:table-row table:style-name="ro2">
          <table:table-cell table:formula="of:=([normal.B88]-[Untergrund.$B$404])/['Ohne Sample'.B81]" office:value-type="float" office:value="0.501900284482971">
            <text:p>0,5019002845</text:p>
          </table:table-cell>
        </table:table-row>
        <table:table-row table:style-name="ro2">
          <table:table-cell table:formula="of:=([normal.B89]-[Untergrund.$B$404])/['Ohne Sample'.B82]" office:value-type="float" office:value="0.422688029542146">
            <text:p>0,4226880295</text:p>
          </table:table-cell>
        </table:table-row>
        <table:table-row table:style-name="ro2">
          <table:table-cell table:formula="of:=([normal.B90]-[Untergrund.$B$404])/['Ohne Sample'.B83]" office:value-type="float" office:value="0.473296846297213">
            <text:p>0,4732968463</text:p>
          </table:table-cell>
        </table:table-row>
        <table:table-row table:style-name="ro2">
          <table:table-cell table:formula="of:=([normal.B91]-[Untergrund.$B$404])/['Ohne Sample'.B84]" office:value-type="float" office:value="0.536001399704625">
            <text:p>0,5360013997</text:p>
          </table:table-cell>
        </table:table-row>
        <table:table-row table:style-name="ro2">
          <table:table-cell table:formula="of:=([normal.B92]-[Untergrund.$B$404])/['Ohne Sample'.B85]" office:value-type="float" office:value="0.511112438744225">
            <text:p>0,5111124387</text:p>
          </table:table-cell>
        </table:table-row>
        <table:table-row table:style-name="ro2">
          <table:table-cell table:formula="of:=([normal.B93]-[Untergrund.$B$404])/['Ohne Sample'.B86]" office:value-type="float" office:value="0.469566470323834">
            <text:p>0,4695664703</text:p>
          </table:table-cell>
        </table:table-row>
        <table:table-row table:style-name="ro2">
          <table:table-cell table:formula="of:=([normal.B94]-[Untergrund.$B$404])/['Ohne Sample'.B87]" office:value-type="float" office:value="0.659945349850473">
            <text:p>0,6599453499</text:p>
          </table:table-cell>
        </table:table-row>
        <table:table-row table:style-name="ro2">
          <table:table-cell table:formula="of:=([normal.B95]-[Untergrund.$B$404])/['Ohne Sample'.B88]" office:value-type="float" office:value="0.574360370075837">
            <text:p>0,5743603701</text:p>
          </table:table-cell>
        </table:table-row>
        <table:table-row table:style-name="ro2">
          <table:table-cell table:formula="of:=([normal.B96]-[Untergrund.$B$404])/['Ohne Sample'.B89]" office:value-type="float" office:value="0.638197585932676">
            <text:p>0,6381975859</text:p>
          </table:table-cell>
        </table:table-row>
        <table:table-row table:style-name="ro2">
          <table:table-cell table:formula="of:=([normal.B97]-[Untergrund.$B$404])/['Ohne Sample'.B90]" office:value-type="float" office:value="0.53383206441945">
            <text:p>0,5338320644</text:p>
          </table:table-cell>
        </table:table-row>
        <table:table-row table:style-name="ro2">
          <table:table-cell table:formula="of:=([normal.B98]-[Untergrund.$B$404])/['Ohne Sample'.B91]" office:value-type="float" office:value="0.579275880561189">
            <text:p>0,5792758806</text:p>
          </table:table-cell>
        </table:table-row>
        <table:table-row table:style-name="ro2">
          <table:table-cell table:formula="of:=([normal.B99]-[Untergrund.$B$404])/['Ohne Sample'.B92]" office:value-type="float" office:value="0.614360230504151">
            <text:p>0,6143602305</text:p>
          </table:table-cell>
        </table:table-row>
        <table:table-row table:style-name="ro2">
          <table:table-cell table:formula="of:=([normal.B100]-[Untergrund.$B$404])/['Ohne Sample'.B93]" office:value-type="float" office:value="0.550843466880406">
            <text:p>0,5508434669</text:p>
          </table:table-cell>
        </table:table-row>
        <table:table-row table:style-name="ro2">
          <table:table-cell table:formula="of:=([normal.B101]-[Untergrund.$B$404])/['Ohne Sample'.B94]" office:value-type="float" office:value="0.529135144085614">
            <text:p>0,5291351441</text:p>
          </table:table-cell>
        </table:table-row>
        <table:table-row table:style-name="ro2">
          <table:table-cell table:formula="of:=([normal.B102]-[Untergrund.$B$404])/['Ohne Sample'.B95]" office:value-type="float" office:value="0.537630128599533">
            <text:p>0,5376301286</text:p>
          </table:table-cell>
        </table:table-row>
        <table:table-row table:style-name="ro2">
          <table:table-cell table:formula="of:=([normal.B103]-[Untergrund.$B$404])/['Ohne Sample'.B96]" office:value-type="float" office:value="0.640984945072729">
            <text:p>0,6409849451</text:p>
          </table:table-cell>
        </table:table-row>
        <table:table-row table:style-name="ro2">
          <table:table-cell table:formula="of:=([normal.B104]-[Untergrund.$B$404])/['Ohne Sample'.B97]" office:value-type="float" office:value="0.537657082036456">
            <text:p>0,537657082</text:p>
          </table:table-cell>
        </table:table-row>
        <table:table-row table:style-name="ro2">
          <table:table-cell table:formula="of:=([normal.B105]-[Untergrund.$B$404])/['Ohne Sample'.B98]" office:value-type="float" office:value="0.496585568762516">
            <text:p>0,4965855688</text:p>
          </table:table-cell>
        </table:table-row>
        <table:table-row table:style-name="ro2">
          <table:table-cell table:formula="of:=([normal.B106]-[Untergrund.$B$404])/['Ohne Sample'.B99]" office:value-type="float" office:value="0.481235381863295">
            <text:p>0,4812353819</text:p>
          </table:table-cell>
        </table:table-row>
        <table:table-row table:style-name="ro2">
          <table:table-cell table:formula="of:=([normal.B107]-[Untergrund.$B$404])/['Ohne Sample'.B100]" office:value-type="float" office:value="0.3957359611696">
            <text:p>0,3957359612</text:p>
          </table:table-cell>
        </table:table-row>
        <table:table-row table:style-name="ro2">
          <table:table-cell table:formula="of:=([normal.B108]-[Untergrund.$B$404])/['Ohne Sample'.B101]" office:value-type="float" office:value="0.362828672201291">
            <text:p>0,3628286722</text:p>
          </table:table-cell>
        </table:table-row>
        <table:table-row table:style-name="ro2">
          <table:table-cell table:formula="of:=([normal.B109]-[Untergrund.$B$404])/['Ohne Sample'.B102]" office:value-type="float" office:value="0.324727679898878">
            <text:p>0,3247276799</text:p>
          </table:table-cell>
        </table:table-row>
        <table:table-row table:style-name="ro2">
          <table:table-cell table:formula="of:=([normal.B110]-[Untergrund.$B$404])/['Ohne Sample'.B103]" office:value-type="float" office:value="0.236594739357488">
            <text:p>0,2365947394</text:p>
          </table:table-cell>
        </table:table-row>
        <table:table-row table:style-name="ro2">
          <table:table-cell table:formula="of:=([normal.B111]-[Untergrund.$B$404])/['Ohne Sample'.B104]" office:value-type="float" office:value="0.121147800316403">
            <text:p>0,1211478003</text:p>
          </table:table-cell>
        </table:table-row>
        <table:table-row table:style-name="ro2">
          <table:table-cell table:formula="of:=([normal.B112]-[Untergrund.$B$404])/['Ohne Sample'.B105]" office:value-type="float" office:value="0.11631050500544">
            <text:p>0,116310505</text:p>
          </table:table-cell>
        </table:table-row>
        <table:table-row table:style-name="ro2">
          <table:table-cell table:formula="of:=([normal.B113]-[Untergrund.$B$404])/['Ohne Sample'.B106]" office:value-type="float" office:value="0.133333955385621">
            <text:p>0,1333339554</text:p>
          </table:table-cell>
        </table:table-row>
        <table:table-row table:style-name="ro2">
          <table:table-cell table:formula="of:=([normal.B114]-[Untergrund.$B$404])/['Ohne Sample'.B107]" office:value-type="float" office:value="0.0761608150734894">
            <text:p>0,0761608151</text:p>
          </table:table-cell>
        </table:table-row>
        <table:table-row table:style-name="ro2">
          <table:table-cell table:formula="of:=([normal.B115]-[Untergrund.$B$404])/['Ohne Sample'.B108]" office:value-type="float" office:value="-0.00352867503438996">
            <text:p>-0,003528675</text:p>
          </table:table-cell>
        </table:table-row>
        <table:table-row table:style-name="ro2">
          <table:table-cell table:formula="of:=([normal.B116]-[Untergrund.$B$404])/['Ohne Sample'.B109]" office:value-type="float" office:value="0.0285305189666674">
            <text:p>0,028530519</text:p>
          </table:table-cell>
        </table:table-row>
        <table:table-row table:style-name="ro2">
          <table:table-cell table:formula="of:=([normal.B117]-[Untergrund.$B$404])/['Ohne Sample'.B110]" office:value-type="float" office:value="-0.00343767779070485">
            <text:p>-0,0034376778</text:p>
          </table:table-cell>
        </table:table-row>
        <table:table-row table:style-name="ro2">
          <table:table-cell table:formula="of:=([normal.B118]-[Untergrund.$B$404])/['Ohne Sample'.B111]" office:value-type="float" office:value="-0.000563471723397897">
            <text:p>-0,0005634717</text:p>
          </table:table-cell>
        </table:table-row>
        <table:table-row table:style-name="ro2">
          <table:table-cell table:formula="of:=([normal.B119]-[Untergrund.$B$404])/['Ohne Sample'.B112]" office:value-type="float" office:value="0.0288926595140352">
            <text:p>0,0288926595</text:p>
          </table:table-cell>
        </table:table-row>
        <table:table-row table:style-name="ro2">
          <table:table-cell table:formula="of:=([normal.B120]-[Untergrund.$B$404])/['Ohne Sample'.B113]" office:value-type="float" office:value="-0.00325576559959053">
            <text:p>-0,0032557656</text:p>
          </table:table-cell>
        </table:table-row>
        <table:table-row table:style-name="ro2">
          <table:table-cell table:formula="of:=([normal.B121]-[Untergrund.$B$404])/['Ohne Sample'.B114]" office:value-type="float" office:value="-0.00315308716293291">
            <text:p>-0,0031530872</text:p>
          </table:table-cell>
        </table:table-row>
        <table:table-row table:style-name="ro2">
          <table:table-cell table:formula="of:=([normal.B122]-[Untergrund.$B$404])/['Ohne Sample'.B115]" office:value-type="float" office:value="-0.0030068915422635">
            <text:p>-0,0030068915</text:p>
          </table:table-cell>
        </table:table-row>
        <table:table-row table:style-name="ro2">
          <table:table-cell table:formula="of:=([normal.B123]-[Untergrund.$B$404])/['Ohne Sample'.B116]" office:value-type="float" office:value="-0.00422823190354169">
            <text:p>-0,0042282319</text:p>
          </table:table-cell>
        </table:table-row>
        <table:table-row table:style-name="ro2">
          <table:table-cell table:formula="of:=([normal.B124]-[Untergrund.$B$404])/['Ohne Sample'.B117]" office:value-type="float" office:value="-0.00286678001157393">
            <text:p>-0,00286678</text:p>
          </table:table-cell>
        </table:table-row>
        <table:table-row table:style-name="ro2">
          <table:table-cell table:formula="of:=([normal.B125]-[Untergrund.$B$404])/['Ohne Sample'.B118]" office:value-type="float" office:value="-0.00408594784394492">
            <text:p>-0,0040859478</text:p>
          </table:table-cell>
        </table:table-row>
        <table:table-row table:style-name="ro2">
          <table:table-cell table:formula="of:=([normal.B126]-[Untergrund.$B$404])/['Ohne Sample'.B119]" office:value-type="float" office:value="-0.0027966169376571">
            <text:p>-0,0027966169</text:p>
          </table:table-cell>
        </table:table-row>
        <table:table-row table:style-name="ro2">
          <table:table-cell table:formula="of:=([normal.B127]-[Untergrund.$B$404])/['Ohne Sample'.B120]" office:value-type="float" office:value="0.0118965057662589">
            <text:p>0,0118965058</text:p>
          </table:table-cell>
        </table:table-row>
        <table:table-row table:style-name="ro2">
          <table:table-cell table:formula="of:=([normal.B128]-[Untergrund.$B$404])/['Ohne Sample'.B121]" office:value-type="float" office:value="-0.00169635753549316">
            <text:p>-0,0016963575</text:p>
          </table:table-cell>
        </table:table-row>
        <table:table-row table:style-name="ro2">
          <table:table-cell table:formula="of:=([normal.B129]-[Untergrund.$B$404])/['Ohne Sample'.B122]" office:value-type="float" office:value="-0.00156368213417673">
            <text:p>-0,0015636821</text:p>
          </table:table-cell>
        </table:table-row>
        <table:table-row table:style-name="ro2">
          <table:table-cell table:formula="of:=([normal.B130]-[Untergrund.$B$404])/['Ohne Sample'.B123]" office:value-type="float" office:value="-0.00249688237078212">
            <text:p>-0,0024968824</text:p>
          </table:table-cell>
        </table:table-row>
        <table:table-row table:style-name="ro2">
          <table:table-cell table:formula="of:=([normal.B131]-[Untergrund.$B$404])/['Ohne Sample'.B124]" office:value-type="float" office:value="-0.00235015067399436">
            <text:p>-0,0023501507</text:p>
          </table:table-cell>
        </table:table-row>
        <table:table-row table:style-name="ro2">
          <table:table-cell table:formula="of:=([normal.B132]-[Untergrund.$B$404])/['Ohne Sample'.B125]" office:value-type="float" office:value="-0.00238281634437666">
            <text:p>-0,0023828163</text:p>
          </table:table-cell>
        </table:table-row>
        <table:table-row table:style-name="ro2">
          <table:table-cell table:formula="of:=([normal.B133]-[Untergrund.$B$404])/['Ohne Sample'.B126]" office:value-type="float" office:value="-0.00238045437915153">
            <text:p>-0,0023804544</text:p>
          </table:table-cell>
        </table:table-row>
        <table:table-row table:style-name="ro2">
          <table:table-cell table:formula="of:=([normal.B134]-[Untergrund.$B$404])/['Ohne Sample'.B127]" office:value-type="float" office:value="-0.000430496991614369">
            <text:p>-0,000430497</text:p>
          </table:table-cell>
        </table:table-row>
        <table:table-row table:style-name="ro2">
          <table:table-cell table:formula="of:=([normal.B135]-[Untergrund.$B$404])/['Ohne Sample'.B128]" office:value-type="float" office:value="-0.00282959584727627">
            <text:p>-0,0028295958</text:p>
          </table:table-cell>
        </table:table-row>
        <table:table-row table:style-name="ro2">
          <table:table-cell table:formula="of:=([normal.B136]-[Untergrund.$B$404])/['Ohne Sample'.B129]" office:value-type="float" office:value="-0.0029155638844721">
            <text:p>-0,0029155639</text:p>
          </table:table-cell>
        </table:table-row>
        <table:table-row table:style-name="ro2">
          <table:table-cell table:formula="of:=([normal.B137]-[Untergrund.$B$404])/['Ohne Sample'.B130]" office:value-type="float" office:value="-0.0017603779517257">
            <text:p>-0,001760378</text:p>
          </table:table-cell>
        </table:table-row>
        <table:table-row table:style-name="ro2">
          <table:table-cell table:formula="of:=([normal.B138]-[Untergrund.$B$404])/['Ohne Sample'.B131]" office:value-type="float" office:value="-0.00320788674613775">
            <text:p>-0,0032078867</text:p>
          </table:table-cell>
        </table:table-row>
        <table:table-row table:style-name="ro2">
          <table:table-cell table:formula="of:=([normal.B139]-[Untergrund.$B$404])/['Ohne Sample'.B132]" office:value-type="float" office:value="-0.00193034528609454">
            <text:p>-0,0019303453</text:p>
          </table:table-cell>
        </table:table-row>
        <table:table-row table:style-name="ro2">
          <table:table-cell table:formula="of:=([normal.B140]-[Untergrund.$B$404])/['Ohne Sample'.B133]" office:value-type="float" office:value="-0.00334658183057134">
            <text:p>-0,0033465818</text:p>
          </table:table-cell>
        </table:table-row>
        <table:table-row table:style-name="ro2">
          <table:table-cell table:formula="of:=([normal.B141]-[Untergrund.$B$404])/['Ohne Sample'.B134]" office:value-type="float" office:value="0.0124394103252564">
            <text:p>0,0124394103</text:p>
          </table:table-cell>
        </table:table-row>
        <table:table-row table:style-name="ro2">
          <table:table-cell table:formula="of:=([normal.B142]-[Untergrund.$B$404])/['Ohne Sample'.B135]" office:value-type="float" office:value="0.0205138314012269">
            <text:p>0,0205138314</text:p>
          </table:table-cell>
        </table:table-row>
        <table:table-row table:style-name="ro2">
          <table:table-cell table:formula="of:=([normal.B143]-[Untergrund.$B$404])/['Ohne Sample'.B136]" office:value-type="float" office:value="-0.0082457110425186">
            <text:p>-0,008245711</text:p>
          </table:table-cell>
        </table:table-row>
        <table:table-row table:style-name="ro2">
          <table:table-cell table:formula="of:=([normal.B144]-[Untergrund.$B$404])/['Ohne Sample'.B137]" office:value-type="float" office:value="-0.0164349446121432">
            <text:p>-0,0164349446</text:p>
          </table:table-cell>
        </table:table-row>
        <table:table-row table:style-name="ro2">
          <table:table-cell table:formula="of:=([normal.B145]-[Untergrund.$B$404])/['Ohne Sample'.B138]" office:value-type="float" office:value="0.160007946532583">
            <text:p>0,1600079465</text:p>
          </table:table-cell>
        </table:table-row>
        <table:table-row table:style-name="ro2">
          <table:table-cell table:formula="of:=([normal.B146]-[Untergrund.$B$404])/['Ohne Sample'.B139]" office:value-type="float" office:value="0.588585425617683">
            <text:p>0,5885854256</text:p>
          </table:table-cell>
        </table:table-row>
        <table:table-row table:style-name="ro2">
          <table:table-cell table:formula="of:=([normal.B147]-[Untergrund.$B$404])/['Ohne Sample'.B140]" office:value-type="float" office:value="-0.0774032875281585">
            <text:p>-0,0774032875</text:p>
          </table:table-cell>
        </table:table-row>
        <table:table-row table:style-name="ro2">
          <table:table-cell table:formula="of:=([normal.B148]-[Untergrund.$B$404])/['Ohne Sample'.B141]" office:value-type="float" office:value="-0.0583125797238714">
            <text:p>-0,0583125797</text:p>
          </table:table-cell>
        </table:table-row>
        <table:table-row table:style-name="ro2">
          <table:table-cell table:formula="of:=([normal.B149]-[Untergrund.$B$404])/['Ohne Sample'.B142]" office:value-type="float" office:value="-0.299937432110361">
            <text:p>-0,2999374321</text:p>
          </table:table-cell>
        </table:table-row>
        <table:table-row table:style-name="ro2">
          <table:table-cell table:formula="of:=([normal.B150]-[Untergrund.$B$404])/['Ohne Sample'.B143]" office:value-type="float" office:value="0.412530618538681">
            <text:p>0,4125306185</text:p>
          </table:table-cell>
        </table:table-row>
        <table:table-row table:style-name="ro2">
          <table:table-cell table:formula="of:=([normal.B151]-[Untergrund.$B$404])/['Ohne Sample'.B144]" office:value-type="float" office:value="0.047073232253497">
            <text:p>0,0470732323</text:p>
          </table:table-cell>
        </table:table-row>
        <table:table-row table:style-name="ro2">
          <table:table-cell table:formula="of:=([normal.B152]-[Untergrund.$B$404])/['Ohne Sample'.B145]" office:value-type="float" office:value="-0.479899596598257">
            <text:p>-0,4798995966</text:p>
          </table:table-cell>
        </table:table-row>
        <table:table-row table:style-name="ro2">
          <table:table-cell table:formula="of:=([normal.B153]-[Untergrund.$B$404])/['Ohne Sample'.B146]" office:value-type="float" office:value="-0.479899596598257">
            <text:p>-0,4798995966</text:p>
          </table:table-cell>
        </table:table-row>
        <table:table-row table:style-name="ro2">
          <table:table-cell table:formula="of:=([normal.B154]-[Untergrund.$B$404])/['Ohne Sample'.B147]" office:value-type="float" office:value="-0.0998752738484003">
            <text:p>-0,0998752738</text:p>
          </table:table-cell>
        </table:table-row>
        <table:table-row table:style-name="ro2">
          <table:table-cell table:formula="of:=([normal.B155]-[Untergrund.$B$404])/['Ohne Sample'.B148]" office:value-type="float" office:value="0.12009942060237">
            <text:p>0,1200994206</text:p>
          </table:table-cell>
        </table:table-row>
        <table:table-row table:style-name="ro2">
          <table:table-cell table:formula="of:=([normal.B156]-[Untergrund.$B$404])/['Ohne Sample'.B149]" office:value-type="float" office:value="-0.479899596598257">
            <text:p>-0,4798995966</text:p>
          </table:table-cell>
        </table:table-row>
        <table:table-row table:style-name="ro2">
          <table:table-cell table:formula="of:=([normal.B157]-[Untergrund.$B$404])/['Ohne Sample'.B150]" office:value-type="float" office:value="-0.479899596598257">
            <text:p>-0,4798995966</text:p>
          </table:table-cell>
        </table:table-row>
        <table:table-row table:style-name="ro2">
          <table:table-cell table:formula="of:=([normal.B158]-[Untergrund.$B$404])/['Ohne Sample'.B151]" office:value-type="float" office:value="-0.127227446670265">
            <text:p>-0,1272274467</text:p>
          </table:table-cell>
        </table:table-row>
        <table:table-row table:style-name="ro2">
          <table:table-cell table:formula="of:=([normal.B159]-[Untergrund.$B$404])/['Ohne Sample'.B152]" office:value-type="float" office:value="1.72009516180509">
            <text:p>1,7200951618</text:p>
          </table:table-cell>
        </table:table-row>
        <table:table-row table:style-name="ro2">
          <table:table-cell table:formula="of:=([normal.B160]-[Untergrund.$B$404])/['Ohne Sample'.B153]" office:value-type="float" office:value="0.200061032264675">
            <text:p>0,2000610323</text:p>
          </table:table-cell>
        </table:table-row>
        <table:table-row table:style-name="ro2">
          <table:table-cell table:formula="of:=([normal.B161]-[Untergrund.$B$404])/['Ohne Sample'.B154]" office:value-type="float" office:value="-0.479899596598257">
            <text:p>-0,4798995966</text:p>
          </table:table-cell>
        </table:table-row>
        <table:table-row table:style-name="ro2">
          <table:table-cell table:formula="of:=([normal.B162]-[Untergrund.$B$404])/['Ohne Sample'.B155]" office:value-type="float" office:value="0.400121654904816">
            <text:p>0,4001216549</text:p>
          </table:table-cell>
        </table:table-row>
        <table:table-row table:style-name="ro2">
          <table:table-cell table:formula="of:=([normal.B163]-[Untergrund.$B$404])/['Ohne Sample'.B156]" office:value-type="float" office:value="-0.0999644223837795">
            <text:p>-0,0999644224</text:p>
          </table:table-cell>
        </table:table-row>
        <table:table-row table:style-name="ro2">
          <table:table-cell table:formula="of:=([normal.B164]-[Untergrund.$B$404])/['Ohne Sample'.B157]" office:value-type="float" office:value="-0.119975095668646">
            <text:p>-0,1199750957</text:p>
          </table:table-cell>
        </table:table-row>
        <table:table-row table:style-name="ro2">
          <table:table-cell table:formula="of:=([normal.B165]-[Untergrund.$B$404])/['Ohne Sample'.B158]" office:value-type="float" office:value="-0.126289574388048">
            <text:p>-0,1262895744</text:p>
          </table:table-cell>
        </table:table-row>
        <table:table-row table:style-name="ro2">
          <table:table-cell table:formula="of:=([normal.B166]-[Untergrund.$B$404])/['Ohne Sample'.B159]" office:value-type="float" office:value="-0.0358846644454593">
            <text:p>-0,0358846644</text:p>
          </table:table-cell>
        </table:table-row>
        <table:table-row table:style-name="ro2">
          <table:table-cell table:formula="of:=([normal.B167]-[Untergrund.$B$404])/['Ohne Sample'.B160]" office:value-type="float" office:value="-0.0705735856874386">
            <text:p>-0,0705735857</text:p>
          </table:table-cell>
        </table:table-row>
        <table:table-row table:style-name="ro2">
          <table:table-cell table:formula="of:=([normal.B168]-[Untergrund.$B$404])/['Ohne Sample'.B161]" office:value-type="float" office:value="0.380024494830945">
            <text:p>0,3800244948</text:p>
          </table:table-cell>
        </table:table-row>
        <table:table-row table:style-name="ro2">
          <table:table-cell table:formula="of:=([normal.B169]-[Untergrund.$B$404])/['Ohne Sample'.B162]" office:value-type="float" office:value="1.171451899839">
            <text:p>1,1714518998</text:p>
          </table:table-cell>
        </table:table-row>
        <table:table-row table:style-name="ro2">
          <table:table-cell table:formula="of:=([normal.B170]-[Untergrund.$B$404])/['Ohne Sample'.B163]" office:value-type="float" office:value="0.730024494830945">
            <text:p>0,7300244948</text:p>
          </table:table-cell>
        </table:table-row>
        <table:table-row table:style-name="ro2">
          <table:table-cell table:formula="of:=([normal.B171]-[Untergrund.$B$404])/['Ohne Sample'.B164]" office:value-type="float" office:value="0.552404280791376">
            <text:p>0,5524042808</text:p>
          </table:table-cell>
        </table:table-row>
        <table:table-row table:style-name="ro2">
          <table:table-cell table:formula="of:=([normal.B172]-[Untergrund.$B$404])/['Ohne Sample'.B165]" office:value-type="float" office:value="0.101826937399716">
            <text:p>0,1018269374</text:p>
          </table:table-cell>
        </table:table-row>
        <table:table-row table:style-name="ro2">
          <table:table-cell table:formula="of:=([normal.B173]-[Untergrund.$B$404])/['Ohne Sample'.B166]" office:value-type="float" office:value="0.828606421187064">
            <text:p>0,8286064212</text:p>
          </table:table-cell>
        </table:table-row>
        <table:table-row table:style-name="ro2">
          <table:table-cell table:formula="of:=([normal.B174]-[Untergrund.$B$404])/['Ohne Sample'.B167]" office:value-type="float" office:value="-0.00753776030244766">
            <text:p>-0,0075377603</text:p>
          </table:table-cell>
        </table:table-row>
        <table:table-row table:style-name="ro2">
          <table:table-cell table:formula="of:=([normal.B175]-[Untergrund.$B$404])/['Ohne Sample'.B168]" office:value-type="float" office:value="-0.032425665644706">
            <text:p>-0,0324256656</text:p>
          </table:table-cell>
        </table:table-row>
        <table:table-row table:style-name="ro2">
          <table:table-cell table:formula="of:=([normal.B176]-[Untergrund.$B$404])/['Ohne Sample'.B169]" office:value-type="float" office:value="-0.019992861085085">
            <text:p>-0,0199928611</text:p>
          </table:table-cell>
        </table:table-row>
        <table:table-row table:style-name="ro2">
          <table:table-cell table:formula="of:=([normal.B177]-[Untergrund.$B$404])/['Ohne Sample'.B170]" office:value-type="float" office:value="0.0188292929013988">
            <text:p>0,0188292929</text:p>
          </table:table-cell>
        </table:table-row>
        <table:table-row table:style-name="ro2">
          <table:table-cell table:formula="of:=([normal.B178]-[Untergrund.$B$404])/['Ohne Sample'.B171]" office:value-type="float" office:value="0.19630507072625">
            <text:p>0,1963050707</text:p>
          </table:table-cell>
        </table:table-row>
        <table:table-row table:style-name="ro2">
          <table:table-cell table:formula="of:=([normal.B179]-[Untergrund.$B$404])/['Ohne Sample'.B172]" office:value-type="float" office:value="0.0080066324117765">
            <text:p>0,0080066324</text:p>
          </table:table-cell>
        </table:table-row>
        <table:table-row table:style-name="ro2">
          <table:table-cell table:formula="of:=([normal.B180]-[Untergrund.$B$404])/['Ohne Sample'.B173]" office:value-type="float" office:value="0.100957046634466">
            <text:p>0,1009570466</text:p>
          </table:table-cell>
        </table:table-row>
        <table:table-row table:style-name="ro2">
          <table:table-cell table:formula="of:=([normal.B181]-[Untergrund.$B$404])/['Ohne Sample'.B174]" office:value-type="float" office:value="-0.0127227446670265">
            <text:p>-0,0127227447</text:p>
          </table:table-cell>
        </table:table-row>
        <table:table-row table:style-name="ro2">
          <table:table-cell table:formula="of:=([normal.B182]-[Untergrund.$B$404])/['Ohne Sample'.B175]" office:value-type="float" office:value="0.129415366886904">
            <text:p>0,1294153669</text:p>
          </table:table-cell>
        </table:table-row>
        <table:table-row table:style-name="ro2">
          <table:table-cell table:formula="of:=([normal.B183]-[Untergrund.$B$404])/['Ohne Sample'.B176]" office:value-type="float" office:value="0.31716314672604">
            <text:p>0,3171631467</text:p>
          </table:table-cell>
        </table:table-row>
        <table:table-row table:style-name="ro2">
          <table:table-cell table:formula="of:=([normal.B184]-[Untergrund.$B$404])/['Ohne Sample'.B177]" office:value-type="float" office:value="0.507694102185417">
            <text:p>0,5076941022</text:p>
          </table:table-cell>
        </table:table-row>
        <table:table-row table:style-name="ro2">
          <table:table-cell table:formula="of:=([normal.B185]-[Untergrund.$B$404])/['Ohne Sample'.B178]" office:value-type="float" office:value="2.27678816511886">
            <text:p>2,2767881651</text:p>
          </table:table-cell>
        </table:table-row>
        <table:table-row table:style-name="ro2">
          <table:table-cell table:formula="of:=([normal.B186]-[Untergrund.$B$404])/['Ohne Sample'.B179]" office:value-type="float" office:value="0.998193039632754">
            <text:p>0,9981930396</text:p>
          </table:table-cell>
        </table:table-row>
        <table:table-row table:style-name="ro2">
          <table:table-cell table:formula="of:=([normal.B187]-[Untergrund.$B$404])/['Ohne Sample'.B180]" office:value-type="float" office:value="0.998193039632754">
            <text:p>0,9981930396</text:p>
          </table:table-cell>
        </table:table-row>
        <table:table-row table:style-name="ro2">
          <table:table-cell table:formula="of:=([normal.B188]-[Untergrund.$B$404])/['Ohne Sample'.B181]" office:value-type="float" office:value="0.998193039632754">
            <text:p>0,9981930396</text:p>
          </table:table-cell>
        </table:table-row>
        <table:table-row table:style-name="ro2">
          <table:table-cell table:formula="of:=([normal.B189]-[Untergrund.$B$404])/['Ohne Sample'.B182]" office:value-type="float" office:value="0.257533039632754">
            <text:p>0,2575330396</text:p>
          </table:table-cell>
        </table:table-row>
        <table:table-row table:style-name="ro2">
          <table:table-cell table:formula="of:=([normal.B190]-[Untergrund.$B$404])/['Ohne Sample'.B183]" office:value-type="float" office:value="0.138899287953449">
            <text:p>0,138899288</text:p>
          </table:table-cell>
        </table:table-row>
        <table:table-row table:style-name="ro2">
          <table:table-cell table:formula="of:=([normal.B191]-[Untergrund.$B$404])/['Ohne Sample'.B184]" office:value-type="float" office:value="0.229303028133142">
            <text:p>0,2293030281</text:p>
          </table:table-cell>
        </table:table-row>
        <table:table-row table:style-name="ro2">
          <table:table-cell table:formula="of:=([normal.B192]-[Untergrund.$B$404])/['Ohne Sample'.B185]" office:value-type="float" office:value="0.101726249554392">
            <text:p>0,1017262496</text:p>
          </table:table-cell>
        </table:table-row>
        <table:table-row table:style-name="ro2">
          <table:table-cell table:formula="of:=([normal.B193]-[Untergrund.$B$404])/['Ohne Sample'.B186]" office:value-type="float" office:value="0.0957085269731221">
            <text:p>0,095708527</text:p>
          </table:table-cell>
        </table:table-row>
        <table:table-row table:style-name="ro2">
          <table:table-cell table:formula="of:=([normal.B194]-[Untergrund.$B$404])/['Ohne Sample'.B187]" office:value-type="float" office:value="0.133337044671355">
            <text:p>0,1333370447</text:p>
          </table:table-cell>
        </table:table-row>
        <table:table-row table:style-name="ro2">
          <table:table-cell table:formula="of:=([normal.B195]-[Untergrund.$B$404])/['Ohne Sample'.B188]" office:value-type="float" office:value="0.184134520888675">
            <text:p>0,1841345209</text:p>
          </table:table-cell>
        </table:table-row>
        <table:table-row table:style-name="ro2">
          <table:table-cell table:formula="of:=([normal.B196]-[Untergrund.$B$404])/['Ohne Sample'.B189]" office:value-type="float" office:value="-0.0522999635384864">
            <text:p>-0,0522999635</text:p>
          </table:table-cell>
        </table:table-row>
        <table:table-row table:style-name="ro2">
          <table:table-cell table:formula="of:=([normal.B197]-[Untergrund.$B$404])/['Ohne Sample'.B190]" office:value-type="float" office:value="-0.00403537286235265">
            <text:p>-0,0040353729</text:p>
          </table:table-cell>
        </table:table-row>
        <table:table-row table:style-name="ro2">
          <table:table-cell table:formula="of:=([normal.B198]-[Untergrund.$B$404])/['Ohne Sample'.B191]" office:value-type="float" office:value="0.278579769302017">
            <text:p>0,2785797693</text:p>
          </table:table-cell>
        </table:table-row>
        <table:table-row table:style-name="ro2">
          <table:table-cell table:formula="of:=([normal.B199]-[Untergrund.$B$404])/['Ohne Sample'.B192]" office:value-type="float" office:value="0.055329475853836">
            <text:p>0,0553294759</text:p>
          </table:table-cell>
        </table:table-row>
        <table:table-row table:style-name="ro2">
          <table:table-cell table:formula="of:=([normal.B200]-[Untergrund.$B$404])/['Ohne Sample'.B193]" office:value-type="float" office:value="0.726328681489971">
            <text:p>0,7263286815</text:p>
          </table:table-cell>
        </table:table-row>
        <table:table-row table:style-name="ro2">
          <table:table-cell table:formula="of:=([normal.B201]-[Untergrund.$B$404])/['Ohne Sample'.B194]" office:value-type="float" office:value="2.1200945066055">
            <text:p>2,1200945066</text:p>
          </table:table-cell>
        </table:table-row>
        <table:table-row table:style-name="ro2">
          <table:table-cell table:formula="of:=([normal.B202]-[Untergrund.$B$404])/['Ohne Sample'.B195]" office:value-type="float" office:value="0.10001884217765">
            <text:p>0,1000188422</text:p>
          </table:table-cell>
        </table:table-row>
        <table:table-row table:style-name="ro2">
          <table:table-cell table:formula="of:=([normal.B203]-[Untergrund.$B$404])/['Ohne Sample'.B196]" office:value-type="float" office:value="0.242131047190468">
            <text:p>0,2421310472</text:p>
          </table:table-cell>
        </table:table-row>
        <table:table-row table:style-name="ro2">
          <table:table-cell table:formula="of:=([normal.B204]-[Untergrund.$B$404])/['Ohne Sample'.B197]" office:value-type="float" office:value="0.33954562994893">
            <text:p>0,3395456299</text:p>
          </table:table-cell>
        </table:table-row>
        <table:table-row table:style-name="ro2">
          <table:table-cell table:formula="of:=([normal.B205]-[Untergrund.$B$404])/['Ohne Sample'.B198]" office:value-type="float" office:value="-0.0856964969061755">
            <text:p>-0,0856964969</text:p>
          </table:table-cell>
        </table:table-row>
        <table:table-row table:style-name="ro2">
          <table:table-cell table:formula="of:=([normal.B206]-[Untergrund.$B$404])/['Ohne Sample'.B199]" office:value-type="float" office:value="-0.218136537579356">
            <text:p>-0,2181365376</text:p>
          </table:table-cell>
        </table:table-row>
        <table:table-row table:style-name="ro2">
          <table:table-cell table:formula="of:=([normal.B207]-[Untergrund.$B$404])/['Ohne Sample'.B200]" office:value-type="float" office:value="-0.479899596598257">
            <text:p>-0,4798995966</text:p>
          </table:table-cell>
        </table:table-row>
        <table:table-row table:style-name="ro2">
          <table:table-cell table:formula="of:=([normal.B208]-[Untergrund.$B$404])/['Ohne Sample'.B201]" office:value-type="float" office:value="-0.599874250099473">
            <text:p>-0,5998742501</text:p>
          </table:table-cell>
        </table:table-row>
        <table:table-row table:style-name="ro2">
          <table:table-cell table:formula="of:=([normal.B209]-[Untergrund.$B$404])/['Ohne Sample'.B202]" office:value-type="float" office:value="-0.479899596598257">
            <text:p>-0,4798995966</text:p>
          </table:table-cell>
        </table:table-row>
        <table:table-row table:style-name="ro2">
          <table:table-cell table:formula="of:=([normal.B210]-[Untergrund.$B$404])/['Ohne Sample'.B203]" office:value-type="float" office:value="-0.0437344347929035">
            <text:p>-0,0437344348</text:p>
          </table:table-cell>
        </table:table-row>
        <table:table-row table:style-name="ro2">
          <table:table-cell table:formula="of:=([normal.B211]-[Untergrund.$B$404])/['Ohne Sample'.B204]" office:value-type="float" office:value="-0.0679899268998466">
            <text:p>-0,0679899269</text:p>
          </table:table-cell>
        </table:table-row>
        <table:table-row table:style-name="ro2">
          <table:table-cell table:formula="of:=([normal.B212]-[Untergrund.$B$404])/['Ohne Sample'.B205]" office:value-type="float" office:value="-0.299937432110361">
            <text:p>-0,2999374321</text:p>
          </table:table-cell>
        </table:table-row>
        <table:table-row table:style-name="ro2">
          <table:table-cell table:formula="of:=([normal.B213]-[Untergrund.$B$404])/['Ohne Sample'.B206]" office:value-type="float" office:value="-0.266611323708101">
            <text:p>-0,2666113237</text:p>
          </table:table-cell>
        </table:table-row>
        <table:table-row table:style-name="ro2">
          <table:table-cell table:formula="of:=([normal.B214]-[Untergrund.$B$404])/['Ohne Sample'.B207]" office:value-type="float" office:value="-0.479899596598257">
            <text:p>-0,4798995966</text:p>
          </table:table-cell>
        </table:table-row>
        <table:table-row table:style-name="ro2">
          <table:table-cell table:formula="of:=([normal.B215]-[Untergrund.$B$404])/['Ohne Sample'.B208]" office:value-type="float" office:value="-0.233250000508916">
            <text:p>-0,2332500005</text:p>
          </table:table-cell>
        </table:table-row>
        <table:table-row table:style-name="ro2">
          <table:table-cell table:formula="of:=([normal.B216]-[Untergrund.$B$404])/['Ohne Sample'.B209]" office:value-type="float" office:value="-0.199958492781076">
            <text:p>-0,1999584928</text:p>
          </table:table-cell>
        </table:table-row>
        <table:table-row table:style-name="ro2">
          <table:table-cell table:formula="of:=([normal.B217]-[Untergrund.$B$404])/['Ohne Sample'.B210]" office:value-type="float" office:value="-0.599874250099473">
            <text:p>-0,5998742501</text:p>
          </table:table-cell>
        </table:table-row>
        <table:table-row table:style-name="ro2">
          <table:table-cell table:formula="of:=([normal.B218]-[Untergrund.$B$404])/['Ohne Sample'.B211]" office:value-type="float" office:value="-0.0959800765349165">
            <text:p>-0,0959800765</text:p>
          </table:table-cell>
        </table:table-row>
        <table:table-row table:style-name="ro2">
          <table:table-cell table:formula="of:=([normal.B219]-[Untergrund.$B$404])/['Ohne Sample'.B212]" office:value-type="float" office:value="-0.19992861085085">
            <text:p>-0,1999286109</text:p>
          </table:table-cell>
        </table:table-row>
        <table:table-row table:style-name="ro2">
          <table:table-cell table:formula="of:=([normal.B220]-[Untergrund.$B$404])/['Ohne Sample'.B213]" office:value-type="float" office:value="-0.233250000508916">
            <text:p>-0,2332500005</text:p>
          </table:table-cell>
        </table:table-row>
        <table:table-row table:style-name="ro2">
          <table:table-cell table:formula="of:=([normal.B221]-[Untergrund.$B$404])/['Ohne Sample'.B214]" office:value-type="float" office:value="-0.239950191337291">
            <text:p>-0,2399501913</text:p>
          </table:table-cell>
        </table:table-row>
        <table:table-row table:style-name="ro2">
          <table:table-cell table:formula="of:=([normal.B222]-[Untergrund.$B$404])/['Ohne Sample'.B215]" office:value-type="float" office:value="0.035566377416215">
            <text:p>0,0355663774</text:p>
          </table:table-cell>
        </table:table-row>
        <table:table-row table:style-name="ro2">
          <table:table-cell table:formula="of:=([normal.B223]-[Untergrund.$B$404])/['Ohne Sample'.B216]" office:value-type="float" office:value="0.82506039242094">
            <text:p>0,8250603924</text:p>
          </table:table-cell>
        </table:table-row>
        <table:table-row table:style-name="ro2">
          <table:table-cell table:formula="of:=([normal.B224]-[Untergrund.$B$404])/['Ohne Sample'.B217]" office:value-type="float" office:value="-0.0424091488900883">
            <text:p>-0,0424091489</text:p>
          </table:table-cell>
        </table:table-row>
        <table:table-row table:style-name="ro2">
          <table:table-cell table:formula="of:=([normal.B225]-[Untergrund.$B$404])/['Ohne Sample'.B218]" office:value-type="float" office:value="-0.0823236419631125">
            <text:p>-0,082323642</text:p>
          </table:table-cell>
        </table:table-row>
        <table:table-row table:style-name="ro2">
          <table:table-cell table:formula="of:=([normal.B226]-[Untergrund.$B$404])/['Ohne Sample'.B219]" office:value-type="float" office:value="0.12009942060237">
            <text:p>0,1200994206</text:p>
          </table:table-cell>
        </table:table-row>
        <table:table-row table:style-name="ro2">
          <table:table-cell table:formula="of:=([normal.B227]-[Untergrund.$B$404])/['Ohne Sample'.B220]" office:value-type="float" office:value="-0.0922885351297274">
            <text:p>-0,0922885351</text:p>
          </table:table-cell>
        </table:table-row>
        <table:table-row table:style-name="ro2">
          <table:table-cell table:formula="of:=([normal.B228]-[Untergrund.$B$404])/['Ohne Sample'.B221]" office:value-type="float" office:value="-0.0727121791931186">
            <text:p>-0,0727121792</text:p>
          </table:table-cell>
        </table:table-row>
        <table:table-row table:style-name="ro2">
          <table:table-cell table:formula="of:=([normal.B229]-[Untergrund.$B$404])/['Ohne Sample'.B222]" office:value-type="float" office:value="-0.114261995874901">
            <text:p>-0,1142619959</text:p>
          </table:table-cell>
        </table:table-row>
        <table:table-row table:style-name="ro2">
          <table:table-cell table:formula="of:=([normal.B230]-[Untergrund.$B$404])/['Ohne Sample'.B223]" office:value-type="float" office:value="-0.0133305661854051">
            <text:p>-0,0133305662</text:p>
          </table:table-cell>
        </table:table-row>
        <table:table-row table:style-name="ro2">
          <table:table-cell table:formula="of:=([normal.B231]-[Untergrund.$B$404])/['Ohne Sample'.B224]" office:value-type="float" office:value="-0.00357015794227784">
            <text:p>-0,0035701579</text:p>
          </table:table-cell>
        </table:table-row>
        <table:table-row table:style-name="ro2">
          <table:table-cell table:formula="of:=([normal.B232]-[Untergrund.$B$404])/['Ohne Sample'.B225]" office:value-type="float" office:value="-0.00477457584689801">
            <text:p>-0,0047745758</text:p>
          </table:table-cell>
        </table:table-row>
        <table:table-row table:style-name="ro2">
          <table:table-cell table:formula="of:=([normal.B233]-[Untergrund.$B$404])/['Ohne Sample'.B226]" office:value-type="float" office:value="-0.0024686275277663">
            <text:p>-0,0024686275</text:p>
          </table:table-cell>
        </table:table-row>
        <table:table-row table:style-name="ro2">
          <table:table-cell table:formula="of:=([normal.B234]-[Untergrund.$B$404])/['Ohne Sample'.B227]" office:value-type="float" office:value="0.00402138997857411">
            <text:p>0,00402139</text:p>
          </table:table-cell>
        </table:table-row>
        <table:table-row table:style-name="ro2">
          <table:table-cell table:formula="of:=([normal.B235]-[Untergrund.$B$404])/['Ohne Sample'.B228]" office:value-type="float" office:value="-0.00000188048256497325">
            <text:p>-1,88048256497325E-006</text:p>
          </table:table-cell>
        </table:table-row>
        <table:table-row table:style-name="ro2">
          <table:table-cell table:formula="of:=([normal.B236]-[Untergrund.$B$404])/['Ohne Sample'.B229]" office:value-type="float" office:value="-0.00180143007816692">
            <text:p>-0,0018014301</text:p>
          </table:table-cell>
        </table:table-row>
        <table:table-row table:style-name="ro2">
          <table:table-cell table:formula="of:=([normal.B237]-[Untergrund.$B$404])/['Ohne Sample'.B230]" office:value-type="float" office:value="0.00413624045133899">
            <text:p>0,0041362405</text:p>
          </table:table-cell>
        </table:table-row>
        <table:table-row table:style-name="ro2">
          <table:table-cell table:formula="of:=([normal.B238]-[Untergrund.$B$404])/['Ohne Sample'.B231]" office:value-type="float" office:value="-0.00102527305119089">
            <text:p>-0,0010252731</text:p>
          </table:table-cell>
        </table:table-row>
        <table:table-row table:style-name="ro2">
          <table:table-cell table:formula="of:=([normal.B239]-[Untergrund.$B$404])/['Ohne Sample'.B232]" office:value-type="float" office:value="-0.00249047012079675">
            <text:p>-0,0024904701</text:p>
          </table:table-cell>
        </table:table-row>
        <table:table-row table:style-name="ro2">
          <table:table-cell table:formula="of:=([normal.B240]-[Untergrund.$B$404])/['Ohne Sample'.B233]" office:value-type="float" office:value="-0.00181368584248185">
            <text:p>-0,0018136858</text:p>
          </table:table-cell>
        </table:table-row>
        <table:table-row table:style-name="ro2">
          <table:table-cell table:formula="of:=([normal.B241]-[Untergrund.$B$404])/['Ohne Sample'.B234]" office:value-type="float" office:value="-0.00254453112086873">
            <text:p>-0,0025445311</text:p>
          </table:table-cell>
        </table:table-row>
        <table:table-row table:style-name="ro2">
          <table:table-cell table:formula="of:=([normal.B242]-[Untergrund.$B$404])/['Ohne Sample'.B235]" office:value-type="float" office:value="-0.00165141498341609">
            <text:p>-0,001651415</text:p>
          </table:table-cell>
        </table:table-row>
        <table:table-row table:style-name="ro2">
          <table:table-cell table:formula="of:=([normal.B243]-[Untergrund.$B$404])/['Ohne Sample'.B236]" office:value-type="float" office:value="-0.00156727837816799">
            <text:p>-0,0015672784</text:p>
          </table:table-cell>
        </table:table-row>
        <table:table-row table:style-name="ro2">
          <table:table-cell table:formula="of:=([normal.B244]-[Untergrund.$B$404])/['Ohne Sample'.B237]" office:value-type="float" office:value="-0.00088296422563457">
            <text:p>-0,0008829642</text:p>
          </table:table-cell>
        </table:table-row>
        <table:table-row table:style-name="ro2">
          <table:table-cell table:formula="of:=([normal.B245]-[Untergrund.$B$404])/['Ohne Sample'.B238]" office:value-type="float" office:value="-0.00154906432839765">
            <text:p>-0,0015490643</text:p>
          </table:table-cell>
        </table:table-row>
        <table:table-row table:style-name="ro2">
          <table:table-cell table:formula="of:=([normal.B246]-[Untergrund.$B$404])/['Ohne Sample'.B239]" office:value-type="float" office:value="-0.000941156422965211">
            <text:p>-0,0009411564</text:p>
          </table:table-cell>
        </table:table-row>
        <table:table-row table:style-name="ro2">
          <table:table-cell table:formula="of:=([normal.B247]-[Untergrund.$B$404])/['Ohne Sample'.B240]" office:value-type="float" office:value="-0.00236240443263499">
            <text:p>-0,0023624044</text:p>
          </table:table-cell>
        </table:table-row>
        <table:table-row table:style-name="ro2">
          <table:table-cell table:formula="of:=([normal.B248]-[Untergrund.$B$404])/['Ohne Sample'.B241]" office:value-type="float" office:value="-0.00234125740244929">
            <text:p>-0,0023412574</text:p>
          </table:table-cell>
        </table:table-row>
        <table:table-row table:style-name="ro2">
          <table:table-cell table:formula="of:=([normal.B249]-[Untergrund.$B$404])/['Ohne Sample'.B242]" office:value-type="float" office:value="-0.00160717070475237">
            <text:p>-0,0016071707</text:p>
          </table:table-cell>
        </table:table-row>
        <table:table-row table:style-name="ro2">
          <table:table-cell table:formula="of:=([normal.B250]-[Untergrund.$B$404])/['Ohne Sample'.B243]" office:value-type="float" office:value="-0.001653689364401">
            <text:p>-0,0016536894</text:p>
          </table:table-cell>
        </table:table-row>
        <table:table-row table:style-name="ro2">
          <table:table-cell table:formula="of:=([normal.B251]-[Untergrund.$B$404])/['Ohne Sample'.B244]" office:value-type="float" office:value="-0.00163676435970499">
            <text:p>-0,0016367644</text:p>
          </table:table-cell>
        </table:table-row>
        <table:table-row table:style-name="ro2">
          <table:table-cell table:formula="of:=([normal.B252]-[Untergrund.$B$404])/['Ohne Sample'.B245]" office:value-type="float" office:value="-0.000961194206385676">
            <text:p>-0,0009611942</text:p>
          </table:table-cell>
        </table:table-row>
        <table:table-row table:style-name="ro2">
          <table:table-cell table:formula="of:=([normal.B253]-[Untergrund.$B$404])/['Ohne Sample'.B246]" office:value-type="float" office:value="-0.00161909889707123">
            <text:p>-0,0016190989</text:p>
          </table:table-cell>
        </table:table-row>
        <table:table-row table:style-name="ro2">
          <table:table-cell table:formula="of:=([normal.B254]-[Untergrund.$B$404])/['Ohne Sample'.B247]" office:value-type="float" office:value="-0.00236076521762008">
            <text:p>-0,0023607652</text:p>
          </table:table-cell>
        </table:table-row>
        <table:table-row table:style-name="ro2">
          <table:table-cell table:formula="of:=([normal.B255]-[Untergrund.$B$404])/['Ohne Sample'.B248]" office:value-type="float" office:value="-0.000987649602480884">
            <text:p>-0,0009876496</text:p>
          </table:table-cell>
        </table:table-row>
        <table:table-row table:style-name="ro2">
          <table:table-cell table:formula="of:=([normal.B256]-[Untergrund.$B$404])/['Ohne Sample'.B249]" office:value-type="float" office:value="-0.00175146125063716">
            <text:p>-0,0017514613</text:p>
          </table:table-cell>
        </table:table-row>
        <table:table-row table:style-name="ro2">
          <table:table-cell table:formula="of:=([normal.B257]-[Untergrund.$B$404])/['Ohne Sample'.B250]" office:value-type="float" office:value="0.00190791972441845">
            <text:p>0,0019079197</text:p>
          </table:table-cell>
        </table:table-row>
        <table:table-row table:style-name="ro2">
          <table:table-cell table:formula="of:=([normal.B258]-[Untergrund.$B$404])/['Ohne Sample'.B251]" office:value-type="float" office:value="0.0460489520822059">
            <text:p>0,0460489521</text:p>
          </table:table-cell>
        </table:table-row>
        <table:table-row table:style-name="ro2">
          <table:table-cell table:formula="of:=([normal.B259]-[Untergrund.$B$404])/['Ohne Sample'.B252]" office:value-type="float" office:value="0.0612314468786763">
            <text:p>0,0612314469</text:p>
          </table:table-cell>
        </table:table-row>
        <table:table-row table:style-name="ro2">
          <table:table-cell table:formula="of:=([normal.B260]-[Untergrund.$B$404])/['Ohne Sample'.B253]" office:value-type="float" office:value="0.0955685480800468">
            <text:p>0,0955685481</text:p>
          </table:table-cell>
        </table:table-row>
        <table:table-row table:style-name="ro2">
          <table:table-cell table:formula="of:=([normal.B261]-[Untergrund.$B$404])/['Ohne Sample'.B254]" office:value-type="float" office:value="0.108670998264455">
            <text:p>0,1086709983</text:p>
          </table:table-cell>
        </table:table-row>
        <table:table-row table:style-name="ro2">
          <table:table-cell table:formula="of:=([normal.B262]-[Untergrund.$B$404])/['Ohne Sample'.B255]" office:value-type="float" office:value="0.147196177172415">
            <text:p>0,1471961772</text:p>
          </table:table-cell>
        </table:table-row>
        <table:table-row table:style-name="ro2">
          <table:table-cell table:formula="of:=([normal.B263]-[Untergrund.$B$404])/['Ohne Sample'.B256]" office:value-type="float" office:value="0.180721162069026">
            <text:p>0,1807211621</text:p>
          </table:table-cell>
        </table:table-row>
        <table:table-row table:style-name="ro2">
          <table:table-cell table:formula="of:=([normal.B264]-[Untergrund.$B$404])/['Ohne Sample'.B257]" office:value-type="float" office:value="0.266353164976512">
            <text:p>0,266353165</text:p>
          </table:table-cell>
        </table:table-row>
        <table:table-row table:style-name="ro2">
          <table:table-cell table:formula="of:=([normal.B265]-[Untergrund.$B$404])/['Ohne Sample'.B258]" office:value-type="float" office:value="0.297959422611864">
            <text:p>0,2979594226</text:p>
          </table:table-cell>
        </table:table-row>
        <table:table-row table:style-name="ro2">
          <table:table-cell table:formula="of:=([normal.B266]-[Untergrund.$B$404])/['Ohne Sample'.B259]" office:value-type="float" office:value="0.340101638132326">
            <text:p>0,3401016381</text:p>
          </table:table-cell>
        </table:table-row>
        <table:table-row table:style-name="ro2">
          <table:table-cell table:formula="of:=([normal.B267]-[Untergrund.$B$404])/['Ohne Sample'.B260]" office:value-type="float" office:value="0.388571966919361">
            <text:p>0,3885719669</text:p>
          </table:table-cell>
        </table:table-row>
        <table:table-row table:style-name="ro2">
          <table:table-cell table:formula="of:=([normal.B268]-[Untergrund.$B$404])/['Ohne Sample'.B261]" office:value-type="float" office:value="0.412693173552555">
            <text:p>0,4126931736</text:p>
          </table:table-cell>
        </table:table-row>
        <table:table-row table:style-name="ro2">
          <table:table-cell table:formula="of:=([normal.B269]-[Untergrund.$B$404])/['Ohne Sample'.B262]" office:value-type="float" office:value="0.483896225435343">
            <text:p>0,4838962254</text:p>
          </table:table-cell>
        </table:table-row>
        <table:table-row table:style-name="ro2">
          <table:table-cell table:formula="of:=([normal.B270]-[Untergrund.$B$404])/['Ohne Sample'.B263]" office:value-type="float" office:value="0.509607675950629">
            <text:p>0,509607676</text:p>
          </table:table-cell>
        </table:table-row>
        <table:table-row table:style-name="ro2">
          <table:table-cell table:formula="of:=([normal.B271]-[Untergrund.$B$404])/['Ohne Sample'.B264]" office:value-type="float" office:value="0.509847534439765">
            <text:p>0,5098475344</text:p>
          </table:table-cell>
        </table:table-row>
        <table:table-row table:style-name="ro2">
          <table:table-cell table:formula="of:=([normal.B272]-[Untergrund.$B$404])/['Ohne Sample'.B265]" office:value-type="float" office:value="0.521345121220084">
            <text:p>0,5213451212</text:p>
          </table:table-cell>
        </table:table-row>
        <table:table-row table:style-name="ro2">
          <table:table-cell table:formula="of:=([normal.B273]-[Untergrund.$B$404])/['Ohne Sample'.B266]" office:value-type="float" office:value="0.536646040967503">
            <text:p>0,536646041</text:p>
          </table:table-cell>
        </table:table-row>
        <table:table-row table:style-name="ro2">
          <table:table-cell table:formula="of:=([normal.B274]-[Untergrund.$B$404])/['Ohne Sample'.B267]" office:value-type="float" office:value="0.584122154961978">
            <text:p>0,584122155</text:p>
          </table:table-cell>
        </table:table-row>
        <table:table-row table:style-name="ro2">
          <table:table-cell table:formula="of:=([normal.B275]-[Untergrund.$B$404])/['Ohne Sample'.B268]" office:value-type="float" office:value="0.538556142578644">
            <text:p>0,5385561426</text:p>
          </table:table-cell>
        </table:table-row>
        <table:table-row table:style-name="ro2">
          <table:table-cell table:formula="of:=([normal.B276]-[Untergrund.$B$404])/['Ohne Sample'.B269]" office:value-type="float" office:value="0.633063162751005">
            <text:p>0,6330631628</text:p>
          </table:table-cell>
        </table:table-row>
        <table:table-row table:style-name="ro2">
          <table:table-cell table:formula="of:=([normal.B277]-[Untergrund.$B$404])/['Ohne Sample'.B270]" office:value-type="float" office:value="0.637088332964909">
            <text:p>0,637088333</text:p>
          </table:table-cell>
        </table:table-row>
        <table:table-row table:style-name="ro2">
          <table:table-cell table:formula="of:=([normal.B278]-[Untergrund.$B$404])/['Ohne Sample'.B271]" office:value-type="float" office:value="0.609358736276109">
            <text:p>0,6093587363</text:p>
          </table:table-cell>
        </table:table-row>
        <table:table-row table:style-name="ro2">
          <table:table-cell table:formula="of:=([normal.B279]-[Untergrund.$B$404])/['Ohne Sample'.B272]" office:value-type="float" office:value="0.569908299341752">
            <text:p>0,5699082993</text:p>
          </table:table-cell>
        </table:table-row>
        <table:table-row table:style-name="ro2">
          <table:table-cell table:formula="of:=([normal.B280]-[Untergrund.$B$404])/['Ohne Sample'.B273]" office:value-type="float" office:value="0.587179503655906">
            <text:p>0,5871795037</text:p>
          </table:table-cell>
        </table:table-row>
        <table:table-row table:style-name="ro2">
          <table:table-cell table:formula="of:=([normal.B281]-[Untergrund.$B$404])/['Ohne Sample'.B274]" office:value-type="float" office:value="0.569398950015323">
            <text:p>0,56939895</text:p>
          </table:table-cell>
        </table:table-row>
        <table:table-row table:style-name="ro2">
          <table:table-cell table:formula="of:=([normal.B282]-[Untergrund.$B$404])/['Ohne Sample'.B275]" office:value-type="float" office:value="0.480570581655827">
            <text:p>0,4805705817</text:p>
          </table:table-cell>
        </table:table-row>
        <table:table-row table:style-name="ro2">
          <table:table-cell table:formula="of:=([normal.B283]-[Untergrund.$B$404])/['Ohne Sample'.B276]" office:value-type="float" office:value="0.441145131660813">
            <text:p>0,4411451317</text:p>
          </table:table-cell>
        </table:table-row>
        <table:table-row table:style-name="ro2">
          <table:table-cell table:formula="of:=([normal.B284]-[Untergrund.$B$404])/['Ohne Sample'.B277]" office:value-type="float" office:value="0.519238218362082">
            <text:p>0,5192382184</text:p>
          </table:table-cell>
        </table:table-row>
        <table:table-row table:style-name="ro2">
          <table:table-cell table:formula="of:=([normal.B285]-[Untergrund.$B$404])/['Ohne Sample'.B278]" office:value-type="float" office:value="0.478835141223779">
            <text:p>0,4788351412</text:p>
          </table:table-cell>
        </table:table-row>
        <table:table-row table:style-name="ro2">
          <table:table-cell table:formula="of:=([normal.B286]-[Untergrund.$B$404])/['Ohne Sample'.B279]" office:value-type="float" office:value="0.317778203029649">
            <text:p>0,317778203</text:p>
          </table:table-cell>
        </table:table-row>
        <table:table-row table:style-name="ro2">
          <table:table-cell table:formula="of:=([normal.B287]-[Untergrund.$B$404])/['Ohne Sample'.B280]" office:value-type="float" office:value="0.352631956937514">
            <text:p>0,3526319569</text:p>
          </table:table-cell>
        </table:table-row>
        <table:table-row table:style-name="ro2">
          <table:table-cell table:formula="of:=([normal.B288]-[Untergrund.$B$404])/['Ohne Sample'.B281]" office:value-type="float" office:value="0.367123657968772">
            <text:p>0,367123658</text:p>
          </table:table-cell>
        </table:table-row>
        <table:table-row table:style-name="ro2">
          <table:table-cell table:formula="of:=([normal.B289]-[Untergrund.$B$404])/['Ohne Sample'.B282]" office:value-type="float" office:value="0.431315525362944">
            <text:p>0,4313155254</text:p>
          </table:table-cell>
        </table:table-row>
        <table:table-row table:style-name="ro2">
          <table:table-cell table:formula="of:=([normal.B290]-[Untergrund.$B$404])/['Ohne Sample'.B283]" office:value-type="float" office:value="0.429870428208628">
            <text:p>0,4298704282</text:p>
          </table:table-cell>
        </table:table-row>
        <table:table-row table:style-name="ro2">
          <table:table-cell table:formula="of:=([normal.B291]-[Untergrund.$B$404])/['Ohne Sample'.B284]" office:value-type="float" office:value="0.401379680842142">
            <text:p>0,4013796808</text:p>
          </table:table-cell>
        </table:table-row>
        <table:table-row table:style-name="ro2">
          <table:table-cell table:formula="of:=([normal.B292]-[Untergrund.$B$404])/['Ohne Sample'.B285]" office:value-type="float" office:value="0.487658664727">
            <text:p>0,4876586647</text:p>
          </table:table-cell>
        </table:table-row>
        <table:table-row table:style-name="ro2">
          <table:table-cell table:formula="of:=([normal.B293]-[Untergrund.$B$404])/['Ohne Sample'.B286]" office:value-type="float" office:value="0.452821768965689">
            <text:p>0,452821769</text:p>
          </table:table-cell>
        </table:table-row>
        <table:table-row table:style-name="ro2">
          <table:table-cell table:formula="of:=([normal.B294]-[Untergrund.$B$404])/['Ohne Sample'.B287]" office:value-type="float" office:value="0.351021657899538">
            <text:p>0,3510216579</text:p>
          </table:table-cell>
        </table:table-row>
        <table:table-row table:style-name="ro2">
          <table:table-cell table:formula="of:=([normal.B295]-[Untergrund.$B$404])/['Ohne Sample'.B288]" office:value-type="float" office:value="0.421265775564997">
            <text:p>0,4212657756</text:p>
          </table:table-cell>
        </table:table-row>
        <table:table-row table:style-name="ro2">
          <table:table-cell table:formula="of:=([normal.B296]-[Untergrund.$B$404])/['Ohne Sample'.B289]" office:value-type="float" office:value="0.364046319934323">
            <text:p>0,3640463199</text:p>
          </table:table-cell>
        </table:table-row>
        <table:table-row table:style-name="ro2">
          <table:table-cell table:formula="of:=([normal.B297]-[Untergrund.$B$404])/['Ohne Sample'.B290]" office:value-type="float" office:value="0.330436113849508">
            <text:p>0,3304361138</text:p>
          </table:table-cell>
        </table:table-row>
        <table:table-row table:style-name="ro2">
          <table:table-cell table:formula="of:=([normal.B298]-[Untergrund.$B$404])/['Ohne Sample'.B291]" office:value-type="float" office:value="0.36083231423329">
            <text:p>0,3608323142</text:p>
          </table:table-cell>
        </table:table-row>
        <table:table-row table:style-name="ro2">
          <table:table-cell table:formula="of:=([normal.B299]-[Untergrund.$B$404])/['Ohne Sample'.B292]" office:value-type="float" office:value="0.323031787565512">
            <text:p>0,3230317876</text:p>
          </table:table-cell>
        </table:table-row>
        <table:table-row table:style-name="ro2">
          <table:table-cell table:formula="of:=([normal.B300]-[Untergrund.$B$404])/['Ohne Sample'.B293]" office:value-type="float" office:value="0.45200163298873">
            <text:p>0,452001633</text:p>
          </table:table-cell>
        </table:table-row>
        <table:table-row table:style-name="ro2">
          <table:table-cell table:formula="of:=([normal.B301]-[Untergrund.$B$404])/['Ohne Sample'.B294]" office:value-type="float" office:value="0.288637755388122">
            <text:p>0,2886377554</text:p>
          </table:table-cell>
        </table:table-row>
        <table:table-row table:style-name="ro2">
          <table:table-cell table:formula="of:=([normal.B302]-[Untergrund.$B$404])/['Ohne Sample'.B295]" office:value-type="float" office:value="0.371540345756226">
            <text:p>0,3715403458</text:p>
          </table:table-cell>
        </table:table-row>
        <table:table-row table:style-name="ro2">
          <table:table-cell table:formula="of:=([normal.B303]-[Untergrund.$B$404])/['Ohne Sample'.B296]" office:value-type="float" office:value="0.334341471307996">
            <text:p>0,3343414713</text:p>
          </table:table-cell>
        </table:table-row>
        <table:table-row table:style-name="ro2">
          <table:table-cell table:formula="of:=([normal.B304]-[Untergrund.$B$404])/['Ohne Sample'.B297]" office:value-type="float" office:value="0.304134594201243">
            <text:p>0,3041345942</text:p>
          </table:table-cell>
        </table:table-row>
        <table:table-row table:style-name="ro2">
          <table:table-cell table:formula="of:=([normal.B305]-[Untergrund.$B$404])/['Ohne Sample'.B298]" office:value-type="float" office:value="0.26584597447202">
            <text:p>0,2658459745</text:p>
          </table:table-cell>
        </table:table-row>
        <table:table-row table:style-name="ro2">
          <table:table-cell table:formula="of:=([normal.B306]-[Untergrund.$B$404])/['Ohne Sample'.B299]" office:value-type="float" office:value="0.316910974863289">
            <text:p>0,3169109749</text:p>
          </table:table-cell>
        </table:table-row>
        <table:table-row table:style-name="ro2">
          <table:table-cell table:formula="of:=([normal.B307]-[Untergrund.$B$404])/['Ohne Sample'.B300]" office:value-type="float" office:value="0.19176758762717">
            <text:p>0,1917675876</text:p>
          </table:table-cell>
        </table:table-row>
        <table:table-row table:style-name="ro2">
          <table:table-cell table:formula="of:=([normal.B308]-[Untergrund.$B$404])/['Ohne Sample'.B301]" office:value-type="float" office:value="0.377781121618133">
            <text:p>0,3777811216</text:p>
          </table:table-cell>
        </table:table-row>
        <table:table-row table:style-name="ro2">
          <table:table-cell table:formula="of:=([normal.B309]-[Untergrund.$B$404])/['Ohne Sample'.B302]" office:value-type="float" office:value="0.337503970810422">
            <text:p>0,3375039708</text:p>
          </table:table-cell>
        </table:table-row>
        <table:table-row table:style-name="ro2">
          <table:table-cell table:formula="of:=([normal.B310]-[Untergrund.$B$404])/['Ohne Sample'.B303]" office:value-type="float" office:value="0.268804574373606">
            <text:p>0,2688045744</text:p>
          </table:table-cell>
        </table:table-row>
        <table:table-row table:style-name="ro2">
          <table:table-cell table:formula="of:=([normal.B311]-[Untergrund.$B$404])/['Ohne Sample'.B304]" office:value-type="float" office:value="0.390555683438589">
            <text:p>0,3905556834</text:p>
          </table:table-cell>
        </table:table-row>
        <table:table-row table:style-name="ro2">
          <table:table-cell table:formula="of:=([normal.B312]-[Untergrund.$B$404])/['Ohne Sample'.B305]" office:value-type="float" office:value="0.186017411864468">
            <text:p>0,1860174119</text:p>
          </table:table-cell>
        </table:table-row>
        <table:table-row table:style-name="ro2">
          <table:table-cell table:formula="of:=([normal.B313]-[Untergrund.$B$404])/['Ohne Sample'.B306]" office:value-type="float" office:value="0.22000376843553">
            <text:p>0,2200037684</text:p>
          </table:table-cell>
        </table:table-row>
        <table:table-row table:style-name="ro2">
          <table:table-cell table:formula="of:=([normal.B314]-[Untergrund.$B$404])/['Ohne Sample'.B307]" office:value-type="float" office:value="0.124803919172951">
            <text:p>0,1248039192</text:p>
          </table:table-cell>
        </table:table-row>
        <table:table-row table:style-name="ro2">
          <table:table-cell table:formula="of:=([normal.B315]-[Untergrund.$B$404])/['Ohne Sample'.B308]" office:value-type="float" office:value="0.260530077609874">
            <text:p>0,2605300776</text:p>
          </table:table-cell>
        </table:table-row>
        <table:table-row table:style-name="ro2">
          <table:table-cell table:formula="of:=([normal.B316]-[Untergrund.$B$404])/['Ohne Sample'.B309]" office:value-type="float" office:value="0.398295485441887">
            <text:p>0,3982954854</text:p>
          </table:table-cell>
        </table:table-row>
        <table:table-row table:style-name="ro2">
          <table:table-cell table:formula="of:=([normal.B317]-[Untergrund.$B$404])/['Ohne Sample'.B310]" office:value-type="float" office:value="0.186307871753273">
            <text:p>0,1863078718</text:p>
          </table:table-cell>
        </table:table-row>
        <table:table-row table:style-name="ro2">
          <table:table-cell table:formula="of:=([normal.B318]-[Untergrund.$B$404])/['Ohne Sample'.B311]" office:value-type="float" office:value="0.256148577509288">
            <text:p>0,2561485775</text:p>
          </table:table-cell>
        </table:table-row>
        <table:table-row table:style-name="ro2">
          <table:table-cell table:formula="of:=([normal.B319]-[Untergrund.$B$404])/['Ohne Sample'.B312]" office:value-type="float" office:value="0.43200909030078">
            <text:p>0,4320090903</text:p>
          </table:table-cell>
        </table:table-row>
        <table:table-row table:style-name="ro2">
          <table:table-cell table:formula="of:=([normal.B320]-[Untergrund.$B$404])/['Ohne Sample'.B313]" office:value-type="float" office:value="0.960048989661889">
            <text:p>0,9600489897</text:p>
          </table:table-cell>
        </table:table-row>
        <table:table-row table:style-name="ro2">
          <table:table-cell table:formula="of:=([normal.B321]-[Untergrund.$B$404])/['Ohne Sample'.B314]" office:value-type="float" office:value="-0.399916439675666">
            <text:p>-0,3999164397</text:p>
          </table:table-cell>
        </table:table-row>
        <table:table-row table:style-name="ro2">
          <table:table-cell table:formula="of:=([normal.B322]-[Untergrund.$B$404])/['Ohne Sample'.B315]" office:value-type="float" office:value="-0.0378243760371058">
            <text:p>-0,037824376</text:p>
          </table:table-cell>
        </table:table-row>
        <table:table-row table:style-name="ro2">
          <table:table-cell table:formula="of:=([normal.B323]-[Untergrund.$B$404])/['Ohne Sample'.B316]" office:value-type="float" office:value="-0.424937304141614">
            <text:p>-0,4249373041</text:p>
          </table:table-cell>
        </table:table-row>
        <table:table-row table:style-name="ro2">
          <table:table-cell table:formula="of:=([normal.B324]-[Untergrund.$B$404])/['Ohne Sample'.B317]" office:value-type="float" office:value="-0.479899596598257">
            <text:p>-0,4798995966</text:p>
          </table:table-cell>
        </table:table-row>
        <table:table-row table:style-name="ro2">
          <table:table-cell table:formula="of:=([normal.B325]-[Untergrund.$B$404])/['Ohne Sample'.B318]" office:value-type="float" office:value="-0.126289574388048">
            <text:p>-0,1262895744</text:p>
          </table:table-cell>
        </table:table-row>
        <table:table-row table:style-name="ro2">
          <table:table-cell table:formula="of:=([normal.B326]-[Untergrund.$B$404])/['Ohne Sample'.B319]" office:value-type="float" office:value="0.0920096472204251">
            <text:p>0,0920096472</text:p>
          </table:table-cell>
        </table:table-row>
        <table:table-row table:style-name="ro2">
          <table:table-cell table:formula="of:=([normal.B327]-[Untergrund.$B$404])/['Ohne Sample'.B320]" office:value-type="float" office:value="-0.0856964969061755">
            <text:p>-0,0856964969</text:p>
          </table:table-cell>
        </table:table-row>
        <table:table-row table:style-name="ro2">
          <table:table-cell table:formula="of:=([normal.B328]-[Untergrund.$B$404])/['Ohne Sample'.B321]" office:value-type="float" office:value="-0.119975095668646">
            <text:p>-0,1199750957</text:p>
          </table:table-cell>
        </table:table-row>
        <table:table-row table:style-name="ro2">
          <table:table-cell table:formula="of:=([normal.B329]-[Untergrund.$B$404])/['Ohne Sample'.B322]" office:value-type="float" office:value="-0.0461441948876841">
            <text:p>-0,0461441949</text:p>
          </table:table-cell>
        </table:table-row>
        <table:table-row table:style-name="ro2">
          <table:table-cell table:formula="of:=([normal.B330]-[Untergrund.$B$404])/['Ohne Sample'.B323]" office:value-type="float" office:value="0.164720291077026">
            <text:p>0,1647202911</text:p>
          </table:table-cell>
        </table:table-row>
        <table:table-row table:style-name="ro2">
          <table:table-cell table:formula="of:=([normal.B331]-[Untergrund.$B$404])/['Ohne Sample'.B324]" office:value-type="float" office:value="-0.279899924198048">
            <text:p>-0,2798999242</text:p>
          </table:table-cell>
        </table:table-row>
        <table:table-row table:style-name="ro2">
          <table:table-cell table:formula="of:=([normal.B332]-[Untergrund.$B$404])/['Ohne Sample'.B325]" office:value-type="float" office:value="-0.599874250099473">
            <text:p>-0,5998742501</text:p>
          </table:table-cell>
        </table:table-row>
        <table:table-row table:style-name="ro2">
          <table:table-cell table:formula="of:=([normal.B333]-[Untergrund.$B$404])/['Ohne Sample'.B326]" office:value-type="float" office:value="0.950060264452194">
            <text:p>0,9500602645</text:p>
          </table:table-cell>
        </table:table-row>
        <table:table-row table:style-name="ro2">
          <table:table-cell table:formula="of:=([normal.B334]-[Untergrund.$B$404])/['Ohne Sample'.B327]" office:value-type="float" office:value="-0.239950191337291">
            <text:p>-0,2399501913</text:p>
          </table:table-cell>
        </table:table-row>
        <table:table-row table:style-name="ro2">
          <table:table-cell table:formula="of:=([normal.B335]-[Untergrund.$B$404])/['Ohne Sample'.B328]" office:value-type="float" office:value="-0.239950191337291">
            <text:p>-0,2399501913</text:p>
          </table:table-cell>
        </table:table-row>
        <table:table-row table:style-name="ro2">
          <table:table-cell table:formula="of:=([normal.B336]-[Untergrund.$B$404])/['Ohne Sample'.B329]" office:value-type="float" office:value="-0.0871667157275106">
            <text:p>-0,0871667157</text:p>
          </table:table-cell>
        </table:table-row>
        <table:table-row table:style-name="ro2">
          <table:table-cell table:formula="of:=([normal.B337]-[Untergrund.$B$404])/['Ohne Sample'.B330]" office:value-type="float" office:value="-0.024968869585807">
            <text:p>-0,0249688696</text:p>
          </table:table-cell>
        </table:table-row>
        <table:table-row table:style-name="ro2">
          <table:table-cell table:formula="of:=([normal.B338]-[Untergrund.$B$404])/['Ohne Sample'.B331]" office:value-type="float" office:value="-0.479899596598257">
            <text:p>-0,4798995966</text:p>
          </table:table-cell>
        </table:table-row>
        <table:table-row table:style-name="ro2">
          <table:table-cell table:formula="of:=([normal.B339]-[Untergrund.$B$404])/['Ohne Sample'.B332]" office:value-type="float" office:value="-0.279899924198048">
            <text:p>-0,2798999242</text:p>
          </table:table-cell>
        </table:table-row>
        <table:table-row table:style-name="ro2">
          <table:table-cell table:formula="of:=([normal.B340]-[Untergrund.$B$404])/['Ohne Sample'.B333]" office:value-type="float" office:value="-0.233250000508916">
            <text:p>-0,2332500005</text:p>
          </table:table-cell>
        </table:table-row>
        <table:table-row table:style-name="ro2">
          <table:table-cell table:formula="of:=([normal.B341]-[Untergrund.$B$404])/['Ohne Sample'.B334]" office:value-type="float" office:value="-0.599874250099473">
            <text:p>-0,5998742501</text:p>
          </table:table-cell>
        </table:table-row>
        <table:table-row table:style-name="ro2">
          <table:table-cell table:formula="of:=([normal.B342]-[Untergrund.$B$404])/['Ohne Sample'.B335]" office:value-type="float" office:value="1.15012011928143">
            <text:p>1,1501201193</text:p>
          </table:table-cell>
        </table:table-row>
        <table:table-row table:style-name="ro2">
          <table:table-cell table:formula="of:=([normal.B343]-[Untergrund.$B$404])/['Ohne Sample'.B336]" office:value-type="float" office:value="-0.0856964969061755">
            <text:p>-0,0856964969</text:p>
          </table:table-cell>
        </table:table-row>
        <table:table-row table:style-name="ro2">
          <table:table-cell table:formula="of:=([normal.B344]-[Untergrund.$B$404])/['Ohne Sample'.B337]" office:value-type="float" office:value="-0.0443891014858791">
            <text:p>-0,0443891015</text:p>
          </table:table-cell>
        </table:table-row>
        <table:table-row table:style-name="ro2">
          <table:table-cell table:formula="of:=([normal.B345]-[Untergrund.$B$404])/['Ohne Sample'.B338]" office:value-type="float" office:value="-0.479899596598257">
            <text:p>-0,4798995966</text:p>
          </table:table-cell>
        </table:table-row>
        <table:table-row table:style-name="ro2">
          <table:table-cell table:formula="of:=([normal.B346]-[Untergrund.$B$404])/['Ohne Sample'.B339]" office:value-type="float" office:value="-0.130750073591266">
            <text:p>-0,1307500736</text:p>
          </table:table-cell>
        </table:table-row>
        <table:table-row table:style-name="ro2">
          <table:table-cell table:formula="of:=([normal.B347]-[Untergrund.$B$404])/['Ohne Sample'.B340]" office:value-type="float" office:value="-0.299937432110361">
            <text:p>-0,2999374321</text:p>
          </table:table-cell>
        </table:table-row>
        <table:table-row table:style-name="ro2">
          <table:table-cell table:formula="of:=([normal.B348]-[Untergrund.$B$404])/['Ohne Sample'.B341]" office:value-type="float" office:value="-0.679899268998466">
            <text:p>-0,679899269</text:p>
          </table:table-cell>
        </table:table-row>
        <table:table-row table:style-name="ro2">
          <table:table-cell table:formula="of:=([normal.B349]-[Untergrund.$B$404])/['Ohne Sample'.B342]" office:value-type="float" office:value="-0.342785586565164">
            <text:p>-0,3427855866</text:p>
          </table:table-cell>
        </table:table-row>
        <table:table-row table:style-name="ro2">
          <table:table-cell table:formula="of:=([normal.B350]-[Untergrund.$B$404])/['Ohne Sample'.B343]" office:value-type="float" office:value="3.26674385699333">
            <text:p>3,266743857</text:p>
          </table:table-cell>
        </table:table-row>
        <table:table-row table:style-name="ro2">
          <table:table-cell table:formula="of:=([normal.B351]-[Untergrund.$B$404])/['Ohne Sample'.B344]" office:value-type="float" office:value="1.15012011928143">
            <text:p>1,1501201193</text:p>
          </table:table-cell>
        </table:table-row>
        <table:table-row table:style-name="ro2">
          <table:table-cell table:formula="of:=([normal.B352]-[Untergrund.$B$404])/['Ohne Sample'.B345]" office:value-type="float" office:value="-1.13316730445764">
            <text:p>-1,1331673045</text:p>
          </table:table-cell>
        </table:table-row>
        <table:table-row table:style-name="ro2">
          <table:table-cell table:formula="of:=([normal.B353]-[Untergrund.$B$404])/['Ohne Sample'.B346]" office:value-type="float" office:value="-0.479899596598257">
            <text:p>-0,4798995966</text:p>
          </table:table-cell>
        </table:table-row>
        <table:table-row table:style-name="ro2">
          <table:table-cell table:formula="of:=([normal.B354]-[Untergrund.$B$404])/['Ohne Sample'.B347]" office:value-type="float" office:value="-0.279899924198048">
            <text:p>-0,2798999242</text:p>
          </table:table-cell>
        </table:table-row>
        <table:table-row table:style-name="ro2">
          <table:table-cell table:formula="of:=([normal.B355]-[Untergrund.$B$404])/['Ohne Sample'.B348]" office:value-type="float" office:value="0.12009942060237">
            <text:p>0,1200994206</text:p>
          </table:table-cell>
        </table:table-row>
        <table:table-row table:style-name="ro2">
          <table:table-cell table:formula="of:=([normal.B356]-[Untergrund.$B$404])/['Ohne Sample'.B349]" office:value-type="float" office:value="-0.279899924198048">
            <text:p>-0,2798999242</text:p>
          </table:table-cell>
        </table:table-row>
        <table:table-row table:style-name="ro2">
          <table:table-cell table:formula="of:=([normal.B357]-[Untergrund.$B$404])/['Ohne Sample'.B350]" office:value-type="float" office:value="0.0214463602366817">
            <text:p>0,0214463602</text:p>
          </table:table-cell>
        </table:table-row>
        <table:table-row table:style-name="ro2">
          <table:table-cell table:formula="of:=([normal.B358]-[Untergrund.$B$404])/['Ohne Sample'.B351]" office:value-type="float" office:value="-0.0856964969061755">
            <text:p>-0,0856964969</text:p>
          </table:table-cell>
        </table:table-row>
        <table:table-row table:style-name="ro2">
          <table:table-cell table:formula="of:=([normal.B359]-[Untergrund.$B$404])/['Ohne Sample'.B352]" office:value-type="float" office:value="3.10007741782658">
            <text:p>3,1000774178</text:p>
          </table:table-cell>
        </table:table-row>
        <table:table-row table:style-name="ro2">
          <table:table-cell table:formula="of:=([normal.B360]-[Untergrund.$B$404])/['Ohne Sample'.B353]" office:value-type="float" office:value="-0.479899596598257">
            <text:p>-0,4798995966</text:p>
          </table:table-cell>
        </table:table-row>
        <table:table-row table:style-name="ro2">
          <table:table-cell table:formula="of:=([normal.B361]-[Untergrund.$B$404])/['Ohne Sample'.B354]" office:value-type="float" office:value="-0.479899596598257">
            <text:p>-0,4798995966</text:p>
          </table:table-cell>
        </table:table-row>
        <table:table-row table:style-name="ro2">
          <table:table-cell table:formula="of:=([normal.B362]-[Untergrund.$B$404])/['Ohne Sample'.B355]" office:value-type="float" office:value="-0.479899596598257">
            <text:p>-0,4798995966</text:p>
          </table:table-cell>
        </table:table-row>
        <table:table-row table:style-name="ro2">
          <table:table-cell table:formula="of:=([normal.B363]-[Untergrund.$B$404])/['Ohne Sample'.B356]" office:value-type="float" office:value="1.90011858365803">
            <text:p>1,9001185837</text:p>
          </table:table-cell>
        </table:table-row>
        <table:table-row table:style-name="ro2">
          <table:table-cell table:formula="of:=([normal.B364]-[Untergrund.$B$404])/['Ohne Sample'.B357]" office:value-type="float" office:value="-0.0799002517978391">
            <text:p>-0,0799002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.00.0000</text:date>, <text:time style:data-style-name="N2" text:time-value="0000-00-00T15:40:56.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7:22:34.09</meta:creation-date>
    <dc:date>2013-09-08T17:57:06.20</dc:date>
    <meta:editing-duration>PT2H30M40S</meta:editing-duration>
    <meta:editing-cycles>7</meta:editing-cycles>
    <meta:generator>LibreOffice/4.0.4.2$Windows_x86 LibreOffice_project/9e9821abd0ffdbc09cd8c52eaa574fa09eb08f2</meta:generator>
    <meta:document-statistic meta:table-count="5" meta:cell-count="5519" meta:object-count="0"/>
  </office:meta>
</office:document-meta>
</file>